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fo:color="#666666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color="#666666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</style:style>
    <style:style style:name="ce12" style:family="table-cell" style:parent-style-name="Default" style:data-style-name="N1"/>
    <style:style style:name="ce13" style:family="table-cell" style:parent-style-name="Default" style:data-style-name="N30"/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666666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</style:style>
    <style:style style:name="ce22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31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19"/>
    <style:style style:name="ce3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8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 style:data-style-name="N30">
      <style:table-cell-properties style:vertical-align="automatic" fo:wrap-option="wrap"/>
      <style:text-properties fo:color="#666666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top"/>
      <style:text-properties fo:color="#666666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  <style:text-properties fo:color="#666666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/>
      <style:text-properties fo:color="#666666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  <style:text-properties fo:color="#666666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/>
      <style:text-properties fo:color="#666666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53" style:family="table-cell" style:parent-style-name="Default" style:data-style-name="N30">
      <style:table-cell-properties style:vertical-align="automatic" fo:wrap-option="wrap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4.630208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7.540625cm"/>
    </style:style>
    <style:style style:name="co23" style:family="table-column">
      <style:table-column-properties fo:break-before="auto" style:column-width="9.36625cm"/>
    </style:style>
    <style:style style:name="co24" style:family="table-column">
      <style:table-column-properties fo:break-before="auto" style:column-width="9.286875cm"/>
    </style:style>
    <style:style style:name="co25" style:family="table-column">
      <style:table-column-properties fo:break-before="auto" style:column-width="1.24354166666667cm"/>
    </style:style>
    <style:style style:name="co26" style:family="table-column">
      <style:table-column-properties fo:break-before="auto" style:column-width="2.19604166666667cm"/>
    </style:style>
    <style:style style:name="co27" style:family="table-column">
      <style:table-column-properties fo:break-before="auto" style:column-width="2.43416666666667cm"/>
    </style:style>
    <style:style style:name="co28" style:family="table-column">
      <style:table-column-properties fo:break-before="auto" style:column-width="2.83104166666667cm"/>
    </style:style>
    <style:style style:name="co29" style:family="table-column">
      <style:table-column-properties fo:break-before="auto" style:column-width="1.64041666666667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93145833333333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2.24895833333333cm"/>
    </style:style>
    <style:style style:name="co35" style:family="table-column">
      <style:table-column-properties fo:break-before="auto" style:column-width="2.98979166666667cm"/>
    </style:style>
    <style:style style:name="co36" style:family="table-column">
      <style:table-column-properties fo:break-before="auto" style:column-width="2.96333333333333cm"/>
    </style:style>
    <style:style style:name="co37" style:family="table-column">
      <style:table-column-properties fo:break-before="auto" style:column-width="4.73604166666667cm"/>
    </style:style>
    <style:style style:name="co38" style:family="table-column">
      <style:table-column-properties fo:break-before="auto" style:column-width="1.79916666666667cm"/>
    </style:style>
    <style:style style:name="co39" style:family="table-column">
      <style:table-column-properties fo:break-before="auto" style:column-width="6.87916666666667cm"/>
    </style:style>
    <style:style style:name="co40" style:family="table-column">
      <style:table-column-properties fo:break-before="auto" style:column-width="4.28625cm"/>
    </style:style>
    <style:style style:name="co41" style:family="table-column">
      <style:table-column-properties fo:break-before="auto" style:column-width="24.8179166666667cm"/>
    </style:style>
    <style:style style:name="co42" style:family="table-column">
      <style:table-column-properties fo:break-before="auto" style:column-width="3.254375cm"/>
    </style:style>
    <style:style style:name="co43" style:family="table-column">
      <style:table-column-properties fo:break-before="auto" style:column-width="5.318125cm"/>
    </style:style>
    <style:style style:name="co44" style:family="table-column">
      <style:table-column-properties fo:break-before="auto" style:column-width="4.206875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3.04270833333333cm"/>
    </style:style>
    <style:style style:name="co47" style:family="table-column">
      <style:table-column-properties fo:break-before="auto" style:column-width="2.91041666666667cm"/>
    </style:style>
    <style:style style:name="co48" style:family="table-column">
      <style:table-column-properties fo:break-before="auto" style:column-width="2.54cm"/>
    </style:style>
    <style:style style:name="co49" style:family="table-column">
      <style:table-column-properties fo:break-before="auto" style:column-width="2.88395833333333cm"/>
    </style:style>
    <style:style style:name="co50" style:family="table-column">
      <style:table-column-properties fo:break-before="auto" style:column-width="3.30729166666667cm"/>
    </style:style>
    <style:style style:name="co51" style:family="table-column">
      <style:table-column-properties fo:break-before="auto" style:column-width="5.794375cm"/>
    </style:style>
    <style:style style:name="co52" style:family="table-column">
      <style:table-column-properties fo:break-before="auto" style:column-width="4.55083333333333cm"/>
    </style:style>
    <style:style style:name="co53" style:family="table-column">
      <style:table-column-properties fo:break-before="auto" style:column-width="16.113125cm"/>
    </style:style>
    <style:style style:name="co54" style:family="table-column">
      <style:table-column-properties fo:break-before="auto" style:column-width="5.90020833333333cm"/>
    </style:style>
    <style:style style:name="co55" style:family="table-column">
      <style:table-column-properties fo:break-before="auto" style:column-width="3.65125cm"/>
    </style:style>
    <style:style style:name="co56" style:family="table-column">
      <style:table-column-properties fo:break-before="auto" style:column-width="3.70416666666667cm"/>
    </style:style>
    <style:style style:name="co57" style:family="table-column">
      <style:table-column-properties fo:break-before="auto" style:column-width="4.07458333333333cm"/>
    </style:style>
    <style:style style:name="co58" style:family="table-column">
      <style:table-column-properties fo:break-before="auto" style:column-width="2.09020833333333cm"/>
    </style:style>
    <style:style style:name="co59" style:family="table-column">
      <style:table-column-properties fo:break-before="auto" style:column-width="2.778125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5.476875cm"/>
    </style:style>
    <style:style style:name="co62" style:family="table-column">
      <style:table-column-properties fo:break-before="auto" style:column-width="2.56645833333333cm"/>
    </style:style>
    <style:style style:name="co63" style:family="table-column">
      <style:table-column-properties fo:break-before="auto" style:column-width="4.445cm"/>
    </style:style>
    <style:style style:name="co64" style:family="table-column">
      <style:table-column-properties fo:break-before="auto" style:column-width="4.02166666666667cm"/>
    </style:style>
    <style:style style:name="co65" style:family="table-column">
      <style:table-column-properties fo:break-before="auto" style:column-width="11.90625cm"/>
    </style:style>
    <style:style style:name="co66" style:family="table-column">
      <style:table-column-properties fo:break-before="auto" style:column-width="2.35479166666667cm"/>
    </style:style>
    <style:style style:name="co67" style:family="table-column">
      <style:table-column-properties fo:break-before="auto" style:column-width="3.99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8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Nombr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52" table:default-cell-style-name="ce1"/>
        <table:table-column table:style-name="co7" table:number-columns-repeated="16320" table:default-cell-style-name="ce1"/>
        <table:table-row table:style-name="ro1">
          <table:table-cell table:number-columns-repeated="2" table:style-name="ce1"/>
          <table:table-cell office:value-type="string" table:style-name="ce1">
            <text:p>CEDULA</text:p>
          </table:table-cell>
          <table:table-cell office:value-type="string" table:style-name="ce1">
            <text:p>primer_nombre</text:p>
          </table:table-cell>
          <table:table-cell office:value-type="string" table:style-name="ce1">
            <text:p>segundo_nombre</text:p>
          </table:table-cell>
          <table:table-cell office:value-type="string" table:style-name="ce1">
            <text:p>primer_apellido</text:p>
          </table:table-cell>
          <table:table-cell office:value-type="string" table:style-name="ce1">
            <text:p>segundo_apellid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84080" table:style-name="ce1">
            <text:p>31184080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46416" table:style-name="ce1">
            <text:p>23346416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10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22685" table:style-name="ce1">
            <text:p>26722685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17873" table:style-name="ce1">
            <text:p>12317873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10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1618" table:style-name="ce1">
            <text:p>27811618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3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954" table:style-name="ce1">
            <text:p>25213954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2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9841" table:style-name="ce1">
            <text:p>12829841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4-2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35721" table:style-name="ce1">
            <text:p>19335721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-14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06652" table:style-name="ce1">
            <text:p>15006652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8-6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33723" table:style-name="ce1">
            <text:p>10833723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9-17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049" table:style-name="ce1">
            <text:p>25213049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6-11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70301" table:style-name="ce1">
            <text:p>33170301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4-5-5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48963" table:style-name="ce1">
            <text:p>17348963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23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747185" table:style-name="ce1">
            <text:p>33747185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7139" table:style-name="ce1">
            <text:p>12827139</text:p>
          </table:table-cell>
          <table:table-cell office:value-type="string" table:style-name="ce1">
            <text:p>'Agnes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21490" table:style-name="ce1">
            <text:p>32221490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4-27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8040" table:style-name="ce1">
            <text:p>24468040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14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11114" table:style-name="ce1">
            <text:p>1071111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127994" table:style-name="ce1">
            <text:p>2812799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Judith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4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311896" table:style-name="ce1">
            <text:p>21311896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5-2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03452" table:style-name="ce1">
            <text:p>12803452</text:p>
          </table:table-cell>
          <table:table-cell office:value-type="string" table:style-name="ce1">
            <text:p>'Alan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5-17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77902" table:style-name="ce1">
            <text:p>3307790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5-1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72063" table:style-name="ce1">
            <text:p>11672063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61388" table:style-name="ce1">
            <text:p>23061388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4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07743" table:style-name="ce1">
            <text:p>26807743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6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34071" table:style-name="ce1">
            <text:p>1233407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2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33191" table:style-name="ce1">
            <text:p>3133319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3-23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604710" table:style-name="ce1">
            <text:p>31604710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72123" table:style-name="ce1">
            <text:p>18872123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4-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office:value-type="string" table:style-name="ce1">
            <text:p>!!!! <text:s text:c="2"/>JEFES ¡¡¡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391280" table:style-name="ce1">
            <text:p>26391280</text:p>
          </table:table-cell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6-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24796" table:style-name="ce1">
            <text:p>30724796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1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2456" table:style-name="ce1">
            <text:p>10622456</text:p>
          </table:table-cell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6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59494" table:style-name="ce1">
            <text:p>11659494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6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06645" table:style-name="ce1">
            <text:p>34406645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5-24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8893" table:style-name="ce1">
            <text:p>20748893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9298" table:style-name="ce1">
            <text:p>19309298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8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31782" table:style-name="ce1">
            <text:p>10131782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5-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54712" table:style-name="ce1">
            <text:p>24154712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66914" table:style-name="ce1">
            <text:p>16566914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2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43916" table:style-name="ce1">
            <text:p>17843916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2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4068" table:style-name="ce1">
            <text:p>23814068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8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7298" table:style-name="ce1">
            <text:p>26447298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7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62066" table:style-name="ce1">
            <text:p>18762066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4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7471" table:style-name="ce1">
            <text:p>23817471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-18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665" table:style-name="ce1">
            <text:p>23665665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3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21390" table:style-name="ce1">
            <text:p>2892139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11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28003" table:style-name="ce1">
            <text:p>22128003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17530" table:style-name="ce1">
            <text:p>1211753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5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12295" table:style-name="ce1">
            <text:p>16912295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0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01865" table:style-name="ce1">
            <text:p>20401865</text:p>
          </table:table-cell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6-21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48548" table:style-name="ce1">
            <text:p>27448548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2-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08840" table:style-name="ce1">
            <text:p>30808840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3-2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21102" table:style-name="ce1">
            <text:p>20621102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25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25219" table:style-name="ce1">
            <text:p>3242521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17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990479" table:style-name="ce1">
            <text:p>3299047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7-7-1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4472" table:style-name="ce1">
            <text:p>23044472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-23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63152" table:style-name="ce1">
            <text:p>16963152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1-4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17547" table:style-name="ce1">
            <text:p>14217547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4-18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68366" table:style-name="ce1">
            <text:p>22768366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5-2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28281" table:style-name="ce1">
            <text:p>25928281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7-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11746" table:style-name="ce1">
            <text:p>27311746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95465" table:style-name="ce1">
            <text:p>11895465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0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54476" table:style-name="ce1">
            <text:p>23254476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2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84548" table:style-name="ce1">
            <text:p>18784548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4-11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77242" table:style-name="ce1">
            <text:p>2747724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4-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42552" table:style-name="ce1">
            <text:p>2064255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8051" table:style-name="ce1">
            <text:p>10558051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5-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80754" table:style-name="ce1">
            <text:p>3018075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2-2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2674" table:style-name="ce1">
            <text:p>1509267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12-25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71029" table:style-name="ce1">
            <text:p>24271029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41777" table:style-name="ce1">
            <text:p>33341777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7-1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89736" table:style-name="ce1">
            <text:p>27389736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2-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21437" table:style-name="ce1">
            <text:p>18621437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22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84070" table:style-name="ce1">
            <text:p>11884070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6-21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79989" table:style-name="ce1">
            <text:p>1597998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5469" table:style-name="ce1">
            <text:p>321854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8-1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22674" table:style-name="ce1">
            <text:p>12422674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9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14812" table:style-name="ce1">
            <text:p>22914812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12-15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1569" table:style-name="ce1">
            <text:p>162615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-26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9309" table:style-name="ce1">
            <text:p>25449309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11-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809065" table:style-name="ce1">
            <text:p>25809065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7-7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56861" table:style-name="ce1">
            <text:p>34956861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9-2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31306" table:style-name="ce1">
            <text:p>30131306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6-25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31450" table:style-name="ce1">
            <text:p>24131450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5-4-1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44452" table:style-name="ce1">
            <text:p>34944452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1-13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04" table:style-name="ce1">
            <text:p>20949504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9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87043" table:style-name="ce1">
            <text:p>12087043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6-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42451" table:style-name="ce1">
            <text:p>32242451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10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2553" table:style-name="ce1">
            <text:p>30152553</text:p>
          </table:table-cell>
          <table:table-cell office:value-type="string" table:style-name="ce1">
            <text:p>'Bert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43875" table:style-name="ce1">
            <text:p>26043875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7-1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33629" table:style-name="ce1">
            <text:p>10333629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4-10-6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25055" table:style-name="ce1">
            <text:p>17025055</text:p>
          </table:table-cell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2-6-7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220965" table:style-name="ce1">
            <text:p>34220965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1-20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90460" table:style-name="ce1">
            <text:p>11090460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3-2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62648" table:style-name="ce1">
            <text:p>17162648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9-1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5030" table:style-name="ce1">
            <text:p>23455030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11-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08425" table:style-name="ce1">
            <text:p>27908425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1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0375" table:style-name="ce1">
            <text:p>29580375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1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42680" table:style-name="ce1">
            <text:p>24042680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0-7-2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99577" table:style-name="ce1">
            <text:p>18899577</text:p>
          </table:table-cell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25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62911" table:style-name="ce1">
            <text:p>27862911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01399" table:style-name="ce1">
            <text:p>24301399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14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5916" table:style-name="ce1">
            <text:p>17285916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uiz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321779" table:style-name="ce1">
            <text:p>18321779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Sanch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070418" table:style-name="ce1">
            <text:p>30070418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11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75201" table:style-name="ce1">
            <text:p>32675201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9046" table:style-name="ce1">
            <text:p>22209046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man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9042" table:style-name="ce1">
            <text:p>25519042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lm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12-1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8231" table:style-name="ce1">
            <text:p>17338231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i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49868" table:style-name="ce1">
            <text:p>12049868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gu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11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63120" table:style-name="ce1">
            <text:p>11263120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ga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8-3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66957" table:style-name="ce1">
            <text:p>21066957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5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834314" table:style-name="ce1">
            <text:p>24834314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6-21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563" table:style-name="ce1">
            <text:p>18702563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Saen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6-16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21764" table:style-name="ce1">
            <text:p>33921764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08075" table:style-name="ce1">
            <text:p>1300807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3-4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08535" table:style-name="ce1">
            <text:p>2250853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Rogers'</text:p>
          </table:table-cell>
          <table:table-cell office:value-type="string" table:style-name="ce1">
            <text:p>'R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10-27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712928" table:style-name="ce1">
            <text:p>13712928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Rodriquez'</text:p>
          </table:table-cell>
          <table:table-cell office:value-type="string" table:style-name="ce1">
            <text:p>'Rub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6219" table:style-name="ce1">
            <text:p>12056219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3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39595" table:style-name="ce1">
            <text:p>11339595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Robl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5-2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01027" table:style-name="ce1">
            <text:p>22701027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Roberts'</text:p>
          </table:table-cell>
          <table:table-cell office:value-type="string" table:style-name="ce1">
            <text:p>'Royba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12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6371" table:style-name="ce1">
            <text:p>19396371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Roa'</text:p>
          </table:table-cell>
          <table:table-cell office:value-type="string" table:style-name="ce1">
            <text:p>'Rosal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19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50918" table:style-name="ce1">
            <text:p>33050918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s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2-4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00613" table:style-name="ce1">
            <text:p>31300613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qu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73165" table:style-name="ce1">
            <text:p>23273165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Rincon'</text:p>
          </table:table-cell>
          <table:table-cell office:value-type="string" table:style-name="ce1">
            <text:p>'Roqu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77127" table:style-name="ce1">
            <text:p>34077127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Reynoso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21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1958" table:style-name="ce1">
            <text:p>17121958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Inocencio'</text:p>
          </table:table-cell>
          <table:table-cell office:value-type="string" table:style-name="ce1">
            <text:p>'Reyna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1-12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09356" table:style-name="ce1">
            <text:p>15909356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9-2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572809" table:style-name="ce1">
            <text:p>33572809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2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41306" table:style-name="ce1">
            <text:p>15641306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Resendez'</text:p>
          </table:table-cell>
          <table:table-cell office:value-type="string" table:style-name="ce1">
            <text:p>'Rold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3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20630" table:style-name="ce1">
            <text:p>1342063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Roj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0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66090" table:style-name="ce1">
            <text:p>2996609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3-21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983172" table:style-name="ce1">
            <text:p>11983172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12-16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32233" table:style-name="ce1">
            <text:p>15832233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003087" table:style-name="ce1">
            <text:p>31003087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Rodrig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6-9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76601" table:style-name="ce1">
            <text:p>27376601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Ramos'</text:p>
          </table:table-cell>
          <table:table-cell office:value-type="string" table:style-name="ce1">
            <text:p>'Rodrigu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28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86583" table:style-name="ce1">
            <text:p>33986583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Rodar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0-10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74120" table:style-name="ce1">
            <text:p>20374120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Robl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22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03003" table:style-name="ce1">
            <text:p>2470300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5-2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01133" table:style-name="ce1">
            <text:p>3490113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Leonilda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9-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39598" table:style-name="ce1">
            <text:p>30639598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Quintero'</text:p>
          </table:table-cell>
          <table:table-cell office:value-type="string" table:style-name="ce1">
            <text:p>'Robert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6-11-25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9322" table:style-name="ce1">
            <text:p>1221932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Benito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15272" table:style-name="ce1">
            <text:p>1471527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9-2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67868" table:style-name="ce1">
            <text:p>22167868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Ro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5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398234" table:style-name="ce1">
            <text:p>25398234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z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10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92281" table:style-name="ce1">
            <text:p>1389228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v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558051" table:style-name="ce1">
            <text:p>3155805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Riv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2-2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1229" table:style-name="ce1">
            <text:p>34711229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9-1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84572" table:style-name="ce1">
            <text:p>10584572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8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80448" table:style-name="ce1">
            <text:p>23580448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2-24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09244" table:style-name="ce1">
            <text:p>12509244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n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6-12-20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49742" table:style-name="ce1">
            <text:p>17249742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17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20415" table:style-name="ce1">
            <text:p>33220415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ichard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0-11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1754" table:style-name="ce1">
            <text:p>19881754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e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2-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85434" table:style-name="ce1">
            <text:p>25185434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Rey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7-18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3829" table:style-name="ce1">
            <text:p>10623829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5-1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1628" table:style-name="ce1">
            <text:p>19301628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7-1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21640" table:style-name="ce1">
            <text:p>33121640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3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20324" table:style-name="ce1">
            <text:p>28620324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ortillo'</text:p>
          </table:table-cell>
          <table:table-cell office:value-type="string" table:style-name="ce1">
            <text:p>'Rente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5-2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219653" table:style-name="ce1">
            <text:p>18219653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Polanco'</text:p>
          </table:table-cell>
          <table:table-cell office:value-type="string" table:style-name="ce1">
            <text:p>'Reed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9-22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65885" table:style-name="ce1">
            <text:p>30365885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Recin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3-5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98167" table:style-name="ce1">
            <text:p>14398167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Recin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3-19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25611" table:style-name="ce1">
            <text:p>33325611</text:p>
          </table:table-cell>
          <table:table-cell office:value-type="string" table:style-name="ce1">
            <text:p>'Delfin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Pino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12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85268" table:style-name="ce1">
            <text:p>16985268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Carmen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5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638213" table:style-name="ce1">
            <text:p>13638213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4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0911" table:style-name="ce1">
            <text:p>15090911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i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2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7273" table:style-name="ce1">
            <text:p>11057273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hillips'</text:p>
          </table:table-cell>
          <table:table-cell office:value-type="string" table:style-name="ce1">
            <text:p>'Quiro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10-18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22105" table:style-name="ce1">
            <text:p>26622105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2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67582" table:style-name="ce1">
            <text:p>2666758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43162" table:style-name="ce1">
            <text:p>2624316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n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2-17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560263" table:style-name="ce1">
            <text:p>21560263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Quintani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1-1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06320" table:style-name="ce1">
            <text:p>11606320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Ovidio'</text:p>
          </table:table-cell>
          <table:table-cell office:value-type="string" table:style-name="ce1">
            <text:p>'Perdomo'</text:p>
          </table:table-cell>
          <table:table-cell office:value-type="string" table:style-name="ce1">
            <text:p>'Quint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9-14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76929" table:style-name="ce1">
            <text:p>16376929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inon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73602" table:style-name="ce1">
            <text:p>14573602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es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12-20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72495" table:style-name="ce1">
            <text:p>13272495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Puli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58901" table:style-name="ce1">
            <text:p>31458901</text:p>
          </table:table-cell>
          <table:table-cell office:value-type="string" table:style-name="ce1">
            <text:p>'Edelberto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Prie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2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00005" table:style-name="ce1">
            <text:p>28800005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onc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2-23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13470" table:style-name="ce1">
            <text:p>22613470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6-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29411" table:style-name="ce1">
            <text:p>24729411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Castrense'</text:p>
          </table:table-cell>
          <table:table-cell office:value-type="string" table:style-name="ce1">
            <text:p>'Paulino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9-18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3605" table:style-name="ce1">
            <text:p>25513605</text:p>
          </table:table-cell>
          <table:table-cell office:value-type="string" table:style-name="ce1">
            <text:p>'Edwin'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Patino'</text:p>
          </table:table-cell>
          <table:table-cell office:value-type="string" table:style-name="ce1">
            <text:p>'Pi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9-15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49119" table:style-name="ce1">
            <text:p>20549119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in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5-25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08001" table:style-name="ce1">
            <text:p>25608001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P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10-6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88519" table:style-name="ce1">
            <text:p>23388519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ich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4-2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34235" table:style-name="ce1">
            <text:p>18634235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et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6-9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75882" table:style-name="ce1">
            <text:p>14875882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Palomino'</text:p>
          </table:table-cell>
          <table:table-cell office:value-type="string" table:style-name="ce1">
            <text:p>'Peral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34017" table:style-name="ce1">
            <text:p>28034017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Palomares'</text:p>
          </table:table-cell>
          <table:table-cell office:value-type="string" table:style-name="ce1">
            <text:p>'Pe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8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692845" table:style-name="ce1">
            <text:p>24692845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el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2-1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89874" table:style-name="ce1">
            <text:p>10189874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lacios'</text:p>
          </table:table-cell>
          <table:table-cell office:value-type="string" table:style-name="ce1">
            <text:p>'Pedra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22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8248" table:style-name="ce1">
            <text:p>19398248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Pay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11-24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75883" table:style-name="ce1">
            <text:p>19375883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Paul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1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87414" table:style-name="ce1">
            <text:p>17887414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Pati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7-9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5612" table:style-name="ce1">
            <text:p>16305612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Pantoj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82362" table:style-name="ce1">
            <text:p>30982362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21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498650" table:style-name="ce1">
            <text:p>10498650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Ortiz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8-2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82637" table:style-name="ce1">
            <text:p>19682637</text:p>
          </table:table-cell>
          <table:table-cell office:value-type="string" table:style-name="ce1">
            <text:p>'Eloy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Orosco'</text:p>
          </table:table-cell>
          <table:table-cell office:value-type="string" table:style-name="ce1">
            <text:p>'Palom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13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32393" table:style-name="ce1">
            <text:p>29732393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Oropeza'</text:p>
          </table:table-cell>
          <table:table-cell office:value-type="string" table:style-name="ce1">
            <text:p>'Palafox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1996" table:style-name="ce1">
            <text:p>29021996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Padil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8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114" table:style-name="ce1">
            <text:p>29566114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Pab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2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0465" table:style-name="ce1">
            <text:p>22570465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Gina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z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4-20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19306" table:style-name="ce1">
            <text:p>28519306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4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37817" table:style-name="ce1">
            <text:p>1503781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Olmedo'</text:p>
          </table:table-cell>
          <table:table-cell office:value-type="string" table:style-name="ce1">
            <text:p>'Osu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2-5-1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18036" table:style-name="ce1">
            <text:p>26018036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Lucas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Oso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-2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33177" table:style-name="ce1">
            <text:p>2263317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Debora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4-5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67129" table:style-name="ce1">
            <text:p>10167129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87222" table:style-name="ce1">
            <text:p>25687222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s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8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43220" table:style-name="ce1">
            <text:p>24743220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Orope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9-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30860" table:style-name="ce1">
            <text:p>23330860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7-2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15203" table:style-name="ce1">
            <text:p>28715203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4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16861" table:style-name="ce1">
            <text:p>22416861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2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3797" table:style-name="ce1">
            <text:p>12053797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5-20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09897" table:style-name="ce1">
            <text:p>20809897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ella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3-12-1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89779" table:style-name="ce1">
            <text:p>18889779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rdo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7-2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56443" table:style-name="ce1">
            <text:p>34456443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6-18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2228" table:style-name="ce1">
            <text:p>19882228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9-3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47497" table:style-name="ce1">
            <text:p>15847497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5-2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7646" table:style-name="ce1">
            <text:p>3454764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63576" table:style-name="ce1">
            <text:p>1006357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11-1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5169" table:style-name="ce1">
            <text:p>20845169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Navarro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6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675456" table:style-name="ce1">
            <text:p>12675456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3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29740" table:style-name="ce1">
            <text:p>29829740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12-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13108" table:style-name="ce1">
            <text:p>32613108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Muro'</text:p>
          </table:table-cell>
          <table:table-cell office:value-type="string" table:style-name="ce1">
            <text:p>'Nun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5-1-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17571" table:style-name="ce1">
            <text:p>31817571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8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0003" table:style-name="ce1">
            <text:p>17010003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7-10-2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9030" table:style-name="ce1">
            <text:p>23049030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2-1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39781" table:style-name="ce1">
            <text:p>13939781</text:p>
          </table:table-cell>
          <table:table-cell office:value-type="string" table:style-name="ce1">
            <text:p>'Fanny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e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8-26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7577" table:style-name="ce1">
            <text:p>12857577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zar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0572" table:style-name="ce1">
            <text:p>27810572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rva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4-3-1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18329" table:style-name="ce1">
            <text:p>31918329</text:p>
          </table:table-cell>
          <table:table-cell office:value-type="string" table:style-name="ce1">
            <text:p>'Fausto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j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59365" table:style-name="ce1">
            <text:p>13559365</text:p>
          </table:table-cell>
          <table:table-cell office:value-type="string" table:style-name="ce1">
            <text:p>'Felici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Muno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0-2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56328" table:style-name="ce1">
            <text:p>14356328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Mo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0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58511" table:style-name="ce1">
            <text:p>26058511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y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6-2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65523" table:style-name="ce1">
            <text:p>2566552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6-1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46083" table:style-name="ce1">
            <text:p>2674608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20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92450" table:style-name="ce1">
            <text:p>27892450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Montes'</text:p>
          </table:table-cell>
          <table:table-cell office:value-type="string" table:style-name="ce1">
            <text:p>'Mo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5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7381" table:style-name="ce1">
            <text:p>32447381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7-13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57299" table:style-name="ce1">
            <text:p>29657299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7094" table:style-name="ce1">
            <text:p>14667094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2-11-19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26438" table:style-name="ce1">
            <text:p>28026438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ontemayor'</text:p>
          </table:table-cell>
          <table:table-cell office:value-type="string" table:style-name="ce1">
            <text:p>'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8-1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91539" table:style-name="ce1">
            <text:p>11391539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or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45588" table:style-name="ce1">
            <text:p>18645588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z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9-16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53958" table:style-name="ce1">
            <text:p>29453958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tie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3-7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72790" table:style-name="ce1">
            <text:p>19972790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deo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11-2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46643" table:style-name="ce1">
            <text:p>23146643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4-10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67214" table:style-name="ce1">
            <text:p>30167214</text:p>
          </table:table-cell>
          <table:table-cell office:value-type="string" table:style-name="ce1">
            <text:p>'Franc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10-1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47048" table:style-name="ce1">
            <text:p>31447048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84309" table:style-name="ce1">
            <text:p>10884309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7-1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21408" table:style-name="ce1">
            <text:p>17721408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Christian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6-5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4464" table:style-name="ce1">
            <text:p>29584464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emay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57160" table:style-name="ce1">
            <text:p>25257160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a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7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07125" table:style-name="ce1">
            <text:p>28307125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Mireles'</text:p>
          </table:table-cell>
          <table:table-cell office:value-type="string" table:style-name="ce1">
            <text:p>'Mon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26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70696" table:style-name="ce1">
            <text:p>24770696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oji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1-1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3995" table:style-name="ce1">
            <text:p>22293995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8-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56487" table:style-name="ce1">
            <text:p>3075648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41777" table:style-name="ce1">
            <text:p>2014177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Mitch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9-7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674562" table:style-name="ce1">
            <text:p>17674562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Meza'</text:p>
          </table:table-cell>
          <table:table-cell office:value-type="string" table:style-name="ce1">
            <text:p>'Mire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1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36624" table:style-name="ce1">
            <text:p>25436624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esa'</text:p>
          </table:table-cell>
          <table:table-cell office:value-type="string" table:style-name="ce1">
            <text:p>'Miran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-19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41355" table:style-name="ce1">
            <text:p>13541355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Meraz'</text:p>
          </table:table-cell>
          <table:table-cell office:value-type="string" table:style-name="ce1">
            <text:p>'Miramo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5-26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16466" table:style-name="ce1">
            <text:p>13416466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Mich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-24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36245" table:style-name="ce1">
            <text:p>32036245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Mer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3-20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68371" table:style-name="ce1">
            <text:p>22268371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io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2-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50388" table:style-name="ce1">
            <text:p>19650388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1-3-6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93276" table:style-name="ce1">
            <text:p>25993276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endiola'</text:p>
          </table:table-cell>
          <table:table-cell office:value-type="string" table:style-name="ce1">
            <text:p>'M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7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33724" table:style-name="ce1">
            <text:p>13433724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1-1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27279" table:style-name="ce1">
            <text:p>20727279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1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3988" table:style-name="ce1">
            <text:p>24223988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l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6-7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44008" table:style-name="ce1">
            <text:p>16844008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j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67127" table:style-name="ce1">
            <text:p>15567127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elendez'</text:p>
          </table:table-cell>
          <table:table-cell office:value-type="string" table:style-name="ce1">
            <text:p>'Mazarieg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6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12478" table:style-name="ce1">
            <text:p>30812478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Ma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4-6-24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854337" table:style-name="ce1">
            <text:p>34854337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Mart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9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731373" table:style-name="ce1">
            <text:p>12731373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roq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2-8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758456" table:style-name="ce1">
            <text:p>16758456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0-4-15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63394" table:style-name="ce1">
            <text:p>26863394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8-9-1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68497" table:style-name="ce1">
            <text:p>10668497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nza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8-1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30622" table:style-name="ce1">
            <text:p>21430622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Manri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3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04009" table:style-name="ce1">
            <text:p>22404009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Maldon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4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16589" table:style-name="ce1">
            <text:p>14316589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rero'</text:p>
          </table:table-cell>
          <table:table-cell office:value-type="string" table:style-name="ce1">
            <text:p>'Magdale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7-2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15576" table:style-name="ce1">
            <text:p>18015576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Magall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1-21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40913" table:style-name="ce1">
            <text:p>2524091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7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41543" table:style-name="ce1">
            <text:p>1124154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Mares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9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08998" table:style-name="ce1">
            <text:p>27108998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12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83727" table:style-name="ce1">
            <text:p>30383727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4-2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58490" table:style-name="ce1">
            <text:p>29158490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est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2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50948" table:style-name="ce1">
            <text:p>18850948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Macie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17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39381" table:style-name="ce1">
            <text:p>15339381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15545" table:style-name="ce1">
            <text:p>1001554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huc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1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31864" table:style-name="ce1">
            <text:p>24431864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5-1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6775" table:style-name="ce1">
            <text:p>3361677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6-2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85463" table:style-name="ce1">
            <text:p>18085463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i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79192" table:style-name="ce1">
            <text:p>10579192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1-5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34257" table:style-name="ce1">
            <text:p>26434257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Luc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2-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99964" table:style-name="ce1">
            <text:p>33299964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drigal'</text:p>
          </table:table-cell>
          <table:table-cell office:value-type="string" table:style-name="ce1">
            <text:p>'Loz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0-12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16487" table:style-name="ce1">
            <text:p>17816487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2-2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64851" table:style-name="ce1">
            <text:p>15964851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va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4-2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19669" table:style-name="ce1">
            <text:p>29819669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Loren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4-21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64366" table:style-name="ce1">
            <text:p>13864366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acias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8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68933" table:style-name="ce1">
            <text:p>21468933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0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30028" table:style-name="ce1">
            <text:p>14530028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1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84704" table:style-name="ce1">
            <text:p>14384704</text:p>
          </table:table-cell>
          <table:table-cell office:value-type="string" table:style-name="ce1">
            <text:p>'Isabel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Machado'</text:p>
          </table:table-cell>
          <table:table-cell office:value-type="string" table:style-name="ce1">
            <text:p>'Lop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-17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762764" table:style-name="ce1">
            <text:p>31762764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go'</text:p>
          </table:table-cell>
          <table:table-cell office:value-type="string" table:style-name="ce1">
            <text:p>'Lomeli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9-6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64614" table:style-name="ce1">
            <text:p>17264614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Li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3-9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68254" table:style-name="ce1">
            <text:p>26568254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Lim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1-1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53120" table:style-name="ce1">
            <text:p>19053120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scension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Lim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12-2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13312" table:style-name="ce1">
            <text:p>17713312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7-1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65362" table:style-name="ce1">
            <text:p>2756536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64942" table:style-name="ce1">
            <text:p>3066494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2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03150" table:style-name="ce1">
            <text:p>10303150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oya'</text:p>
          </table:table-cell>
          <table:table-cell office:value-type="string" table:style-name="ce1">
            <text:p>'Leb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7-2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54675" table:style-name="ce1">
            <text:p>10754675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Laz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12-2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81891" table:style-name="ce1">
            <text:p>24281891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Lora'</text:p>
          </table:table-cell>
          <table:table-cell office:value-type="string" table:style-name="ce1">
            <text:p>'La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4-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08929" table:style-name="ce1">
            <text:p>17108929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er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23991" table:style-name="ce1">
            <text:p>19223991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09708" table:style-name="ce1">
            <text:p>21909708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Loera'</text:p>
          </table:table-cell>
          <table:table-cell office:value-type="string" table:style-name="ce1">
            <text:p>'Kelly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6-1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52693" table:style-name="ce1">
            <text:p>12552693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Renat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ur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7436" table:style-name="ce1">
            <text:p>32627436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ohn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8-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74271" table:style-name="ce1">
            <text:p>17174271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eyva'</text:p>
          </table:table-cell>
          <table:table-cell office:value-type="string" table:style-name="ce1">
            <text:p>'Jime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3-3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2528" table:style-name="ce1">
            <text:p>16262528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ewis'</text:p>
          </table:table-cell>
          <table:table-cell office:value-type="string" table:style-name="ce1">
            <text:p>'Jauregui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4-4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90771" table:style-name="ce1">
            <text:p>29490771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64999" table:style-name="ce1">
            <text:p>13264999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Leiva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6-28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73906" table:style-name="ce1">
            <text:p>28273906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gatha'</text:p>
          </table:table-cell>
          <table:table-cell office:value-type="string" table:style-name="ce1">
            <text:p>'Leija'</text:p>
          </table:table-cell>
          <table:table-cell office:value-type="string" table:style-name="ce1">
            <text:p>'Jaram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56031" table:style-name="ce1">
            <text:p>31356031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Ledezma'</text:p>
          </table:table-cell>
          <table:table-cell office:value-type="string" table:style-name="ce1">
            <text:p>'Jaq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2-1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30704" table:style-name="ce1">
            <text:p>20430704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eal'</text:p>
          </table:table-cell>
          <table:table-cell office:value-type="string" table:style-name="ce1">
            <text:p>'Jaim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8-17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8911" table:style-name="ce1">
            <text:p>14668911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Lazo'</text:p>
          </table:table-cell>
          <table:table-cell office:value-type="string" table:style-name="ce1">
            <text:p>'Jack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9-3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39915" table:style-name="ce1">
            <text:p>27539915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Izquie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46464" table:style-name="ce1">
            <text:p>2124646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z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9-4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95554" table:style-name="ce1">
            <text:p>1709555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1-13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910563" table:style-name="ce1">
            <text:p>26910563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nfa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27406" table:style-name="ce1">
            <text:p>27527406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ba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7-12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83431" table:style-name="ce1">
            <text:p>15583431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Lara'</text:p>
          </table:table-cell>
          <table:table-cell office:value-type="string" table:style-name="ce1">
            <text:p>'Hugh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1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5053" table:style-name="ce1">
            <text:p>20745053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Landeros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0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11286" table:style-name="ce1">
            <text:p>19711286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0611" table:style-name="ce1">
            <text:p>24220611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ert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6-7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52919" table:style-name="ce1">
            <text:p>10852919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9-15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52000" table:style-name="ce1">
            <text:p>34752000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35569" table:style-name="ce1">
            <text:p>19035569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nojos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78188" table:style-name="ce1">
            <text:p>22378188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3-5-20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29765" table:style-name="ce1">
            <text:p>28329765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Hil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5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08681" table:style-name="ce1">
            <text:p>29608681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idal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3-1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68038" table:style-name="ce1">
            <text:p>10368038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ernand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8-2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439" table:style-name="ce1">
            <text:p>18702439</text:p>
          </table:table-cell>
          <table:table-cell office:value-type="string" table:style-name="ce1">
            <text:p>'Judas'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Hermos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5-27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20645" table:style-name="ce1">
            <text:p>28420645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Jaquez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9-1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886259" table:style-name="ce1">
            <text:p>22886259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13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4675" table:style-name="ce1">
            <text:p>11054675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He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3-12-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11809" table:style-name="ce1">
            <text:p>23511809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kson'</text:p>
          </table:table-cell>
          <table:table-cell office:value-type="string" table:style-name="ce1">
            <text:p>'Ha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9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434897" table:style-name="ce1">
            <text:p>18434897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udi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5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4138" table:style-name="ce1">
            <text:p>27954138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Iglesias'</text:p>
          </table:table-cell>
          <table:table-cell office:value-type="string" table:style-name="ce1">
            <text:p>'Guaj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8-19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974629" table:style-name="ce1">
            <text:p>24974629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Toribio'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Guadarra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8-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35711" table:style-name="ce1">
            <text:p>33835711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8-1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5355" table:style-name="ce1">
            <text:p>32445355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-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128155" table:style-name="ce1">
            <text:p>21128155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Howard'</text:p>
          </table:table-cell>
          <table:table-cell office:value-type="string" table:style-name="ce1">
            <text:p>'Gray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2-25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5038" table:style-name="ce1">
            <text:p>22205038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Hinojosa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3-10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45447" table:style-name="ce1">
            <text:p>15145447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-2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236793" table:style-name="ce1">
            <text:p>30236793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raci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5-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98813" table:style-name="ce1">
            <text:p>31998813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4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10249" table:style-name="ce1">
            <text:p>32410249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Heredia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7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65180" table:style-name="ce1">
            <text:p>14565180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1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79748" table:style-name="ce1">
            <text:p>11479748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11-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46343" table:style-name="ce1">
            <text:p>17146343</text:p>
          </table:table-cell>
          <table:table-cell office:value-type="string" table:style-name="ce1">
            <text:p>'Leonel'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8-2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80573" table:style-name="ce1">
            <text:p>10980573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m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2-20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366841" table:style-name="ce1">
            <text:p>32366841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35826" table:style-name="ce1">
            <text:p>22135826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1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24873" table:style-name="ce1">
            <text:p>23124873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Guerra'</text:p>
          </table:table-cell>
          <table:table-cell office:value-type="string" table:style-name="ce1">
            <text:p>'Gi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940953" table:style-name="ce1">
            <text:p>23940953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Griego'</text:p>
          </table:table-cell>
          <table:table-cell office:value-type="string" table:style-name="ce1">
            <text:p>'Giral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84954" table:style-name="ce1">
            <text:p>33184954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ray'</text:p>
          </table:table-cell>
          <table:table-cell office:value-type="string" table:style-name="ce1">
            <text:p>'Gastelum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5-3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08636" table:style-name="ce1">
            <text:p>19208636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-16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0327" table:style-name="ce1">
            <text:p>22290327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8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2001" table:style-name="ce1">
            <text:p>14142001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Garc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2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19188" table:style-name="ce1">
            <text:p>22519188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Godinez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15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90747" table:style-name="ce1">
            <text:p>16590747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Giron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8-13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472480" table:style-name="ce1">
            <text:p>14472480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Gastelum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11-1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62877" table:style-name="ce1">
            <text:p>12462877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6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225235" table:style-name="ce1">
            <text:p>27225235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Garnica'</text:p>
          </table:table-cell>
          <table:table-cell office:value-type="string" table:style-name="ce1">
            <text:p>'Gamb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3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56379" table:style-name="ce1">
            <text:p>34356379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1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32665" table:style-name="ce1">
            <text:p>31132665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9-15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2439" table:style-name="ce1">
            <text:p>25442439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Galleg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73587" table:style-name="ce1">
            <text:p>31873587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Gall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3290" table:style-name="ce1">
            <text:p>26443290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Gaona'</text:p>
          </table:table-cell>
          <table:table-cell office:value-type="string" table:style-name="ce1">
            <text:p>'Gallar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2-1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03546" table:style-name="ce1">
            <text:p>29003546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Galvez'</text:p>
          </table:table-cell>
          <table:table-cell office:value-type="string" table:style-name="ce1">
            <text:p>'Galav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-3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80129" table:style-name="ce1">
            <text:p>2798012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Galvan'</text:p>
          </table:table-cell>
          <table:table-cell office:value-type="string" table:style-name="ce1">
            <text:p>'Galar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81689" table:style-name="ce1">
            <text:p>1938168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Gallo'</text:p>
          </table:table-cell>
          <table:table-cell office:value-type="string" table:style-name="ce1">
            <text:p>'Gait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1-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70405" table:style-name="ce1">
            <text:p>28570405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ue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3-1-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91561" table:style-name="ce1">
            <text:p>18791561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Fatima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9-9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41728" table:style-name="ce1">
            <text:p>28741728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Fri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2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6677" table:style-name="ce1">
            <text:p>170166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5-12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46477" table:style-name="ce1">
            <text:p>159464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ost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11-26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794105" table:style-name="ce1">
            <text:p>11794105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Galan'</text:p>
          </table:table-cell>
          <table:table-cell office:value-type="string" table:style-name="ce1">
            <text:p>'Fier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6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24470" table:style-name="ce1">
            <text:p>20424470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Funes'</text:p>
          </table:table-cell>
          <table:table-cell office:value-type="string" table:style-name="ce1">
            <text:p>'Ferr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2-19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38427" table:style-name="ce1">
            <text:p>2053842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Fuentes'</text:p>
          </table:table-cell>
          <table:table-cell office:value-type="string" table:style-name="ce1">
            <text:p>'Fer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-17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7354" table:style-name="ce1">
            <text:p>23877354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Florez'</text:p>
          </table:table-cell>
          <table:table-cell office:value-type="string" table:style-name="ce1">
            <text:p>'Fave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3-12-1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15043" table:style-name="ce1">
            <text:p>20515043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1-1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11147" table:style-name="ce1">
            <text:p>2751114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lc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6-4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789798" table:style-name="ce1">
            <text:p>25789798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Fabi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02729" table:style-name="ce1">
            <text:p>22302729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Estre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-20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27682" table:style-name="ce1">
            <text:p>29227682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Fernandez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1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77826" table:style-name="ce1">
            <text:p>22077826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7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00831" table:style-name="ce1">
            <text:p>32700831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ev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3-1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49790" table:style-name="ce1">
            <text:p>20249790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Estrada'</text:p>
          </table:table-cell>
          <table:table-cell office:value-type="string" table:style-name="ce1">
            <text:p>'Esq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4-19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9261" table:style-name="ce1">
            <text:p>17289261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Esp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0-4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517" table:style-name="ce1">
            <text:p>29566517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Esqueda'</text:p>
          </table:table-cell>
          <table:table-cell office:value-type="string" table:style-name="ce1">
            <text:p>'Escobe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29217" table:style-name="ce1">
            <text:p>12129217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4-18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81453" table:style-name="ce1">
            <text:p>28581453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11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1126" table:style-name="ce1">
            <text:p>14141126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Escamil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8-8-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94495" table:style-name="ce1">
            <text:p>13094495</text:p>
          </table:table-cell>
          <table:table-cell office:value-type="string" table:style-name="ce1">
            <text:p>'Maribel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Elli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6-11-3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48043" table:style-name="ce1">
            <text:p>29848043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Ellis'</text:p>
          </table:table-cell>
          <table:table-cell office:value-type="string" table:style-name="ce1">
            <text:p>'Ell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2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6751" table:style-name="ce1">
            <text:p>34546751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Elizon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6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3601" table:style-name="ce1">
            <text:p>29023601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l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9-26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20144" table:style-name="ce1">
            <text:p>16620144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chevar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3-7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02619" table:style-name="ce1">
            <text:p>20202619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Echeverria'</text:p>
          </table:table-cell>
          <table:table-cell office:value-type="string" table:style-name="ce1">
            <text:p>'Du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2-10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99022" table:style-name="ce1">
            <text:p>25699022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u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0-5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70071" table:style-name="ce1">
            <text:p>31970071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oming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3-28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1471" table:style-name="ce1">
            <text:p>32181471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m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5648" table:style-name="ce1">
            <text:p>17125648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a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1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04705" table:style-name="ce1">
            <text:p>26704705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20970" table:style-name="ce1">
            <text:p>15020970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to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2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93291" table:style-name="ce1">
            <text:p>12393291</text:p>
          </table:table-cell>
          <table:table-cell office:value-type="string" table:style-name="ce1">
            <text:p>'Martin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ossant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1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43458" table:style-name="ce1">
            <text:p>11843458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gadi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8-26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096518" table:style-name="ce1">
            <text:p>16096518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Delatorr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0-1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65674" table:style-name="ce1">
            <text:p>28865674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Delcid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4-11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2908" table:style-name="ce1">
            <text:p>29132908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Delarosa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9-2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32034" table:style-name="ce1">
            <text:p>15632034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6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82382" table:style-name="ce1">
            <text:p>25482382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ava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6-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7662" table:style-name="ce1">
            <text:p>17337662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Delacruz'</text:p>
          </table:table-cell>
          <table:table-cell office:value-type="string" table:style-name="ce1">
            <text:p>'Curi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6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44063" table:style-name="ce1">
            <text:p>28344063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uellar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1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34197" table:style-name="ce1">
            <text:p>32134197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62373" table:style-name="ce1">
            <text:p>1976237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Covarrub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5-1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3400" table:style-name="ce1">
            <text:p>208434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Co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25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02900" table:style-name="ce1">
            <text:p>221029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Curiel'</text:p>
          </table:table-cell>
          <table:table-cell office:value-type="string" table:style-name="ce1">
            <text:p>'Corre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7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8323" table:style-name="ce1">
            <text:p>2902832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Cota'</text:p>
          </table:table-cell>
          <table:table-cell office:value-type="string" table:style-name="ce1">
            <text:p>'Cor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19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06839" table:style-name="ce1">
            <text:p>20106839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Corone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7-4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21825" table:style-name="ce1">
            <text:p>22921825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Corral'</text:p>
          </table:table-cell>
          <table:table-cell office:value-type="string" table:style-name="ce1">
            <text:p>'Corona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0-2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86636" table:style-name="ce1">
            <text:p>2878663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oronado'</text:p>
          </table:table-cell>
          <table:table-cell office:value-type="string" table:style-name="ce1">
            <text:p>'C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4-7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44146" table:style-name="ce1">
            <text:p>2514414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Tiffany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Corn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12-28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37892" table:style-name="ce1">
            <text:p>29837892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Cornejo'</text:p>
          </table:table-cell>
          <table:table-cell office:value-type="string" table:style-name="ce1">
            <text:p>'Cordov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8-10-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32094" table:style-name="ce1">
            <text:p>28932094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10-3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59206" table:style-name="ce1">
            <text:p>29259206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26849" table:style-name="ce1">
            <text:p>11826849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Cordova'</text:p>
          </table:table-cell>
          <table:table-cell office:value-type="string" table:style-name="ce1">
            <text:p>'Cook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1-9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36051" table:style-name="ce1">
            <text:p>14736051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Cooper'</text:p>
          </table:table-cell>
          <table:table-cell office:value-type="string" table:style-name="ce1">
            <text:p>'Cook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1-10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47518" table:style-name="ce1">
            <text:p>27147518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09077" table:style-name="ce1">
            <text:p>11409077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8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26620" table:style-name="ce1">
            <text:p>22026620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3-2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91459" table:style-name="ce1">
            <text:p>27091459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2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17215" table:style-name="ce1">
            <text:p>29517215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llaz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0-10-14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87688" table:style-name="ce1">
            <text:p>28887688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Collazo'</text:p>
          </table:table-cell>
          <table:table-cell office:value-type="string" table:style-name="ce1">
            <text:p>'Collaz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1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102" table:style-name="ce1">
            <text:p>19068102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laud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3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58688" table:style-name="ce1">
            <text:p>26558688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Cisnero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80103" table:style-name="ce1">
            <text:p>32780103</text:p>
          </table:table-cell>
          <table:table-cell office:value-type="string" table:style-name="ce1">
            <text:p>'Myrta'</text:p>
          </table:table-cell>
          <table:table-cell office:value-type="string" table:style-name="ce1">
            <text:p>'Paz'</text:p>
          </table:table-cell>
          <table:table-cell office:value-type="string" table:style-name="ce1">
            <text:p>'Cifuente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2-9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3270" table:style-name="ce1">
            <text:p>12853270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-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78807" table:style-name="ce1">
            <text:p>28778807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Alvar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hav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11-1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83382" table:style-name="ce1">
            <text:p>29283382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Chac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9-1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46237" table:style-name="ce1">
            <text:p>29746237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Graciela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Cerva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49992" table:style-name="ce1">
            <text:p>31849992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Cepeda'</text:p>
          </table:table-cell>
          <table:table-cell office:value-type="string" table:style-name="ce1">
            <text:p>'Cep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20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70535" table:style-name="ce1">
            <text:p>25670535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5-2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64493" table:style-name="ce1">
            <text:p>26764493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0-9-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5725" table:style-name="ce1">
            <text:p>34715725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eball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16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61026" table:style-name="ce1">
            <text:p>22061026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Catal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5-5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65058" table:style-name="ce1">
            <text:p>20065058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Castellon'</text:p>
          </table:table-cell>
          <table:table-cell office:value-type="string" table:style-name="ce1">
            <text:p>'Ca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3-4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5073" table:style-name="ce1">
            <text:p>11055073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18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36552" table:style-name="ce1">
            <text:p>19736552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10940" table:style-name="ce1">
            <text:p>18910940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asarez'</text:p>
          </table:table-cell>
          <table:table-cell office:value-type="string" table:style-name="ce1">
            <text:p>'Castellan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1-2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74382" table:style-name="ce1">
            <text:p>16874382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arter'</text:p>
          </table:table-cell>
          <table:table-cell office:value-type="string" table:style-name="ce1">
            <text:p>'Casta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9-9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583" table:style-name="ce1">
            <text:p>23665583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00455" table:style-name="ce1">
            <text:p>10000455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arrion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11-10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38721" table:style-name="ce1">
            <text:p>32238721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ill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10-4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52338" table:style-name="ce1">
            <text:p>24352338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an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1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41924" table:style-name="ce1">
            <text:p>28041924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rrera'</text:p>
          </table:table-cell>
          <table:table-cell office:value-type="string" table:style-name="ce1">
            <text:p>'Cartag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2-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82153" table:style-name="ce1">
            <text:p>20882153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12-1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9104" table:style-name="ce1">
            <text:p>29139104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2-26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54387" table:style-name="ce1">
            <text:p>32154387</text:p>
          </table:table-cell>
          <table:table-cell office:value-type="string" table:style-name="ce1">
            <text:p>'Ovidia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3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68232" table:style-name="ce1">
            <text:p>29668232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1-18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3241" table:style-name="ce1">
            <text:p>22573241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8-7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75094" table:style-name="ce1">
            <text:p>30975094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d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4-6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26862" table:style-name="ce1">
            <text:p>13526862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dil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aba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9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504761" table:style-name="ce1">
            <text:p>24504761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tu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4-6-26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6052" table:style-name="ce1">
            <text:p>24466052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dela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5-18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12690" table:style-name="ce1">
            <text:p>15312690</text:p>
          </table:table-cell>
          <table:table-cell office:value-type="string" table:style-name="ce1">
            <text:p>'Paloma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Camp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4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943448" table:style-name="ce1">
            <text:p>14943448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Campb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3-7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68221" table:style-name="ce1">
            <text:p>12368221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Camar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2-7-5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82296" table:style-name="ce1">
            <text:p>34382296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2-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25187" table:style-name="ce1">
            <text:p>16825187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Campos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91487" table:style-name="ce1">
            <text:p>21091487</text:p>
          </table:table-cell>
          <table:table-cell office:value-type="string" table:style-name="ce1">
            <text:p>'Paul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mare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0-2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67701" table:style-name="ce1">
            <text:p>20167701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Cald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4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22698" table:style-name="ce1">
            <text:p>12022698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ld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7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1933" table:style-name="ce1">
            <text:p>16301933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brer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28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34525" table:style-name="ce1">
            <text:p>14634525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Cabrera'</text:p>
          </table:table-cell>
          <table:table-cell office:value-type="string" table:style-name="ce1">
            <text:p>'Cabra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0-1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730110" table:style-name="ce1">
            <text:p>23730110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4-10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69727" table:style-name="ce1">
            <text:p>32069727</text:p>
          </table:table-cell>
          <table:table-cell office:value-type="string" table:style-name="ce1">
            <text:p>'Petr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0-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17797" table:style-name="ce1">
            <text:p>20217797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Caball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5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17862" table:style-name="ce1">
            <text:p>15817862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4-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31944" table:style-name="ce1">
            <text:p>14231944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45820" table:style-name="ce1">
            <text:p>16945820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81917" table:style-name="ce1">
            <text:p>28281917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Bust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68176" table:style-name="ce1">
            <text:p>33068176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Burg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261994" table:style-name="ce1">
            <text:p>15261994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ito'</text:p>
          </table:table-cell>
          <table:table-cell office:value-type="string" table:style-name="ce1">
            <text:p>'Buenrost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5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2619" table:style-name="ce1">
            <text:p>22592619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Briones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12-11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681788" table:style-name="ce1">
            <text:p>27681788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94917" table:style-name="ce1">
            <text:p>25294917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o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3-20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41180" table:style-name="ce1">
            <text:p>26541180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Bojorq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0-1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07371" table:style-name="ce1">
            <text:p>21007371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Bl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10-6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45172" table:style-name="ce1">
            <text:p>16645172</text:p>
          </table:table-cell>
          <table:table-cell office:value-type="string" table:style-name="ce1">
            <text:p>'Regie'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Bi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2-28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41701" table:style-name="ce1">
            <text:p>12141701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Bernal'</text:p>
          </table:table-cell>
          <table:table-cell office:value-type="string" table:style-name="ce1">
            <text:p>'Bl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2-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75162" table:style-name="ce1">
            <text:p>21975162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i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87814" table:style-name="ce1">
            <text:p>34187814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ermu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3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23844" table:style-name="ce1">
            <text:p>10923844</text:p>
          </table:table-cell>
          <table:table-cell office:value-type="string" table:style-name="ce1">
            <text:p>'Rocio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Bermu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2-1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2942" table:style-name="ce1">
            <text:p>12212942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Belt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2-12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48018" table:style-name="ce1">
            <text:p>18048018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Becer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3-26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15424" table:style-name="ce1">
            <text:p>2471542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Batis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5-2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23754" table:style-name="ce1">
            <text:p>2402375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ri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6-2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10481" table:style-name="ce1">
            <text:p>20310481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arc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1-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365782" table:style-name="ce1">
            <text:p>29365782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00024" table:style-name="ce1">
            <text:p>13900024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9-21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54486" table:style-name="ce1">
            <text:p>29554486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azan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6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15274" table:style-name="ce1">
            <text:p>21215274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Bautista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11-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0593" table:style-name="ce1">
            <text:p>19060593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Baraj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1-18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93162" table:style-name="ce1">
            <text:p>2439316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Baraho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7-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59435" table:style-name="ce1">
            <text:p>13259435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Balder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2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3772" table:style-name="ce1">
            <text:p>2259377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Barboza'</text:p>
          </table:table-cell>
          <table:table-cell office:value-type="string" table:style-name="ce1">
            <text:p>'Baile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0-11-1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0259" table:style-name="ce1">
            <text:p>33610259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20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36" table:style-name="ce1">
            <text:p>20949536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4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39390" table:style-name="ce1">
            <text:p>19639390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9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34882" table:style-name="ce1">
            <text:p>16634882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Barba'</text:p>
          </table:table-cell>
          <table:table-cell office:value-type="string" table:style-name="ce1">
            <text:p>'Ba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2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67873" table:style-name="ce1">
            <text:p>24067873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6-21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7085" table:style-name="ce1">
            <text:p>20047085</text:p>
          </table:table-cell>
          <table:table-cell office:value-type="string" table:style-name="ce1">
            <text:p>'Samant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5-2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45439" table:style-name="ce1">
            <text:p>29145439</text:p>
          </table:table-cell>
          <table:table-cell office:value-type="string" table:style-name="ce1">
            <text:p>'Samuel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aker'</text:p>
          </table:table-cell>
          <table:table-cell office:value-type="string" table:style-name="ce1">
            <text:p>'Ba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1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50938" table:style-name="ce1">
            <text:p>29950938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5-28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512619" table:style-name="ce1">
            <text:p>19512619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9-10-27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6184" table:style-name="ce1">
            <text:p>32626184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eciliano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Av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76710" table:style-name="ce1">
            <text:p>34476710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vi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21293" table:style-name="ce1">
            <text:p>25621293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Avi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9-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172736" table:style-name="ce1">
            <text:p>18172736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scenc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5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955431" table:style-name="ce1">
            <text:p>17955431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rroy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-1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02125" table:style-name="ce1">
            <text:p>16102125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9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02154" table:style-name="ce1">
            <text:p>15802154</text:p>
          </table:table-cell>
          <table:table-cell office:value-type="string" table:style-name="ce1">
            <text:p>'Silvi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57935" table:style-name="ce1">
            <text:p>33857935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don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8-12-13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69127" table:style-name="ce1">
            <text:p>10969127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Armendari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9-2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72384" table:style-name="ce1">
            <text:p>27072384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A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8-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31871" table:style-name="ce1">
            <text:p>29231871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Patricio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9-1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6720" table:style-name="ce1">
            <text:p>24226720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5-16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38628" table:style-name="ce1">
            <text:p>34038628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9-2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39526" table:style-name="ce1">
            <text:p>16839526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eva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9-2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18668" table:style-name="ce1">
            <text:p>20818668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c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2-28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29224" table:style-name="ce1">
            <text:p>18829224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Armenta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10-1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68228" table:style-name="ce1">
            <text:p>17368228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Armendariz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8-2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37400" table:style-name="ce1">
            <text:p>28737400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enas'</text:p>
          </table:table-cell>
          <table:table-cell office:value-type="string" table:style-name="ce1">
            <text:p>'Arang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32735" table:style-name="ce1">
            <text:p>17032735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rai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12-23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72031" table:style-name="ce1">
            <text:p>2867203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0-10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4751" table:style-name="ce1">
            <text:p>2387475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5-18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85802" table:style-name="ce1">
            <text:p>14585802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Arango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2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559174" table:style-name="ce1">
            <text:p>17559174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Arana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-2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33676" table:style-name="ce1">
            <text:p>20733676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aiza'</text:p>
          </table:table-cell>
          <table:table-cell office:value-type="string" table:style-name="ce1">
            <text:p>'Angui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0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56030" table:style-name="ce1">
            <text:p>14656030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ge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6-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759825" table:style-name="ce1">
            <text:p>21759825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6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70015" table:style-name="ce1">
            <text:p>34170015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ers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10-27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78617" table:style-name="ce1">
            <text:p>31178617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Antunez'</text:p>
          </table:table-cell>
          <table:table-cell office:value-type="string" table:style-name="ce1">
            <text:p>'A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44756" table:style-name="ce1">
            <text:p>29944756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nd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8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93974" table:style-name="ce1">
            <text:p>30693974</text:p>
          </table:table-cell>
          <table:table-cell office:value-type="string" table:style-name="ce1">
            <text:p>'Valeri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7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05972" table:style-name="ce1">
            <text:p>2310597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72162" table:style-name="ce1">
            <text:p>3457216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9-21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015159" table:style-name="ce1">
            <text:p>25015159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2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544494" table:style-name="ce1">
            <text:p>3054449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9-1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29854" table:style-name="ce1">
            <text:p>1892985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9857" table:style-name="ce1">
            <text:p>27959857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Andrade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82082" table:style-name="ce1">
            <text:p>19282082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Anderson'</text:p>
          </table:table-cell>
          <table:table-cell office:value-type="string" table:style-name="ce1">
            <text:p>'Alvaren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12-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70231" table:style-name="ce1">
            <text:p>28470231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Anaya'</text:p>
          </table:table-cell>
          <table:table-cell office:value-type="string" table:style-name="ce1">
            <text:p>'Alvaren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2-10-22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06934" table:style-name="ce1">
            <text:p>30306934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Alons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5-3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45570" table:style-name="ce1">
            <text:p>12245570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Almei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24548" table:style-name="ce1">
            <text:p>30824548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maro'</text:p>
          </table:table-cell>
          <table:table-cell office:value-type="string" table:style-name="ce1">
            <text:p>'Almaz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6-16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47285" table:style-name="ce1">
            <text:p>34747285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Alm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2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70326" table:style-name="ce1">
            <text:p>15170326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Almagu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2-4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60929" table:style-name="ce1">
            <text:p>19960929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Altamirano'</text:p>
          </table:table-cell>
          <table:table-cell office:value-type="string" table:style-name="ce1">
            <text:p>'Alfon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4-1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51331" table:style-name="ce1">
            <text:p>2625133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xand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12-7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36101" table:style-name="ce1">
            <text:p>2103610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12-5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9012" table:style-name="ce1">
            <text:p>30159012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6-28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0898" table:style-name="ce1">
            <text:p>20040898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and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5-21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22535" table:style-name="ce1">
            <text:p>27922535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eg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8-23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64273" table:style-name="ce1">
            <text:p>25464273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16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07204" table:style-name="ce1">
            <text:p>10107204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Almaraz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2-8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82663" table:style-name="ce1">
            <text:p>14882663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Alicea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3-5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15328" table:style-name="ce1">
            <text:p>14615328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7-22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90234" table:style-name="ce1">
            <text:p>21990234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5-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1251" table:style-name="ce1">
            <text:p>23451251</text:p>
          </table:table-cell>
          <table:table-cell office:value-type="string" table:style-name="ce1">
            <text:p>'Waldetrudis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lejo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10-2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480233" table:style-name="ce1">
            <text:p>1648023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Aldan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8-10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784659" table:style-name="ce1">
            <text:p>27784659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11-1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886853" table:style-name="ce1">
            <text:p>218868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Sara'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Alar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7-2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16753" table:style-name="ce1">
            <text:p>161167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10-8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81016" table:style-name="ce1">
            <text:p>19781016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lanis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1-1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82097" table:style-name="ce1">
            <text:p>16882097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frica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3-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50464" table:style-name="ce1">
            <text:p>10650464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Sol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Agu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5-3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33638" table:style-name="ce1">
            <text:p>20933638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Agu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56694" table:style-name="ce1">
            <text:p>1685669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Aceves'</text:p>
          </table:table-cell>
          <table:table-cell office:value-type="string" table:style-name="ce1">
            <text:p>'Adam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6-22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914" table:style-name="ce1">
            <text:p>1906891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c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3-1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94243" table:style-name="ce1">
            <text:p>23494243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cev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2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0601" table:style-name="ce1">
            <text:p>10550601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barc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0-9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number-rows-repeated="1047985" table:style-name="ro2">
          <table:table-cell table:number-columns-repeated="16384"/>
        </table:table-row>
      </table:table>
      <table:table table:name="PERSONAL_INTELIGENCIA" table:style-name="ta1"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10" table:default-cell-style-name="ce3"/>
        <table:table-column table:style-name="co9" table:default-cell-style-name="ce4"/>
        <table:table-column table:style-name="co11" table:default-cell-style-name="ce10"/>
        <table:table-column table:style-name="co12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9" table:default-cell-style-name="ce1"/>
        <table:table-column table:style-name="co33" table:default-cell-style-name="ce1"/>
        <table:table-column table:style-name="co28" table:default-cell-style-name="ce1"/>
        <table:table-column table:style-name="co20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4" table:default-cell-style-name="ce1"/>
        <table:table-column table:style-name="co41" table:default-cell-style-name="ce1"/>
        <table:table-column table:style-name="co14" table:number-columns-repeated="961" table:default-cell-style-name="ce1"/>
        <table:table-column table:style-name="co7" table:number-columns-repeated="15362" table:default-cell-style-name="ce1"/>
        <table:table-row table:number-rows-repeated="2"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6359" table:style-name="ce1"/>
        </table:table-row>
        <table:table-row table:style-name="ro3">
          <table:table-cell office:value-type="string" table:style-name="ce6">
            <text:p>fk_estacion</text:p>
          </table:table-cell>
          <table:table-cell office:value-type="string" table:style-name="ce7">
            <text:p>fk_oficina_principal</text:p>
          </table:table-cell>
          <table:table-cell office:value-type="string" table:style-name="ce6">
            <text:p>fk_empleado_jefe</text:p>
          </table:table-cell>
          <table:table-cell office:value-type="string" table:style-name="ce6">
            <text:p>fk_lugar</text:p>
          </table:table-cell>
          <table:table-cell table:number-columns-repeated="2" table:style-name="ce4"/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primer_nombre</text:p>
          </table:table-cell>
          <table:table-cell office:value-type="string" table:style-name="ce8">
            <text:p>segundo_nombre</text:p>
          </table:table-cell>
          <table:table-cell office:value-type="string" table:style-name="ce8">
            <text:p>primer_apellido</text:p>
          </table:table-cell>
          <table:table-cell office:value-type="string" table:style-name="ce8">
            <text:p>segundo_apellido</text:p>
          </table:table-cell>
          <table:table-cell office:value-type="string" table:style-name="ce8">
            <text:p>fecha_nacimiento</text:p>
          </table:table-cell>
          <table:table-cell office:value-type="string" table:style-name="ce8">
            <text:p>altura_cm</text:p>
          </table:table-cell>
          <table:table-cell office:value-type="string" table:style-name="ce8">
            <text:p>peso_kg</text:p>
          </table:table-cell>
          <table:table-cell office:value-type="string" table:style-name="ce8">
            <text:p>color_ojos</text:p>
          </table:table-cell>
          <table:table-cell office:value-type="string" table:style-name="ce8">
            <text:p>vision</text:p>
          </table:table-cell>
          <table:table-cell office:value-type="string" table:style-name="ce8">
            <text:p>class_seguridad</text:p>
          </table:table-cell>
          <table:table-cell office:value-type="string" table:style-name="ce8">
            <text:p>foto</text:p>
          </table:table-cell>
          <table:table-cell office:value-type="string" table:style-name="ce8">
            <text:p>huella_digital</text:p>
          </table:table-cell>
          <table:table-cell office:value-type="string" table:style-name="ce8">
            <text:p>huella_retina</text:p>
          </table:table-cell>
          <table:table-cell office:value-type="string" table:number-columns-spanned="2" table:number-rows-spanned="1" table:style-name="ce33">
            <text:p>telefono</text:p>
          </table:table-cell>
          <table:covered-table-cell/>
          <table:table-cell office:value-type="string" table:number-columns-spanned="2" table:number-rows-spanned="1" table:style-name="ce34">
            <text:p>licencia_manejo</text:p>
          </table:table-cell>
          <table:covered-table-cell/>
          <table:table-cell office:value-type="string" table:number-columns-spanned="6" table:number-rows-spanned="1" table:style-name="ce33">
            <text:p>idiomas</text:p>
          </table:table-cell>
          <table:covered-table-cell table:number-columns-repeated="5"/>
          <table:table-cell office:value-type="string" table:number-columns-spanned="8" table:number-rows-spanned="1" table:style-name="ce33">
            <text:p>familiares</text:p>
          </table:table-cell>
          <table:covered-table-cell table:number-columns-repeated="7"/>
          <table:table-cell office:value-type="string" table:number-columns-spanned="8" table:number-rows-spanned="1" table:style-name="ce33">
            <text:p>Familiares 2</text:p>
          </table:table-cell>
          <table:covered-table-cell table:number-columns-repeated="7"/>
          <table:table-cell office:value-type="string" table:number-columns-spanned="2" table:number-rows-spanned="1" table:style-name="ce33">
            <text:p>identificaciones</text:p>
          </table:table-cell>
          <table:covered-table-cell/>
          <table:table-cell office:value-type="string" table:number-columns-spanned="2" table:number-rows-spanned="1" table:style-name="ce33">
            <text:p>Identificaciones 2</text:p>
          </table:table-cell>
          <table:covered-table-cell/>
          <table:table-cell office:value-type="string" table:number-columns-spanned="3" table:number-rows-spanned="1" table:style-name="ce33">
            <text:p>nivel_educativo</text:p>
          </table:table-cell>
          <table:covered-table-cell table:number-columns-repeated="2"/>
          <table:table-cell office:value-type="string" table:number-columns-spanned="3" table:number-rows-spanned="1" table:style-name="ce33">
            <text:p>nivel_educativo2</text:p>
          </table:table-cell>
          <table:covered-table-cell table:number-columns-repeated="2"/>
          <table:table-cell office:value-type="string" table:style-name="ce8">
            <text:p>fk_lugar_ciudad</text:p>
          </table:table-cell>
          <table:table-cell table:style-name="ce8"/>
          <table:table-cell office:value-type="string" table:style-name="ce8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</text:p>
          </table:table-cell>
          <table:table-cell table:number-columns-repeated="951" table:style-name="ce8"/>
          <table:table-cell table:number-columns-repeated="15372"/>
        </table:table-row>
        <table:table-row table:style-name="ro3">
          <table:table-cell office:value-type="float" office:value="1" table:formula="of:=[.D4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4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lorentin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93-03-05</text:p>
          </table:table-cell>
          <table:table-cell office:value-type="float" office:value="175" table:style-name="ce12">
            <text:p>17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1324469" table:formula="of:=RANDBETWEEN(1000000;9999999)" table:style-name="ce2">
            <text:p>1324469</text:p>
          </table:table-cell>
          <table:table-cell office:value-type="float" office:value="58230619" table:formula="of:=RANDBETWEEN(10000000;99999999)" table:style-name="ce2">
            <text:p>5823061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Candelari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tío</text:p>
          </table:table-cell>
          <table:table-cell office:value-type="float" office:value="414" table:style-name="ce1">
            <text:p>414</text:p>
          </table:table-cell>
          <table:table-cell office:value-type="float" office:value="7707759" table:formula="of:=RANDBETWEEN(1000000;9999999)" table:style-name="ce2">
            <text:p>7707759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Estrad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5579709" table:formula="of:=RANDBETWEEN(1000000;9999999)" table:style-name="ce2">
            <text:p>5579709</text:p>
          </table:table-cell>
          <table:table-cell office:value-type="float" office:value="75121377" table:formula="of:=RANDBETWEEN(10000000;100000000)" table:style-name="ce2">
            <text:p>75121377</text:p>
          </table:table-cell>
          <table:table-cell office:value-type="string" office:string-value="Irlanda" table:formula="of:=[.F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4]" table:style-name="ce1">
            <text:p>10</text:p>
          </table:table-cell>
          <table:table-cell table:style-name="ce1"/>
          <table:table-cell office:value-type="string" office:string-value="('Florentina','Mariluz','Landa','Heredia','1993-03-05',175,74,'verde claro','20/25','top_secret','personal_inteligencia_data/foto.png','personal_inteligencia_data/huella_digital.png','personal_inteligencia_data/huella_retina.png',ROW(58,4141324469) ,ROW('58230619','Argentina'),ARRAY['inglés','árabe','portugués','francés','null','null']::varchar(50)[], ARRAY[ ROW('Araceli',null,'Alcantara','Candelaria','1960-06-01','tío',ROW(58,4147707759) ), ROW('Calixtrato','Vicente','Quintanilla','Estrada','1960-06-01','hermano',ROW(58,4145579709) )]::familiar_ty[], ARRAY[ ROW('75121377','Irlanda'),row('null','null') ]::identificacion_ty[], ARRAY[ ROW('Economía','Máster','Finanzas'), ROW('null','null','null') ]::nivel_educativo_ty[],null,'10'),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table:style-name="ce15">
            <text:p>('Florentina','Mariluz','Landa','Heredia','1993-03-05',175,74,'verde claro','20/25','top_secret','personal_inteligencia_data/foto.png','personal_inteligencia_data/huella_digital.png','personal_inteligencia_data/huella_retina.png',ROW(58,4141324469) ,ROW('58230619','Argentina'),ARRAY['inglés','árabe','portugués','francés','null','null']::varchar(50)[], ARRAY[ ROW('Araceli',null,'Alcantara','Candelaria','1960-06-01','tío',ROW(58,4147707759) ), ROW('Calixtrato','Vicente','Quintanilla','Estrada','1960-06-01','hermano',ROW(58,4145579709) )]::familiar_ty[], ARRAY[ ROW('75121377','Irlanda'),row('null','null') ]::identificacion_ty[], ARRAY[ ROW('Economía','Máster','Finanzas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5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5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Aguilera'</text:p>
          </table:table-cell>
          <table:table-cell office:value-type="string" table:style-name="ce11">
            <text:p>2000-10-30</text:p>
          </table:table-cell>
          <table:table-cell office:value-type="float" office:value="180" table:style-name="ce12">
            <text:p>180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823912" table:formula="of:=RANDBETWEEN(1000000;9999999)" table:style-name="ce2">
            <text:p>4823912</text:p>
          </table:table-cell>
          <table:table-cell office:value-type="float" office:value="27650859" table:formula="of:=RANDBETWEEN(10000000;99999999)" table:style-name="ce2">
            <text:p>2765085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Sori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6829857" table:formula="of:=RANDBETWEEN(1000000;9999999)" table:style-name="ce2">
            <text:p>6829857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madre</text:p>
          </table:table-cell>
          <table:table-cell office:value-type="float" office:value="234" table:style-name="ce14">
            <text:p>234</text:p>
          </table:table-cell>
          <table:table-cell office:value-type="float" office:value="2102251" table:formula="of:=RANDBETWEEN(1000000;9999999)" table:style-name="ce2">
            <text:p>2102251</text:p>
          </table:table-cell>
          <table:table-cell office:value-type="float" office:value="88696996" table:formula="of:=RANDBETWEEN(10000000;100000000)" table:style-name="ce2">
            <text:p>88696996</text:p>
          </table:table-cell>
          <table:table-cell office:value-type="string" office:string-value="Irlanda" table:formula="of:=[.F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5]" table:style-name="ce1">
            <text:p>10</text:p>
          </table:table-cell>
          <table:table-cell table:style-name="ce1"/>
          <table:table-cell office:value-type="string" office:string-value="('Constancia',null,'Oviedo','Aguilera','2000-10-30',180,82,'marrón oscuro','20/63','no_clasificado','personal_inteligencia_data/foto.png','personal_inteligencia_data/huella_digital.png','personal_inteligencia_data/huella_retina.png',ROW(58,2124823912) ,ROW('27650859','Groenlandia'),ARRAY['inglés','árabe','portugués','francés','null','null']::varchar(50)[], ARRAY[ ROW('Cecilio',null,'Maravilla','Soria','1950-05-20','hermano',ROW(58,2346829857) ), ROW('Ramon','Cesar','Soliz','Alvarenga','1950-05-20','madre',ROW(58,2342102251) )]::familiar_ty[], ARRAY[ ROW('88696996','Irlanda'),row('null','null') ]::identificacion_ty[], ARRAY[ ROW('Ingeniería Informática','null','null'), ROW('Enfermería','null','null') ]::nivel_educativo_ty[],null,'10'),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table:style-name="ce15">
            <text:p>('Constancia',null,'Oviedo','Aguilera','2000-10-30',180,82,'marrón oscuro','20/63','no_clasificado','personal_inteligencia_data/foto.png','personal_inteligencia_data/huella_digital.png','personal_inteligencia_data/huella_retina.png',ROW(58,2124823912) ,ROW('27650859','Groenlandia'),ARRAY['inglés','árabe','portugués','francés','null','null']::varchar(50)[], ARRAY[ ROW('Cecilio',null,'Maravilla','Soria','1950-05-20','hermano',ROW(58,2346829857) ), ROW('Ramon','Cesar','Soliz','Alvarenga','1950-05-20','madre',ROW(58,2342102251) )]::familiar_ty[], ARRAY[ ROW('88696996','Irlanda'),row('null','null') ]::identificacion_ty[], ARRAY[ ROW('Ingeniería Informática','null','null'), ROW('Enfermerí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6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6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ibertad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ornejo'</text:p>
          </table:table-cell>
          <table:table-cell office:value-type="string" table:style-name="ce11">
            <text:p>1998-11-21</text:p>
          </table:table-cell>
          <table:table-cell office:value-type="float" office:value="177" table:style-name="ce12">
            <text:p>177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4900894" table:formula="of:=RANDBETWEEN(1000000;9999999)" table:style-name="ce2">
            <text:p>4900894</text:p>
          </table:table-cell>
          <table:table-cell office:value-type="float" office:value="22257917" table:formula="of:=RANDBETWEEN(10000000;99999999)" table:style-name="ce2">
            <text:p>2225791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Curiel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1934199" table:formula="of:=RANDBETWEEN(1000000;9999999)" table:style-name="ce2">
            <text:p>1934199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3795924" table:formula="of:=RANDBETWEEN(1000000;9999999)" table:style-name="ce2">
            <text:p>3795924</text:p>
          </table:table-cell>
          <table:table-cell office:value-type="float" office:value="55493965" table:formula="of:=RANDBETWEEN(10000000;100000000)" table:style-name="ce2">
            <text:p>55493965</text:p>
          </table:table-cell>
          <table:table-cell office:value-type="string" office:string-value="Irlanda" table:formula="of:=[.F6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6]" table:style-name="ce1">
            <text:p>10</text:p>
          </table:table-cell>
          <table:table-cell table:style-name="ce1"/>
          <table:table-cell office:value-type="string" office:string-value="('Libertad','Virginia','Casas','Cornejo','1998-11-21',177,66,'verde oscuro','20/25','confidencial','personal_inteligencia_data/foto.png','personal_inteligencia_data/huella_digital.png','personal_inteligencia_data/huella_retina.png',ROW(58,4144900894) ,ROW('22257917','Irlanda'),ARRAY['español','inglés','portugués','francés','null','null']::varchar(50)[], ARRAY[ ROW('Jesus','Juliano','Gallegos','Curiel','1949-10-23','padre',ROW(58,2121934199) ), ROW('Fabian','Benjamin','Jara','Arguello','1949-10-23','hermano',ROW(58,2123795924) )]::familiar_ty[], ARRAY[ ROW('55493965','Irlanda'),row('null','null') ]::identificacion_ty[], ARRAY[ ROW('Comunicación','null','null'), ROW('Ingeniería Informática','null','null') ]::nivel_educativo_ty[],null,'10'),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table:style-name="ce15">
            <text:p>('Libertad','Virginia','Casas','Cornejo','1998-11-21',177,66,'verde oscuro','20/25','confidencial','personal_inteligencia_data/foto.png','personal_inteligencia_data/huella_digital.png','personal_inteligencia_data/huella_retina.png',ROW(58,4144900894) ,ROW('22257917','Irlanda'),ARRAY['español','inglés','portugués','francés','null','null']::varchar(50)[], ARRAY[ ROW('Jesus','Juliano','Gallegos','Curiel','1949-10-23','padre',ROW(58,2121934199) ), ROW('Fabian','Benjamin','Jara','Arguello','1949-10-23','hermano',ROW(58,2123795924) )]::familiar_ty[], ARRAY[ ROW('55493965','Irlanda'),row('null','null') ]::identificacion_ty[], ARRAY[ ROW('Comunicación','null','null'), ROW('Ingeniería Informátic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7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7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eodora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Armendariz'</text:p>
          </table:table-cell>
          <table:table-cell office:value-type="string" table:style-name="ce11">
            <text:p>1997-12-15</text:p>
          </table:table-cell>
          <table:table-cell office:value-type="float" office:value="185" table:style-name="ce12">
            <text:p>185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4044241" table:formula="of:=RANDBETWEEN(1000000;9999999)" table:style-name="ce2">
            <text:p>4044241</text:p>
          </table:table-cell>
          <table:table-cell office:value-type="float" office:value="90610447" table:formula="of:=RANDBETWEEN(10000000;99999999)" table:style-name="ce2">
            <text:p>9061044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madre</text:p>
          </table:table-cell>
          <table:table-cell office:value-type="float" office:value="281" table:style-name="ce14">
            <text:p>281</text:p>
          </table:table-cell>
          <table:table-cell office:value-type="float" office:value="4911848" table:formula="of:=RANDBETWEEN(1000000;9999999)" table:style-name="ce2">
            <text:p>4911848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Barrios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7643230" table:formula="of:=RANDBETWEEN(1000000;9999999)" table:style-name="ce2">
            <text:p>7643230</text:p>
          </table:table-cell>
          <table:table-cell office:value-type="float" office:value="60059192" table:formula="of:=RANDBETWEEN(10000000;100000000)" table:style-name="ce2">
            <text:p>60059192</text:p>
          </table:table-cell>
          <table:table-cell office:value-type="string" office:string-value="Irlanda" table:formula="of:=[.F7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7]" table:style-name="ce1">
            <text:p>10</text:p>
          </table:table-cell>
          <table:table-cell table:style-name="ce1"/>
          <table:table-cell office:value-type="string" office:string-value="('Teodora','Abigail','Nolasco','Armendariz','1997-12-15',185,78,'azul claro','20/25','confidencial','personal_inteligencia_data/foto.png','personal_inteligencia_data/huella_digital.png','personal_inteligencia_data/huella_retina.png',ROW(58,2814044241) ,ROW('90610447','Uganda'),ARRAY['inglés','árabe','portugués','francés','null','null']::varchar(50)[], ARRAY[ ROW('Fermin',null,'Figueroa','Cordova','1973-11-14','madre',ROW(58,2814911848) ), ROW('Hugo',null,'Serrato','Barrios','1973-11-14','abuelo',ROW(58,2817643230) )]::familiar_ty[], ARRAY[ ROW('60059192','Irlanda'),row('null','null') ]::identificacion_ty[], ARRAY[ ROW('Criminología','null','null'), ROW('null','null','null') ]::nivel_educativo_ty[],null,'10'),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table:style-name="ce15">
            <text:p>('Teodora','Abigail','Nolasco','Armendariz','1997-12-15',185,78,'azul claro','20/25','confidencial','personal_inteligencia_data/foto.png','personal_inteligencia_data/huella_digital.png','personal_inteligencia_data/huella_retina.png',ROW(58,2814044241) ,ROW('90610447','Uganda'),ARRAY['inglés','árabe','portugués','francés','null','null']::varchar(50)[], ARRAY[ ROW('Fermin',null,'Figueroa','Cordova','1973-11-14','madre',ROW(58,2814911848) ), ROW('Hugo',null,'Serrato','Barrios','1973-11-14','abuelo',ROW(58,2817643230) )]::familiar_ty[], ARRAY[ ROW('60059192','Irlanda'),row('null','null') ]::identificacion_ty[], ARRAY[ ROW('Criminología','null','null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8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8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Valentin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Tello'</text:p>
          </table:table-cell>
          <table:table-cell office:value-type="string" table:style-name="ce11">
            <text:p>1993-08-25</text:p>
          </table:table-cell>
          <table:table-cell office:value-type="float" office:value="175" table:style-name="ce12">
            <text:p>175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380456" table:formula="of:=RANDBETWEEN(1000000;9999999)" table:style-name="ce2">
            <text:p>3380456</text:p>
          </table:table-cell>
          <table:table-cell office:value-type="float" office:value="51763130" table:formula="of:=RANDBETWEEN(10000000;99999999)" table:style-name="ce2">
            <text:p>51763130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Ruano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4093177" table:formula="of:=RANDBETWEEN(1000000;9999999)" table:style-name="ce2">
            <text:p>4093177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Casillas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1244797" table:formula="of:=RANDBETWEEN(1000000;9999999)" table:style-name="ce2">
            <text:p>1244797</text:p>
          </table:table-cell>
          <table:table-cell office:value-type="float" office:value="65650506" table:formula="of:=RANDBETWEEN(10000000;100000000)" table:style-name="ce2">
            <text:p>65650506</text:p>
          </table:table-cell>
          <table:table-cell office:value-type="string" office:string-value="Irlanda" table:formula="of:=[.F8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8]" table:style-name="ce1">
            <text:p>11</text:p>
          </table:table-cell>
          <table:table-cell table:style-name="ce1"/>
          <table:table-cell office:value-type="string" office:string-value="('Valentin','Kevin','Machuca','Tello','1993-08-25',175,80,'verde oscuro','20/20','no_clasificado','personal_inteligencia_data/foto.png','personal_inteligencia_data/huella_digital.png','personal_inteligencia_data/huella_retina.png',ROW(58,4123380456) ,ROW('51763130','Argentina'),ARRAY['inglés','árabe','portugués','francés','null','null']::varchar(50)[], ARRAY[ ROW('Bibiana',null,'Monge','Ruano','1962-10-16','padre',ROW(58,4124093177) ), ROW('Brandon','Constantino','Razo','Casillas','1962-10-16','abuelo',ROW(58,4121244797) )]::familiar_ty[], ARRAY[ ROW('65650506','Irlanda'),row('null','null') ]::identificacion_ty[], ARRAY[ ROW('Ingeniería Informática','Máster','Ingeniería de Datos Masivos'), ROW('null','null','null') ]::nivel_educativo_ty[],null,'11'),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table:style-name="ce15">
            <text:p>('Valentin','Kevin','Machuca','Tello','1993-08-25',175,80,'verde oscuro','20/20','no_clasificado','personal_inteligencia_data/foto.png','personal_inteligencia_data/huella_digital.png','personal_inteligencia_data/huella_retina.png',ROW(58,4123380456) ,ROW('51763130','Argentina'),ARRAY['inglés','árabe','portugués','francés','null','null']::varchar(50)[], ARRAY[ ROW('Bibiana',null,'Monge','Ruano','1962-10-16','padre',ROW(58,4124093177) ), ROW('Brandon','Constantino','Razo','Casillas','1962-10-16','abuelo',ROW(58,4121244797) )]::familiar_ty[], ARRAY[ ROW('65650506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9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9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Anderson'</text:p>
          </table:table-cell>
          <table:table-cell office:value-type="string" table:style-name="ce11">
            <text:p>1983-09-15</text:p>
          </table:table-cell>
          <table:table-cell office:value-type="float" office:value="176" table:style-name="ce12">
            <text:p>17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6125558" table:formula="of:=RANDBETWEEN(1000000;9999999)" table:style-name="ce2">
            <text:p>6125558</text:p>
          </table:table-cell>
          <table:table-cell office:value-type="float" office:value="68102639" table:formula="of:=RANDBETWEEN(10000000;99999999)" table:style-name="ce2">
            <text:p>6810263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8898778" table:formula="of:=RANDBETWEEN(1000000;9999999)" table:style-name="ce2">
            <text:p>8898778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1721094" table:formula="of:=RANDBETWEEN(1000000;9999999)" table:style-name="ce2">
            <text:p>1721094</text:p>
          </table:table-cell>
          <table:table-cell office:value-type="float" office:value="67528876" table:formula="of:=RANDBETWEEN(10000000;100000000)" table:style-name="ce2">
            <text:p>67528876</text:p>
          </table:table-cell>
          <table:table-cell office:value-type="string" office:string-value="Irlanda" table:formula="of:=[.F9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9]" table:style-name="ce1">
            <text:p>11</text:p>
          </table:table-cell>
          <table:table-cell table:style-name="ce1"/>
          <table:table-cell office:value-type="string" office:string-value="('Cesarino',null,'Zuniga','Anderson','1983-09-15',176,81,'verde claro','20/50','no_clasificado','personal_inteligencia_data/foto.png','personal_inteligencia_data/huella_digital.png','personal_inteligencia_data/huella_retina.png',ROW(58,4246125558) ,ROW('68102639','Groenlandia'),ARRAY['inglés','árabe','portugués','francés','null','null']::varchar(50)[], ARRAY[ ROW('William',null,'Tellez','Cedillo','1953-04-17','abuelo',ROW(58,2618898778) ), ROW('Margarito','Leopoldo','Araujo','Villarreal','1953-04-17','hermano',ROW(58,2611721094) )]::familiar_ty[], ARRAY[ ROW('67528876','Irlanda'),row('null','null') ]::identificacion_ty[], ARRAY[ ROW('Comunicación','null','null'), ROW('Ciencias Sociales','null','null') ]::nivel_educativo_ty[],null,'11'),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table:style-name="ce15">
            <text:p>('Cesarino',null,'Zuniga','Anderson','1983-09-15',176,81,'verde claro','20/50','no_clasificado','personal_inteligencia_data/foto.png','personal_inteligencia_data/huella_digital.png','personal_inteligencia_data/huella_retina.png',ROW(58,4246125558) ,ROW('68102639','Groenlandia'),ARRAY['inglés','árabe','portugués','francés','null','null']::varchar(50)[], ARRAY[ ROW('William',null,'Tellez','Cedillo','1953-04-17','abuelo',ROW(58,2618898778) ), ROW('Margarito','Leopoldo','Araujo','Villarreal','1953-04-17','hermano',ROW(58,2611721094) )]::familiar_ty[], ARRAY[ ROW('67528876','Irlanda'),row('null','null') ]::identificacion_ty[], ARRAY[ ROW('Comunicación','null','null'), ROW('Ciencias Sociales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0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0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Ornelas'</text:p>
          </table:table-cell>
          <table:table-cell office:value-type="string" table:style-name="ce11">
            <text:p>1998-12-03</text:p>
          </table:table-cell>
          <table:table-cell office:value-type="float" office:value="177" table:style-name="ce12">
            <text:p>177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148686" table:formula="of:=RANDBETWEEN(1000000;9999999)" table:style-name="ce2">
            <text:p>8148686</text:p>
          </table:table-cell>
          <table:table-cell office:value-type="float" office:value="80096875" table:formula="of:=RANDBETWEEN(10000000;99999999)" table:style-name="ce2">
            <text:p>8009687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dams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8077595" table:formula="of:=RANDBETWEEN(1000000;9999999)" table:style-name="ce2">
            <text:p>8077595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Echevarria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4358222" table:formula="of:=RANDBETWEEN(1000000;9999999)" table:style-name="ce2">
            <text:p>4358222</text:p>
          </table:table-cell>
          <table:table-cell office:value-type="float" office:value="22765972" table:formula="of:=RANDBETWEEN(10000000;100000000)" table:style-name="ce2">
            <text:p>22765972</text:p>
          </table:table-cell>
          <table:table-cell office:value-type="string" office:string-value="Irlanda" table:formula="of:=[.F10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0]" table:style-name="ce1">
            <text:p>11</text:p>
          </table:table-cell>
          <table:table-cell table:style-name="ce1"/>
          <table:table-cell office:value-type="string" office:string-value="('Bruno','Magnus','Quiroga','Ornelas','1998-12-03',177,68,'azul oscuro','20/20','no_clasificado','personal_inteligencia_data/foto.png','personal_inteligencia_data/huella_digital.png','personal_inteligencia_data/huella_retina.png',ROW(58,4128148686) ,ROW('80096875','Irlanda'),ARRAY['español','inglés','portugués','francés','null','null']::varchar(50)[], ARRAY[ ROW('Cecilio','Owen','Alexander','Adams','1950-10-03','madre',ROW(58,4128077595) ), ROW('Juan','Felix','Najera','Echevarria','1950-10-03','abuelo',ROW(58,4124358222) )]::familiar_ty[], ARRAY[ ROW('22765972','Irlanda'),row('null','null') ]::identificacion_ty[], ARRAY[ ROW('Ingeniería Industrial','null','null'), ROW('Comunicación','null','null') ]::nivel_educativo_ty[],null,'11'),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table:style-name="ce15">
            <text:p>('Bruno','Magnus','Quiroga','Ornelas','1998-12-03',177,68,'azul oscuro','20/20','no_clasificado','personal_inteligencia_data/foto.png','personal_inteligencia_data/huella_digital.png','personal_inteligencia_data/huella_retina.png',ROW(58,4128148686) ,ROW('80096875','Irlanda'),ARRAY['español','inglés','portugués','francés','null','null']::varchar(50)[], ARRAY[ ROW('Cecilio','Owen','Alexander','Adams','1950-10-03','madre',ROW(58,4128077595) ), ROW('Juan','Felix','Najera','Echevarria','1950-10-03','abuelo',ROW(58,4124358222) )]::familiar_ty[], ARRAY[ ROW('22765972','Irlanda'),row('null','null') ]::identificacion_ty[], ARRAY[ ROW('Ingeniería Industrial','null','null'), ROW('Comunicación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1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1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ne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99-09-14</text:p>
          </table:table-cell>
          <table:table-cell office:value-type="float" office:value="158" table:style-name="ce12">
            <text:p>158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2646959" table:formula="of:=RANDBETWEEN(1000000;9999999)" table:style-name="ce2">
            <text:p>2646959</text:p>
          </table:table-cell>
          <table:table-cell office:value-type="float" office:value="25764267" table:formula="of:=RANDBETWEEN(10000000;99999999)" table:style-name="ce2">
            <text:p>2576426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Ward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1899952" table:formula="of:=RANDBETWEEN(1000000;9999999)" table:style-name="ce2">
            <text:p>1899952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Arias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5492041" table:formula="of:=RANDBETWEEN(1000000;9999999)" table:style-name="ce2">
            <text:p>5492041</text:p>
          </table:table-cell>
          <table:table-cell office:value-type="float" office:value="20495095" table:formula="of:=RANDBETWEEN(10000000;100000000)" table:style-name="ce2">
            <text:p>20495095</text:p>
          </table:table-cell>
          <table:table-cell office:value-type="string" office:string-value="Irlanda" table:formula="of:=[.F11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1]" table:style-name="ce1">
            <text:p>11</text:p>
          </table:table-cell>
          <table:table-cell table:style-name="ce1"/>
          <table:table-cell office:value-type="string" office:string-value="('Jane','Amanda','Tenorio','Roberts','1999-09-14',158,74,'azul claro','20/20','confidencial','personal_inteligencia_data/foto.png','personal_inteligencia_data/huella_digital.png','personal_inteligencia_data/huella_retina.png',ROW(58,2342646959) ,ROW('25764267','Uganda'),ARRAY['español','inglés','portugués','francés','null','null']::varchar(50)[], ARRAY[ ROW('Felicio',null,'Meneses','Ward','1975-10-18','hermano',ROW(58,2341899952) ), ROW('Luis',null,'Oliva','Arias','1975-10-18','primo',ROW(58,2345492041) )]::familiar_ty[], ARRAY[ ROW('20495095','Irlanda'),row('null','null') ]::identificacion_ty[], ARRAY[ ROW('Filosofía','null','null'), ROW('null','null','null') ]::nivel_educativo_ty[],null,'11'),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table:style-name="ce15">
            <text:p>('Jane','Amanda','Tenorio','Roberts','1999-09-14',158,74,'azul claro','20/20','confidencial','personal_inteligencia_data/foto.png','personal_inteligencia_data/huella_digital.png','personal_inteligencia_data/huella_retina.png',ROW(58,2342646959) ,ROW('25764267','Uganda'),ARRAY['español','inglés','portugués','francés','null','null']::varchar(50)[], ARRAY[ ROW('Felicio',null,'Meneses','Ward','1975-10-18','hermano',ROW(58,2341899952) ), ROW('Luis',null,'Oliva','Arias','1975-10-18','primo',ROW(58,2345492041) )]::familiar_ty[], ARRAY[ ROW('20495095','Irlanda'),row('null','null') ]::identificacion_ty[], ARRAY[ ROW('Filosofía','null','null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2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2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Luis'</text:p>
          </table:table-cell>
          <table:table-cell office:value-type="string" table:style-name="ce11">
            <text:p>1994-05-26</text:p>
          </table:table-cell>
          <table:table-cell office:value-type="float" office:value="178" table:style-name="ce12">
            <text:p>178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7967952" table:formula="of:=RANDBETWEEN(1000000;9999999)" table:style-name="ce2">
            <text:p>7967952</text:p>
          </table:table-cell>
          <table:table-cell office:value-type="float" office:value="49271600" table:formula="of:=RANDBETWEEN(10000000;99999999)" table:style-name="ce2">
            <text:p>49271600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imon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5067142" table:formula="of:=RANDBETWEEN(1000000;9999999)" table:style-name="ce2">
            <text:p>5067142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8782690" table:formula="of:=RANDBETWEEN(1000000;9999999)" table:style-name="ce2">
            <text:p>8782690</text:p>
          </table:table-cell>
          <table:table-cell office:value-type="float" office:value="71752963" table:formula="of:=RANDBETWEEN(10000000;100000000)" table:style-name="ce2">
            <text:p>71752963</text:p>
          </table:table-cell>
          <table:table-cell office:value-type="string" office:string-value="Irlanda" table:formula="of:=[.F12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2]" table:style-name="ce1">
            <text:p>12</text:p>
          </table:table-cell>
          <table:table-cell table:style-name="ce1"/>
          <table:table-cell office:value-type="string" office:string-value="('Bienvenido','Vivaldo','Martines','Luis','1994-05-26',178,75,'azul oscuro','20/20','confidencial','personal_inteligencia_data/foto.png','personal_inteligencia_data/huella_digital.png','personal_inteligencia_data/huella_retina.png',ROW(58,2127967952) ,ROW('49271600','Argentina'),ARRAY['inglés','árabe','portugués','francés','null','null']::varchar(50)[], ARRAY[ ROW('Gracia',null,'Sanchez','Simon','1963-06-08','madre',ROW(58,2125067142) ), ROW('Anthony','Amilcar','Tafoya','Buenrostro','1963-06-08','primo',ROW(58,2128782690) )]::familiar_ty[], ARRAY[ ROW('71752963','Irlanda'),row('null','null') ]::identificacion_ty[], ARRAY[ ROW('Comunicación','Máster','Comunicación Corporativa'), ROW('null','null','null') ]::nivel_educativo_ty[],null,'12'),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table:style-name="ce15">
            <text:p>('Bienvenido','Vivaldo','Martines','Luis','1994-05-26',178,75,'azul oscuro','20/20','confidencial','personal_inteligencia_data/foto.png','personal_inteligencia_data/huella_digital.png','personal_inteligencia_data/huella_retina.png',ROW(58,2127967952) ,ROW('49271600','Argentina'),ARRAY['inglés','árabe','portugués','francés','null','null']::varchar(50)[], ARRAY[ ROW('Gracia',null,'Sanchez','Simon','1963-06-08','madre',ROW(58,2125067142) ), ROW('Anthony','Amilcar','Tafoya','Buenrostro','1963-06-08','primo',ROW(58,2128782690) )]::familiar_ty[], ARRAY[ ROW('71752963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3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3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aler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Deltoro'</text:p>
          </table:table-cell>
          <table:table-cell office:value-type="string" table:style-name="ce11">
            <text:p>1984-05-22</text:p>
          </table:table-cell>
          <table:table-cell office:value-type="float" office:value="182" table:style-name="ce12">
            <text:p>182</text:p>
          </table:table-cell>
          <table:table-cell office:value-type="float" office:value="91" table:style-name="ce12">
            <text:p>91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3667094" table:formula="of:=RANDBETWEEN(1000000;9999999)" table:style-name="ce2">
            <text:p>3667094</text:p>
          </table:table-cell>
          <table:table-cell office:value-type="float" office:value="36468452" table:formula="of:=RANDBETWEEN(10000000;99999999)" table:style-name="ce2">
            <text:p>36468452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4790650" table:formula="of:=RANDBETWEEN(1000000;9999999)" table:style-name="ce2">
            <text:p>4790650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Sanabria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4807289" table:formula="of:=RANDBETWEEN(1000000;9999999)" table:style-name="ce2">
            <text:p>4807289</text:p>
          </table:table-cell>
          <table:table-cell office:value-type="float" office:value="41559499" table:formula="of:=RANDBETWEEN(10000000;100000000)" table:style-name="ce2">
            <text:p>41559499</text:p>
          </table:table-cell>
          <table:table-cell office:value-type="string" office:string-value="Irlanda" table:formula="of:=[.F13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3]" table:style-name="ce1">
            <text:p>12</text:p>
          </table:table-cell>
          <table:table-cell table:style-name="ce1"/>
          <table:table-cell office:value-type="string" office:string-value="('Valerio','Adan','Bahena','Deltoro','1984-05-22',182,91,'verde oscuro','20/40','no_clasificado','personal_inteligencia_data/foto.png','personal_inteligencia_data/huella_digital.png','personal_inteligencia_data/huella_retina.png',ROW(58,2873667094) ,ROW('36468452','Groenlandia'),ARRAY['inglés','árabe','portugués','francés','null','null']::varchar(50)[], ARRAY[ ROW('Luisa',null,'Menjivar','Velasquez','1955-08-29','primo',ROW(58,2444790650) ), ROW('Vitalicio','Calixtrato','Medina','Sanabria','1955-08-29','hermano',ROW(58,2444807289) )]::familiar_ty[], ARRAY[ ROW('41559499','Irlanda'),row('null','null') ]::identificacion_ty[], ARRAY[ ROW('Ingeniería Industrial','null','null'), ROW('Economía','null','null') ]::nivel_educativo_ty[],null,'12'),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table:style-name="ce15">
            <text:p>('Valerio','Adan','Bahena','Deltoro','1984-05-22',182,91,'verde oscuro','20/40','no_clasificado','personal_inteligencia_data/foto.png','personal_inteligencia_data/huella_digital.png','personal_inteligencia_data/huella_retina.png',ROW(58,2873667094) ,ROW('36468452','Groenlandia'),ARRAY['inglés','árabe','portugués','francés','null','null']::varchar(50)[], ARRAY[ ROW('Luisa',null,'Menjivar','Velasquez','1955-08-29','primo',ROW(58,2444790650) ), ROW('Vitalicio','Calixtrato','Medina','Sanabria','1955-08-29','hermano',ROW(58,2444807289) )]::familiar_ty[], ARRAY[ ROW('41559499','Irlanda'),row('null','null') ]::identificacion_ty[], ARRAY[ ROW('Ingeniería Industrial','null','null'), ROW('Econom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4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4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garito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Galarza'</text:p>
          </table:table-cell>
          <table:table-cell office:value-type="string" table:style-name="ce11">
            <text:p>2000-03-09</text:p>
          </table:table-cell>
          <table:table-cell office:value-type="float" office:value="184" table:style-name="ce12">
            <text:p>184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794928" table:formula="of:=RANDBETWEEN(1000000;9999999)" table:style-name="ce2">
            <text:p>3794928</text:p>
          </table:table-cell>
          <table:table-cell office:value-type="float" office:value="51880752" table:formula="of:=RANDBETWEEN(10000000;99999999)" table:style-name="ce2">
            <text:p>5188075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Robledo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041587" table:formula="of:=RANDBETWEEN(1000000;9999999)" table:style-name="ce2">
            <text:p>9041587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5096449" table:formula="of:=RANDBETWEEN(1000000;9999999)" table:style-name="ce2">
            <text:p>5096449</text:p>
          </table:table-cell>
          <table:table-cell office:value-type="float" office:value="73673527" table:formula="of:=RANDBETWEEN(10000000;100000000)" table:style-name="ce2">
            <text:p>73673527</text:p>
          </table:table-cell>
          <table:table-cell office:value-type="string" office:string-value="Irlanda" table:formula="of:=[.F1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4]" table:style-name="ce1">
            <text:p>12</text:p>
          </table:table-cell>
          <table:table-cell table:style-name="ce1"/>
          <table:table-cell office:value-type="string" office:string-value="('Margarito','Juvenal','Nevarez','Galarza','2000-03-09',184,71,'azul claro','20/16','no_clasificado','personal_inteligencia_data/foto.png','personal_inteligencia_data/huella_digital.png','personal_inteligencia_data/huella_retina.png',ROW(58,2123794928) ,ROW('51880752','Irlanda'),ARRAY['español','inglés','portugués','francés','null','null']::varchar(50)[], ARRAY[ ROW('Consolacion','Maximina','Maciel','Robledo','1953-11-30','hermano',ROW(58,2129041587) ), ROW('Tito','Julian','Vallejo','Pinon','1953-11-30','primo',ROW(58,2125096449) )]::familiar_ty[], ARRAY[ ROW('73673527','Irlanda'),row('null','null') ]::identificacion_ty[], ARRAY[ ROW('Derecho','null','null'), ROW('Enfermería','null','null') ]::nivel_educativo_ty[],null,'12'),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table:style-name="ce15">
            <text:p>('Margarito','Juvenal','Nevarez','Galarza','2000-03-09',184,71,'azul claro','20/16','no_clasificado','personal_inteligencia_data/foto.png','personal_inteligencia_data/huella_digital.png','personal_inteligencia_data/huella_retina.png',ROW(58,2123794928) ,ROW('51880752','Irlanda'),ARRAY['español','inglés','portugués','francés','null','null']::varchar(50)[], ARRAY[ ROW('Consolacion','Maximina','Maciel','Robledo','1953-11-30','hermano',ROW(58,2129041587) ), ROW('Tito','Julian','Vallejo','Pinon','1953-11-30','primo',ROW(58,2125096449) )]::familiar_ty[], ARRAY[ ROW('73673527','Irlanda'),row('null','null') ]::identificacion_ty[], ARRAY[ ROW('Derecho','null','null'), ROW('Enfermer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5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5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n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99-09-20</text:p>
          </table:table-cell>
          <table:table-cell office:value-type="float" office:value="176" table:style-name="ce12">
            <text:p>176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5683308" table:formula="of:=RANDBETWEEN(1000000;9999999)" table:style-name="ce2">
            <text:p>5683308</text:p>
          </table:table-cell>
          <table:table-cell office:value-type="float" office:value="91420160" table:formula="of:=RANDBETWEEN(10000000;99999999)" table:style-name="ce2">
            <text:p>9142016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Maldonad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6239264" table:formula="of:=RANDBETWEEN(1000000;9999999)" table:style-name="ce2">
            <text:p>6239264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Salguer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6807560" table:formula="of:=RANDBETWEEN(1000000;9999999)" table:style-name="ce2">
            <text:p>6807560</text:p>
          </table:table-cell>
          <table:table-cell office:value-type="float" office:value="63403041" table:formula="of:=RANDBETWEEN(10000000;100000000)" table:style-name="ce2">
            <text:p>63403041</text:p>
          </table:table-cell>
          <table:table-cell office:value-type="string" office:string-value="Irlanda" table:formula="of:=[.F1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5]" table:style-name="ce1">
            <text:p>12</text:p>
          </table:table-cell>
          <table:table-cell table:style-name="ce1"/>
          <table:table-cell office:value-type="string" office:string-value="('Feliciano','Cristian','Guzman','Roman','1999-09-20',176,80,'marrón claro','20/16','confidencial','personal_inteligencia_data/foto.png','personal_inteligencia_data/huella_digital.png','personal_inteligencia_data/huella_retina.png',ROW(58,2615683308) ,ROW('91420160','Uganda'),ARRAY['español','inglés','portugués','francés','null','null']::varchar(50)[], ARRAY[ ROW('Irma',null,'Barahona','Maldonado','1976-03-18','hermano',ROW(58,2616239264) ), ROW('Klement',null,'Montiel','Salguero','1976-03-18','hermano',ROW(58,2616807560) )]::familiar_ty[], ARRAY[ ROW('63403041','Irlanda'),row('null','null') ]::identificacion_ty[], ARRAY[ ROW('Criminología','null','null'), ROW('null','null','null') ]::nivel_educativo_ty[],null,'12'),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table:style-name="ce15">
            <text:p>('Feliciano','Cristian','Guzman','Roman','1999-09-20',176,80,'marrón claro','20/16','confidencial','personal_inteligencia_data/foto.png','personal_inteligencia_data/huella_digital.png','personal_inteligencia_data/huella_retina.png',ROW(58,2615683308) ,ROW('91420160','Uganda'),ARRAY['español','inglés','portugués','francés','null','null']::varchar(50)[], ARRAY[ ROW('Irma',null,'Barahona','Maldonado','1976-03-18','hermano',ROW(58,2616239264) ), ROW('Klement',null,'Montiel','Salguero','1976-03-18','hermano',ROW(58,2616807560) )]::familiar_ty[], ARRAY[ ROW('63403041','Irlanda'),row('null','null') ]::identificacion_ty[], ARRAY[ ROW('Criminología','null','null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6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6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antiag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iron'</text:p>
          </table:table-cell>
          <table:table-cell office:value-type="string" table:style-name="ce11">
            <text:p>1992-05-02</text:p>
          </table:table-cell>
          <table:table-cell office:value-type="float" office:value="187" table:style-name="ce12">
            <text:p>187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692743" table:formula="of:=RANDBETWEEN(1000000;9999999)" table:style-name="ce2">
            <text:p>6692743</text:p>
          </table:table-cell>
          <table:table-cell office:value-type="float" office:value="40553022" table:formula="of:=RANDBETWEEN(10000000;99999999)" table:style-name="ce2">
            <text:p>40553022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Almeida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1552090" table:formula="of:=RANDBETWEEN(1000000;9999999)" table:style-name="ce2">
            <text:p>1552090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Cruz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1983126" table:formula="of:=RANDBETWEEN(1000000;9999999)" table:style-name="ce2">
            <text:p>1983126</text:p>
          </table:table-cell>
          <table:table-cell office:value-type="float" office:value="62201700" table:formula="of:=RANDBETWEEN(10000000;100000000)" table:style-name="ce2">
            <text:p>62201700</text:p>
          </table:table-cell>
          <table:table-cell office:value-type="string" office:string-value="Holanda" table:formula="of:=[.F16]" table:style-name="ce1">
            <text:p>Holanda</text:p>
          </table:table-cell>
          <table:table-cell office:value-type="float" office:value="98177623" table:formula="of:=RANDBETWEEN(10000000;100000000)" table:style-name="ce2">
            <text:p>98177623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float" office:value="13" table:formula="of:=[.D16]" table:style-name="ce1">
            <text:p>13</text:p>
          </table:table-cell>
          <table:table-cell table:style-name="ce1"/>
          <table:table-cell office:value-type="string" office:string-value="('Santiago','Andres','Izaguirre','Giron','1992-05-02',187,85,'verde oscuro','20/20','top_secret','personal_inteligencia_data/foto.png','personal_inteligencia_data/huella_digital.png','personal_inteligencia_data/huella_retina.png',ROW(58,4126692743) ,ROW('40553022','Argentina'),ARRAY['español','inglés','hindi','ruso','mandarín','null']::varchar(50)[], ARRAY[ ROW('Pablo','Emiliano','Santana','Almeida','1956-04-21','hermano',ROW(58,4121552090) ), ROW('Greta',null,'Valdivia','Cruz','1956-04-21','hermano',ROW(58,4121983126) )]::familiar_ty[], ARRAY[ ROW('62201700','Holanda'),row('98177623','Zimbabue') ]::identificacion_ty[], ARRAY[ ROW('Enfermería','null','null'), ROW('Ingeniería Industrial','Máster','Dirección de Empresas') ]::nivel_educativo_ty[],null,'13'),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table:style-name="ce15">
            <text:p>('Santiago','Andres','Izaguirre','Giron','1992-05-02',187,85,'verde oscuro','20/20','top_secret','personal_inteligencia_data/foto.png','personal_inteligencia_data/huella_digital.png','personal_inteligencia_data/huella_retina.png',ROW(58,4126692743) ,ROW('40553022','Argentina'),ARRAY['español','inglés','hindi','ruso','mandarín','null']::varchar(50)[], ARRAY[ ROW('Pablo','Emiliano','Santana','Almeida','1956-04-21','hermano',ROW(58,4121552090) ), ROW('Greta',null,'Valdivia','Cruz','1956-04-21','hermano',ROW(58,4121983126) )]::familiar_ty[], ARRAY[ ROW('62201700','Holanda'),row('98177623','Zimbabue') ]::identificacion_ty[], ARRAY[ ROW('Enfermería','null','null'), ROW('Ingeniería Industrial','Máster','Dirección de Empresas') ]::nivel_educativo_ty[],null,'13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7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7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id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96-11-17</text:p>
          </table:table-cell>
          <table:table-cell office:value-type="float" office:value="160" table:style-name="ce12">
            <text:p>160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8894182" table:formula="of:=RANDBETWEEN(1000000;9999999)" table:style-name="ce2">
            <text:p>8894182</text:p>
          </table:table-cell>
          <table:table-cell office:value-type="float" office:value="30944038" table:formula="of:=RANDBETWEEN(10000000;99999999)" table:style-name="ce2">
            <text:p>3094403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Baez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9822392" table:formula="of:=RANDBETWEEN(1000000;9999999)" table:style-name="ce2">
            <text:p>9822392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Elizondo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6723464" table:formula="of:=RANDBETWEEN(1000000;9999999)" table:style-name="ce2">
            <text:p>6723464</text:p>
          </table:table-cell>
          <table:table-cell office:value-type="float" office:value="35059643" table:formula="of:=RANDBETWEEN(10000000;100000000)" table:style-name="ce2">
            <text:p>35059643</text:p>
          </table:table-cell>
          <table:table-cell office:value-type="string" office:string-value="Holanda" table:formula="of:=[.F1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7]" table:style-name="ce1">
            <text:p>13</text:p>
          </table:table-cell>
          <table:table-cell table:style-name="ce1"/>
          <table:table-cell office:value-type="string" office:string-value="('Elidio','Pablo','Carreno','Villarreal','1996-11-17',160,77,'verde oscuro','20/20','no_clasificado','personal_inteligencia_data/foto.png','personal_inteligencia_data/huella_digital.png','personal_inteligencia_data/huella_retina.png',ROW(58,4248894182) ,ROW('30944038','Groenlandia'),ARRAY['español','inglés','hindi','ruso','null','null']::varchar(50)[], ARRAY[ ROW('Jorge','Silvester','Rodrigues','Baez','1959-10-09','primo',ROW(58,2819822392) ), ROW('Lincoln',null,'Alvarenga','Elizondo','1959-10-09','hermano',ROW(58,2816723464) )]::familiar_ty[], ARRAY[ ROW('35059643','Holanda'),row('null','null') ]::identificacion_ty[], ARRAY[ ROW('Ciencias Sociales','null','null'), ROW('null','null','null') ]::nivel_educativo_ty[],null,'13'),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table:style-name="ce15">
            <text:p>('Elidio','Pablo','Carreno','Villarreal','1996-11-17',160,77,'verde oscuro','20/20','no_clasificado','personal_inteligencia_data/foto.png','personal_inteligencia_data/huella_digital.png','personal_inteligencia_data/huella_retina.png',ROW(58,4248894182) ,ROW('30944038','Groenlandia'),ARRAY['español','inglés','hindi','ruso','null','null']::varchar(50)[], ARRAY[ ROW('Jorge','Silvester','Rodrigues','Baez','1959-10-09','primo',ROW(58,2819822392) ), ROW('Lincoln',null,'Alvarenga','Elizondo','1959-10-09','hermano',ROW(58,2816723464) )]::familiar_ty[], ARRAY[ ROW('35059643','Holanda'),row('null','null') ]::identificacion_ty[], ARRAY[ ROW('Ciencias Sociales','null','nul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8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8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egul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Valverde'</text:p>
          </table:table-cell>
          <table:table-cell office:value-type="string" table:style-name="ce11">
            <text:p>1996-11-15</text:p>
          </table:table-cell>
          <table:table-cell office:value-type="float" office:value="168" table:style-name="ce12">
            <text:p>168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926216" table:formula="of:=RANDBETWEEN(1000000;9999999)" table:style-name="ce2">
            <text:p>2926216</text:p>
          </table:table-cell>
          <table:table-cell office:value-type="float" office:value="56290501" table:formula="of:=RANDBETWEEN(10000000;99999999)" table:style-name="ce2">
            <text:p>5629050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Jimenez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6140535" table:formula="of:=RANDBETWEEN(1000000;9999999)" table:style-name="ce2">
            <text:p>6140535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Valdivia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7559037" table:formula="of:=RANDBETWEEN(1000000;9999999)" table:style-name="ce2">
            <text:p>7559037</text:p>
          </table:table-cell>
          <table:table-cell office:value-type="float" office:value="77484597" table:formula="of:=RANDBETWEEN(10000000;100000000)" table:style-name="ce2">
            <text:p>77484597</text:p>
          </table:table-cell>
          <table:table-cell office:value-type="string" office:string-value="Holanda" table:formula="of:=[.F18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8]" table:style-name="ce1">
            <text:p>13</text:p>
          </table:table-cell>
          <table:table-cell table:style-name="ce1"/>
          <table:table-cell office:value-type="string" office:string-value="('Regulo','Pastor','Coria','Valverde','1996-11-15',168,77,'verde claro','20/50','no_clasificado','personal_inteligencia_data/foto.png','personal_inteligencia_data/huella_digital.png','personal_inteligencia_data/huella_retina.png',ROW(58,4242926216) ,ROW('56290501','Malasia'),ARRAY['inglés','árabe','portugués','francés','null','null']::varchar(50)[], ARRAY[ ROW('Marco',null,'Armijo','Jimenez','1970-12-22','primo',ROW(58,4246140535) ), ROW('Emperatriz',null,'Angulo','Valdivia','1970-12-22','hermano',ROW(58,4247559037) )]::familiar_ty[], ARRAY[ ROW('77484597','Holanda'),row('null','null') ]::identificacion_ty[], ARRAY[ ROW('Psicología','Máster','Inteligencia Emocional'), ROW('null','null','null') ]::nivel_educativo_ty[],null,'13'),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table:style-name="ce15">
            <text:p>('Regulo','Pastor','Coria','Valverde','1996-11-15',168,77,'verde claro','20/50','no_clasificado','personal_inteligencia_data/foto.png','personal_inteligencia_data/huella_digital.png','personal_inteligencia_data/huella_retina.png',ROW(58,4242926216) ,ROW('56290501','Malasia'),ARRAY['inglés','árabe','portugués','francés','null','null']::varchar(50)[], ARRAY[ ROW('Marco',null,'Armijo','Jimenez','1970-12-22','primo',ROW(58,4246140535) ), ROW('Emperatriz',null,'Angulo','Valdivia','1970-12-22','hermano',ROW(58,4247559037) )]::familiar_ty[], ARRAY[ ROW('77484597','Holanda'),row('null','null') ]::identificacion_ty[], ARRAY[ ROW('Psicología','Máster','Inteligencia Emociona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9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9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1998-11-20</text:p>
          </table:table-cell>
          <table:table-cell office:value-type="float" office:value="153" table:style-name="ce12">
            <text:p>153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2940636" table:formula="of:=RANDBETWEEN(1000000;9999999)" table:style-name="ce2">
            <text:p>2940636</text:p>
          </table:table-cell>
          <table:table-cell office:value-type="float" office:value="80103028" table:formula="of:=RANDBETWEEN(10000000;99999999)" table:style-name="ce2">
            <text:p>8010302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Girald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4777933" table:formula="of:=RANDBETWEEN(1000000;9999999)" table:style-name="ce2">
            <text:p>4777933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Lucer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7046071" table:formula="of:=RANDBETWEEN(1000000;9999999)" table:style-name="ce2">
            <text:p>7046071</text:p>
          </table:table-cell>
          <table:table-cell office:value-type="float" office:value="67616123" table:formula="of:=RANDBETWEEN(10000000;100000000)" table:style-name="ce2">
            <text:p>67616123</text:p>
          </table:table-cell>
          <table:table-cell office:value-type="string" office:string-value="Holanda" table:formula="of:=[.F19]" table:style-name="ce1">
            <text:p>Holanda</text:p>
          </table:table-cell>
          <table:table-cell office:value-type="float" office:value="46652956" table:formula="of:=RANDBETWEEN(10000000;100000000)" table:style-name="ce2">
            <text:p>46652956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float" office:value="13" table:formula="of:=[.D19]" table:style-name="ce1">
            <text:p>13</text:p>
          </table:table-cell>
          <table:table-cell table:style-name="ce1"/>
          <table:table-cell office:value-type="string" office:string-value="('Atenea','Mariana','Escalante','Garay','1998-11-20',153,95,'marrón claro','20/160','confidencial','personal_inteligencia_data/foto.png','personal_inteligencia_data/huella_digital.png','personal_inteligencia_data/huella_retina.png',ROW(58,2342940636) ,ROW('80103028','Uganda'),ARRAY['español','inglés','hindi','ruso','mandarín','bengalí']::varchar(50)[], ARRAY[ ROW('Camilo','Margarito','Aguayo','Giraldo','1976-03-16','abuelo',ROW(58,2434777933) ), ROW('Fabian','Melchor','Deltoro','Lucero','1976-03-16','primo',ROW(58,2437046071) )]::familiar_ty[], ARRAY[ ROW('67616123','Holanda'),row('46652956','Holanda') ]::identificacion_ty[], ARRAY[ ROW('Psicología','null','null'), ROW('Comunicación','Máster','Comunicación Corporativa') ]::nivel_educativo_ty[],null,'13'),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table:style-name="ce15">
            <text:p>('Atenea','Mariana','Escalante','Garay','1998-11-20',153,95,'marrón claro','20/160','confidencial','personal_inteligencia_data/foto.png','personal_inteligencia_data/huella_digital.png','personal_inteligencia_data/huella_retina.png',ROW(58,2342940636) ,ROW('80103028','Uganda'),ARRAY['español','inglés','hindi','ruso','mandarín','bengalí']::varchar(50)[], ARRAY[ ROW('Camilo','Margarito','Aguayo','Giraldo','1976-03-16','abuelo',ROW(58,2434777933) ), ROW('Fabian','Melchor','Deltoro','Lucero','1976-03-16','primo',ROW(58,2437046071) )]::familiar_ty[], ARRAY[ ROW('67616123','Holanda'),row('46652956','Holanda') ]::identificacion_ty[], ARRAY[ ROW('Psicología','null','null'), ROW('Comunicación','Máster','Comunicación Corporativa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0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0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ilvi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92-05-29</text:p>
          </table:table-cell>
          <table:table-cell office:value-type="float" office:value="166" table:style-name="ce12">
            <text:p>16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645970" table:formula="of:=RANDBETWEEN(1000000;9999999)" table:style-name="ce2">
            <text:p>8645970</text:p>
          </table:table-cell>
          <table:table-cell office:value-type="float" office:value="69314066" table:formula="of:=RANDBETWEEN(10000000;99999999)" table:style-name="ce2">
            <text:p>69314066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astro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9756811" table:formula="of:=RANDBETWEEN(1000000;9999999)" table:style-name="ce2">
            <text:p>9756811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Rogers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7132509" table:formula="of:=RANDBETWEEN(1000000;9999999)" table:style-name="ce2">
            <text:p>7132509</text:p>
          </table:table-cell>
          <table:table-cell office:value-type="float" office:value="62175927" table:formula="of:=RANDBETWEEN(10000000;100000000)" table:style-name="ce2">
            <text:p>62175927</text:p>
          </table:table-cell>
          <table:table-cell office:value-type="string" office:string-value="Holanda" table:formula="of:=[.F20]" table:style-name="ce1">
            <text:p>Holanda</text:p>
          </table:table-cell>
          <table:table-cell office:value-type="float" office:value="18385361" table:formula="of:=RANDBETWEEN(10000000;100000000)" table:style-name="ce2">
            <text:p>1838536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float" office:value="14" table:formula="of:=[.D20]" table:style-name="ce1">
            <text:p>14</text:p>
          </table:table-cell>
          <table:table-cell table:style-name="ce1"/>
          <table:table-cell office:value-type="string" office:string-value="('Silvio','Fidel','Avelar','Mojica','1992-05-29',166,68,'azul oscuro','20/16','top_secret','personal_inteligencia_data/foto.png','personal_inteligencia_data/huella_digital.png','personal_inteligencia_data/huella_retina.png',ROW(58,2128645970) ,ROW('69314066','Argentina'),ARRAY['español','inglés','hindi','ruso','mandarín','null']::varchar(50)[], ARRAY[ ROW('Julian','Cornelio','Ceja','Castro','1957-07-10','abuelo',ROW(58,2129756811) ), ROW('Marcela',null,'Galdamez','Rogers','1957-07-10','abuelo',ROW(58,2127132509) )]::familiar_ty[], ARRAY[ ROW('62175927','Holanda'),row('18385361','Zimbabue') ]::identificacion_ty[], ARRAY[ ROW('Ciencias Sociales','null','null'), ROW('Derecho','Máster','Abogacía') ]::nivel_educativo_ty[],null,'14'),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table:style-name="ce15">
            <text:p>('Silvio','Fidel','Avelar','Mojica','1992-05-29',166,68,'azul oscuro','20/16','top_secret','personal_inteligencia_data/foto.png','personal_inteligencia_data/huella_digital.png','personal_inteligencia_data/huella_retina.png',ROW(58,2128645970) ,ROW('69314066','Argentina'),ARRAY['español','inglés','hindi','ruso','mandarín','null']::varchar(50)[], ARRAY[ ROW('Julian','Cornelio','Ceja','Castro','1957-07-10','abuelo',ROW(58,2129756811) ), ROW('Marcela',null,'Galdamez','Rogers','1957-07-10','abuelo',ROW(58,2127132509) )]::familiar_ty[], ARRAY[ ROW('62175927','Holanda'),row('18385361','Zimbabue') ]::identificacion_ty[], ARRAY[ ROW('Ciencias Sociales','null','null'), ROW('Derecho','Máster','Abogací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1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1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ristian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rango'</text:p>
          </table:table-cell>
          <table:table-cell office:value-type="string" table:style-name="ce11">
            <text:p>1999-09-22</text:p>
          </table:table-cell>
          <table:table-cell office:value-type="float" office:value="153" table:style-name="ce12">
            <text:p>153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2295548" table:formula="of:=RANDBETWEEN(1000000;9999999)" table:style-name="ce2">
            <text:p>2295548</text:p>
          </table:table-cell>
          <table:table-cell office:value-type="float" office:value="71967211" table:formula="of:=RANDBETWEEN(10000000;99999999)" table:style-name="ce2">
            <text:p>7196721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Manriquez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5080571" table:formula="of:=RANDBETWEEN(1000000;9999999)" table:style-name="ce2">
            <text:p>5080571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Duenas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4357287" table:formula="of:=RANDBETWEEN(1000000;9999999)" table:style-name="ce2">
            <text:p>4357287</text:p>
          </table:table-cell>
          <table:table-cell office:value-type="float" office:value="57155233" table:formula="of:=RANDBETWEEN(10000000;100000000)" table:style-name="ce2">
            <text:p>57155233</text:p>
          </table:table-cell>
          <table:table-cell office:value-type="string" office:string-value="Holanda" table:formula="of:=[.F21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1]" table:style-name="ce1">
            <text:p>14</text:p>
          </table:table-cell>
          <table:table-cell table:style-name="ce1"/>
          <table:table-cell office:value-type="string" office:string-value="('Cristian','Feliciano','Montero','Arango','1999-09-22',153,94,'azul oscuro','20/20','no_clasificado','personal_inteligencia_data/foto.png','personal_inteligencia_data/huella_digital.png','personal_inteligencia_data/huella_retina.png',ROW(58,2872295548) ,ROW('71967211','Groenlandia'),ARRAY['español','inglés','hindi','ruso','mandarín','null']::varchar(50)[], ARRAY[ ROW('Constantino','Ciceron','Perez','Manriquez','1960-08-31','tío',ROW(58,2345080571) ), ROW('Alba',null,'Arriola','Duenas','1960-08-31','hermano',ROW(58,2344357287) )]::familiar_ty[], ARRAY[ ROW('57155233','Holanda'),row('null','null') ]::identificacion_ty[], ARRAY[ ROW('Economía','null','null'), ROW('null','null','null') ]::nivel_educativo_ty[],null,'14'),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table:style-name="ce15">
            <text:p>('Cristian','Feliciano','Montero','Arango','1999-09-22',153,94,'azul oscuro','20/20','no_clasificado','personal_inteligencia_data/foto.png','personal_inteligencia_data/huella_digital.png','personal_inteligencia_data/huella_retina.png',ROW(58,2872295548) ,ROW('71967211','Groenlandia'),ARRAY['español','inglés','hindi','ruso','mandarín','null']::varchar(50)[], ARRAY[ ROW('Constantino','Ciceron','Perez','Manriquez','1960-08-31','tío',ROW(58,2345080571) ), ROW('Alba',null,'Arriola','Duenas','1960-08-31','hermano',ROW(58,2344357287) )]::familiar_ty[], ARRAY[ ROW('57155233','Holanda'),row('null','null') ]::identificacion_ty[], ARRAY[ ROW('Econom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2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2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ves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ejo'</text:p>
          </table:table-cell>
          <table:table-cell office:value-type="string" table:style-name="ce11">
            <text:p>1997-08-10</text:p>
          </table:table-cell>
          <table:table-cell office:value-type="float" office:value="186" table:style-name="ce12">
            <text:p>186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8398768" table:formula="of:=RANDBETWEEN(1000000;9999999)" table:style-name="ce2">
            <text:p>8398768</text:p>
          </table:table-cell>
          <table:table-cell office:value-type="float" office:value="75385803" table:formula="of:=RANDBETWEEN(10000000;99999999)" table:style-name="ce2">
            <text:p>75385803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Caldera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tío</text:p>
          </table:table-cell>
          <table:table-cell office:value-type="float" office:value="287" table:style-name="ce14">
            <text:p>287</text:p>
          </table:table-cell>
          <table:table-cell office:value-type="float" office:value="5330847" table:formula="of:=RANDBETWEEN(1000000;9999999)" table:style-name="ce2">
            <text:p>5330847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Toscano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3622059" table:formula="of:=RANDBETWEEN(1000000;9999999)" table:style-name="ce2">
            <text:p>3622059</text:p>
          </table:table-cell>
          <table:table-cell office:value-type="float" office:value="76313302" table:formula="of:=RANDBETWEEN(10000000;100000000)" table:style-name="ce2">
            <text:p>76313302</text:p>
          </table:table-cell>
          <table:table-cell office:value-type="string" office:string-value="Holanda" table:formula="of:=[.F22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2]" table:style-name="ce1">
            <text:p>14</text:p>
          </table:table-cell>
          <table:table-cell table:style-name="ce1"/>
          <table:table-cell office:value-type="string" office:string-value="('Ives','Victor','Valerio','Alejo','1997-08-10',186,70,'verde oscuro','20/40','no_clasificado','personal_inteligencia_data/foto.png','personal_inteligencia_data/huella_digital.png','personal_inteligencia_data/huella_retina.png',ROW(58,2878398768) ,ROW('75385803','Malasia'),ARRAY['inglés','árabe','portugués','francés','null','null']::varchar(50)[], ARRAY[ ROW('Cesarino',null,'Delrio','Caldera','1971-06-23','tío',ROW(58,2875330847) ), ROW('Vilma',null,'Monreal','Toscano','1971-06-23','hermano',ROW(58,2873622059) )]::familiar_ty[], ARRAY[ ROW('76313302','Holanda'),row('null','null') ]::identificacion_ty[], ARRAY[ ROW('Enfermería','null','null'), ROW('null','null','null') ]::nivel_educativo_ty[],null,'14'),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table:style-name="ce15">
            <text:p>('Ives','Victor','Valerio','Alejo','1997-08-10',186,70,'verde oscuro','20/40','no_clasificado','personal_inteligencia_data/foto.png','personal_inteligencia_data/huella_digital.png','personal_inteligencia_data/huella_retina.png',ROW(58,2878398768) ,ROW('75385803','Malasia'),ARRAY['inglés','árabe','portugués','francés','null','null']::varchar(50)[], ARRAY[ ROW('Cesarino',null,'Delrio','Caldera','1971-06-23','tío',ROW(58,2875330847) ), ROW('Vilma',null,'Monreal','Toscano','1971-06-23','hermano',ROW(58,2873622059) )]::familiar_ty[], ARRAY[ ROW('76313302','Holanda'),row('null','null') ]::identificacion_ty[], ARRAY[ ROW('Enfermer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3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3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alafox'</text:p>
          </table:table-cell>
          <table:table-cell office:value-type="string" table:style-name="ce11">
            <text:p>1998-12-02</text:p>
          </table:table-cell>
          <table:table-cell office:value-type="float" office:value="170" table:style-name="ce12">
            <text:p>170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187167" table:formula="of:=RANDBETWEEN(1000000;9999999)" table:style-name="ce2">
            <text:p>9187167</text:p>
          </table:table-cell>
          <table:table-cell office:value-type="float" office:value="91654040" table:formula="of:=RANDBETWEEN(10000000;99999999)" table:style-name="ce2">
            <text:p>9165404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uiz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8129781" table:formula="of:=RANDBETWEEN(1000000;9999999)" table:style-name="ce2">
            <text:p>8129781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4790695" table:formula="of:=RANDBETWEEN(1000000;9999999)" table:style-name="ce2">
            <text:p>4790695</text:p>
          </table:table-cell>
          <table:table-cell office:value-type="float" office:value="56469836" table:formula="of:=RANDBETWEEN(10000000;100000000)" table:style-name="ce2">
            <text:p>56469836</text:p>
          </table:table-cell>
          <table:table-cell office:value-type="string" office:string-value="Holanda" table:formula="of:=[.F23]" table:style-name="ce1">
            <text:p>Holanda</text:p>
          </table:table-cell>
          <table:table-cell office:value-type="float" office:value="88983518" table:formula="of:=RANDBETWEEN(10000000;100000000)" table:style-name="ce2">
            <text:p>88983518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float" office:value="14" table:formula="of:=[.D23]" table:style-name="ce1">
            <text:p>14</text:p>
          </table:table-cell>
          <table:table-cell table:style-name="ce1"/>
          <table:table-cell office:value-type="string" office:string-value="('Poncio',null,'Parker','Palafox','1998-12-02',170,94,'marrón claro','20/200','confidencial','personal_inteligencia_data/foto.png','personal_inteligencia_data/huella_digital.png','personal_inteligencia_data/huella_retina.png',ROW(58,4129187167) ,ROW('91654040','Uganda'),ARRAY['español','inglés','hindi','ruso','mandarín','bengalí']::varchar(50)[], ARRAY[ ROW('Peregrino','William','Reyes','Ruiz','1977-04-02','primo',ROW(58,2818129781) ), ROW('Daniela','Aidana','Avelar','Recinos','1977-04-02','hermano',ROW(58,2814790695) )]::familiar_ty[], ARRAY[ ROW('56469836','Holanda'),row('88983518','Holanda') ]::identificacion_ty[], ARRAY[ ROW('Enfermería','null','null'), ROW('Ciencias Sociales','Máster','Acción Internacional Humanitaria') ]::nivel_educativo_ty[],null,'14'),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table:style-name="ce15">
            <text:p>('Poncio',null,'Parker','Palafox','1998-12-02',170,94,'marrón claro','20/200','confidencial','personal_inteligencia_data/foto.png','personal_inteligencia_data/huella_digital.png','personal_inteligencia_data/huella_retina.png',ROW(58,4129187167) ,ROW('91654040','Uganda'),ARRAY['español','inglés','hindi','ruso','mandarín','bengalí']::varchar(50)[], ARRAY[ ROW('Peregrino','William','Reyes','Ruiz','1977-04-02','primo',ROW(58,2818129781) ), ROW('Daniela','Aidana','Avelar','Recinos','1977-04-02','hermano',ROW(58,2814790695) )]::familiar_ty[], ARRAY[ ROW('56469836','Holanda'),row('88983518','Holanda') ]::identificacion_ty[], ARRAY[ ROW('Enfermería','null','null'), ROW('Ciencias Sociales','Máster','Acción Internacional Humanitari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4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4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Lewis'</text:p>
          </table:table-cell>
          <table:table-cell office:value-type="string" table:style-name="ce11">
            <text:p>1993-05-13</text:p>
          </table:table-cell>
          <table:table-cell office:value-type="float" office:value="175" table:style-name="ce12">
            <text:p>175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830490" table:formula="of:=RANDBETWEEN(1000000;9999999)" table:style-name="ce2">
            <text:p>9830490</text:p>
          </table:table-cell>
          <table:table-cell office:value-type="float" office:value="27834395" table:formula="of:=RANDBETWEEN(10000000;99999999)" table:style-name="ce2">
            <text:p>27834395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Morris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1059543" table:formula="of:=RANDBETWEEN(1000000;9999999)" table:style-name="ce2">
            <text:p>1059543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Diaz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3252606" table:formula="of:=RANDBETWEEN(1000000;9999999)" table:style-name="ce2">
            <text:p>3252606</text:p>
          </table:table-cell>
          <table:table-cell office:value-type="float" office:value="30691595" table:formula="of:=RANDBETWEEN(10000000;100000000)" table:style-name="ce2">
            <text:p>30691595</text:p>
          </table:table-cell>
          <table:table-cell office:value-type="string" office:string-value="Holanda" table:formula="of:=[.F24]" table:style-name="ce1">
            <text:p>Holanda</text:p>
          </table:table-cell>
          <table:table-cell office:value-type="float" office:value="54804970" table:formula="of:=RANDBETWEEN(10000000;100000000)" table:style-name="ce2">
            <text:p>5480497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float" office:value="15" table:formula="of:=[.D24]" table:style-name="ce1">
            <text:p>15</text:p>
          </table:table-cell>
          <table:table-cell table:style-name="ce1"/>
          <table:table-cell office:value-type="string" office:string-value="('Breno','Marcial','Acuna','Lewis','1993-05-13',175,75,'azul claro','20/160','top_secret','personal_inteligencia_data/foto.png','personal_inteligencia_data/huella_digital.png','personal_inteligencia_data/huella_retina.png',ROW(58,4249830490) ,ROW('27834395','Argentina'),ARRAY['español','inglés','hindi','ruso','mandarín','null']::varchar(50)[], ARRAY[ ROW('Sabina','Perla','Guevara','Morris','1959-09-04','abuelo',ROW(58,4241059543) ), ROW('Pamela','Veronica','Torres','Diaz','1959-09-04','abuelo',ROW(58,4243252606) )]::familiar_ty[], ARRAY[ ROW('30691595','Holanda'),row('54804970','Australia') ]::identificacion_ty[], ARRAY[ ROW('Economía','null','null'), ROW('Ingeniería Informática','Máster','Ciberseguridad') ]::nivel_educativo_ty[],null,'15'),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table:style-name="ce15">
            <text:p>('Breno','Marcial','Acuna','Lewis','1993-05-13',175,75,'azul claro','20/160','top_secret','personal_inteligencia_data/foto.png','personal_inteligencia_data/huella_digital.png','personal_inteligencia_data/huella_retina.png',ROW(58,4249830490) ,ROW('27834395','Argentina'),ARRAY['español','inglés','hindi','ruso','mandarín','null']::varchar(50)[], ARRAY[ ROW('Sabina','Perla','Guevara','Morris','1959-09-04','abuelo',ROW(58,4241059543) ), ROW('Pamela','Veronica','Torres','Diaz','1959-09-04','abuelo',ROW(58,4243252606) )]::familiar_ty[], ARRAY[ ROW('30691595','Holanda'),row('54804970','Australia') ]::identificacion_ty[], ARRAY[ ROW('Economía','null','null'), ROW('Ingeniería Informática','Máster','Ciberseguridad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5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5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Estevez'</text:p>
          </table:table-cell>
          <table:table-cell office:value-type="string" table:style-name="ce11">
            <text:p>2000-04-20</text:p>
          </table:table-cell>
          <table:table-cell office:value-type="float" office:value="153" table:style-name="ce12">
            <text:p>153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4087519" table:formula="of:=RANDBETWEEN(1000000;9999999)" table:style-name="ce2">
            <text:p>4087519</text:p>
          </table:table-cell>
          <table:table-cell office:value-type="float" office:value="70508194" table:formula="of:=RANDBETWEEN(10000000;99999999)" table:style-name="ce2">
            <text:p>70508194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5007022" table:formula="of:=RANDBETWEEN(1000000;9999999)" table:style-name="ce2">
            <text:p>5007022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1218569" table:formula="of:=RANDBETWEEN(1000000;9999999)" table:style-name="ce2">
            <text:p>1218569</text:p>
          </table:table-cell>
          <table:table-cell office:value-type="float" office:value="51085064" table:formula="of:=RANDBETWEEN(10000000;100000000)" table:style-name="ce2">
            <text:p>51085064</text:p>
          </table:table-cell>
          <table:table-cell office:value-type="string" office:string-value="Holanda" table:formula="of:=[.F25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5]" table:style-name="ce1">
            <text:p>15</text:p>
          </table:table-cell>
          <table:table-cell table:style-name="ce1"/>
          <table:table-cell office:value-type="string" office:string-value="('Eneida','Matilde','Velasco','Estevez','2000-04-20',153,77,'azul claro','20/50','no_clasificado','personal_inteligencia_data/foto.png','personal_inteligencia_data/huella_digital.png','personal_inteligencia_data/huella_retina.png',ROW(58,2434087519) ,ROW('70508194','Groenlandia'),ARRAY['español','inglés','hindi','ruso','mandarín','null']::varchar(50)[], ARRAY[ ROW('Miranda','Maximina','Alonso','Zamora','1961-03-27','padre',ROW(58,2615007022) ), ROW('Pilar',null,'Alvarado','Contreras','1961-03-27','abuelo',ROW(58,2611218569) )]::familiar_ty[], ARRAY[ ROW('51085064','Holanda'),row('null','null') ]::identificacion_ty[], ARRAY[ ROW('Filosofía','null','null'), ROW('null','null','null') ]::nivel_educativo_ty[],null,'15'),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table:style-name="ce15">
            <text:p>('Eneida','Matilde','Velasco','Estevez','2000-04-20',153,77,'azul claro','20/50','no_clasificado','personal_inteligencia_data/foto.png','personal_inteligencia_data/huella_digital.png','personal_inteligencia_data/huella_retina.png',ROW(58,2434087519) ,ROW('70508194','Groenlandia'),ARRAY['español','inglés','hindi','ruso','mandarín','null']::varchar(50)[], ARRAY[ ROW('Miranda','Maximina','Alonso','Zamora','1961-03-27','padre',ROW(58,2615007022) ), ROW('Pilar',null,'Alvarado','Contreras','1961-03-27','abuelo',ROW(58,2611218569) )]::familiar_ty[], ARRAY[ ROW('51085064','Holanda'),row('null','null') ]::identificacion_ty[], ARRAY[ ROW('Filosof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6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6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ayden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Maya'</text:p>
          </table:table-cell>
          <table:table-cell office:value-type="string" table:style-name="ce11">
            <text:p>1997-10-10</text:p>
          </table:table-cell>
          <table:table-cell office:value-type="float" office:value="177" table:style-name="ce12">
            <text:p>177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3402461" table:formula="of:=RANDBETWEEN(1000000;9999999)" table:style-name="ce2">
            <text:p>3402461</text:p>
          </table:table-cell>
          <table:table-cell office:value-type="float" office:value="73835795" table:formula="of:=RANDBETWEEN(10000000;99999999)" table:style-name="ce2">
            <text:p>73835795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padre</text:p>
          </table:table-cell>
          <table:table-cell office:value-type="float" office:value="243" table:style-name="ce14">
            <text:p>243</text:p>
          </table:table-cell>
          <table:table-cell office:value-type="float" office:value="5936279" table:formula="of:=RANDBETWEEN(1000000;9999999)" table:style-name="ce2">
            <text:p>593627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Narvaez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3308680" table:formula="of:=RANDBETWEEN(1000000;9999999)" table:style-name="ce2">
            <text:p>3308680</text:p>
          </table:table-cell>
          <table:table-cell office:value-type="float" office:value="66665393" table:formula="of:=RANDBETWEEN(10000000;100000000)" table:style-name="ce2">
            <text:p>66665393</text:p>
          </table:table-cell>
          <table:table-cell office:value-type="string" office:string-value="Holanda" table:formula="of:=[.F26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6]" table:style-name="ce1">
            <text:p>15</text:p>
          </table:table-cell>
          <table:table-cell table:style-name="ce1"/>
          <table:table-cell office:value-type="string" office:string-value="('Jayden','Emilio','Amezcua','Maya','1997-10-10',177,84,'azul oscuro','20/32','no_clasificado','personal_inteligencia_data/foto.png','personal_inteligencia_data/huella_digital.png','personal_inteligencia_data/huella_retina.png',ROW(58,2433402461) ,ROW('73835795','Malasia'),ARRAY['inglés','árabe','portugués','francés','null','null']::varchar(50)[], ARRAY[ ROW('Luciana',null,'Garibay','Contreras','1973-05-18','padre',ROW(58,2435936279) ), ROW('Luna',null,'Castrejon','Narvaez','1973-05-18','abuelo',ROW(58,2433308680) )]::familiar_ty[], ARRAY[ ROW('66665393','Holanda'),row('null','null') ]::identificacion_ty[], ARRAY[ ROW('Criminología','null','null'), ROW('null','null','null') ]::nivel_educativo_ty[],null,'15'),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table:style-name="ce15">
            <text:p>('Jayden','Emilio','Amezcua','Maya','1997-10-10',177,84,'azul oscuro','20/32','no_clasificado','personal_inteligencia_data/foto.png','personal_inteligencia_data/huella_digital.png','personal_inteligencia_data/huella_retina.png',ROW(58,2433402461) ,ROW('73835795','Malasia'),ARRAY['inglés','árabe','portugués','francés','null','null']::varchar(50)[], ARRAY[ ROW('Luciana',null,'Garibay','Contreras','1973-05-18','padre',ROW(58,2435936279) ), ROW('Luna',null,'Castrejon','Narvaez','1973-05-18','abuelo',ROW(58,2433308680) )]::familiar_ty[], ARRAY[ ROW('66665393','Holanda'),row('null','null') ]::identificacion_ty[], ARRAY[ ROW('Criminolog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7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7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Alegria'</text:p>
          </table:table-cell>
          <table:table-cell office:value-type="string" table:style-name="ce11">
            <text:p>2000-03-08</text:p>
          </table:table-cell>
          <table:table-cell office:value-type="float" office:value="156" table:style-name="ce12">
            <text:p>156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928571" table:formula="of:=RANDBETWEEN(1000000;9999999)" table:style-name="ce2">
            <text:p>5928571</text:p>
          </table:table-cell>
          <table:table-cell office:value-type="float" office:value="52531871" table:formula="of:=RANDBETWEEN(10000000;99999999)" table:style-name="ce2">
            <text:p>5253187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Perales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6739278" table:formula="of:=RANDBETWEEN(1000000;9999999)" table:style-name="ce2">
            <text:p>6739278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epeda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1595844" table:formula="of:=RANDBETWEEN(1000000;9999999)" table:style-name="ce2">
            <text:p>1595844</text:p>
          </table:table-cell>
          <table:table-cell office:value-type="float" office:value="48922970" table:formula="of:=RANDBETWEEN(10000000;100000000)" table:style-name="ce2">
            <text:p>48922970</text:p>
          </table:table-cell>
          <table:table-cell office:value-type="string" office:string-value="Holanda" table:formula="of:=[.F2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float" office:value="15" table:formula="of:=[.D27]" table:style-name="ce1">
            <text:p>15</text:p>
          </table:table-cell>
          <table:table-cell table:style-name="ce1"/>
          <table:table-cell office:value-type="string" office:string-value="('Alba',null,'Cortez','Alegria','2000-03-08',156,82,'marrón oscuro','20/160','confidencial','personal_inteligencia_data/foto.png','personal_inteligencia_data/huella_digital.png','personal_inteligencia_data/huella_retina.png',ROW(58,2125928571) ,ROW('52531871','Uganda'),ARRAY['español','inglés','hindi','ruso','mandarín','bengalí']::varchar(50)[], ARRAY[ ROW('Georgina','Julia','Lazaro','Perales','1979-02-20','primo',ROW(58,2346739278) ), ROW('Pilar','Inocencia','Antonio','Cepeda','1979-02-20','hermano',ROW(58,2341595844) )]::familiar_ty[], ARRAY[ ROW('48922970','Holanda'),row('null','null') ]::identificacion_ty[], ARRAY[ ROW('Ciencias Sociales','null','null'), ROW('Derecho','Máster','Asesoría Fiscal') ]::nivel_educativo_ty[],null,'15'),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table:style-name="ce15">
            <text:p>('Alba',null,'Cortez','Alegria','2000-03-08',156,82,'marrón oscuro','20/160','confidencial','personal_inteligencia_data/foto.png','personal_inteligencia_data/huella_digital.png','personal_inteligencia_data/huella_retina.png',ROW(58,2125928571) ,ROW('52531871','Uganda'),ARRAY['español','inglés','hindi','ruso','mandarín','bengalí']::varchar(50)[], ARRAY[ ROW('Georgina','Julia','Lazaro','Perales','1979-02-20','primo',ROW(58,2346739278) ), ROW('Pilar','Inocencia','Antonio','Cepeda','1979-02-20','hermano',ROW(58,2341595844) )]::familiar_ty[], ARRAY[ ROW('48922970','Holanda'),row('null','null') ]::identificacion_ty[], ARRAY[ ROW('Ciencias Sociales','null','null'), ROW('Derecho','Máster','Asesoría Fisca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8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8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evin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Peterson'</text:p>
          </table:table-cell>
          <table:table-cell office:value-type="string" table:style-name="ce11">
            <text:p>1984-12-23</text:p>
          </table:table-cell>
          <table:table-cell office:value-type="float" office:value="169" table:style-name="ce12">
            <text:p>169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5742699" table:formula="of:=RANDBETWEEN(1000000;9999999)" table:style-name="ce2">
            <text:p>5742699</text:p>
          </table:table-cell>
          <table:table-cell office:value-type="float" office:value="37281979" table:formula="of:=RANDBETWEEN(10000000;99999999)" table:style-name="ce2">
            <text:p>3728197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Sern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7589906" table:formula="of:=RANDBETWEEN(1000000;9999999)" table:style-name="ce2">
            <text:p>7589906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2767392" table:formula="of:=RANDBETWEEN(1000000;9999999)" table:style-name="ce2">
            <text:p>2767392</text:p>
          </table:table-cell>
          <table:table-cell office:value-type="float" office:value="22459453" table:formula="of:=RANDBETWEEN(10000000;100000000)" table:style-name="ce2">
            <text:p>22459453</text:p>
          </table:table-cell>
          <table:table-cell office:value-type="string" office:string-value="Groenlandia" table:formula="of:=[.F28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8]" table:style-name="ce1">
            <text:p>16</text:p>
          </table:table-cell>
          <table:table-cell table:style-name="ce1"/>
          <table:table-cell office:value-type="string" office:string-value="('Kevin','Matias','Edwards','Peterson','1984-12-23',169,92,'azul oscuro','20/32','top_secret','personal_inteligencia_data/foto.png','personal_inteligencia_data/huella_digital.png','personal_inteligencia_data/huella_retina.png',ROW(58,2435742699) ,ROW('37281979','Argentina'),ARRAY['inglés','árabe','portugués','francés','null','null']::varchar(50)[], ARRAY[ ROW('Bertrudis','Lorena','Valerio','Serna','1960-06-20','primo',ROW(58,4147589906) ), ROW('Elba','Amparo','Bejarano','Barboza','1960-06-20','abuelo',ROW(58,4142767392) )]::familiar_ty[], ARRAY[ ROW('22459453','Groenlandia'),row('null','null') ]::identificacion_ty[], ARRAY[ ROW('Derecho','null','null'), ROW('Economía','null','null') ]::nivel_educativo_ty[],null,'16'),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table:style-name="ce15">
            <text:p>('Kevin','Matias','Edwards','Peterson','1984-12-23',169,92,'azul oscuro','20/32','top_secret','personal_inteligencia_data/foto.png','personal_inteligencia_data/huella_digital.png','personal_inteligencia_data/huella_retina.png',ROW(58,2435742699) ,ROW('37281979','Argentina'),ARRAY['inglés','árabe','portugués','francés','null','null']::varchar(50)[], ARRAY[ ROW('Bertrudis','Lorena','Valerio','Serna','1960-06-20','primo',ROW(58,4147589906) ), ROW('Elba','Amparo','Bejarano','Barboza','1960-06-20','abuelo',ROW(58,4142767392) )]::familiar_ty[], ARRAY[ ROW('22459453','Groenlandia'),row('null','null') ]::identificacion_ty[], ARRAY[ ROW('Derecho','null','null'), ROW('Economía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9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9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Deanda'</text:p>
          </table:table-cell>
          <table:table-cell office:value-type="string" table:style-name="ce11">
            <text:p>1988-02-06</text:p>
          </table:table-cell>
          <table:table-cell office:value-type="float" office:value="168" table:style-name="ce12">
            <text:p>168</text:p>
          </table:table-cell>
          <table:table-cell office:value-type="float" office:value="65" table:style-name="ce12">
            <text:p>6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2665750" table:formula="of:=RANDBETWEEN(1000000;9999999)" table:style-name="ce2">
            <text:p>2665750</text:p>
          </table:table-cell>
          <table:table-cell office:value-type="float" office:value="23904452" table:formula="of:=RANDBETWEEN(10000000;99999999)" table:style-name="ce2">
            <text:p>2390445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7313916" table:formula="of:=RANDBETWEEN(1000000;9999999)" table:style-name="ce2">
            <text:p>7313916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Jackso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3334285" table:formula="of:=RANDBETWEEN(1000000;9999999)" table:style-name="ce2">
            <text:p>3334285</text:p>
          </table:table-cell>
          <table:table-cell office:value-type="float" office:value="14830132" table:formula="of:=RANDBETWEEN(10000000;100000000)" table:style-name="ce2">
            <text:p>14830132</text:p>
          </table:table-cell>
          <table:table-cell office:value-type="string" office:string-value="Groenlandia" table:formula="of:=[.F2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9]" table:style-name="ce1">
            <text:p>16</text:p>
          </table:table-cell>
          <table:table-cell table:style-name="ce1"/>
          <table:table-cell office:value-type="string" office:string-value="('Alana','Erika','Nevarez','Deanda','1988-02-06',168,65,'verde claro','20/100','no_clasificado','personal_inteligencia_data/foto.png','personal_inteligencia_data/huella_digital.png','personal_inteligencia_data/huella_retina.png',ROW(58,2872665750) ,ROW('23904452','Holanda'),ARRAY['inglés','árabe','portugués','francés','null','null']::varchar(50)[], ARRAY[ ROW('Ignacio','Ulises','Cartagena','Roman','1944-01-18','madre',ROW(58,2877313916) ), ROW('Vivaldo','Tarsicio','Rosas','Jackson','1944-01-18','abuelo',ROW(58,2873334285) )]::familiar_ty[], ARRAY[ ROW('14830132','Groenlandia'),row('null','null') ]::identificacion_ty[], ARRAY[ ROW('Derecho','Máster','Abogacía'), ROW('null','null','null') ]::nivel_educativo_ty[],null,'16'),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table:style-name="ce15">
            <text:p>('Alana','Erika','Nevarez','Deanda','1988-02-06',168,65,'verde claro','20/100','no_clasificado','personal_inteligencia_data/foto.png','personal_inteligencia_data/huella_digital.png','personal_inteligencia_data/huella_retina.png',ROW(58,2872665750) ,ROW('23904452','Holanda'),ARRAY['inglés','árabe','portugués','francés','null','null']::varchar(50)[], ARRAY[ ROW('Ignacio','Ulises','Cartagena','Roman','1944-01-18','madre',ROW(58,2877313916) ), ROW('Vivaldo','Tarsicio','Rosas','Jackson','1944-01-18','abuelo',ROW(58,2873334285) )]::familiar_ty[], ARRAY[ ROW('14830132','Groenlandia'),row('null','null') ]::identificacion_ty[], ARRAY[ ROW('Derecho','Máster','Abogacía'), ROW('nul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0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0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adio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98-03-19</text:p>
          </table:table-cell>
          <table:table-cell office:value-type="float" office:value="183" table:style-name="ce12">
            <text:p>18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6844524" table:formula="of:=RANDBETWEEN(1000000;9999999)" table:style-name="ce2">
            <text:p>6844524</text:p>
          </table:table-cell>
          <table:table-cell office:value-type="float" office:value="53250028" table:formula="of:=RANDBETWEEN(10000000;99999999)" table:style-name="ce2">
            <text:p>53250028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Veliz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4042385" table:formula="of:=RANDBETWEEN(1000000;9999999)" table:style-name="ce2">
            <text:p>4042385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Uribe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3840269" table:formula="of:=RANDBETWEEN(1000000;9999999)" table:style-name="ce2">
            <text:p>3840269</text:p>
          </table:table-cell>
          <table:table-cell office:value-type="float" office:value="17706014" table:formula="of:=RANDBETWEEN(10000000;100000000)" table:style-name="ce2">
            <text:p>17706014</text:p>
          </table:table-cell>
          <table:table-cell office:value-type="string" office:string-value="Groenlandia" table:formula="of:=[.F30]" table:style-name="ce1">
            <text:p>Groenlandia</text:p>
          </table:table-cell>
          <table:table-cell office:value-type="float" office:value="72318666" table:formula="of:=RANDBETWEEN(10000000;100000000)" table:style-name="ce2">
            <text:p>72318666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float" office:value="16" table:formula="of:=[.D30]" table:style-name="ce1">
            <text:p>16</text:p>
          </table:table-cell>
          <table:table-cell table:style-name="ce1"/>
          <table:table-cell office:value-type="string" office:string-value="('Eladio','Silvestre','Arteaga','Camarena','1998-03-19',183,76,'verde oscuro','20/20','no_clasificado','personal_inteligencia_data/foto.png','personal_inteligencia_data/huella_digital.png','personal_inteligencia_data/huella_retina.png',ROW(58,2876844524) ,ROW('53250028','Malasia'),ARRAY['español','inglés','hindi','ruso','mandarín','bengalí']::varchar(50)[], ARRAY[ ROW('Anastasia','Melina','Pelayo','Veliz','1967-09-23','madre',ROW(58,2124042385) ), ROW('Gloria','Eneida','Duque','Uribe','1967-09-23','hermano',ROW(58,2123840269) )]::familiar_ty[], ARRAY[ ROW('17706014','Groenlandia'),row('72318666','Irlanda') ]::identificacion_ty[], ARRAY[ ROW('Ingeniería Industrial','null','null'), ROW('Economía','Máster','Auditoria Financiera y Riegos') ]::nivel_educativo_ty[],null,'16'),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table:style-name="ce15">
            <text:p>('Eladio','Silvestre','Arteaga','Camarena','1998-03-19',183,76,'verde oscuro','20/20','no_clasificado','personal_inteligencia_data/foto.png','personal_inteligencia_data/huella_digital.png','personal_inteligencia_data/huella_retina.png',ROW(58,2876844524) ,ROW('53250028','Malasia'),ARRAY['español','inglés','hindi','ruso','mandarín','bengalí']::varchar(50)[], ARRAY[ ROW('Anastasia','Melina','Pelayo','Veliz','1967-09-23','madre',ROW(58,2124042385) ), ROW('Gloria','Eneida','Duque','Uribe','1967-09-23','hermano',ROW(58,2123840269) )]::familiar_ty[], ARRAY[ ROW('17706014','Groenlandia'),row('72318666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1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1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abina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92-05-03</text:p>
          </table:table-cell>
          <table:table-cell office:value-type="float" office:value="187" table:style-name="ce12">
            <text:p>187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271097" table:formula="of:=RANDBETWEEN(1000000;9999999)" table:style-name="ce2">
            <text:p>3271097</text:p>
          </table:table-cell>
          <table:table-cell office:value-type="float" office:value="92423288" table:formula="of:=RANDBETWEEN(10000000;99999999)" table:style-name="ce2">
            <text:p>9242328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2812675" table:formula="of:=RANDBETWEEN(1000000;9999999)" table:style-name="ce2">
            <text:p>2812675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Marroquin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8605175" table:formula="of:=RANDBETWEEN(1000000;9999999)" table:style-name="ce2">
            <text:p>8605175</text:p>
          </table:table-cell>
          <table:table-cell office:value-type="float" office:value="67944652" table:formula="of:=RANDBETWEEN(10000000;100000000)" table:style-name="ce2">
            <text:p>67944652</text:p>
          </table:table-cell>
          <table:table-cell office:value-type="string" office:string-value="Groenlandia" table:formula="of:=[.F31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31]" table:style-name="ce1">
            <text:p>16</text:p>
          </table:table-cell>
          <table:table-cell table:style-name="ce1"/>
          <table:table-cell office:value-type="string" office:string-value="('Sabina','Ada','Johnson','Caballero','1992-05-03',187,74,'marrón oscuro','20/12.5','confidencial','personal_inteligencia_data/foto.png','personal_inteligencia_data/huella_digital.png','personal_inteligencia_data/huella_retina.png',ROW(58,4123271097) ,ROW('92423288','Uganda'),ARRAY['inglés','árabe','portugués','francés','null','null']::varchar(50)[], ARRAY[ ROW('Patricia','Victoria','Munguia','Garcia','1978-09-06','tío',ROW(58,2812812675) ), ROW('Pablo','Orosio','Avendano','Marroquin','1978-09-06','hermano',ROW(58,2818605175) )]::familiar_ty[], ARRAY[ ROW('67944652','Groenlandia'),row('null','null') ]::identificacion_ty[], ARRAY[ ROW('Ingeniería Industrial','null','null'), ROW('Ingeniería Industrial','null','null') ]::nivel_educativo_ty[],null,'16'),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table:style-name="ce15">
            <text:p>('Sabina','Ada','Johnson','Caballero','1992-05-03',187,74,'marrón oscuro','20/12.5','confidencial','personal_inteligencia_data/foto.png','personal_inteligencia_data/huella_digital.png','personal_inteligencia_data/huella_retina.png',ROW(58,4123271097) ,ROW('92423288','Uganda'),ARRAY['inglés','árabe','portugués','francés','null','null']::varchar(50)[], ARRAY[ ROW('Patricia','Victoria','Munguia','Garcia','1978-09-06','tío',ROW(58,2812812675) ), ROW('Pablo','Orosio','Avendano','Marroquin','1978-09-06','hermano',ROW(58,2818605175) )]::familiar_ty[], ARRAY[ ROW('67944652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2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2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oledad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Sullivan'</text:p>
          </table:table-cell>
          <table:table-cell office:value-type="string" table:style-name="ce11">
            <text:p>1986-05-03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1489907" table:formula="of:=RANDBETWEEN(1000000;9999999)" table:style-name="ce2">
            <text:p>1489907</text:p>
          </table:table-cell>
          <table:table-cell office:value-type="float" office:value="32484843" table:formula="of:=RANDBETWEEN(10000000;99999999)" table:style-name="ce2">
            <text:p>32484843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Mitchell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4957474" table:formula="of:=RANDBETWEEN(1000000;9999999)" table:style-name="ce2">
            <text:p>4957474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Cook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8444430" table:formula="of:=RANDBETWEEN(1000000;9999999)" table:style-name="ce2">
            <text:p>8444430</text:p>
          </table:table-cell>
          <table:table-cell office:value-type="float" office:value="74879065" table:formula="of:=RANDBETWEEN(10000000;100000000)" table:style-name="ce2">
            <text:p>74879065</text:p>
          </table:table-cell>
          <table:table-cell office:value-type="string" office:string-value="Groenlandia" table:formula="of:=[.F32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2]" table:style-name="ce1">
            <text:p>17</text:p>
          </table:table-cell>
          <table:table-cell table:style-name="ce1"/>
          <table:table-cell office:value-type="string" office:string-value="('Soledad','Esmeralda','Moreno','Sullivan','1986-05-03',156,68,'azul claro','20/25','top_secret','personal_inteligencia_data/foto.png','personal_inteligencia_data/huella_digital.png','personal_inteligencia_data/huella_retina.png',ROW(58,2811489907) ,ROW('32484843','Argentina'),ARRAY['inglés','árabe','portugués','francés','null','null']::varchar(50)[], ARRAY[ ROW('Eliana','Dulcinea','Ocampo','Mitchell','1961-09-09','tío',ROW(58,4124957474) ), ROW('Damaris','Corania','Benavides','Cook','1961-09-09','abuelo',ROW(58,4128444430) )]::familiar_ty[], ARRAY[ ROW('74879065','Groenlandia'),row('null','null') ]::identificacion_ty[], ARRAY[ ROW('Criminología','null','null'), ROW('Ingeniería Informática','null','null') ]::nivel_educativo_ty[],null,'17'),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table:style-name="ce15">
            <text:p>('Soledad','Esmeralda','Moreno','Sullivan','1986-05-03',156,68,'azul claro','20/25','top_secret','personal_inteligencia_data/foto.png','personal_inteligencia_data/huella_digital.png','personal_inteligencia_data/huella_retina.png',ROW(58,2811489907) ,ROW('32484843','Argentina'),ARRAY['inglés','árabe','portugués','francés','null','null']::varchar(50)[], ARRAY[ ROW('Eliana','Dulcinea','Ocampo','Mitchell','1961-09-09','tío',ROW(58,4124957474) ), ROW('Damaris','Corania','Benavides','Cook','1961-09-09','abuelo',ROW(58,4128444430) )]::familiar_ty[], ARRAY[ ROW('74879065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3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3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das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Villa'</text:p>
          </table:table-cell>
          <table:table-cell office:value-type="string" table:style-name="ce11">
            <text:p>1988-05-07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8673678" table:formula="of:=RANDBETWEEN(1000000;9999999)" table:style-name="ce2">
            <text:p>8673678</text:p>
          </table:table-cell>
          <table:table-cell office:value-type="float" office:value="21633404" table:formula="of:=RANDBETWEEN(10000000;99999999)" table:style-name="ce2">
            <text:p>21633404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6877009" table:formula="of:=RANDBETWEEN(1000000;9999999)" table:style-name="ce2">
            <text:p>6877009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Riz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8866407" table:formula="of:=RANDBETWEEN(1000000;9999999)" table:style-name="ce2">
            <text:p>8866407</text:p>
          </table:table-cell>
          <table:table-cell office:value-type="float" office:value="34079598" table:formula="of:=RANDBETWEEN(10000000;100000000)" table:style-name="ce2">
            <text:p>34079598</text:p>
          </table:table-cell>
          <table:table-cell office:value-type="string" office:string-value="Groenlandia" table:formula="of:=[.F33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3]" table:style-name="ce1">
            <text:p>17</text:p>
          </table:table-cell>
          <table:table-cell table:style-name="ce1"/>
          <table:table-cell office:value-type="string" office:string-value="('Judas','Faustiniano','Cerda','Villa','1988-05-07',156,68,'verde oscuro','20/80','no_clasificado','personal_inteligencia_data/foto.png','personal_inteligencia_data/huella_digital.png','personal_inteligencia_data/huella_retina.png',ROW(58,2438673678) ,ROW('21633404','Holanda'),ARRAY['inglés','árabe','portugués','francés','null','null']::varchar(50)[], ARRAY[ ROW('Orosio','Javier','Delao','Delao','1945-05-04','hermano',ROW(58,2436877009) ), ROW('Gracia','Berenice','Bocanegra','Rizo','1945-05-04','primo',ROW(58,2438866407) )]::familiar_ty[], ARRAY[ ROW('34079598','Groenlandia'),row('null','null') ]::identificacion_ty[], ARRAY[ ROW('Ingeniería Informática','Máster','Ciberseguridad'), ROW('null','null','null') ]::nivel_educativo_ty[],null,'17'),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table:style-name="ce15">
            <text:p>('Judas','Faustiniano','Cerda','Villa','1988-05-07',156,68,'verde oscuro','20/80','no_clasificado','personal_inteligencia_data/foto.png','personal_inteligencia_data/huella_digital.png','personal_inteligencia_data/huella_retina.png',ROW(58,2438673678) ,ROW('21633404','Holanda'),ARRAY['inglés','árabe','portugués','francés','null','null']::varchar(50)[], ARRAY[ ROW('Orosio','Javier','Delao','Delao','1945-05-04','hermano',ROW(58,2436877009) ), ROW('Gracia','Berenice','Bocanegra','Rizo','1945-05-04','primo',ROW(58,2438866407) )]::familiar_ty[], ARRAY[ ROW('34079598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4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4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iam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Manzano'</text:p>
          </table:table-cell>
          <table:table-cell office:value-type="string" table:style-name="ce11">
            <text:p>1998-04-22</text:p>
          </table:table-cell>
          <table:table-cell office:value-type="float" office:value="186" table:style-name="ce12">
            <text:p>18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8860465" table:formula="of:=RANDBETWEEN(1000000;9999999)" table:style-name="ce2">
            <text:p>8860465</text:p>
          </table:table-cell>
          <table:table-cell office:value-type="float" office:value="69289512" table:formula="of:=RANDBETWEEN(10000000;99999999)" table:style-name="ce2">
            <text:p>6928951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9492169" table:formula="of:=RANDBETWEEN(1000000;9999999)" table:style-name="ce2">
            <text:p>9492169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Aviles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1932698" table:formula="of:=RANDBETWEEN(1000000;9999999)" table:style-name="ce2">
            <text:p>1932698</text:p>
          </table:table-cell>
          <table:table-cell office:value-type="float" office:value="78608848" table:formula="of:=RANDBETWEEN(10000000;100000000)" table:style-name="ce2">
            <text:p>78608848</text:p>
          </table:table-cell>
          <table:table-cell office:value-type="string" office:string-value="Groenlandia" table:formula="of:=[.F34]" table:style-name="ce1">
            <text:p>Groenlandia</text:p>
          </table:table-cell>
          <table:table-cell office:value-type="float" office:value="55247823" table:formula="of:=RANDBETWEEN(10000000;100000000)" table:style-name="ce2">
            <text:p>5524782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float" office:value="17" table:formula="of:=[.D34]" table:style-name="ce1">
            <text:p>17</text:p>
          </table:table-cell>
          <table:table-cell table:style-name="ce1"/>
          <table:table-cell office:value-type="string" office:string-value="('Mariam','Mireya','Orellana','Manzano','1998-04-22',186,83,'azul oscuro','20/50','no_clasificado','personal_inteligencia_data/foto.png','personal_inteligencia_data/huella_digital.png','personal_inteligencia_data/huella_retina.png',ROW(58,2438860465) ,ROW('69289512','Malasia'),ARRAY['español','inglés','hindi','ruso','mandarín','bengalí']::varchar(50)[], ARRAY[ ROW('Marisol','Trinidad','Escobedo','Pinon','1970-08-26','hermano',ROW(58,4249492169) ), ROW('Jennifer','Valentina','Vigil','Aviles','1970-08-26','abuelo',ROW(58,4241932698) )]::familiar_ty[], ARRAY[ ROW('78608848','Groenlandia'),row('55247823','Irlanda') ]::identificacion_ty[], ARRAY[ ROW('Derecho','null','null'), ROW('Economía','Máster','Finanzas') ]::nivel_educativo_ty[],null,'17'),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table:style-name="ce15">
            <text:p>('Mariam','Mireya','Orellana','Manzano','1998-04-22',186,83,'azul oscuro','20/50','no_clasificado','personal_inteligencia_data/foto.png','personal_inteligencia_data/huella_digital.png','personal_inteligencia_data/huella_retina.png',ROW(58,2438860465) ,ROW('69289512','Malasia'),ARRAY['español','inglés','hindi','ruso','mandarín','bengalí']::varchar(50)[], ARRAY[ ROW('Marisol','Trinidad','Escobedo','Pinon','1970-08-26','hermano',ROW(58,4249492169) ), ROW('Jennifer','Valentina','Vigil','Aviles','1970-08-26','abuelo',ROW(58,4241932698) )]::familiar_ty[], ARRAY[ ROW('78608848','Groenlandia'),row('55247823','Irlanda') ]::identificacion_ty[], ARRAY[ ROW('Derecho','null','null'), ROW('Economía','Máster','Finanzas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5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5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org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Landeros'</text:p>
          </table:table-cell>
          <table:table-cell office:value-type="string" table:style-name="ce11">
            <text:p>1992-05-30</text:p>
          </table:table-cell>
          <table:table-cell office:value-type="float" office:value="182" table:style-name="ce12">
            <text:p>182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962547" table:formula="of:=RANDBETWEEN(1000000;9999999)" table:style-name="ce2">
            <text:p>8962547</text:p>
          </table:table-cell>
          <table:table-cell office:value-type="float" office:value="81413055" table:formula="of:=RANDBETWEEN(10000000;99999999)" table:style-name="ce2">
            <text:p>81413055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2396797" table:formula="of:=RANDBETWEEN(1000000;9999999)" table:style-name="ce2">
            <text:p>2396797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Castanon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5656350" table:formula="of:=RANDBETWEEN(1000000;9999999)" table:style-name="ce2">
            <text:p>5656350</text:p>
          </table:table-cell>
          <table:table-cell office:value-type="float" office:value="76080403" table:formula="of:=RANDBETWEEN(10000000;100000000)" table:style-name="ce2">
            <text:p>76080403</text:p>
          </table:table-cell>
          <table:table-cell office:value-type="string" office:string-value="Groenlandia" table:formula="of:=[.F35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5]" table:style-name="ce1">
            <text:p>17</text:p>
          </table:table-cell>
          <table:table-cell table:style-name="ce1"/>
          <table:table-cell office:value-type="string" office:string-value="('Jorge','Rafael','Ocampo','Landeros','1992-05-30',182,67,'verde claro','20/10','confidencial','personal_inteligencia_data/foto.png','personal_inteligencia_data/huella_digital.png','personal_inteligencia_data/huella_retina.png',ROW(58,2128962547) ,ROW('81413055','Uganda'),ARRAY['inglés','árabe','portugués','francés','null','null']::varchar(50)[], ARRAY[ ROW('Pilar','Nathaly','Olmos','Melo','1979-12-29','padre',ROW(58,2342396797) ), ROW('Andres','Orosio','Pichardo','Castanon','1979-12-29','hermano',ROW(58,2345656350) )]::familiar_ty[], ARRAY[ ROW('76080403','Groenlandia'),row('null','null') ]::identificacion_ty[], ARRAY[ ROW('Derecho','null','null'), ROW('Ciencias Sociales','null','null') ]::nivel_educativo_ty[],null,'17'),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table:style-name="ce15">
            <text:p>('Jorge','Rafael','Ocampo','Landeros','1992-05-30',182,67,'verde claro','20/10','confidencial','personal_inteligencia_data/foto.png','personal_inteligencia_data/huella_digital.png','personal_inteligencia_data/huella_retina.png',ROW(58,2128962547) ,ROW('81413055','Uganda'),ARRAY['inglés','árabe','portugués','francés','null','null']::varchar(50)[], ARRAY[ ROW('Pilar','Nathaly','Olmos','Melo','1979-12-29','padre',ROW(58,2342396797) ), ROW('Andres','Orosio','Pichardo','Castanon','1979-12-29','hermano',ROW(58,2345656350) )]::familiar_ty[], ARRAY[ ROW('76080403','Groenlandia'),row('null','null') ]::identificacion_ty[], ARRAY[ ROW('Derecho','null','null'), ROW('Ciencias Sociales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6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6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ion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Pedraza'</text:p>
          </table:table-cell>
          <table:table-cell office:value-type="string" table:style-name="ce11">
            <text:p>1988-12-02</text:p>
          </table:table-cell>
          <table:table-cell office:value-type="float" office:value="165" table:style-name="ce12">
            <text:p>165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2996509" table:formula="of:=RANDBETWEEN(1000000;9999999)" table:style-name="ce2">
            <text:p>2996509</text:p>
          </table:table-cell>
          <table:table-cell office:value-type="float" office:value="83600408" table:formula="of:=RANDBETWEEN(10000000;99999999)" table:style-name="ce2">
            <text:p>83600408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Ramos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7892034" table:formula="of:=RANDBETWEEN(1000000;9999999)" table:style-name="ce2">
            <text:p>7892034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8334635" table:formula="of:=RANDBETWEEN(1000000;9999999)" table:style-name="ce2">
            <text:p>8334635</text:p>
          </table:table-cell>
          <table:table-cell office:value-type="float" office:value="76777476" table:formula="of:=RANDBETWEEN(10000000;100000000)" table:style-name="ce2">
            <text:p>76777476</text:p>
          </table:table-cell>
          <table:table-cell office:value-type="string" office:string-value="Groenlandia" table:formula="of:=[.F36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6]" table:style-name="ce1">
            <text:p>18</text:p>
          </table:table-cell>
          <table:table-cell table:style-name="ce1"/>
          <table:table-cell office:value-type="string" office:string-value="('Fiona','Adriana','Soriano','Pedraza','1988-12-02',165,87,'marrón claro','20/20','top_secret','personal_inteligencia_data/foto.png','personal_inteligencia_data/huella_digital.png','personal_inteligencia_data/huella_retina.png',ROW(58,2342996509) ,ROW('83600408','Argentina'),ARRAY['inglés','árabe','portugués','francés','null','null']::varchar(50)[], ARRAY[ ROW('Pedro','Dante','Paez','Ramos','1963-10-06','padre',ROW(58,2127892034) ), ROW('Victor','Leon','Sorto','Velasquez','1963-10-06','primo',ROW(58,2128334635) )]::familiar_ty[], ARRAY[ ROW('76777476','Groenlandia'),row('null','null') ]::identificacion_ty[], ARRAY[ ROW('Psicología','null','null'), ROW('Comunicación','null','null') ]::nivel_educativo_ty[],null,'18'),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table:style-name="ce15">
            <text:p>('Fiona','Adriana','Soriano','Pedraza','1988-12-02',165,87,'marrón claro','20/20','top_secret','personal_inteligencia_data/foto.png','personal_inteligencia_data/huella_digital.png','personal_inteligencia_data/huella_retina.png',ROW(58,2342996509) ,ROW('83600408','Argentina'),ARRAY['inglés','árabe','portugués','francés','null','null']::varchar(50)[], ARRAY[ ROW('Pedro','Dante','Paez','Ramos','1963-10-06','padre',ROW(58,2127892034) ), ROW('Victor','Leon','Sorto','Velasquez','1963-10-06','primo',ROW(58,2128334635) )]::familiar_ty[], ARRAY[ ROW('76777476','Groenlandia'),row('null','null') ]::identificacion_ty[], ARRAY[ ROW('Psicología','null','null'), ROW('Comunicación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7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7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nocenci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88-06-13</text:p>
          </table:table-cell>
          <table:table-cell office:value-type="float" office:value="150" table:style-name="ce12">
            <text:p>150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4758299" table:formula="of:=RANDBETWEEN(1000000;9999999)" table:style-name="ce2">
            <text:p>4758299</text:p>
          </table:table-cell>
          <table:table-cell office:value-type="float" office:value="11161899" table:formula="of:=RANDBETWEEN(10000000;99999999)" table:style-name="ce2">
            <text:p>1116189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abrera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5585317" table:formula="of:=RANDBETWEEN(1000000;9999999)" table:style-name="ce2">
            <text:p>5585317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Granados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7342062" table:formula="of:=RANDBETWEEN(1000000;9999999)" table:style-name="ce2">
            <text:p>7342062</text:p>
          </table:table-cell>
          <table:table-cell office:value-type="float" office:value="50689164" table:formula="of:=RANDBETWEEN(10000000;100000000)" table:style-name="ce2">
            <text:p>50689164</text:p>
          </table:table-cell>
          <table:table-cell office:value-type="string" office:string-value="Groenlandia" table:formula="of:=[.F37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7]" table:style-name="ce1">
            <text:p>18</text:p>
          </table:table-cell>
          <table:table-cell table:style-name="ce1"/>
          <table:table-cell office:value-type="string" office:string-value="('Inocencia','Adria','Maldonado','Mojica','1988-06-13',150,80,'azul oscuro','20/63','no_clasificado','personal_inteligencia_data/foto.png','personal_inteligencia_data/huella_digital.png','personal_inteligencia_data/huella_retina.png',ROW(58,2814758299) ,ROW('11161899','Holanda'),ARRAY['inglés','árabe','portugués','francés','null','null']::varchar(50)[], ARRAY[ ROW('Emily','Mireya','Tellez','Cabrera','1945-06-24','hermano',ROW(58,2815585317) ), ROW('Esperanza','Ana','Corona','Granados','1945-06-24','tío',ROW(58,2817342062) )]::familiar_ty[], ARRAY[ ROW('50689164','Groenlandia'),row('null','null') ]::identificacion_ty[], ARRAY[ ROW('Comunicación','Máster','Lexicografía'), ROW('null','null','null') ]::nivel_educativo_ty[],null,'18'),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table:style-name="ce15">
            <text:p>('Inocencia','Adria','Maldonado','Mojica','1988-06-13',150,80,'azul oscuro','20/63','no_clasificado','personal_inteligencia_data/foto.png','personal_inteligencia_data/huella_digital.png','personal_inteligencia_data/huella_retina.png',ROW(58,2814758299) ,ROW('11161899','Holanda'),ARRAY['inglés','árabe','portugués','francés','null','null']::varchar(50)[], ARRAY[ ROW('Emily','Mireya','Tellez','Cabrera','1945-06-24','hermano',ROW(58,2815585317) ), ROW('Esperanza','Ana','Corona','Granados','1945-06-24','tío',ROW(58,2817342062) )]::familiar_ty[], ARRAY[ ROW('50689164','Groenlandia'),row('null','null') ]::identificacion_ty[], ARRAY[ ROW('Comunicación','Máster','Lexicografía'), ROW('null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8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8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hais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98-06-26</text:p>
          </table:table-cell>
          <table:table-cell office:value-type="float" office:value="167" table:style-name="ce12">
            <text:p>167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9107442" table:formula="of:=RANDBETWEEN(1000000;9999999)" table:style-name="ce2">
            <text:p>9107442</text:p>
          </table:table-cell>
          <table:table-cell office:value-type="float" office:value="32706604" table:formula="of:=RANDBETWEEN(10000000;99999999)" table:style-name="ce2">
            <text:p>32706604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Montesdeoc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2553087" table:formula="of:=RANDBETWEEN(1000000;9999999)" table:style-name="ce2">
            <text:p>2553087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afoy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9057872" table:formula="of:=RANDBETWEEN(1000000;9999999)" table:style-name="ce2">
            <text:p>9057872</text:p>
          </table:table-cell>
          <table:table-cell office:value-type="float" office:value="52283661" table:formula="of:=RANDBETWEEN(10000000;100000000)" table:style-name="ce2">
            <text:p>52283661</text:p>
          </table:table-cell>
          <table:table-cell office:value-type="string" office:string-value="Groenlandia" table:formula="of:=[.F38]" table:style-name="ce1">
            <text:p>Groenlandia</text:p>
          </table:table-cell>
          <table:table-cell office:value-type="float" office:value="72592689" table:formula="of:=RANDBETWEEN(10000000;100000000)" table:style-name="ce2">
            <text:p>7259268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float" office:value="18" table:formula="of:=[.D38]" table:style-name="ce1">
            <text:p>18</text:p>
          </table:table-cell>
          <table:table-cell table:style-name="ce1"/>
          <table:table-cell office:value-type="string" office:string-value="('Thais','Cloe','Kelly','Santacruz','1998-06-26',167,90,'azul claro','20/40','no_clasificado','personal_inteligencia_data/foto.png','personal_inteligencia_data/huella_digital.png','personal_inteligencia_data/huella_retina.png',ROW(58,2819107442) ,ROW('32706604','Malasia'),ARRAY['español','inglés','hindi','ruso','mandarín','bengalí']::varchar(50)[], ARRAY[ ROW('Mario','David','Barrientos','Montesdeoca','1975-06-22','hermano',ROW(58,2872553087) ), ROW('Claudio','Lincoln','Sullivan','Tafoya','1975-06-22','abuelo',ROW(58,2879057872) )]::familiar_ty[], ARRAY[ ROW('52283661','Groenlandia'),row('72592689','Holanda') ]::identificacion_ty[], ARRAY[ ROW('Criminología','null','null'), ROW('Ingeniería Informática','Máster','Ingeniería de Datos Masivos') ]::nivel_educativo_ty[],null,'18'),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table:style-name="ce15">
            <text:p>('Thais','Cloe','Kelly','Santacruz','1998-06-26',167,90,'azul claro','20/40','no_clasificado','personal_inteligencia_data/foto.png','personal_inteligencia_data/huella_digital.png','personal_inteligencia_data/huella_retina.png',ROW(58,2819107442) ,ROW('32706604','Malasia'),ARRAY['español','inglés','hindi','ruso','mandarín','bengalí']::varchar(50)[], ARRAY[ ROW('Mario','David','Barrientos','Montesdeoca','1975-06-22','hermano',ROW(58,2872553087) ), ROW('Claudio','Lincoln','Sullivan','Tafoya','1975-06-22','abuelo',ROW(58,2879057872) )]::familiar_ty[], ARRAY[ ROW('52283661','Groenlandia'),row('72592689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9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9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illiam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Rueda'</text:p>
          </table:table-cell>
          <table:table-cell office:value-type="string" table:style-name="ce11">
            <text:p>1993-05-14</text:p>
          </table:table-cell>
          <table:table-cell office:value-type="float" office:value="173" table:style-name="ce12">
            <text:p>17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877843" table:formula="of:=RANDBETWEEN(1000000;9999999)" table:style-name="ce2">
            <text:p>3877843</text:p>
          </table:table-cell>
          <table:table-cell office:value-type="float" office:value="72702273" table:formula="of:=RANDBETWEEN(10000000;99999999)" table:style-name="ce2">
            <text:p>72702273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Paniagu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3999573" table:formula="of:=RANDBETWEEN(1000000;9999999)" table:style-name="ce2">
            <text:p>3999573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1176292" table:formula="of:=RANDBETWEEN(1000000;9999999)" table:style-name="ce2">
            <text:p>1176292</text:p>
          </table:table-cell>
          <table:table-cell office:value-type="float" office:value="19381915" table:formula="of:=RANDBETWEEN(10000000;100000000)" table:style-name="ce2">
            <text:p>19381915</text:p>
          </table:table-cell>
          <table:table-cell office:value-type="string" office:string-value="Groenlandia" table:formula="of:=[.F3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9]" table:style-name="ce1">
            <text:p>18</text:p>
          </table:table-cell>
          <table:table-cell table:style-name="ce1"/>
          <table:table-cell office:value-type="string" office:string-value="('William','Lorenzo','Miranda','Rueda','1993-05-14',173,76,'verde oscuro','20/125','confidencial','personal_inteligencia_data/foto.png','personal_inteligencia_data/huella_digital.png','personal_inteligencia_data/huella_retina.png',ROW(58,4243877843) ,ROW('72702273','Uganda'),ARRAY['inglés','árabe','portugués','francés','null','null']::varchar(50)[], ARRAY[ ROW('Maria','Belinda','Angeles','Paniagua','1980-08-09','madre',ROW(58,2613999573) ), ROW('Leonardo','Klement','Bedolla','Bocanegra','1980-08-09','abuelo',ROW(58,2611176292) )]::familiar_ty[], ARRAY[ ROW('19381915','Groenlandia'),row('null','null') ]::identificacion_ty[], ARRAY[ ROW('Criminología','null','null'), ROW('Derecho','null','null') ]::nivel_educativo_ty[],null,'18'),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table:style-name="ce15">
            <text:p>('William','Lorenzo','Miranda','Rueda','1993-05-14',173,76,'verde oscuro','20/125','confidencial','personal_inteligencia_data/foto.png','personal_inteligencia_data/huella_digital.png','personal_inteligencia_data/huella_retina.png',ROW(58,4243877843) ,ROW('72702273','Uganda'),ARRAY['inglés','árabe','portugués','francés','null','null']::varchar(50)[], ARRAY[ ROW('Maria','Belinda','Angeles','Paniagua','1980-08-09','madre',ROW(58,2613999573) ), ROW('Leonardo','Klement','Bedolla','Bocanegra','1980-08-09','abuelo',ROW(58,2611176292) )]::familiar_ty[], ARRAY[ ROW('19381915','Groenlandia'),row('null','null') ]::identificacion_ty[], ARRAY[ ROW('Criminología','null','null'), ROW('Derecho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0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0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Botello'</text:p>
          </table:table-cell>
          <table:table-cell office:value-type="string" table:style-name="ce11">
            <text:p>2000-05-20</text:p>
          </table:table-cell>
          <table:table-cell office:value-type="float" office:value="155" table:style-name="ce12">
            <text:p>15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5203958" table:formula="of:=RANDBETWEEN(1000000;9999999)" table:style-name="ce2">
            <text:p>5203958</text:p>
          </table:table-cell>
          <table:table-cell office:value-type="float" office:value="15608124" table:formula="of:=RANDBETWEEN(10000000;99999999)" table:style-name="ce2">
            <text:p>15608124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Vallejo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3339691" table:formula="of:=RANDBETWEEN(1000000;9999999)" table:style-name="ce2">
            <text:p>3339691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Nunez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3205232" table:formula="of:=RANDBETWEEN(1000000;9999999)" table:style-name="ce2">
            <text:p>3205232</text:p>
          </table:table-cell>
          <table:table-cell office:value-type="float" office:value="83792030" table:formula="of:=RANDBETWEEN(10000000;100000000)" table:style-name="ce2">
            <text:p>83792030</text:p>
          </table:table-cell>
          <table:table-cell office:value-type="string" office:string-value="Argentina" table:formula="of:=[.F4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0]" table:style-name="ce1">
            <text:p>19</text:p>
          </table:table-cell>
          <table:table-cell table:style-name="ce1"/>
          <table:table-cell office:value-type="string" office:string-value="('Bernarda','Anunciacion','Preciado','Botello','2000-05-20',155,86,'marrón claro','20/40','top_secret','personal_inteligencia_data/foto.png','personal_inteligencia_data/huella_digital.png','personal_inteligencia_data/huella_retina.png',ROW(58,2815203958) ,ROW('15608124','Argentina'),ARRAY['español','inglés','hindi','ruso','mandarín','null']::varchar(50)[], ARRAY[ ROW('Romeo','Adrian','Damian','Vallejo','1962-06-17','madre',ROW(58,2443339691) ), ROW('Marina',null,'Elizondo','Nunez','1962-06-17','abuelo',ROW(58,2443205232) )]::familiar_ty[], ARRAY[ ROW('83792030','Argentina'),row('null','null') ]::identificacion_ty[], ARRAY[ ROW('Ingeniería Informática','null','null'), ROW('null','null','null') ]::nivel_educativo_ty[],null,'19'),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table:style-name="ce15">
            <text:p>('Bernarda','Anunciacion','Preciado','Botello','2000-05-20',155,86,'marrón claro','20/40','top_secret','personal_inteligencia_data/foto.png','personal_inteligencia_data/huella_digital.png','personal_inteligencia_data/huella_retina.png',ROW(58,2815203958) ,ROW('15608124','Argentina'),ARRAY['español','inglés','hindi','ruso','mandarín','null']::varchar(50)[], ARRAY[ ROW('Romeo','Adrian','Damian','Vallejo','1962-06-17','madre',ROW(58,2443339691) ), ROW('Marina',null,'Elizondo','Nunez','1962-06-17','abuelo',ROW(58,2443205232) )]::familiar_ty[], ARRAY[ ROW('83792030','Argentina'),row('null','null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1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1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Sosa'</text:p>
          </table:table-cell>
          <table:table-cell office:value-type="string" table:style-name="ce11">
            <text:p>1989-01-03</text:p>
          </table:table-cell>
          <table:table-cell office:value-type="float" office:value="184" table:style-name="ce12">
            <text:p>184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5565396" table:formula="of:=RANDBETWEEN(1000000;9999999)" table:style-name="ce2">
            <text:p>5565396</text:p>
          </table:table-cell>
          <table:table-cell office:value-type="float" office:value="46814311" table:formula="of:=RANDBETWEEN(10000000;99999999)" table:style-name="ce2">
            <text:p>4681431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Batista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4410946" table:formula="of:=RANDBETWEEN(1000000;9999999)" table:style-name="ce2">
            <text:p>4410946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Miramontes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1692524" table:formula="of:=RANDBETWEEN(1000000;9999999)" table:style-name="ce2">
            <text:p>1692524</text:p>
          </table:table-cell>
          <table:table-cell office:value-type="float" office:value="55601415" table:formula="of:=RANDBETWEEN(10000000;100000000)" table:style-name="ce2">
            <text:p>55601415</text:p>
          </table:table-cell>
          <table:table-cell office:value-type="string" office:string-value="Argentina" table:formula="of:=[.F41]" table:style-name="ce1">
            <text:p>Argentina</text:p>
          </table:table-cell>
          <table:table-cell office:value-type="float" office:value="38416433" table:formula="of:=RANDBETWEEN(10000000;100000000)" table:style-name="ce2">
            <text:p>38416433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1]" table:style-name="ce1">
            <text:p>19</text:p>
          </table:table-cell>
          <table:table-cell table:style-name="ce1"/>
          <table:table-cell office:value-type="string" office:string-value="('Bertrudis','Damaris','Mandujano','Sosa','1989-01-03',184,85,'azul oscuro','20/80','no_clasificado','personal_inteligencia_data/foto.png','personal_inteligencia_data/huella_digital.png','personal_inteligencia_data/huella_retina.png',ROW(58,2435565396) ,ROW('46814311','Holanda'),ARRAY['español','inglés','hindi','ruso','null','null']::varchar(50)[], ARRAY[ ROW('Alma','Moira','Moreno','Batista','1944-06-08','primo',ROW(58,2434410946) ), ROW('Cayetano',null,'Guillen','Miramontes','1944-06-08','abuelo',ROW(58,2431692524) )]::familiar_ty[], ARRAY[ ROW('55601415','Argentina'),row('38416433','Groenlandia') ]::identificacion_ty[], ARRAY[ ROW('Ingeniería Informática','null','null'), ROW('null','null','null') ]::nivel_educativo_ty[],null,'19'),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table:style-name="ce15">
            <text:p>('Bertrudis','Damaris','Mandujano','Sosa','1989-01-03',184,85,'azul oscuro','20/80','no_clasificado','personal_inteligencia_data/foto.png','personal_inteligencia_data/huella_digital.png','personal_inteligencia_data/huella_retina.png',ROW(58,2435565396) ,ROW('46814311','Holanda'),ARRAY['español','inglés','hindi','ruso','null','null']::varchar(50)[], ARRAY[ ROW('Alma','Moira','Moreno','Batista','1944-06-08','primo',ROW(58,2434410946) ), ROW('Cayetano',null,'Guillen','Miramontes','1944-06-08','abuelo',ROW(58,2431692524) )]::familiar_ty[], ARRAY[ ROW('55601415','Argentina'),row('38416433','Groenlandia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2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2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elin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0-08-29</text:p>
          </table:table-cell>
          <table:table-cell office:value-type="float" office:value="163" table:style-name="ce12">
            <text:p>163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006698" table:formula="of:=RANDBETWEEN(1000000;9999999)" table:style-name="ce2">
            <text:p>6006698</text:p>
          </table:table-cell>
          <table:table-cell office:value-type="float" office:value="40632750" table:formula="of:=RANDBETWEEN(10000000;99999999)" table:style-name="ce2">
            <text:p>4063275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Anguiano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7270230" table:formula="of:=RANDBETWEEN(1000000;9999999)" table:style-name="ce2">
            <text:p>7270230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Mares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3720611" table:formula="of:=RANDBETWEEN(1000000;9999999)" table:style-name="ce2">
            <text:p>3720611</text:p>
          </table:table-cell>
          <table:table-cell office:value-type="float" office:value="45377836" table:formula="of:=RANDBETWEEN(10000000;100000000)" table:style-name="ce2">
            <text:p>45377836</text:p>
          </table:table-cell>
          <table:table-cell office:value-type="string" office:string-value="Argentina" table:formula="of:=[.F42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2]" table:style-name="ce1">
            <text:p>19</text:p>
          </table:table-cell>
          <table:table-cell table:style-name="ce1"/>
          <table:table-cell office:value-type="string" office:string-value="('Melina','Bonita','Cardenas','Hill','1990-08-29',163,86,'azul oscuro','20/25','no_clasificado','personal_inteligencia_data/foto.png','personal_inteligencia_data/huella_digital.png','personal_inteligencia_data/huella_retina.png',ROW(58,4126006698) ,ROW('40632750','Malasia'),ARRAY['inglés','árabe','portugués','francés','null','null']::varchar(50)[], ARRAY[ ROW('Jessica','Brenda','Garcia','Anguiano','1970-11-02','abuelo',ROW(58,4247270230) ), ROW('Ayala','Haydee','Sauceda','Mares','1970-11-02','abuelo',ROW(58,4243720611) )]::familiar_ty[], ARRAY[ ROW('45377836','Argentina'),row('null','null') ]::identificacion_ty[], ARRAY[ ROW('Filosofía','null','null'), ROW('Psicología','null','null') ]::nivel_educativo_ty[],null,'19'),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table:style-name="ce15">
            <text:p>('Melina','Bonita','Cardenas','Hill','1990-08-29',163,86,'azul oscuro','20/25','no_clasificado','personal_inteligencia_data/foto.png','personal_inteligencia_data/huella_digital.png','personal_inteligencia_data/huella_retina.png',ROW(58,4126006698) ,ROW('40632750','Malasia'),ARRAY['inglés','árabe','portugués','francés','null','null']::varchar(50)[], ARRAY[ ROW('Jessica','Brenda','Garcia','Anguiano','1970-11-02','abuelo',ROW(58,4247270230) ), ROW('Ayala','Haydee','Sauceda','Mares','1970-11-02','abuelo',ROW(58,4243720611) )]::familiar_ty[], ARRAY[ ROW('45377836','Argentina'),row('null','null') ]::identificacion_ty[], ARRAY[ ROW('Filosofía','null','null'), ROW('Psicología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3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3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i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uarez'</text:p>
          </table:table-cell>
          <table:table-cell office:value-type="string" table:style-name="ce11">
            <text:p>1989-12-18</text:p>
          </table:table-cell>
          <table:table-cell office:value-type="float" office:value="162" table:style-name="ce12">
            <text:p>162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9401434" table:formula="of:=RANDBETWEEN(1000000;9999999)" table:style-name="ce2">
            <text:p>9401434</text:p>
          </table:table-cell>
          <table:table-cell office:value-type="float" office:value="97578017" table:formula="of:=RANDBETWEEN(10000000;99999999)" table:style-name="ce2">
            <text:p>97578017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Mazarieg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6927282" table:formula="of:=RANDBETWEEN(1000000;9999999)" table:style-name="ce2">
            <text:p>6927282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Castellan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2246533" table:formula="of:=RANDBETWEEN(1000000;9999999)" table:style-name="ce2">
            <text:p>2246533</text:p>
          </table:table-cell>
          <table:table-cell office:value-type="float" office:value="15576518" table:formula="of:=RANDBETWEEN(10000000;100000000)" table:style-name="ce2">
            <text:p>15576518</text:p>
          </table:table-cell>
          <table:table-cell office:value-type="string" office:string-value="Argentina" table:formula="of:=[.F43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3]" table:style-name="ce1">
            <text:p>19</text:p>
          </table:table-cell>
          <table:table-cell table:style-name="ce1"/>
          <table:table-cell office:value-type="string" office:string-value="('Tito',null,'Serna','Suarez','1989-12-18',162,88,'verde claro','20/40','confidencial','personal_inteligencia_data/foto.png','personal_inteligencia_data/huella_digital.png','personal_inteligencia_data/huella_retina.png',ROW(58,2619401434) ,ROW('97578017','Uganda'),ARRAY['español','inglés','hindi','ruso','mandarín','bengalí']::varchar(50)[], ARRAY[ ROW('Carla',null,'Larios','Mazariegos','1980-12-04','hermano',ROW(58,2436927282) ), ROW('Natividad','Fabiola','Samaniego','Castellanos','1980-12-04','hermano',ROW(58,2432246533) )]::familiar_ty[], ARRAY[ ROW('15576518','Argentina'),row('null','null') ]::identificacion_ty[], ARRAY[ ROW('Filosofía','null','null'), ROW('null','null','null') ]::nivel_educativo_ty[],null,'19'),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table:style-name="ce15">
            <text:p>('Tito',null,'Serna','Suarez','1989-12-18',162,88,'verde claro','20/40','confidencial','personal_inteligencia_data/foto.png','personal_inteligencia_data/huella_digital.png','personal_inteligencia_data/huella_retina.png',ROW(58,2619401434) ,ROW('97578017','Uganda'),ARRAY['español','inglés','hindi','ruso','mandarín','bengalí']::varchar(50)[], ARRAY[ ROW('Carla',null,'Larios','Mazariegos','1980-12-04','hermano',ROW(58,2436927282) ), ROW('Natividad','Fabiola','Samaniego','Castellanos','1980-12-04','hermano',ROW(58,2432246533) )]::familiar_ty[], ARRAY[ ROW('15576518','Argentina'),row('null','null') ]::identificacion_ty[], ARRAY[ ROW('Filosofí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4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4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Rincon'</text:p>
          </table:table-cell>
          <table:table-cell office:value-type="string" table:style-name="ce11">
            <text:p>2000-08-11</text:p>
          </table:table-cell>
          <table:table-cell office:value-type="float" office:value="151" table:style-name="ce12">
            <text:p>151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3327677" table:formula="of:=RANDBETWEEN(1000000;9999999)" table:style-name="ce2">
            <text:p>3327677</text:p>
          </table:table-cell>
          <table:table-cell office:value-type="float" office:value="22165788" table:formula="of:=RANDBETWEEN(10000000;99999999)" table:style-name="ce2">
            <text:p>22165788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Solorzano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4055806" table:formula="of:=RANDBETWEEN(1000000;9999999)" table:style-name="ce2">
            <text:p>4055806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Ellis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8718062" table:formula="of:=RANDBETWEEN(1000000;9999999)" table:style-name="ce2">
            <text:p>8718062</text:p>
          </table:table-cell>
          <table:table-cell office:value-type="float" office:value="79841631" table:formula="of:=RANDBETWEEN(10000000;100000000)" table:style-name="ce2">
            <text:p>79841631</text:p>
          </table:table-cell>
          <table:table-cell office:value-type="string" office:string-value="Argentina" table:formula="of:=[.F44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4]" table:style-name="ce1">
            <text:p>20</text:p>
          </table:table-cell>
          <table:table-cell table:style-name="ce1"/>
          <table:table-cell office:value-type="string" office:string-value="('Emperatriz',null,'Farias','Rincon','2000-08-11',151,71,'marrón claro','20/160','top_secret','personal_inteligencia_data/foto.png','personal_inteligencia_data/huella_digital.png','personal_inteligencia_data/huella_retina.png',ROW(58,2343327677) ,ROW('22165788','Argentina'),ARRAY['español','inglés','hindi','ruso','mandarín','null']::varchar(50)[], ARRAY[ ROW('Amanda','Viviana','Delrio','Solorzano','1963-02-19','hermano',ROW(58,4144055806) ), ROW('Justiniano','Foster','Olivares','Ellis','1963-02-19','primo',ROW(58,4148718062) )]::familiar_ty[], ARRAY[ ROW('79841631','Argentina'),row('null','null') ]::identificacion_ty[], ARRAY[ ROW('Comunicación','null','null'), ROW('null','null','null') ]::nivel_educativo_ty[],null,'20'),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table:style-name="ce15">
            <text:p>('Emperatriz',null,'Farias','Rincon','2000-08-11',151,71,'marrón claro','20/160','top_secret','personal_inteligencia_data/foto.png','personal_inteligencia_data/huella_digital.png','personal_inteligencia_data/huella_retina.png',ROW(58,2343327677) ,ROW('22165788','Argentina'),ARRAY['español','inglés','hindi','ruso','mandarín','null']::varchar(50)[], ARRAY[ ROW('Amanda','Viviana','Delrio','Solorzano','1963-02-19','hermano',ROW(58,4144055806) ), ROW('Justiniano','Foster','Olivares','Ellis','1963-02-19','primo',ROW(58,4148718062) )]::familiar_ty[], ARRAY[ ROW('79841631','Argentina'),row('null','null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5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5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Mena'</text:p>
          </table:table-cell>
          <table:table-cell office:value-type="string" table:style-name="ce11">
            <text:p>1989-12-16</text:p>
          </table:table-cell>
          <table:table-cell office:value-type="float" office:value="188" table:style-name="ce12">
            <text:p>188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4614833" table:formula="of:=RANDBETWEEN(1000000;9999999)" table:style-name="ce2">
            <text:p>4614833</text:p>
          </table:table-cell>
          <table:table-cell office:value-type="float" office:value="90451212" table:formula="of:=RANDBETWEEN(10000000;99999999)" table:style-name="ce2">
            <text:p>9045121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Almaguer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4995427" table:formula="of:=RANDBETWEEN(1000000;9999999)" table:style-name="ce2">
            <text:p>4995427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Lima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2382207" table:formula="of:=RANDBETWEEN(1000000;9999999)" table:style-name="ce2">
            <text:p>2382207</text:p>
          </table:table-cell>
          <table:table-cell office:value-type="float" office:value="30155602" table:formula="of:=RANDBETWEEN(10000000;100000000)" table:style-name="ce2">
            <text:p>30155602</text:p>
          </table:table-cell>
          <table:table-cell office:value-type="string" office:string-value="Argentina" table:formula="of:=[.F45]" table:style-name="ce1">
            <text:p>Argentina</text:p>
          </table:table-cell>
          <table:table-cell office:value-type="float" office:value="82839078" table:formula="of:=RANDBETWEEN(10000000;100000000)" table:style-name="ce2">
            <text:p>8283907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5]" table:style-name="ce1">
            <text:p>20</text:p>
          </table:table-cell>
          <table:table-cell table:style-name="ce1"/>
          <table:table-cell office:value-type="string" office:string-value="('Faustino','Margarito','Quinones','Mena','1989-12-16',188,85,'azul claro','20/20','no_clasificado','personal_inteligencia_data/foto.png','personal_inteligencia_data/huella_digital.png','personal_inteligencia_data/huella_retina.png',ROW(58,2814614833) ,ROW('90451212','Holanda'),ARRAY['español','inglés','hindi','ruso','null','null']::varchar(50)[], ARRAY[ ROW('Emiliana','Constanza','Renteria','Almaguer','1944-12-12','primo',ROW(58,2814995427) ), ROW('Constantino',null,'Bustos','Lima','1944-12-12','primo',ROW(58,2812382207) )]::familiar_ty[], ARRAY[ ROW('30155602','Argentina'),row('82839078','Groenlandia') ]::identificacion_ty[], ARRAY[ ROW('Comunicación','null','null'), ROW('null','null','null') ]::nivel_educativo_ty[],null,'20'),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table:style-name="ce15">
            <text:p>('Faustino','Margarito','Quinones','Mena','1989-12-16',188,85,'azul claro','20/20','no_clasificado','personal_inteligencia_data/foto.png','personal_inteligencia_data/huella_digital.png','personal_inteligencia_data/huella_retina.png',ROW(58,2814614833) ,ROW('90451212','Holanda'),ARRAY['español','inglés','hindi','ruso','null','null']::varchar(50)[], ARRAY[ ROW('Emiliana','Constanza','Renteria','Almaguer','1944-12-12','primo',ROW(58,2814995427) ), ROW('Constantino',null,'Bustos','Lima','1944-12-12','primo',ROW(58,2812382207) )]::familiar_ty[], ARRAY[ ROW('30155602','Argentina'),row('82839078','Groenlandia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6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6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a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91-01-29</text:p>
          </table:table-cell>
          <table:table-cell office:value-type="float" office:value="179" table:style-name="ce12">
            <text:p>179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198421" table:formula="of:=RANDBETWEEN(1000000;9999999)" table:style-name="ce2">
            <text:p>5198421</text:p>
          </table:table-cell>
          <table:table-cell office:value-type="float" office:value="77413426" table:formula="of:=RANDBETWEEN(10000000;99999999)" table:style-name="ce2">
            <text:p>77413426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7888812" table:formula="of:=RANDBETWEEN(1000000;9999999)" table:style-name="ce2">
            <text:p>7888812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Moore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1911971" table:formula="of:=RANDBETWEEN(1000000;9999999)" table:style-name="ce2">
            <text:p>1911971</text:p>
          </table:table-cell>
          <table:table-cell office:value-type="float" office:value="17494165" table:formula="of:=RANDBETWEEN(10000000;100000000)" table:style-name="ce2">
            <text:p>17494165</text:p>
          </table:table-cell>
          <table:table-cell office:value-type="string" office:string-value="Argentina" table:formula="of:=[.F46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6]" table:style-name="ce1">
            <text:p>20</text:p>
          </table:table-cell>
          <table:table-cell table:style-name="ce1"/>
          <table:table-cell office:value-type="string" office:string-value="('Facunda','Alvara','Prado','Sarmiento','1991-01-29',179,73,'azul claro','20/20','no_clasificado','personal_inteligencia_data/foto.png','personal_inteligencia_data/huella_digital.png','personal_inteligencia_data/huella_retina.png',ROW(58,2125198421) ,ROW('77413426','Malasia'),ARRAY['inglés','árabe','portugués','francés','null','null']::varchar(50)[], ARRAY[ ROW('Constantino','Leon','Marte','Recinos','1973-02-13','abuelo',ROW(58,2877888812) ), ROW('Salvador','Eleazar','Madrid','Moore','1973-02-13','abuelo',ROW(58,2871911971) )]::familiar_ty[], ARRAY[ ROW('17494165','Argentina'),row('null','null') ]::identificacion_ty[], ARRAY[ ROW('Ingeniería Informática','null','null'), ROW('Psicología','null','null') ]::nivel_educativo_ty[],null,'20'),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table:style-name="ce15">
            <text:p>('Facunda','Alvara','Prado','Sarmiento','1991-01-29',179,73,'azul claro','20/20','no_clasificado','personal_inteligencia_data/foto.png','personal_inteligencia_data/huella_digital.png','personal_inteligencia_data/huella_retina.png',ROW(58,2125198421) ,ROW('77413426','Malasia'),ARRAY['inglés','árabe','portugués','francés','null','null']::varchar(50)[], ARRAY[ ROW('Constantino','Leon','Marte','Recinos','1973-02-13','abuelo',ROW(58,2877888812) ), ROW('Salvador','Eleazar','Madrid','Moore','1973-02-13','abuelo',ROW(58,2871911971) )]::familiar_ty[], ARRAY[ ROW('17494165','Argentina'),row('null','null') ]::identificacion_ty[], ARRAY[ ROW('Ingeniería Informática','null','null'), ROW('Psicología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7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7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Ordonez'</text:p>
          </table:table-cell>
          <table:table-cell office:value-type="string" table:style-name="ce11">
            <text:p>1990-02-07</text:p>
          </table:table-cell>
          <table:table-cell office:value-type="float" office:value="161" table:style-name="ce12">
            <text:p>161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9008815" table:formula="of:=RANDBETWEEN(1000000;9999999)" table:style-name="ce2">
            <text:p>9008815</text:p>
          </table:table-cell>
          <table:table-cell office:value-type="float" office:value="17633381" table:formula="of:=RANDBETWEEN(10000000;99999999)" table:style-name="ce2">
            <text:p>1763338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Valle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1107504" table:formula="of:=RANDBETWEEN(1000000;9999999)" table:style-name="ce2">
            <text:p>110750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Escobedo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4276997" table:formula="of:=RANDBETWEEN(1000000;9999999)" table:style-name="ce2">
            <text:p>4276997</text:p>
          </table:table-cell>
          <table:table-cell office:value-type="float" office:value="13341917" table:formula="of:=RANDBETWEEN(10000000;100000000)" table:style-name="ce2">
            <text:p>13341917</text:p>
          </table:table-cell>
          <table:table-cell office:value-type="string" office:string-value="Argentina" table:formula="of:=[.F47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7]" table:style-name="ce1">
            <text:p>20</text:p>
          </table:table-cell>
          <table:table-cell table:style-name="ce1"/>
          <table:table-cell office:value-type="string" office:string-value="('Dulcinea',null,'Angeles','Ordonez','1990-02-07',161,68,'verde oscuro','20/32','confidencial','personal_inteligencia_data/foto.png','personal_inteligencia_data/huella_digital.png','personal_inteligencia_data/huella_retina.png',ROW(58,2449008815) ,ROW('17633381','Uganda'),ARRAY['español','inglés','hindi','ruso','mandarín','bengalí']::varchar(50)[], ARRAY[ ROW('Camila',null,'Garibay','Valle','1936-09-25','hermano',ROW(58,2811107504) ), ROW('Rosa','Mariana','Quiroz','Escobedo','1936-09-25','abuelo',ROW(58,2814276997) )]::familiar_ty[], ARRAY[ ROW('13341917','Argentina'),row('null','null') ]::identificacion_ty[], ARRAY[ ROW('Ingeniería Informática','null','null'), ROW('null','null','null') ]::nivel_educativo_ty[],null,'20'),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table:style-name="ce15">
            <text:p>('Dulcinea',null,'Angeles','Ordonez','1990-02-07',161,68,'verde oscuro','20/32','confidencial','personal_inteligencia_data/foto.png','personal_inteligencia_data/huella_digital.png','personal_inteligencia_data/huella_retina.png',ROW(58,2449008815) ,ROW('17633381','Uganda'),ARRAY['español','inglés','hindi','ruso','mandarín','bengalí']::varchar(50)[], ARRAY[ ROW('Camila',null,'Garibay','Valle','1936-09-25','hermano',ROW(58,2811107504) ), ROW('Rosa','Mariana','Quiroz','Escobedo','1936-09-25','abuelo',ROW(58,2814276997) )]::familiar_ty[], ARRAY[ ROW('13341917','Argentina'),row('null','null') ]::identificacion_ty[], ARRAY[ ROW('Ingeniería Informática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8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8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Acuna'</text:p>
          </table:table-cell>
          <table:table-cell office:value-type="string" table:style-name="ce11">
            <text:p>2000-10-19</text:p>
          </table:table-cell>
          <table:table-cell office:value-type="float" office:value="154" table:style-name="ce12">
            <text:p>154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836227" table:formula="of:=RANDBETWEEN(1000000;9999999)" table:style-name="ce2">
            <text:p>6836227</text:p>
          </table:table-cell>
          <table:table-cell office:value-type="float" office:value="64383258" table:formula="of:=RANDBETWEEN(10000000;99999999)" table:style-name="ce2">
            <text:p>64383258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Oropeza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1184613" table:formula="of:=RANDBETWEEN(1000000;9999999)" table:style-name="ce2">
            <text:p>1184613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9624886" table:formula="of:=RANDBETWEEN(1000000;9999999)" table:style-name="ce2">
            <text:p>9624886</text:p>
          </table:table-cell>
          <table:table-cell office:value-type="float" office:value="43364708" table:formula="of:=RANDBETWEEN(10000000;100000000)" table:style-name="ce2">
            <text:p>43364708</text:p>
          </table:table-cell>
          <table:table-cell office:value-type="string" office:string-value="Argentina" table:formula="of:=[.F48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8]" table:style-name="ce1">
            <text:p>21</text:p>
          </table:table-cell>
          <table:table-cell table:style-name="ce1"/>
          <table:table-cell office:value-type="string" office:string-value="('Michael',null,'Moreno','Acuna','2000-10-19',154,77,'marrón oscuro','20/200','top_secret','personal_inteligencia_data/foto.png','personal_inteligencia_data/huella_digital.png','personal_inteligencia_data/huella_retina.png',ROW(58,4126836227) ,ROW('64383258','Argentina'),ARRAY['español','inglés','hindi','ruso','mandarín','null']::varchar(50)[], ARRAY[ ROW('Maximiliano','Pastor','Candelaria','Oropeza','1966-10-10','hermano',ROW(58,4121184613) ), ROW('Alba','Celia','Salcedo','Machado','1966-10-10','madre',ROW(58,4129624886) )]::familiar_ty[], ARRAY[ ROW('43364708','Argentina'),row('null','null') ]::identificacion_ty[], ARRAY[ ROW('Ingeniería Industrial','null','null'), ROW('null','null','null') ]::nivel_educativo_ty[],null,'21'),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table:style-name="ce15">
            <text:p>('Michael',null,'Moreno','Acuna','2000-10-19',154,77,'marrón oscuro','20/200','top_secret','personal_inteligencia_data/foto.png','personal_inteligencia_data/huella_digital.png','personal_inteligencia_data/huella_retina.png',ROW(58,4126836227) ,ROW('64383258','Argentina'),ARRAY['español','inglés','hindi','ruso','mandarín','null']::varchar(50)[], ARRAY[ ROW('Maximiliano','Pastor','Candelaria','Oropeza','1966-10-10','hermano',ROW(58,4121184613) ), ROW('Alba','Celia','Salcedo','Machado','1966-10-10','madre',ROW(58,4129624886) )]::familiar_ty[], ARRAY[ ROW('43364708','Argentina'),row('null','null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9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9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Marcos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Roldan'</text:p>
          </table:table-cell>
          <table:table-cell office:value-type="string" table:style-name="ce11">
            <text:p>1990-02-05</text:p>
          </table:table-cell>
          <table:table-cell office:value-type="float" office:value="173" table:style-name="ce12">
            <text:p>173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3879246" table:formula="of:=RANDBETWEEN(1000000;9999999)" table:style-name="ce2">
            <text:p>3879246</text:p>
          </table:table-cell>
          <table:table-cell office:value-type="float" office:value="13131912" table:formula="of:=RANDBETWEEN(10000000;99999999)" table:style-name="ce2">
            <text:p>1313191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Quintanilla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5642741" table:formula="of:=RANDBETWEEN(1000000;9999999)" table:style-name="ce2">
            <text:p>5642741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Cordero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4118797" table:formula="of:=RANDBETWEEN(1000000;9999999)" table:style-name="ce2">
            <text:p>4118797</text:p>
          </table:table-cell>
          <table:table-cell office:value-type="float" office:value="87483395" table:formula="of:=RANDBETWEEN(10000000;100000000)" table:style-name="ce2">
            <text:p>87483395</text:p>
          </table:table-cell>
          <table:table-cell office:value-type="string" office:string-value="Argentina" table:formula="of:=[.F49]" table:style-name="ce1">
            <text:p>Argentina</text:p>
          </table:table-cell>
          <table:table-cell office:value-type="float" office:value="42082495" table:formula="of:=RANDBETWEEN(10000000;100000000)" table:style-name="ce2">
            <text:p>42082495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9]" table:style-name="ce1">
            <text:p>21</text:p>
          </table:table-cell>
          <table:table-cell table:style-name="ce1"/>
          <table:table-cell office:value-type="string" office:string-value="('Marcos','Alfredo','Solorio','Roldan','1990-02-05',173,83,'marrón claro','20/20','no_clasificado','personal_inteligencia_data/foto.png','personal_inteligencia_data/huella_digital.png','personal_inteligencia_data/huella_retina.png',ROW(58,2343879246) ,ROW('13131912','Holanda'),ARRAY['español','inglés','hindi','ruso','mandarín','null']::varchar(50)[], ARRAY[ ROW('Fernanda','Amelia','Ruano','Quintanilla','1946-12-07','tío',ROW(58,2345642741) ), ROW('Antonio',null,'Pinto','Cordero','1946-12-07','tío',ROW(58,2344118797) )]::familiar_ty[], ARRAY[ ROW('87483395','Argentina'),row('42082495','Groenlandia') ]::identificacion_ty[], ARRAY[ ROW('Ingeniería Industrial','null','null'), ROW('null','null','null') ]::nivel_educativo_ty[],null,'21'),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table:style-name="ce15">
            <text:p>('Marcos','Alfredo','Solorio','Roldan','1990-02-05',173,83,'marrón claro','20/20','no_clasificado','personal_inteligencia_data/foto.png','personal_inteligencia_data/huella_digital.png','personal_inteligencia_data/huella_retina.png',ROW(58,2343879246) ,ROW('13131912','Holanda'),ARRAY['español','inglés','hindi','ruso','mandarín','null']::varchar(50)[], ARRAY[ ROW('Fernanda','Amelia','Ruano','Quintanilla','1946-12-07','tío',ROW(58,2345642741) ), ROW('Antonio',null,'Pinto','Cordero','1946-12-07','tío',ROW(58,2344118797) )]::familiar_ty[], ARRAY[ ROW('87483395','Argentina'),row('42082495','Groenlandia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0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0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tia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91-05-26</text:p>
          </table:table-cell>
          <table:table-cell office:value-type="float" office:value="156" table:style-name="ce12">
            <text:p>15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519629" table:formula="of:=RANDBETWEEN(1000000;9999999)" table:style-name="ce2">
            <text:p>4519629</text:p>
          </table:table-cell>
          <table:table-cell office:value-type="float" office:value="74940774" table:formula="of:=RANDBETWEEN(10000000;99999999)" table:style-name="ce2">
            <text:p>74940774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Caraballo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4642914" table:formula="of:=RANDBETWEEN(1000000;9999999)" table:style-name="ce2">
            <text:p>4642914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Saenz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1865667" table:formula="of:=RANDBETWEEN(1000000;9999999)" table:style-name="ce2">
            <text:p>1865667</text:p>
          </table:table-cell>
          <table:table-cell office:value-type="float" office:value="34224085" table:formula="of:=RANDBETWEEN(10000000;100000000)" table:style-name="ce2">
            <text:p>34224085</text:p>
          </table:table-cell>
          <table:table-cell office:value-type="string" office:string-value="Argentina" table:formula="of:=[.F5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0]" table:style-name="ce1">
            <text:p>21</text:p>
          </table:table-cell>
          <table:table-cell table:style-name="ce1"/>
          <table:table-cell office:value-type="string" office:string-value="('Matias','Orosio','Segura','Alvarenga','1991-05-26',156,71,'marrón claro','20/16','no_clasificado','personal_inteligencia_data/foto.png','personal_inteligencia_data/huella_digital.png','personal_inteligencia_data/huella_retina.png',ROW(58,4244519629) ,ROW('74940774','Malasia'),ARRAY['inglés','árabe','portugués','francés','null','null']::varchar(50)[], ARRAY[ ROW('Valentin','Fermin','Burgos','Caraballo','1976-01-07','primo',ROW(58,2434642914) ), ROW('Lucrecia','Margarita','Alonzo','Saenz','1976-01-07','primo',ROW(58,2431865667) )]::familiar_ty[], ARRAY[ ROW('34224085','Argentina'),row('null','null') ]::identificacion_ty[], ARRAY[ ROW('Comunicación','null','null'), ROW('Comunicación','null','null') ]::nivel_educativo_ty[],null,'21'),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table:style-name="ce15">
            <text:p>('Matias','Orosio','Segura','Alvarenga','1991-05-26',156,71,'marrón claro','20/16','no_clasificado','personal_inteligencia_data/foto.png','personal_inteligencia_data/huella_digital.png','personal_inteligencia_data/huella_retina.png',ROW(58,4244519629) ,ROW('74940774','Malasia'),ARRAY['inglés','árabe','portugués','francés','null','null']::varchar(50)[], ARRAY[ ROW('Valentin','Fermin','Burgos','Caraballo','1976-01-07','primo',ROW(58,2434642914) ), ROW('Lucrecia','Margarita','Alonzo','Saenz','1976-01-07','primo',ROW(58,2431865667) )]::familiar_ty[], ARRAY[ ROW('34224085','Argentina'),row('null','null') ]::identificacion_ty[], ARRAY[ ROW('Comunicación','null','null'), ROW('Comunicación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1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1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90-08-30</text:p>
          </table:table-cell>
          <table:table-cell office:value-type="float" office:value="188" table:style-name="ce12">
            <text:p>188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9620436" table:formula="of:=RANDBETWEEN(1000000;9999999)" table:style-name="ce2">
            <text:p>9620436</text:p>
          </table:table-cell>
          <table:table-cell office:value-type="float" office:value="13904649" table:formula="of:=RANDBETWEEN(10000000;99999999)" table:style-name="ce2">
            <text:p>13904649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Lopez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4282690" table:formula="of:=RANDBETWEEN(1000000;9999999)" table:style-name="ce2">
            <text:p>4282690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2756712" table:formula="of:=RANDBETWEEN(1000000;9999999)" table:style-name="ce2">
            <text:p>2756712</text:p>
          </table:table-cell>
          <table:table-cell office:value-type="float" office:value="31179605" table:formula="of:=RANDBETWEEN(10000000;100000000)" table:style-name="ce2">
            <text:p>31179605</text:p>
          </table:table-cell>
          <table:table-cell office:value-type="string" office:string-value="Argentina" table:formula="of:=[.F51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1]" table:style-name="ce1">
            <text:p>21</text:p>
          </table:table-cell>
          <table:table-cell table:style-name="ce1"/>
          <table:table-cell office:value-type="string" office:string-value="('Amara',null,'Saldana','Delao','1990-08-30',188,82,'azul oscuro','20/25','confidencial','personal_inteligencia_data/foto.png','personal_inteligencia_data/huella_digital.png','personal_inteligencia_data/huella_retina.png',ROW(58,4149620436) ,ROW('13904649','Uganda'),ARRAY['español','inglés','hindi','ruso','mandarín','bengalí']::varchar(50)[], ARRAY[ ROW('Jorge',null,'James','Lopez','1937-04-10','abuelo',ROW(58,2344282690) ), ROW('Myriam','Zoe','Serrano','Ochoa','1937-04-10','abuelo',ROW(58,2342756712) )]::familiar_ty[], ARRAY[ ROW('31179605','Argentina'),row('null','null') ]::identificacion_ty[], ARRAY[ ROW('Comunicación','null','null'), ROW('null','null','null') ]::nivel_educativo_ty[],null,'21'),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table:style-name="ce15">
            <text:p>('Amara',null,'Saldana','Delao','1990-08-30',188,82,'azul oscuro','20/25','confidencial','personal_inteligencia_data/foto.png','personal_inteligencia_data/huella_digital.png','personal_inteligencia_data/huella_retina.png',ROW(58,4149620436) ,ROW('13904649','Uganda'),ARRAY['español','inglés','hindi','ruso','mandarín','bengalí']::varchar(50)[], ARRAY[ ROW('Jorge',null,'James','Lopez','1937-04-10','abuelo',ROW(58,2344282690) ), ROW('Myriam','Zoe','Serrano','Ochoa','1937-04-10','abuelo',ROW(58,2342756712) )]::familiar_ty[], ARRAY[ ROW('31179605','Argentina'),row('null','null') ]::identificacion_ty[], ARRAY[ ROW('Comunicación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2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2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Nikit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Monreal'</text:p>
          </table:table-cell>
          <table:table-cell office:value-type="string" table:style-name="ce11">
            <text:p>2000-10-29</text:p>
          </table:table-cell>
          <table:table-cell office:value-type="float" office:value="160" table:style-name="ce12">
            <text:p>160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6241610" table:formula="of:=RANDBETWEEN(1000000;9999999)" table:style-name="ce2">
            <text:p>6241610</text:p>
          </table:table-cell>
          <table:table-cell office:value-type="float" office:value="90882573" table:formula="of:=RANDBETWEEN(10000000;99999999)" table:style-name="ce2">
            <text:p>90882573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Falcon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6444277" table:formula="of:=RANDBETWEEN(1000000;9999999)" table:style-name="ce2">
            <text:p>6444277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Serrato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5241114" table:formula="of:=RANDBETWEEN(1000000;9999999)" table:style-name="ce2">
            <text:p>5241114</text:p>
          </table:table-cell>
          <table:table-cell office:value-type="float" office:value="23623759" table:formula="of:=RANDBETWEEN(10000000;100000000)" table:style-name="ce2">
            <text:p>23623759</text:p>
          </table:table-cell>
          <table:table-cell office:value-type="string" office:string-value="Taiwán" table:formula="of:=[.F52]" table:style-name="ce1">
            <text:p>Taiwán</text:p>
          </table:table-cell>
          <table:table-cell office:value-type="float" office:value="17188247" table:formula="of:=RANDBETWEEN(10000000;100000000)" table:style-name="ce2">
            <text:p>1718824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2]" table:style-name="ce1">
            <text:p>22</text:p>
          </table:table-cell>
          <table:table-cell table:style-name="ce1"/>
          <table:table-cell office:value-type="string" office:string-value="('Nikita','Victoria','Sanabria','Monreal','2000-10-29',160,67,'azul oscuro','20/20','top_secret','personal_inteligencia_data/foto.png','personal_inteligencia_data/huella_digital.png','personal_inteligencia_data/huella_retina.png',ROW(58,2126241610) ,ROW('90882573','Australia'),ARRAY['español','inglés','portugués','francés','null','null']::varchar(50)[], ARRAY[ ROW('Poncio',null,'Alcala','Falcon','1981-02-02','tío',ROW(58,2126444277) ), ROW('Silvester',null,'Morris','Serrato','1981-02-02','primo',ROW(58,2125241114) )]::familiar_ty[], ARRAY[ ROW('23623759','Taiwán'),row('17188247','Irlanda') ]::identificacion_ty[], ARRAY[ ROW('Criminología','null','null'), ROW('null','null','null') ]::nivel_educativo_ty[],null,'22'),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table:style-name="ce15">
            <text:p>('Nikita','Victoria','Sanabria','Monreal','2000-10-29',160,67,'azul oscuro','20/20','top_secret','personal_inteligencia_data/foto.png','personal_inteligencia_data/huella_digital.png','personal_inteligencia_data/huella_retina.png',ROW(58,2126241610) ,ROW('90882573','Australia'),ARRAY['español','inglés','portugués','francés','null','null']::varchar(50)[], ARRAY[ ROW('Poncio',null,'Alcala','Falcon','1981-02-02','tío',ROW(58,2126444277) ), ROW('Silvester',null,'Morris','Serrato','1981-02-02','primo',ROW(58,2125241114) )]::familiar_ty[], ARRAY[ ROW('23623759','Taiwán'),row('17188247','Irlanda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3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3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2000-04-30</text:p>
          </table:table-cell>
          <table:table-cell office:value-type="float" office:value="163" table:style-name="ce12">
            <text:p>163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181145" table:formula="of:=RANDBETWEEN(1000000;9999999)" table:style-name="ce2">
            <text:p>9181145</text:p>
          </table:table-cell>
          <table:table-cell office:value-type="float" office:value="35402857" table:formula="of:=RANDBETWEEN(10000000;99999999)" table:style-name="ce2">
            <text:p>35402857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Badillo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2768319" table:formula="of:=RANDBETWEEN(1000000;9999999)" table:style-name="ce2">
            <text:p>2768319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Reza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rimo</text:p>
          </table:table-cell>
          <table:table-cell office:value-type="float" office:value="287" table:style-name="ce14">
            <text:p>287</text:p>
          </table:table-cell>
          <table:table-cell office:value-type="float" office:value="1221131" table:formula="of:=RANDBETWEEN(1000000;9999999)" table:style-name="ce2">
            <text:p>1221131</text:p>
          </table:table-cell>
          <table:table-cell office:value-type="float" office:value="28183703" table:formula="of:=RANDBETWEEN(10000000;100000000)" table:style-name="ce2">
            <text:p>28183703</text:p>
          </table:table-cell>
          <table:table-cell office:value-type="string" office:string-value="Taiwán" table:formula="of:=[.F53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3]" table:style-name="ce1">
            <text:p>22</text:p>
          </table:table-cell>
          <table:table-cell table:style-name="ce1"/>
          <table:table-cell office:value-type="string" office:string-value="('Benigno',null,'Lozano','Garay','2000-04-30',163,82,'azul claro','20/20','no_clasificado','personal_inteligencia_data/foto.png','personal_inteligencia_data/huella_digital.png','personal_inteligencia_data/huella_retina.png',ROW(58,2129181145) ,ROW('35402857','Holanda'),ARRAY['inglés','árabe','portugués','francés','null','null']::varchar(50)[], ARRAY[ ROW('Julian',null,'Quezada','Badillo','1948-11-18','padre',ROW(58,2872768319) ), ROW('Ophelia','Genesis','Roman','Reza','1948-11-18','primo',ROW(58,2871221131) )]::familiar_ty[], ARRAY[ ROW('28183703','Taiwán'),row('null','null') ]::identificacion_ty[], ARRAY[ ROW('Ciencias Sociales','null','null'), ROW('Derecho','null','null') ]::nivel_educativo_ty[],null,'22'),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table:style-name="ce15">
            <text:p>('Benigno',null,'Lozano','Garay','2000-04-30',163,82,'azul claro','20/20','no_clasificado','personal_inteligencia_data/foto.png','personal_inteligencia_data/huella_digital.png','personal_inteligencia_data/huella_retina.png',ROW(58,2129181145) ,ROW('35402857','Holanda'),ARRAY['inglés','árabe','portugués','francés','null','null']::varchar(50)[], ARRAY[ ROW('Julian',null,'Quezada','Badillo','1948-11-18','padre',ROW(58,2872768319) ), ROW('Ophelia','Genesis','Roman','Reza','1948-11-18','primo',ROW(58,2871221131) )]::familiar_ty[], ARRAY[ ROW('28183703','Taiwán'),row('null','null') ]::identificacion_ty[], ARRAY[ ROW('Ciencias Sociales','null','null'), ROW('Derecho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4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4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onath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Hidalgo'</text:p>
          </table:table-cell>
          <table:table-cell office:value-type="string" table:style-name="ce11">
            <text:p>1986-05-04</text:p>
          </table:table-cell>
          <table:table-cell office:value-type="float" office:value="162" table:style-name="ce12">
            <text:p>162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7168761" table:formula="of:=RANDBETWEEN(1000000;9999999)" table:style-name="ce2">
            <text:p>7168761</text:p>
          </table:table-cell>
          <table:table-cell office:value-type="float" office:value="30345909" table:formula="of:=RANDBETWEEN(10000000;99999999)" table:style-name="ce2">
            <text:p>30345909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Osuna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4606104" table:formula="of:=RANDBETWEEN(1000000;9999999)" table:style-name="ce2">
            <text:p>4606104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1328006" table:formula="of:=RANDBETWEEN(1000000;9999999)" table:style-name="ce2">
            <text:p>1328006</text:p>
          </table:table-cell>
          <table:table-cell office:value-type="float" office:value="52996969" table:formula="of:=RANDBETWEEN(10000000;100000000)" table:style-name="ce2">
            <text:p>52996969</text:p>
          </table:table-cell>
          <table:table-cell office:value-type="string" office:string-value="Taiwán" table:formula="of:=[.F54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4]" table:style-name="ce1">
            <text:p>22</text:p>
          </table:table-cell>
          <table:table-cell table:style-name="ce1"/>
          <table:table-cell office:value-type="string" office:string-value="('Jonathan',null,'Caballero','Hidalgo','1986-05-04',162,92,'azul claro','20/80','no_clasificado','personal_inteligencia_data/foto.png','personal_inteligencia_data/huella_digital.png','personal_inteligencia_data/huella_retina.png',ROW(58,2437168761) ,ROW('30345909','Malasia'),ARRAY['español','inglés','hindi','ruso','mandarín','null']::varchar(50)[], ARRAY[ ROW('Vicente','Juliano','Bello','Osuna','1978-12-06','tío',ROW(58,2124606104) ), ROW('Ophelia','Isabella','Pabon','Zambrano','1978-12-06','abuelo',ROW(58,2121328006) )]::familiar_ty[], ARRAY[ ROW('52996969','Taiwán'),row('null','null') ]::identificacion_ty[], ARRAY[ ROW('Enfermería','null','null'), ROW('null','null','null') ]::nivel_educativo_ty[],null,'22'),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table:style-name="ce15">
            <text:p>('Jonathan',null,'Caballero','Hidalgo','1986-05-04',162,92,'azul claro','20/80','no_clasificado','personal_inteligencia_data/foto.png','personal_inteligencia_data/huella_digital.png','personal_inteligencia_data/huella_retina.png',ROW(58,2437168761) ,ROW('30345909','Malasia'),ARRAY['español','inglés','hindi','ruso','mandarín','null']::varchar(50)[], ARRAY[ ROW('Vicente','Juliano','Bello','Osuna','1978-12-06','tío',ROW(58,2124606104) ), ROW('Ophelia','Isabella','Pabon','Zambrano','1978-12-06','abuelo',ROW(58,2121328006) )]::familiar_ty[], ARRAY[ ROW('52996969','Taiwán'),row('null','null') ]::identificacion_ty[], ARRAY[ ROW('Enfermer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5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5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iovani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Barahona'</text:p>
          </table:table-cell>
          <table:table-cell office:value-type="string" table:style-name="ce11">
            <text:p>2000-04-29</text:p>
          </table:table-cell>
          <table:table-cell office:value-type="float" office:value="185" table:style-name="ce12">
            <text:p>185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5076818" table:formula="of:=RANDBETWEEN(1000000;9999999)" table:style-name="ce2">
            <text:p>5076818</text:p>
          </table:table-cell>
          <table:table-cell office:value-type="float" office:value="56592642" table:formula="of:=RANDBETWEEN(10000000;99999999)" table:style-name="ce2">
            <text:p>56592642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4689628" table:formula="of:=RANDBETWEEN(1000000;9999999)" table:style-name="ce2">
            <text:p>4689628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Montes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1299847" table:formula="of:=RANDBETWEEN(1000000;9999999)" table:style-name="ce2">
            <text:p>1299847</text:p>
          </table:table-cell>
          <table:table-cell office:value-type="float" office:value="49568356" table:formula="of:=RANDBETWEEN(10000000;100000000)" table:style-name="ce2">
            <text:p>49568356</text:p>
          </table:table-cell>
          <table:table-cell office:value-type="string" office:string-value="Taiwán" table:formula="of:=[.F55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5]" table:style-name="ce1">
            <text:p>22</text:p>
          </table:table-cell>
          <table:table-cell table:style-name="ce1"/>
          <table:table-cell office:value-type="string" office:string-value="('Jiovani','Julian','Villeda','Barahona','2000-04-29',185,67,'marrón oscuro','20/12.5','confidencial','personal_inteligencia_data/foto.png','personal_inteligencia_data/huella_digital.png','personal_inteligencia_data/huella_retina.png',ROW(58,2445076818) ,ROW('56592642','Zimbabue'),ARRAY['español','inglés','portugués','francés','null','null']::varchar(50)[], ARRAY[ ROW('Amada',null,'Rendon','Ochoa','1976-07-16','abuelo',ROW(58,2444689628) ), ROW('Rosalia',null,'Valles','Montes','1976-07-16','hermano',ROW(58,2441299847) )]::familiar_ty[], ARRAY[ ROW('49568356','Taiwán'),row('null','null') ]::identificacion_ty[], ARRAY[ ROW('Criminología','null','null'), ROW('null','null','null') ]::nivel_educativo_ty[],null,'22'),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table:style-name="ce15">
            <text:p>('Jiovani','Julian','Villeda','Barahona','2000-04-29',185,67,'marrón oscuro','20/12.5','confidencial','personal_inteligencia_data/foto.png','personal_inteligencia_data/huella_digital.png','personal_inteligencia_data/huella_retina.png',ROW(58,2445076818) ,ROW('56592642','Zimbabue'),ARRAY['español','inglés','portugués','francés','null','null']::varchar(50)[], ARRAY[ ROW('Amada',null,'Rendon','Ochoa','1976-07-16','abuelo',ROW(58,2444689628) ), ROW('Rosalia',null,'Valles','Montes','1976-07-16','hermano',ROW(58,2441299847) )]::familiar_ty[], ARRAY[ ROW('49568356','Taiwán'),row('null','null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6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6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Yves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83-09-14</text:p>
          </table:table-cell>
          <table:table-cell office:value-type="float" office:value="175" table:style-name="ce12">
            <text:p>175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799899" table:formula="of:=RANDBETWEEN(1000000;9999999)" table:style-name="ce2">
            <text:p>3799899</text:p>
          </table:table-cell>
          <table:table-cell office:value-type="float" office:value="51064853" table:formula="of:=RANDBETWEEN(10000000;99999999)" table:style-name="ce2">
            <text:p>51064853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4186558" table:formula="of:=RANDBETWEEN(1000000;9999999)" table:style-name="ce2">
            <text:p>4186558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Izquierd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9677220" table:formula="of:=RANDBETWEEN(1000000;9999999)" table:style-name="ce2">
            <text:p>9677220</text:p>
          </table:table-cell>
          <table:table-cell office:value-type="float" office:value="66364481" table:formula="of:=RANDBETWEEN(10000000;100000000)" table:style-name="ce2">
            <text:p>66364481</text:p>
          </table:table-cell>
          <table:table-cell office:value-type="string" office:string-value="Taiwán" table:formula="of:=[.F56]" table:style-name="ce1">
            <text:p>Taiwán</text:p>
          </table:table-cell>
          <table:table-cell office:value-type="float" office:value="97952496" table:formula="of:=RANDBETWEEN(10000000;100000000)" table:style-name="ce2">
            <text:p>97952496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6]" table:style-name="ce1">
            <text:p>23</text:p>
          </table:table-cell>
          <table:table-cell table:style-name="ce1"/>
          <table:table-cell office:value-type="string" office:string-value="('Yves','Cornelio','Avina','Camarena','1983-09-14',175,84,'azul claro','20/16','top_secret','personal_inteligencia_data/foto.png','personal_inteligencia_data/huella_digital.png','personal_inteligencia_data/huella_retina.png',ROW(58,4243799899) ,ROW('51064853','Australia'),ARRAY['español','inglés','portugués','francés','null','null']::varchar(50)[], ARRAY[ ROW('Sebastian',null,'Cabral','Cedillo','1936-02-14','padre',ROW(58,4244186558) ), ROW('Magali',null,'Salmeron','Izquierdo','1936-02-14','tío',ROW(58,4249677220) )]::familiar_ty[], ARRAY[ ROW('66364481','Taiwán'),row('97952496','Irlanda') ]::identificacion_ty[], ARRAY[ ROW('Psicología','null','null'), ROW('null','null','null') ]::nivel_educativo_ty[],null,'23'),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table:style-name="ce15">
            <text:p>('Yves','Cornelio','Avina','Camarena','1983-09-14',175,84,'azul claro','20/16','top_secret','personal_inteligencia_data/foto.png','personal_inteligencia_data/huella_digital.png','personal_inteligencia_data/huella_retina.png',ROW(58,4243799899) ,ROW('51064853','Australia'),ARRAY['español','inglés','portugués','francés','null','null']::varchar(50)[], ARRAY[ ROW('Sebastian',null,'Cabral','Cedillo','1936-02-14','padre',ROW(58,4244186558) ), ROW('Magali',null,'Salmeron','Izquierdo','1936-02-14','tío',ROW(58,4249677220) )]::familiar_ty[], ARRAY[ ROW('66364481','Taiwán'),row('97952496','Irlanda') ]::identificacion_ty[], ARRAY[ ROW('Psicología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7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7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sab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Carmona'</text:p>
          </table:table-cell>
          <table:table-cell office:value-type="string" table:style-name="ce11">
            <text:p>2000-05-30</text:p>
          </table:table-cell>
          <table:table-cell office:value-type="float" office:value="166" table:style-name="ce12">
            <text:p>16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985147" table:formula="of:=RANDBETWEEN(1000000;9999999)" table:style-name="ce2">
            <text:p>5985147</text:p>
          </table:table-cell>
          <table:table-cell office:value-type="float" office:value="97426282" table:formula="of:=RANDBETWEEN(10000000;99999999)" table:style-name="ce2">
            <text:p>9742628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Jaimes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2108240" table:formula="of:=RANDBETWEEN(1000000;9999999)" table:style-name="ce2">
            <text:p>2108240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Collazo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tío</text:p>
          </table:table-cell>
          <table:table-cell office:value-type="float" office:value="243" table:style-name="ce14">
            <text:p>243</text:p>
          </table:table-cell>
          <table:table-cell office:value-type="float" office:value="6409045" table:formula="of:=RANDBETWEEN(1000000;9999999)" table:style-name="ce2">
            <text:p>6409045</text:p>
          </table:table-cell>
          <table:table-cell office:value-type="float" office:value="66535128" table:formula="of:=RANDBETWEEN(10000000;100000000)" table:style-name="ce2">
            <text:p>66535128</text:p>
          </table:table-cell>
          <table:table-cell office:value-type="string" office:string-value="Taiwán" table:formula="of:=[.F57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7]" table:style-name="ce1">
            <text:p>23</text:p>
          </table:table-cell>
          <table:table-cell table:style-name="ce1"/>
          <table:table-cell office:value-type="string" office:string-value="('Isabel',null,'Rueda','Carmona','2000-05-30',166,81,'marrón claro','20/20','no_clasificado','personal_inteligencia_data/foto.png','personal_inteligencia_data/huella_digital.png','personal_inteligencia_data/huella_retina.png',ROW(58,4245985147) ,ROW('97426282','Holanda'),ARRAY['inglés','árabe','portugués','francés','null','null']::varchar(50)[], ARRAY[ ROW('Cornelio',null,'Ceja','Jaimes','1949-10-09','madre',ROW(58,2432108240) ), ROW('Gladys','Guadalupe','Nelson','Collazo','1949-10-09','tío',ROW(58,2436409045) )]::familiar_ty[], ARRAY[ ROW('66535128','Taiwán'),row('null','null') ]::identificacion_ty[], ARRAY[ ROW('Economía','null','null'), ROW('Ingeniería Informática','null','null') ]::nivel_educativo_ty[],null,'23'),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table:style-name="ce15">
            <text:p>('Isabel',null,'Rueda','Carmona','2000-05-30',166,81,'marrón claro','20/20','no_clasificado','personal_inteligencia_data/foto.png','personal_inteligencia_data/huella_digital.png','personal_inteligencia_data/huella_retina.png',ROW(58,4245985147) ,ROW('97426282','Holanda'),ARRAY['inglés','árabe','portugués','francés','null','null']::varchar(50)[], ARRAY[ ROW('Cornelio',null,'Ceja','Jaimes','1949-10-09','madre',ROW(58,2432108240) ), ROW('Gladys','Guadalupe','Nelson','Collazo','1949-10-09','tío',ROW(58,2436409045) )]::familiar_ty[], ARRAY[ ROW('66535128','Taiwán'),row('null','null') ]::identificacion_ty[], ARRAY[ ROW('Economía','null','null'), ROW('Ingeniería Informática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8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8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88-12-03</text:p>
          </table:table-cell>
          <table:table-cell office:value-type="float" office:value="188" table:style-name="ce12">
            <text:p>188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529348" table:formula="of:=RANDBETWEEN(1000000;9999999)" table:style-name="ce2">
            <text:p>2529348</text:p>
          </table:table-cell>
          <table:table-cell office:value-type="float" office:value="47781001" table:formula="of:=RANDBETWEEN(10000000;99999999)" table:style-name="ce2">
            <text:p>47781001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Thompso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7779058" table:formula="of:=RANDBETWEEN(1000000;9999999)" table:style-name="ce2">
            <text:p>7779058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Beltra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6181889" table:formula="of:=RANDBETWEEN(1000000;9999999)" table:style-name="ce2">
            <text:p>6181889</text:p>
          </table:table-cell>
          <table:table-cell office:value-type="float" office:value="51472207" table:formula="of:=RANDBETWEEN(10000000;100000000)" table:style-name="ce2">
            <text:p>51472207</text:p>
          </table:table-cell>
          <table:table-cell office:value-type="string" office:string-value="Taiwán" table:formula="of:=[.F58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8]" table:style-name="ce1">
            <text:p>23</text:p>
          </table:table-cell>
          <table:table-cell table:style-name="ce1"/>
          <table:table-cell office:value-type="string" office:string-value="('Adria',null,'Hermosillo','Barboza','1988-12-03',188,88,'marrón claro','20/63','no_clasificado','personal_inteligencia_data/foto.png','personal_inteligencia_data/huella_digital.png','personal_inteligencia_data/huella_retina.png',ROW(58,2812529348) ,ROW('47781001','Malasia'),ARRAY['español','inglés','hindi','ruso','mandarín','null']::varchar(50)[], ARRAY[ ROW('Marco','Maximiliano','Valadez','Thompson','1979-04-04','padre',ROW(58,4247779058) ), ROW('Paciano','Jose','Lima','Beltran','1979-04-04','primo',ROW(58,4246181889) )]::familiar_ty[], ARRAY[ ROW('51472207','Taiwán'),row('null','null') ]::identificacion_ty[], ARRAY[ ROW('Ciencias Sociales','null','null'), ROW('null','null','null') ]::nivel_educativo_ty[],null,'23'),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table:style-name="ce15">
            <text:p>('Adria',null,'Hermosillo','Barboza','1988-12-03',188,88,'marrón claro','20/63','no_clasificado','personal_inteligencia_data/foto.png','personal_inteligencia_data/huella_digital.png','personal_inteligencia_data/huella_retina.png',ROW(58,2812529348) ,ROW('47781001','Malasia'),ARRAY['español','inglés','hindi','ruso','mandarín','null']::varchar(50)[], ARRAY[ ROW('Marco','Maximiliano','Valadez','Thompson','1979-04-04','padre',ROW(58,4247779058) ), ROW('Paciano','Jose','Lima','Beltran','1979-04-04','primo',ROW(58,4246181889) )]::familiar_ty[], ARRAY[ ROW('51472207','Taiwán'),row('null','null') ]::identificacion_ty[], ARRAY[ ROW('Ciencias Sociales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9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9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Antonio'</text:p>
          </table:table-cell>
          <table:table-cell office:value-type="string" table:style-name="ce11">
            <text:p>2000-05-31</text:p>
          </table:table-cell>
          <table:table-cell office:value-type="float" office:value="151" table:style-name="ce12">
            <text:p>151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3025448" table:formula="of:=RANDBETWEEN(1000000;9999999)" table:style-name="ce2">
            <text:p>3025448</text:p>
          </table:table-cell>
          <table:table-cell office:value-type="float" office:value="25796890" table:formula="of:=RANDBETWEEN(10000000;99999999)" table:style-name="ce2">
            <text:p>25796890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Butler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5346076" table:formula="of:=RANDBETWEEN(1000000;9999999)" table:style-name="ce2">
            <text:p>5346076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Lozano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8256012" table:formula="of:=RANDBETWEEN(1000000;9999999)" table:style-name="ce2">
            <text:p>8256012</text:p>
          </table:table-cell>
          <table:table-cell office:value-type="float" office:value="72258388" table:formula="of:=RANDBETWEEN(10000000;100000000)" table:style-name="ce2">
            <text:p>72258388</text:p>
          </table:table-cell>
          <table:table-cell office:value-type="string" office:string-value="Taiwán" table:formula="of:=[.F59]" table:style-name="ce1">
            <text:p>Taiwán</text:p>
          </table:table-cell>
          <table:table-cell office:value-type="float" office:value="13628600" table:formula="of:=RANDBETWEEN(10000000;100000000)" table:style-name="ce2">
            <text:p>1362860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9]" table:style-name="ce1">
            <text:p>23</text:p>
          </table:table-cell>
          <table:table-cell table:style-name="ce1"/>
          <table:table-cell office:value-type="string" office:string-value="('Brenda','Fabia','Baltazar','Antonio','2000-05-31',151,72,'verde claro','20/32','confidencial','personal_inteligencia_data/foto.png','personal_inteligencia_data/huella_digital.png','personal_inteligencia_data/huella_retina.png',ROW(58,4143025448) ,ROW('25796890','Zimbabue'),ARRAY['español','inglés','portugués','francés','null','null']::varchar(50)[], ARRAY[ ROW('Naomi',null,'Powell','Butler','1979-05-22','abuelo',ROW(58,4145346076) ), ROW('Griselda',null,'Pedraza','Lozano','1979-05-22','abuelo',ROW(58,4148256012) )]::familiar_ty[], ARRAY[ ROW('72258388','Taiwán'),row('13628600','Australia') ]::identificacion_ty[], ARRAY[ ROW('Ingeniería Industrial','null','null'), ROW('null','null','null') ]::nivel_educativo_ty[],null,'23'),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table:style-name="ce15">
            <text:p>('Brenda','Fabia','Baltazar','Antonio','2000-05-31',151,72,'verde claro','20/32','confidencial','personal_inteligencia_data/foto.png','personal_inteligencia_data/huella_digital.png','personal_inteligencia_data/huella_retina.png',ROW(58,4143025448) ,ROW('25796890','Zimbabue'),ARRAY['español','inglés','portugués','francés','null','null']::varchar(50)[], ARRAY[ ROW('Naomi',null,'Powell','Butler','1979-05-22','abuelo',ROW(58,4145346076) ), ROW('Griselda',null,'Pedraza','Lozano','1979-05-22','abuelo',ROW(58,4148256012) )]::familiar_ty[], ARRAY[ ROW('72258388','Taiwán'),row('13628600','Australia') ]::identificacion_ty[], ARRAY[ ROW('Ingeniería Industrial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0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0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Hall'</text:p>
          </table:table-cell>
          <table:table-cell office:value-type="string" table:style-name="ce11">
            <text:p>1984-05-21</text:p>
          </table:table-cell>
          <table:table-cell office:value-type="float" office:value="173" table:style-name="ce12">
            <text:p>173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1733318" table:formula="of:=RANDBETWEEN(1000000;9999999)" table:style-name="ce2">
            <text:p>1733318</text:p>
          </table:table-cell>
          <table:table-cell office:value-type="float" office:value="86188120" table:formula="of:=RANDBETWEEN(10000000;99999999)" table:style-name="ce2">
            <text:p>8618812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erino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1832245" table:formula="of:=RANDBETWEEN(1000000;9999999)" table:style-name="ce2">
            <text:p>1832245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Lora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9375300" table:formula="of:=RANDBETWEEN(1000000;9999999)" table:style-name="ce2">
            <text:p>9375300</text:p>
          </table:table-cell>
          <table:table-cell office:value-type="float" office:value="20063487" table:formula="of:=RANDBETWEEN(10000000;100000000)" table:style-name="ce2">
            <text:p>20063487</text:p>
          </table:table-cell>
          <table:table-cell office:value-type="string" office:string-value="Taiwán" table:formula="of:=[.F60]" table:style-name="ce1">
            <text:p>Taiwán</text:p>
          </table:table-cell>
          <table:table-cell office:value-type="float" office:value="29413310" table:formula="of:=RANDBETWEEN(10000000;100000000)" table:style-name="ce2">
            <text:p>29413310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0]" table:style-name="ce1">
            <text:p>24</text:p>
          </table:table-cell>
          <table:table-cell table:style-name="ce1"/>
          <table:table-cell office:value-type="string" office:string-value="('Adria','Cloe','Armijo','Hall','1984-05-21',173,68,'marrón claro','20/12.5','top_secret','personal_inteligencia_data/foto.png','personal_inteligencia_data/huella_digital.png','personal_inteligencia_data/huella_retina.png',ROW(58,4121733318) ,ROW('86188120','Australia'),ARRAY['español','inglés','portugués','francés','null','null']::varchar(50)[], ARRAY[ ROW('Marlene',null,'Maravilla','Merino','1938-07-26','madre',ROW(58,4121832245) ), ROW('Emiliana',null,'Mariscal','Lora','1938-07-26','padre',ROW(58,4129375300) )]::familiar_ty[], ARRAY[ ROW('20063487','Taiwán'),row('29413310','Irlanda') ]::identificacion_ty[], ARRAY[ ROW('Enfermería','null','null'), ROW('null','null','null') ]::nivel_educativo_ty[],null,'24'),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table:style-name="ce15">
            <text:p>('Adria','Cloe','Armijo','Hall','1984-05-21',173,68,'marrón claro','20/12.5','top_secret','personal_inteligencia_data/foto.png','personal_inteligencia_data/huella_digital.png','personal_inteligencia_data/huella_retina.png',ROW(58,4121733318) ,ROW('86188120','Australia'),ARRAY['español','inglés','portugués','francés','null','null']::varchar(50)[], ARRAY[ ROW('Marlene',null,'Maravilla','Merino','1938-07-26','madre',ROW(58,4121832245) ), ROW('Emiliana',null,'Mariscal','Lora','1938-07-26','padre',ROW(58,4129375300) )]::familiar_ty[], ARRAY[ ROW('20063487','Taiwán'),row('29413310','Irlanda') ]::identificacion_ty[], ARRAY[ ROW('Enfermer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1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1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har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2000-08-10</text:p>
          </table:table-cell>
          <table:table-cell office:value-type="float" office:value="165" table:style-name="ce12">
            <text:p>16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8005250" table:formula="of:=RANDBETWEEN(1000000;9999999)" table:style-name="ce2">
            <text:p>8005250</text:p>
          </table:table-cell>
          <table:table-cell office:value-type="float" office:value="67062375" table:formula="of:=RANDBETWEEN(10000000;99999999)" table:style-name="ce2">
            <text:p>67062375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oronado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9252236" table:formula="of:=RANDBETWEEN(1000000;9999999)" table:style-name="ce2">
            <text:p>9252236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Farias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padre</text:p>
          </table:table-cell>
          <table:table-cell office:value-type="float" office:value="281" table:style-name="ce14">
            <text:p>281</text:p>
          </table:table-cell>
          <table:table-cell office:value-type="float" office:value="3796239" table:formula="of:=RANDBETWEEN(1000000;9999999)" table:style-name="ce2">
            <text:p>3796239</text:p>
          </table:table-cell>
          <table:table-cell office:value-type="float" office:value="91393106" table:formula="of:=RANDBETWEEN(10000000;100000000)" table:style-name="ce2">
            <text:p>91393106</text:p>
          </table:table-cell>
          <table:table-cell office:value-type="string" office:string-value="Taiwán" table:formula="of:=[.F61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1]" table:style-name="ce1">
            <text:p>24</text:p>
          </table:table-cell>
          <table:table-cell table:style-name="ce1"/>
          <table:table-cell office:value-type="string" office:string-value="('Sharon',null,'Beltran','Gallardo','2000-08-10',165,86,'marrón claro','20/20','no_clasificado','personal_inteligencia_data/foto.png','personal_inteligencia_data/huella_digital.png','personal_inteligencia_data/huella_retina.png',ROW(58,4128005250) ,ROW('67062375','Holanda'),ARRAY['inglés','árabe','portugués','francés','null','null']::varchar(50)[], ARRAY[ ROW('Liliana',null,'Cavazos','Coronado','1949-10-16','hermano',ROW(58,2819252236) ), ROW('Dulce','Aleyda','Jacobo','Farias','1949-10-16','padre',ROW(58,2813796239) )]::familiar_ty[], ARRAY[ ROW('91393106','Taiwán'),row('null','null') ]::identificacion_ty[], ARRAY[ ROW('Filosofía','null','null'), ROW('Comunicación','null','null') ]::nivel_educativo_ty[],null,'24'),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table:style-name="ce15">
            <text:p>('Sharon',null,'Beltran','Gallardo','2000-08-10',165,86,'marrón claro','20/20','no_clasificado','personal_inteligencia_data/foto.png','personal_inteligencia_data/huella_digital.png','personal_inteligencia_data/huella_retina.png',ROW(58,4128005250) ,ROW('67062375','Holanda'),ARRAY['inglés','árabe','portugués','francés','null','null']::varchar(50)[], ARRAY[ ROW('Liliana',null,'Cavazos','Coronado','1949-10-16','hermano',ROW(58,2819252236) ), ROW('Dulce','Aleyda','Jacobo','Farias','1949-10-16','padre',ROW(58,2813796239) )]::familiar_ty[], ARRAY[ ROW('91393106','Taiwán'),row('null','null') ]::identificacion_ty[], ARRAY[ ROW('Filosofía','null','null'), ROW('Comunicación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2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2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Velazquez'</text:p>
          </table:table-cell>
          <table:table-cell office:value-type="string" table:style-name="ce11">
            <text:p>1989-01-05</text:p>
          </table:table-cell>
          <table:table-cell office:value-type="float" office:value="172" table:style-name="ce12">
            <text:p>172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3910152" table:formula="of:=RANDBETWEEN(1000000;9999999)" table:style-name="ce2">
            <text:p>3910152</text:p>
          </table:table-cell>
          <table:table-cell office:value-type="float" office:value="89887837" table:formula="of:=RANDBETWEEN(10000000;99999999)" table:style-name="ce2">
            <text:p>8988783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Rubio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2258666" table:formula="of:=RANDBETWEEN(1000000;9999999)" table:style-name="ce2">
            <text:p>2258666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Walker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4983662" table:formula="of:=RANDBETWEEN(1000000;9999999)" table:style-name="ce2">
            <text:p>4983662</text:p>
          </table:table-cell>
          <table:table-cell office:value-type="float" office:value="32236116" table:formula="of:=RANDBETWEEN(10000000;100000000)" table:style-name="ce2">
            <text:p>32236116</text:p>
          </table:table-cell>
          <table:table-cell office:value-type="string" office:string-value="Taiwán" table:formula="of:=[.F62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2]" table:style-name="ce1">
            <text:p>24</text:p>
          </table:table-cell>
          <table:table-cell table:style-name="ce1"/>
          <table:table-cell office:value-type="string" office:string-value="('Alfredo',null,'Flores','Velazquez','1989-01-05',172,76,'marrón oscuro','20/50','no_clasificado','personal_inteligencia_data/foto.png','personal_inteligencia_data/huella_digital.png','personal_inteligencia_data/huella_retina.png',ROW(58,2343910152) ,ROW('89887837','Malasia'),ARRAY['español','inglés','hindi','ruso','mandarín','bengalí']::varchar(50)[], ARRAY[ ROW('Ana','Carola','Olivares','Rubio','1979-08-01','madre',ROW(58,2872258666) ), ROW('Marcelo','Vicente','Montez','Walker','1979-08-01','hermano',ROW(58,2874983662) )]::familiar_ty[], ARRAY[ ROW('32236116','Taiwán'),row('null','null') ]::identificacion_ty[], ARRAY[ ROW('Economía','null','null'), ROW('null','null','null') ]::nivel_educativo_ty[],null,'24'),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table:style-name="ce15">
            <text:p>('Alfredo',null,'Flores','Velazquez','1989-01-05',172,76,'marrón oscuro','20/50','no_clasificado','personal_inteligencia_data/foto.png','personal_inteligencia_data/huella_digital.png','personal_inteligencia_data/huella_retina.png',ROW(58,2343910152) ,ROW('89887837','Malasia'),ARRAY['español','inglés','hindi','ruso','mandarín','bengalí']::varchar(50)[], ARRAY[ ROW('Ana','Carola','Olivares','Rubio','1979-08-01','madre',ROW(58,2872258666) ), ROW('Marcelo','Vicente','Montez','Walker','1979-08-01','hermano',ROW(58,2874983662) )]::familiar_ty[], ARRAY[ ROW('32236116','Taiwán'),row('null','null') ]::identificacion_ty[], ARRAY[ ROW('Econom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3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3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string" table:style-name="ce11">
            <text:p>2000-08-09</text:p>
          </table:table-cell>
          <table:table-cell office:value-type="float" office:value="176" table:style-name="ce12">
            <text:p>176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968060" table:formula="of:=RANDBETWEEN(1000000;9999999)" table:style-name="ce2">
            <text:p>4968060</text:p>
          </table:table-cell>
          <table:table-cell office:value-type="float" office:value="94521638" table:formula="of:=RANDBETWEEN(10000000;99999999)" table:style-name="ce2">
            <text:p>94521638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Becerra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3036693" table:formula="of:=RANDBETWEEN(1000000;9999999)" table:style-name="ce2">
            <text:p>3036693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5498726" table:formula="of:=RANDBETWEEN(1000000;9999999)" table:style-name="ce2">
            <text:p>5498726</text:p>
          </table:table-cell>
          <table:table-cell office:value-type="float" office:value="83250224" table:formula="of:=RANDBETWEEN(10000000;100000000)" table:style-name="ce2">
            <text:p>83250224</text:p>
          </table:table-cell>
          <table:table-cell office:value-type="string" office:string-value="Taiwán" table:formula="of:=[.F63]" table:style-name="ce1">
            <text:p>Taiwán</text:p>
          </table:table-cell>
          <table:table-cell office:value-type="float" office:value="82990506" table:formula="of:=RANDBETWEEN(10000000;100000000)" table:style-name="ce2">
            <text:p>8299050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3]" table:style-name="ce1">
            <text:p>24</text:p>
          </table:table-cell>
          <table:table-cell table:style-name="ce1"/>
          <table:table-cell office:value-type="string" office:string-value="('Emperatriz','Georgia','Castanon','Castillo','2000-08-09',176,66,'verde oscuro','20/25','confidencial','personal_inteligencia_data/foto.png','personal_inteligencia_data/huella_digital.png','personal_inteligencia_data/huella_retina.png',ROW(58,4124968060) ,ROW('94521638','Zimbabue'),ARRAY['español','inglés','portugués','francés','null','null']::varchar(50)[], ARRAY[ ROW('Adrian',null,'Price','Becerra','1981-01-22','primo',ROW(58,4123036693) ), ROW('Daniel',null,'Price','Gallardo','1981-01-22','abuelo',ROW(58,4125498726) )]::familiar_ty[], ARRAY[ ROW('83250224','Taiwán'),row('82990506','Australia') ]::identificacion_ty[], ARRAY[ ROW('Derecho','null','null'), ROW('null','null','null') ]::nivel_educativo_ty[],null,'24'),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table:style-name="ce15">
            <text:p>('Emperatriz','Georgia','Castanon','Castillo','2000-08-09',176,66,'verde oscuro','20/25','confidencial','personal_inteligencia_data/foto.png','personal_inteligencia_data/huella_digital.png','personal_inteligencia_data/huella_retina.png',ROW(58,4124968060) ,ROW('94521638','Zimbabue'),ARRAY['español','inglés','portugués','francés','null','null']::varchar(50)[], ARRAY[ ROW('Adrian',null,'Price','Becerra','1981-01-22','primo',ROW(58,4123036693) ), ROW('Daniel',null,'Price','Gallardo','1981-01-22','abuelo',ROW(58,4125498726) )]::familiar_ty[], ARRAY[ ROW('83250224','Taiwán'),row('82990506','Australia') ]::identificacion_ty[], ARRAY[ ROW('Derecho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4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4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ylv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Velarde'</text:p>
          </table:table-cell>
          <table:table-cell office:value-type="string" table:style-name="ce11">
            <text:p>1996-11-16</text:p>
          </table:table-cell>
          <table:table-cell office:value-type="float" office:value="161" table:style-name="ce12">
            <text:p>161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5688397" table:formula="of:=RANDBETWEEN(1000000;9999999)" table:style-name="ce2">
            <text:p>5688397</text:p>
          </table:table-cell>
          <table:table-cell office:value-type="float" office:value="88682632" table:formula="of:=RANDBETWEEN(10000000;99999999)" table:style-name="ce2">
            <text:p>8868263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Barcena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9139626" table:formula="of:=RANDBETWEEN(1000000;9999999)" table:style-name="ce2">
            <text:p>9139626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ario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3076032" table:formula="of:=RANDBETWEEN(1000000;9999999)" table:style-name="ce2">
            <text:p>3076032</text:p>
          </table:table-cell>
          <table:table-cell office:value-type="float" office:value="63743196" table:formula="of:=RANDBETWEEN(10000000;100000000)" table:style-name="ce2">
            <text:p>63743196</text:p>
          </table:table-cell>
          <table:table-cell office:value-type="string" office:string-value="Malasia" table:formula="of:=[.F6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4]" table:style-name="ce1">
            <text:p>25</text:p>
          </table:table-cell>
          <table:table-cell table:style-name="ce1"/>
          <table:table-cell office:value-type="string" office:string-value="('Sylvia',null,'Caraballo','Velarde','1996-11-16',161,74,'azul claro','20/63','top_secret','personal_inteligencia_data/foto.png','personal_inteligencia_data/huella_digital.png','personal_inteligencia_data/huella_retina.png',ROW(58,2815688397) ,ROW('88682632','Australia'),ARRAY['español','inglés','hindi','ruso','mandarín','bengalí']::varchar(50)[], ARRAY[ ROW('Anunciacion',null,'Osuna','Barcenas','1938-06-18','hermano',ROW(58,4129139626) ), ROW('Juan','Gregorio','Madrid','Larios','1938-06-18','tío',ROW(58,4123076032) )]::familiar_ty[], ARRAY[ ROW('63743196','Malasia'),row('null','null') ]::identificacion_ty[], ARRAY[ ROW('Comunicación','null','null'), ROW('Derecho','null','null') ]::nivel_educativo_ty[],null,'25'),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table:style-name="ce15">
            <text:p>('Sylvia',null,'Caraballo','Velarde','1996-11-16',161,74,'azul claro','20/63','top_secret','personal_inteligencia_data/foto.png','personal_inteligencia_data/huella_digital.png','personal_inteligencia_data/huella_retina.png',ROW(58,2815688397) ,ROW('88682632','Australia'),ARRAY['español','inglés','hindi','ruso','mandarín','bengalí']::varchar(50)[], ARRAY[ ROW('Anunciacion',null,'Osuna','Barcenas','1938-06-18','hermano',ROW(58,4129139626) ), ROW('Juan','Gregorio','Madrid','Larios','1938-06-18','tío',ROW(58,4123076032) )]::familiar_ty[], ARRAY[ ROW('63743196','Malasia'),row('null','null') ]::identificacion_ty[], ARRAY[ ROW('Comunicación','null','null'), ROW('Derecho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5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5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larence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Campos'</text:p>
          </table:table-cell>
          <table:table-cell office:value-type="string" table:style-name="ce11">
            <text:p>2000-07-23</text:p>
          </table:table-cell>
          <table:table-cell office:value-type="float" office:value="154" table:style-name="ce12">
            <text:p>154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298188" table:formula="of:=RANDBETWEEN(1000000;9999999)" table:style-name="ce2">
            <text:p>2298188</text:p>
          </table:table-cell>
          <table:table-cell office:value-type="float" office:value="20737388" table:formula="of:=RANDBETWEEN(10000000;99999999)" table:style-name="ce2">
            <text:p>2073738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rtagena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3354928" table:formula="of:=RANDBETWEEN(1000000;9999999)" table:style-name="ce2">
            <text:p>3354928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9910834" table:formula="of:=RANDBETWEEN(1000000;9999999)" table:style-name="ce2">
            <text:p>9910834</text:p>
          </table:table-cell>
          <table:table-cell office:value-type="float" office:value="53939523" table:formula="of:=RANDBETWEEN(10000000;100000000)" table:style-name="ce2">
            <text:p>53939523</text:p>
          </table:table-cell>
          <table:table-cell office:value-type="string" office:string-value="Malasia" table:formula="of:=[.F6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5]" table:style-name="ce1">
            <text:p>25</text:p>
          </table:table-cell>
          <table:table-cell table:style-name="ce1"/>
          <table:table-cell office:value-type="string" office:string-value="('Clarence','Marsello','Angel','Campos','2000-07-23',154,90,'marrón claro','20/160','no_clasificado','personal_inteligencia_data/foto.png','personal_inteligencia_data/huella_digital.png','personal_inteligencia_data/huella_retina.png',ROW(58,4242298188) ,ROW('20737388','Holanda'),ARRAY['español','inglés','hindi','francés','null','null']::varchar(50)[], ARRAY[ ROW('Liliana','Luisa','Carrillo','Cartagena','1956-12-09','hermano',ROW(58,4243354928) ), ROW('Ava','Guadalupe','Suarez','Caballero','1956-12-09','tío',ROW(58,4249910834) )]::familiar_ty[], ARRAY[ ROW('53939523','Malasia'),row('null','null') ]::identificacion_ty[], ARRAY[ ROW('Criminología','null','null'), ROW('Ciencias Sociales','null','null') ]::nivel_educativo_ty[],null,'25'),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table:style-name="ce15">
            <text:p>('Clarence','Marsello','Angel','Campos','2000-07-23',154,90,'marrón claro','20/160','no_clasificado','personal_inteligencia_data/foto.png','personal_inteligencia_data/huella_digital.png','personal_inteligencia_data/huella_retina.png',ROW(58,4242298188) ,ROW('20737388','Holanda'),ARRAY['español','inglés','hindi','francés','null','null']::varchar(50)[], ARRAY[ ROW('Liliana','Luisa','Carrillo','Cartagena','1956-12-09','hermano',ROW(58,4243354928) ), ROW('Ava','Guadalupe','Suarez','Caballero','1956-12-09','tío',ROW(58,4249910834) )]::familiar_ty[], ARRAY[ ROW('53939523','Malasia'),row('null','null') ]::identificacion_ty[], ARRAY[ ROW('Criminología','null','null'), ROW('Ciencias Sociales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6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6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onatila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94-06-22</text:p>
          </table:table-cell>
          <table:table-cell office:value-type="float" office:value="185" table:style-name="ce12">
            <text:p>18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7952518" table:formula="of:=RANDBETWEEN(1000000;9999999)" table:style-name="ce2">
            <text:p>7952518</text:p>
          </table:table-cell>
          <table:table-cell office:value-type="float" office:value="77712767" table:formula="of:=RANDBETWEEN(10000000;99999999)" table:style-name="ce2">
            <text:p>7771276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9330675" table:formula="of:=RANDBETWEEN(1000000;9999999)" table:style-name="ce2">
            <text:p>9330675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Casanov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9126407" table:formula="of:=RANDBETWEEN(1000000;9999999)" table:style-name="ce2">
            <text:p>9126407</text:p>
          </table:table-cell>
          <table:table-cell office:value-type="float" office:value="59506265" table:formula="of:=RANDBETWEEN(10000000;100000000)" table:style-name="ce2">
            <text:p>59506265</text:p>
          </table:table-cell>
          <table:table-cell office:value-type="string" office:string-value="Malasia" table:formula="of:=[.F66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6]" table:style-name="ce1">
            <text:p>25</text:p>
          </table:table-cell>
          <table:table-cell table:style-name="ce1"/>
          <table:table-cell office:value-type="string" office:string-value="('Donatila','Melania','Michel','Zambrano','1994-06-22',185,74,'azul claro','20/20','no_clasificado','personal_inteligencia_data/foto.png','personal_inteligencia_data/huella_digital.png','personal_inteligencia_data/huella_retina.png',ROW(58,4247952518) ,ROW('77712767','Taiwán'),ARRAY['inglés','árabe','portugués','francés','null','null']::varchar(50)[], ARRAY[ ROW('Santiago',null,'Lozada','Ledesma','1964-03-10','hermano',ROW(58,4249330675) ), ROW('Libertad','Eliana','Garces','Casanova','1964-03-10','tío',ROW(58,4249126407) )]::familiar_ty[], ARRAY[ ROW('59506265','Malasia'),row('null','null') ]::identificacion_ty[], ARRAY[ ROW('Ciencias Sociales','Máster','Acción Internacional Humanitaria'), ROW('null','null','null') ]::nivel_educativo_ty[],null,'25'),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table:style-name="ce15">
            <text:p>('Donatila','Melania','Michel','Zambrano','1994-06-22',185,74,'azul claro','20/20','no_clasificado','personal_inteligencia_data/foto.png','personal_inteligencia_data/huella_digital.png','personal_inteligencia_data/huella_retina.png',ROW(58,4247952518) ,ROW('77712767','Taiwán'),ARRAY['inglés','árabe','portugués','francés','null','null']::varchar(50)[], ARRAY[ ROW('Santiago',null,'Lozada','Ledesma','1964-03-10','hermano',ROW(58,4249330675) ), ROW('Libertad','Eliana','Garces','Casanova','1964-03-10','tío',ROW(58,4249126407) )]::familiar_ty[], ARRAY[ ROW('59506265','Malasia'),row('null','null') ]::identificacion_ty[], ARRAY[ ROW('Ciencias Sociales','Máster','Acción Internacional Humanitaria'), ROW('null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7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7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rik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2000-07-22</text:p>
          </table:table-cell>
          <table:table-cell office:value-type="float" office:value="176" table:style-name="ce12">
            <text:p>176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7369478" table:formula="of:=RANDBETWEEN(1000000;9999999)" table:style-name="ce2">
            <text:p>7369478</text:p>
          </table:table-cell>
          <table:table-cell office:value-type="float" office:value="96469131" table:formula="of:=RANDBETWEEN(10000000;99999999)" table:style-name="ce2">
            <text:p>9646913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Gallegos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tío</text:p>
          </table:table-cell>
          <table:table-cell office:value-type="float" office:value="261" table:style-name="ce14">
            <text:p>261</text:p>
          </table:table-cell>
          <table:table-cell office:value-type="float" office:value="8101477" table:formula="of:=RANDBETWEEN(1000000;9999999)" table:style-name="ce2">
            <text:p>8101477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6235594" table:formula="of:=RANDBETWEEN(1000000;9999999)" table:style-name="ce2">
            <text:p>6235594</text:p>
          </table:table-cell>
          <table:table-cell office:value-type="float" office:value="79416805" table:formula="of:=RANDBETWEEN(10000000;100000000)" table:style-name="ce2">
            <text:p>79416805</text:p>
          </table:table-cell>
          <table:table-cell office:value-type="string" office:string-value="Malasia" table:formula="of:=[.F67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float" office:value="25" table:formula="of:=[.D67]" table:style-name="ce1">
            <text:p>25</text:p>
          </table:table-cell>
          <table:table-cell table:style-name="ce1"/>
          <table:table-cell office:value-type="string" office:string-value="('Erika',null,'Ordaz','Tolentino','2000-07-22',176,67,'verde claro','20/125','confidencial','personal_inteligencia_data/foto.png','personal_inteligencia_data/huella_digital.png','personal_inteligencia_data/huella_retina.png',ROW(58,4247369478) ,ROW('96469131','Zimbabue'),ARRAY['español','inglés','hindi','ruso','mandarín','bengalí']::varchar(50)[], ARRAY[ ROW('Emma','Audrey','Verduzco','Gallegos','1980-07-05','tío',ROW(58,2618101477) ), ROW('Flor','Esperanza','Peterson','Sarmiento','1980-07-05','abuelo',ROW(58,2616235594) )]::familiar_ty[], ARRAY[ ROW('79416805','Malasia'),row('null','null') ]::identificacion_ty[], ARRAY[ ROW('Economía','null','null'), ROW('Criminología','Máster','Química Orgánica') ]::nivel_educativo_ty[],null,'25'),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table:style-name="ce15">
            <text:p>('Erika',null,'Ordaz','Tolentino','2000-07-22',176,67,'verde claro','20/125','confidencial','personal_inteligencia_data/foto.png','personal_inteligencia_data/huella_digital.png','personal_inteligencia_data/huella_retina.png',ROW(58,4247369478) ,ROW('96469131','Zimbabue'),ARRAY['español','inglés','hindi','ruso','mandarín','bengalí']::varchar(50)[], ARRAY[ ROW('Emma','Audrey','Verduzco','Gallegos','1980-07-05','tío',ROW(58,2618101477) ), ROW('Flor','Esperanza','Peterson','Sarmiento','1980-07-05','abuelo',ROW(58,2616235594) )]::familiar_ty[], ARRAY[ ROW('79416805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8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8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xim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97-08-11</text:p>
          </table:table-cell>
          <table:table-cell office:value-type="float" office:value="161" table:style-name="ce12">
            <text:p>161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147085" table:formula="of:=RANDBETWEEN(1000000;9999999)" table:style-name="ce2">
            <text:p>8147085</text:p>
          </table:table-cell>
          <table:table-cell office:value-type="float" office:value="29487095" table:formula="of:=RANDBETWEEN(10000000;99999999)" table:style-name="ce2">
            <text:p>29487095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Trej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046885" table:formula="of:=RANDBETWEEN(1000000;9999999)" table:style-name="ce2">
            <text:p>9046885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7286782" table:formula="of:=RANDBETWEEN(1000000;9999999)" table:style-name="ce2">
            <text:p>7286782</text:p>
          </table:table-cell>
          <table:table-cell office:value-type="float" office:value="91791048" table:formula="of:=RANDBETWEEN(10000000;100000000)" table:style-name="ce2">
            <text:p>91791048</text:p>
          </table:table-cell>
          <table:table-cell office:value-type="string" office:string-value="Malasia" table:formula="of:=[.F68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8]" table:style-name="ce1">
            <text:p>26</text:p>
          </table:table-cell>
          <table:table-cell table:style-name="ce1"/>
          <table:table-cell office:value-type="string" office:string-value="('Maximo',null,'Moncada','Resendez','1997-08-11',161,67,'marrón claro','20/50','top_secret','personal_inteligencia_data/foto.png','personal_inteligencia_data/huella_digital.png','personal_inteligencia_data/huella_retina.png',ROW(58,2348147085) ,ROW('29487095','Australia'),ARRAY['español','inglés','hindi','ruso','mandarín','null']::varchar(50)[], ARRAY[ ROW('Hilda',null,'Landa','Trejo','1942-09-24','hermano',ROW(58,2129046885) ), ROW('Ivan','Vivaldo','Monge','Orozco','1942-09-24','padre',ROW(58,2127286782) )]::familiar_ty[], ARRAY[ ROW('91791048','Malasia'),row('null','null') ]::identificacion_ty[], ARRAY[ ROW('Ingeniería Industrial','null','null'), ROW('Criminología','null','null') ]::nivel_educativo_ty[],null,'26'),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table:style-name="ce15">
            <text:p>('Maximo',null,'Moncada','Resendez','1997-08-11',161,67,'marrón claro','20/50','top_secret','personal_inteligencia_data/foto.png','personal_inteligencia_data/huella_digital.png','personal_inteligencia_data/huella_retina.png',ROW(58,2348147085) ,ROW('29487095','Australia'),ARRAY['español','inglés','hindi','ruso','mandarín','null']::varchar(50)[], ARRAY[ ROW('Hilda',null,'Landa','Trejo','1942-09-24','hermano',ROW(58,2129046885) ), ROW('Ivan','Vivaldo','Monge','Orozco','1942-09-24','padre',ROW(58,2127286782) )]::familiar_ty[], ARRAY[ ROW('91791048','Malasia'),row('null','null') ]::identificacion_ty[], ARRAY[ ROW('Ingeniería Industrial','null','null'), ROW('Criminolog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9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9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lian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Sanchez'</text:p>
          </table:table-cell>
          <table:table-cell office:value-type="string" table:style-name="ce11">
            <text:p>2000-08-28</text:p>
          </table:table-cell>
          <table:table-cell office:value-type="float" office:value="158" table:style-name="ce12">
            <text:p>158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258506" table:formula="of:=RANDBETWEEN(1000000;9999999)" table:style-name="ce2">
            <text:p>9258506</text:p>
          </table:table-cell>
          <table:table-cell office:value-type="float" office:value="46641216" table:formula="of:=RANDBETWEEN(10000000;99999999)" table:style-name="ce2">
            <text:p>46641216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Correa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7325784" table:formula="of:=RANDBETWEEN(1000000;9999999)" table:style-name="ce2">
            <text:p>7325784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Gastelum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6756892" table:formula="of:=RANDBETWEEN(1000000;9999999)" table:style-name="ce2">
            <text:p>6756892</text:p>
          </table:table-cell>
          <table:table-cell office:value-type="float" office:value="11689913" table:formula="of:=RANDBETWEEN(10000000;100000000)" table:style-name="ce2">
            <text:p>11689913</text:p>
          </table:table-cell>
          <table:table-cell office:value-type="string" office:string-value="Malasia" table:formula="of:=[.F69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9]" table:style-name="ce1">
            <text:p>26</text:p>
          </table:table-cell>
          <table:table-cell table:style-name="ce1"/>
          <table:table-cell office:value-type="string" office:string-value="('Juliana','Heidi','Archuleta','Sanchez','2000-08-28',158,90,'marrón oscuro','20/20','no_clasificado','personal_inteligencia_data/foto.png','personal_inteligencia_data/huella_digital.png','personal_inteligencia_data/huella_retina.png',ROW(58,4129258506) ,ROW('46641216','Holanda'),ARRAY['español','inglés','hindi','ruso','null','null']::varchar(50)[], ARRAY[ ROW('Nadia','Monica','Flores','Correa','1958-01-04','abuelo',ROW(58,2877325784) ), ROW('Victoria','Donatila','Vidal','Gastelum','1958-01-04','padre',ROW(58,2876756892) )]::familiar_ty[], ARRAY[ ROW('11689913','Malasia'),row('null','null') ]::identificacion_ty[], ARRAY[ ROW('Psicología','null','null'), ROW('Economía','null','null') ]::nivel_educativo_ty[],null,'26'),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table:style-name="ce15">
            <text:p>('Juliana','Heidi','Archuleta','Sanchez','2000-08-28',158,90,'marrón oscuro','20/20','no_clasificado','personal_inteligencia_data/foto.png','personal_inteligencia_data/huella_digital.png','personal_inteligencia_data/huella_retina.png',ROW(58,4129258506) ,ROW('46641216','Holanda'),ARRAY['español','inglés','hindi','ruso','null','null']::varchar(50)[], ARRAY[ ROW('Nadia','Monica','Flores','Correa','1958-01-04','abuelo',ROW(58,2877325784) ), ROW('Victoria','Donatila','Vidal','Gastelum','1958-01-04','padre',ROW(58,2876756892) )]::familiar_ty[], ARRAY[ ROW('11689913','Malasia'),row('null','null') ]::identificacion_ty[], ARRAY[ ROW('Psicología','null','null'), ROW('Econom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0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0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Haydee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Fabian'</text:p>
          </table:table-cell>
          <table:table-cell office:value-type="string" table:style-name="ce11">
            <text:p>1995-07-22</text:p>
          </table:table-cell>
          <table:table-cell office:value-type="float" office:value="157" table:style-name="ce12">
            <text:p>157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719203" table:formula="of:=RANDBETWEEN(1000000;9999999)" table:style-name="ce2">
            <text:p>9719203</text:p>
          </table:table-cell>
          <table:table-cell office:value-type="float" office:value="37046486" table:formula="of:=RANDBETWEEN(10000000;99999999)" table:style-name="ce2">
            <text:p>3704648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Villeda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1740342" table:formula="of:=RANDBETWEEN(1000000;9999999)" table:style-name="ce2">
            <text:p>1740342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Teran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3506428" table:formula="of:=RANDBETWEEN(1000000;9999999)" table:style-name="ce2">
            <text:p>3506428</text:p>
          </table:table-cell>
          <table:table-cell office:value-type="float" office:value="50579874" table:formula="of:=RANDBETWEEN(10000000;100000000)" table:style-name="ce2">
            <text:p>50579874</text:p>
          </table:table-cell>
          <table:table-cell office:value-type="string" office:string-value="Malasia" table:formula="of:=[.F70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70]" table:style-name="ce1">
            <text:p>26</text:p>
          </table:table-cell>
          <table:table-cell table:style-name="ce1"/>
          <table:table-cell office:value-type="string" office:string-value="('Haydee','Gladys','Caldera','Fabian','1995-07-22',157,93,'marrón claro','20/20','no_clasificado','personal_inteligencia_data/foto.png','personal_inteligencia_data/huella_digital.png','personal_inteligencia_data/huella_retina.png',ROW(58,4129719203) ,ROW('37046486','Taiwán'),ARRAY['inglés','árabe','portugués','francés','null','null']::varchar(50)[], ARRAY[ ROW('Haydee',null,'Solis','Villeda','1965-12-24','hermano',ROW(58,4121740342) ), ROW('Ignacio','Chistopher','Concepcion','Teran','1965-12-24','padre',ROW(58,4123506428) )]::familiar_ty[], ARRAY[ ROW('50579874','Malasia'),row('null','null') ]::identificacion_ty[], ARRAY[ ROW('Derecho','Máster','Asesoría Fiscal'), ROW('null','null','null') ]::nivel_educativo_ty[],null,'26'),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table:style-name="ce15">
            <text:p>('Haydee','Gladys','Caldera','Fabian','1995-07-22',157,93,'marrón claro','20/20','no_clasificado','personal_inteligencia_data/foto.png','personal_inteligencia_data/huella_digital.png','personal_inteligencia_data/huella_retina.png',ROW(58,4129719203) ,ROW('37046486','Taiwán'),ARRAY['inglés','árabe','portugués','francés','null','null']::varchar(50)[], ARRAY[ ROW('Haydee',null,'Solis','Villeda','1965-12-24','hermano',ROW(58,4121740342) ), ROW('Ignacio','Chistopher','Concepcion','Teran','1965-12-24','padre',ROW(58,4123506428) )]::familiar_ty[], ARRAY[ ROW('50579874','Malasia'),row('null','null') ]::identificacion_ty[], ARRAY[ ROW('Derecho','Máster','Asesoría Fiscal'), ROW('null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1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1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Campbell'</text:p>
          </table:table-cell>
          <table:table-cell office:value-type="string" table:style-name="ce11">
            <text:p>2000-08-27</text:p>
          </table:table-cell>
          <table:table-cell office:value-type="float" office:value="163" table:style-name="ce12">
            <text:p>163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4780193" table:formula="of:=RANDBETWEEN(1000000;9999999)" table:style-name="ce2">
            <text:p>4780193</text:p>
          </table:table-cell>
          <table:table-cell office:value-type="float" office:value="39046181" table:formula="of:=RANDBETWEEN(10000000;99999999)" table:style-name="ce2">
            <text:p>3904618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padre</text:p>
          </table:table-cell>
          <table:table-cell office:value-type="float" office:value="244" table:style-name="ce14">
            <text:p>244</text:p>
          </table:table-cell>
          <table:table-cell office:value-type="float" office:value="7195644" table:formula="of:=RANDBETWEEN(1000000;9999999)" table:style-name="ce2">
            <text:p>7195644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alta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2461836" table:formula="of:=RANDBETWEEN(1000000;9999999)" table:style-name="ce2">
            <text:p>2461836</text:p>
          </table:table-cell>
          <table:table-cell office:value-type="float" office:value="27058885" table:formula="of:=RANDBETWEEN(10000000;100000000)" table:style-name="ce2">
            <text:p>27058885</text:p>
          </table:table-cell>
          <table:table-cell office:value-type="string" office:string-value="Malasia" table:formula="of:=[.F71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float" office:value="26" table:formula="of:=[.D71]" table:style-name="ce1">
            <text:p>26</text:p>
          </table:table-cell>
          <table:table-cell table:style-name="ce1"/>
          <table:table-cell office:value-type="string" office:string-value="('Carla',null,'Mojica','Campbell','2000-08-27',163,74,'verde oscuro','20/100','confidencial','personal_inteligencia_data/foto.png','personal_inteligencia_data/huella_digital.png','personal_inteligencia_data/huella_retina.png',ROW(58,2874780193) ,ROW('39046181','Zimbabue'),ARRAY['español','inglés','hindi','ruso','mandarín','bengalí']::varchar(50)[], ARRAY[ ROW('Ives','Jorge','Narvaez','Tolentino','1980-09-16','padre',ROW(58,2447195644) ), ROW('Nicolas','Abelardo','Tafoya','Peralta','1980-09-16','abuelo',ROW(58,2442461836) )]::familiar_ty[], ARRAY[ ROW('27058885','Malasia'),row('null','null') ]::identificacion_ty[], ARRAY[ ROW('Filosofía','null','null'), ROW('Psicología','Máster','Inteligencia Emocional') ]::nivel_educativo_ty[],null,'26'),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table:style-name="ce15">
            <text:p>('Carla',null,'Mojica','Campbell','2000-08-27',163,74,'verde oscuro','20/100','confidencial','personal_inteligencia_data/foto.png','personal_inteligencia_data/huella_digital.png','personal_inteligencia_data/huella_retina.png',ROW(58,2874780193) ,ROW('39046181','Zimbabue'),ARRAY['español','inglés','hindi','ruso','mandarín','bengalí']::varchar(50)[], ARRAY[ ROW('Ives','Jorge','Narvaez','Tolentino','1980-09-16','padre',ROW(58,2447195644) ), ROW('Nicolas','Abelardo','Tafoya','Peralta','1980-09-16','abuelo',ROW(58,2442461836) )]::familiar_ty[], ARRAY[ ROW('27058885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2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2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Garces'</text:p>
          </table:table-cell>
          <table:table-cell office:value-type="string" table:style-name="ce11">
            <text:p>1997-10-11</text:p>
          </table:table-cell>
          <table:table-cell office:value-type="float" office:value="181" table:style-name="ce12">
            <text:p>181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6040138" table:formula="of:=RANDBETWEEN(1000000;9999999)" table:style-name="ce2">
            <text:p>6040138</text:p>
          </table:table-cell>
          <table:table-cell office:value-type="float" office:value="58376540" table:formula="of:=RANDBETWEEN(10000000;99999999)" table:style-name="ce2">
            <text:p>5837654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Patino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5234630" table:formula="of:=RANDBETWEEN(1000000;9999999)" table:style-name="ce2">
            <text:p>523463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Cantu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1130689" table:formula="of:=RANDBETWEEN(1000000;9999999)" table:style-name="ce2">
            <text:p>1130689</text:p>
          </table:table-cell>
          <table:table-cell office:value-type="float" office:value="13500458" table:formula="of:=RANDBETWEEN(10000000;100000000)" table:style-name="ce2">
            <text:p>13500458</text:p>
          </table:table-cell>
          <table:table-cell office:value-type="string" office:string-value="Malasia" table:formula="of:=[.F72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2]" table:style-name="ce1">
            <text:p>27</text:p>
          </table:table-cell>
          <table:table-cell table:style-name="ce1"/>
          <table:table-cell office:value-type="string" office:string-value="('Adolfo',null,'Quinonez','Garces','1997-10-11',181,85,'marrón oscuro','20/40','top_secret','personal_inteligencia_data/foto.png','personal_inteligencia_data/huella_digital.png','personal_inteligencia_data/huella_retina.png',ROW(58,2616040138) ,ROW('58376540','Australia'),ARRAY['español','inglés','hindi','ruso','mandarín','null']::varchar(50)[], ARRAY[ ROW('Atenea',null,'Amaya','Patino','1943-03-10','abuelo',ROW(58,4245234630) ), ROW('Andres','Caligula','Salguero','Cantu','1943-03-10','madre',ROW(58,4241130689) )]::familiar_ty[], ARRAY[ ROW('13500458','Malasia'),row('null','null') ]::identificacion_ty[], ARRAY[ ROW('Derecho','null','null'), ROW('Psicología','null','null') ]::nivel_educativo_ty[],null,'27'),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table:style-name="ce15">
            <text:p>('Adolfo',null,'Quinonez','Garces','1997-10-11',181,85,'marrón oscuro','20/40','top_secret','personal_inteligencia_data/foto.png','personal_inteligencia_data/huella_digital.png','personal_inteligencia_data/huella_retina.png',ROW(58,2616040138) ,ROW('58376540','Australia'),ARRAY['español','inglés','hindi','ruso','mandarín','null']::varchar(50)[], ARRAY[ ROW('Atenea',null,'Amaya','Patino','1943-03-10','abuelo',ROW(58,4245234630) ), ROW('Andres','Caligula','Salguero','Cantu','1943-03-10','madre',ROW(58,4241130689) )]::familiar_ty[], ARRAY[ ROW('13500458','Malasia'),row('null','null') ]::identificacion_ty[], ARRAY[ ROW('Derecho','null','null'), ROW('Psicologí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3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3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Ramo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Ascencio'</text:p>
          </table:table-cell>
          <table:table-cell office:value-type="string" table:style-name="ce11">
            <text:p>1996-09-22</text:p>
          </table:table-cell>
          <table:table-cell office:value-type="float" office:value="171" table:style-name="ce12">
            <text:p>171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741386" table:formula="of:=RANDBETWEEN(1000000;9999999)" table:style-name="ce2">
            <text:p>8741386</text:p>
          </table:table-cell>
          <table:table-cell office:value-type="float" office:value="13618384" table:formula="of:=RANDBETWEEN(10000000;99999999)" table:style-name="ce2">
            <text:p>13618384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2881708" table:formula="of:=RANDBETWEEN(1000000;9999999)" table:style-name="ce2">
            <text:p>2881708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3650908" table:formula="of:=RANDBETWEEN(1000000;9999999)" table:style-name="ce2">
            <text:p>3650908</text:p>
          </table:table-cell>
          <table:table-cell office:value-type="float" office:value="12022979" table:formula="of:=RANDBETWEEN(10000000;100000000)" table:style-name="ce2">
            <text:p>12022979</text:p>
          </table:table-cell>
          <table:table-cell office:value-type="string" office:string-value="Malasia" table:formula="of:=[.F73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3]" table:style-name="ce1">
            <text:p>27</text:p>
          </table:table-cell>
          <table:table-cell table:style-name="ce1"/>
          <table:table-cell office:value-type="string" office:string-value="('Ramona','Amelia','Viramontes','Ascencio','1996-09-22',171,92,'verde claro','20/20','no_clasificado','personal_inteligencia_data/foto.png','personal_inteligencia_data/huella_digital.png','personal_inteligencia_data/huella_retina.png',ROW(58,2128741386) ,ROW('13618384','Holanda'),ARRAY['español','inglés','hindi','ruso','null','null']::varchar(50)[], ARRAY[ ROW('Marcos','Venancio','Caldera','Alcantara','1959-04-26','abuelo',ROW(58,2432881708) ), ROW('Michael',null,'Montero','Mora','1959-04-26','madre',ROW(58,2433650908) )]::familiar_ty[], ARRAY[ ROW('12022979','Malasia'),row('null','null') ]::identificacion_ty[], ARRAY[ ROW('Enfermería','null','null'), ROW('null','null','null') ]::nivel_educativo_ty[],null,'27'),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table:style-name="ce15">
            <text:p>('Ramona','Amelia','Viramontes','Ascencio','1996-09-22',171,92,'verde claro','20/20','no_clasificado','personal_inteligencia_data/foto.png','personal_inteligencia_data/huella_digital.png','personal_inteligencia_data/huella_retina.png',ROW(58,2128741386) ,ROW('13618384','Holanda'),ARRAY['español','inglés','hindi','ruso','null','null']::varchar(50)[], ARRAY[ ROW('Marcos','Venancio','Caldera','Alcantara','1959-04-26','abuelo',ROW(58,2432881708) ), ROW('Michael',null,'Montero','Mora','1959-04-26','madre',ROW(58,2433650908) )]::familiar_ty[], ARRAY[ ROW('12022979','Malasia'),row('null','null') ]::identificacion_ty[], ARRAY[ ROW('Enfermería','null','null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4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4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izabeth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Hinojosa'</text:p>
          </table:table-cell>
          <table:table-cell office:value-type="string" table:style-name="ce11">
            <text:p>1996-09-20</text:p>
          </table:table-cell>
          <table:table-cell office:value-type="float" office:value="180" table:style-name="ce12">
            <text:p>180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7291170" table:formula="of:=RANDBETWEEN(1000000;9999999)" table:style-name="ce2">
            <text:p>7291170</text:p>
          </table:table-cell>
          <table:table-cell office:value-type="float" office:value="27486408" table:formula="of:=RANDBETWEEN(10000000;99999999)" table:style-name="ce2">
            <text:p>2748640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9274955" table:formula="of:=RANDBETWEEN(1000000;9999999)" table:style-name="ce2">
            <text:p>9274955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Machuca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6550681" table:formula="of:=RANDBETWEEN(1000000;9999999)" table:style-name="ce2">
            <text:p>6550681</text:p>
          </table:table-cell>
          <table:table-cell office:value-type="float" office:value="24680386" table:formula="of:=RANDBETWEEN(10000000;100000000)" table:style-name="ce2">
            <text:p>24680386</text:p>
          </table:table-cell>
          <table:table-cell office:value-type="string" office:string-value="Malasia" table:formula="of:=[.F7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4]" table:style-name="ce1">
            <text:p>27</text:p>
          </table:table-cell>
          <table:table-cell table:style-name="ce1"/>
          <table:table-cell office:value-type="string" office:string-value="('Elizabeth','Eduviges','Henriquez','Hinojosa','1996-09-20',180,92,'marrón oscuro','20/63','no_clasificado','personal_inteligencia_data/foto.png','personal_inteligencia_data/huella_digital.png','personal_inteligencia_data/huella_retina.png',ROW(58,2127291170) ,ROW('27486408','Taiwán'),ARRAY['inglés','árabe','portugués','francés','null','null']::varchar(50)[], ARRAY[ ROW('Caligula',null,'Estevez','Cifuentes','1970-06-29','abuelo',ROW(58,2129274955) ), ROW('Fidel','Juan','Regalado','Machuca','1970-06-29','madre',ROW(58,2126550681) )]::familiar_ty[], ARRAY[ ROW('24680386','Malasia'),row('null','null') ]::identificacion_ty[], ARRAY[ ROW('Criminología','Máster','Química Orgánica'), ROW('null','null','null') ]::nivel_educativo_ty[],null,'27'),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table:style-name="ce15">
            <text:p>('Elizabeth','Eduviges','Henriquez','Hinojosa','1996-09-20',180,92,'marrón oscuro','20/63','no_clasificado','personal_inteligencia_data/foto.png','personal_inteligencia_data/huella_digital.png','personal_inteligencia_data/huella_retina.png',ROW(58,2127291170) ,ROW('27486408','Taiwán'),ARRAY['inglés','árabe','portugués','francés','null','null']::varchar(50)[], ARRAY[ ROW('Caligula',null,'Estevez','Cifuentes','1970-06-29','abuelo',ROW(58,2129274955) ), ROW('Fidel','Juan','Regalado','Machuca','1970-06-29','madre',ROW(58,2126550681) )]::familiar_ty[], ARRAY[ ROW('24680386','Malasia'),row('null','null') ]::identificacion_ty[], ARRAY[ ROW('Criminología','Máster','Química Orgánica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5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5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mo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Olivarez'</text:p>
          </table:table-cell>
          <table:table-cell office:value-type="string" table:style-name="ce11">
            <text:p>1996-09-21</text:p>
          </table:table-cell>
          <table:table-cell office:value-type="float" office:value="176" table:style-name="ce12">
            <text:p>17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6626636" table:formula="of:=RANDBETWEEN(1000000;9999999)" table:style-name="ce2">
            <text:p>6626636</text:p>
          </table:table-cell>
          <table:table-cell office:value-type="float" office:value="31140532" table:formula="of:=RANDBETWEEN(10000000;99999999)" table:style-name="ce2">
            <text:p>31140532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Hernand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madre</text:p>
          </table:table-cell>
          <table:table-cell office:value-type="float" office:value="414" table:style-name="ce1">
            <text:p>414</text:p>
          </table:table-cell>
          <table:table-cell office:value-type="float" office:value="8764999" table:formula="of:=RANDBETWEEN(1000000;9999999)" table:style-name="ce2">
            <text:p>8764999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Rodrigu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9035469" table:formula="of:=RANDBETWEEN(1000000;9999999)" table:style-name="ce2">
            <text:p>9035469</text:p>
          </table:table-cell>
          <table:table-cell office:value-type="float" office:value="66771309" table:formula="of:=RANDBETWEEN(10000000;100000000)" table:style-name="ce2">
            <text:p>66771309</text:p>
          </table:table-cell>
          <table:table-cell office:value-type="string" office:string-value="Malasia" table:formula="of:=[.F7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5]" table:style-name="ce1">
            <text:p>27</text:p>
          </table:table-cell>
          <table:table-cell table:style-name="ce1"/>
          <table:table-cell office:value-type="string" office:string-value="('Carmona',null,'Martinez','Olivarez','1996-09-21',176,68,'azul oscuro','20/80','confidencial','personal_inteligencia_data/foto.png','personal_inteligencia_data/huella_digital.png','personal_inteligencia_data/huella_retina.png',ROW(58,2436626636) ,ROW('31140532','Zimbabue'),ARRAY['español','inglés','hindi','ruso','mandarín','bengalí']::varchar(50)[], ARRAY[ ROW('Arturo',null,'Lovato','Hernandes','1938-03-06','madre',ROW(58,4148764999) ), ROW('Aidana','Consuelo','Hidalgo','Rodrigues','1938-03-06','primo',ROW(58,4149035469) )]::familiar_ty[], ARRAY[ ROW('66771309','Malasia'),row('null','null') ]::identificacion_ty[], ARRAY[ ROW('Ingeniería Informática','null','null'), ROW('Ingeniería Informática','null','null') ]::nivel_educativo_ty[],null,'27'),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table:style-name="ce15">
            <text:p>('Carmona',null,'Martinez','Olivarez','1996-09-21',176,68,'azul oscuro','20/80','confidencial','personal_inteligencia_data/foto.png','personal_inteligencia_data/huella_digital.png','personal_inteligencia_data/huella_retina.png',ROW(58,2436626636) ,ROW('31140532','Zimbabue'),ARRAY['español','inglés','hindi','ruso','mandarín','bengalí']::varchar(50)[], ARRAY[ ROW('Arturo',null,'Lovato','Hernandes','1938-03-06','madre',ROW(58,4148764999) ), ROW('Aidana','Consuelo','Hidalgo','Rodrigues','1938-03-06','primo',ROW(58,4149035469) )]::familiar_ty[], ARRAY[ ROW('66771309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6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6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lement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Michel'</text:p>
          </table:table-cell>
          <table:table-cell office:value-type="string" table:style-name="ce11">
            <text:p>1998-03-20</text:p>
          </table:table-cell>
          <table:table-cell office:value-type="float" office:value="163" table:style-name="ce12">
            <text:p>163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3259473" table:formula="of:=RANDBETWEEN(1000000;9999999)" table:style-name="ce2">
            <text:p>3259473</text:p>
          </table:table-cell>
          <table:table-cell office:value-type="float" office:value="45124926" table:formula="of:=RANDBETWEEN(10000000;99999999)" table:style-name="ce2">
            <text:p>4512492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Watson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3891024" table:formula="of:=RANDBETWEEN(1000000;9999999)" table:style-name="ce2">
            <text:p>3891024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2111513" table:formula="of:=RANDBETWEEN(1000000;9999999)" table:style-name="ce2">
            <text:p>2111513</text:p>
          </table:table-cell>
          <table:table-cell office:value-type="float" office:value="94919840" table:formula="of:=RANDBETWEEN(10000000;100000000)" table:style-name="ce2">
            <text:p>94919840</text:p>
          </table:table-cell>
          <table:table-cell office:value-type="string" office:string-value="Uganda" table:formula="of:=[.F76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6]" table:style-name="ce1">
            <text:p>28</text:p>
          </table:table-cell>
          <table:table-cell table:style-name="ce1"/>
          <table:table-cell office:value-type="string" office:string-value="('Klement','Julian','Alonzo','Michel','1998-03-20',163,84,'marrón claro','20/20','top_secret','personal_inteligencia_data/foto.png','personal_inteligencia_data/huella_digital.png','personal_inteligencia_data/huella_retina.png',ROW(58,2343259473) ,ROW('45124926','Australia'),ARRAY['español','inglés','portugués','francés','null','null']::varchar(50)[], ARRAY[ ROW('Eleazar','Cesarino','Pina','Watson','1946-02-25','primo',ROW(58,2123891024) ), ROW('Gloria','Lorena','Valdez','Orozco','1946-02-25','padre',ROW(58,2122111513) )]::familiar_ty[], ARRAY[ ROW('94919840','Uganda'),row('null','null') ]::identificacion_ty[], ARRAY[ ROW('Economía','null','null'), ROW('Comunicación','null','null') ]::nivel_educativo_ty[],null,'28'),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table:style-name="ce15">
            <text:p>('Klement','Julian','Alonzo','Michel','1998-03-20',163,84,'marrón claro','20/20','top_secret','personal_inteligencia_data/foto.png','personal_inteligencia_data/huella_digital.png','personal_inteligencia_data/huella_retina.png',ROW(58,2343259473) ,ROW('45124926','Australia'),ARRAY['español','inglés','portugués','francés','null','null']::varchar(50)[], ARRAY[ ROW('Eleazar','Cesarino','Pina','Watson','1946-02-25','primo',ROW(58,2123891024) ), ROW('Gloria','Lorena','Valdez','Orozco','1946-02-25','padre',ROW(58,2122111513) )]::familiar_ty[], ARRAY[ ROW('94919840','Uganda'),row('null','null') ]::identificacion_ty[], ARRAY[ ROW('Economía','null','null'), ROW('Comunicación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7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7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ili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Amezcua'</text:p>
          </table:table-cell>
          <table:table-cell office:value-type="string" table:style-name="ce11">
            <text:p>1983-03-26</text:p>
          </table:table-cell>
          <table:table-cell office:value-type="float" office:value="183" table:style-name="ce12">
            <text:p>183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562714" table:formula="of:=RANDBETWEEN(1000000;9999999)" table:style-name="ce2">
            <text:p>9562714</text:p>
          </table:table-cell>
          <table:table-cell office:value-type="float" office:value="67054143" table:formula="of:=RANDBETWEEN(10000000;99999999)" table:style-name="ce2">
            <text:p>6705414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Urias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8199267" table:formula="of:=RANDBETWEEN(1000000;9999999)" table:style-name="ce2">
            <text:p>8199267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9948289" table:formula="of:=RANDBETWEEN(1000000;9999999)" table:style-name="ce2">
            <text:p>9948289</text:p>
          </table:table-cell>
          <table:table-cell office:value-type="float" office:value="44599214" table:formula="of:=RANDBETWEEN(10000000;100000000)" table:style-name="ce2">
            <text:p>44599214</text:p>
          </table:table-cell>
          <table:table-cell office:value-type="string" office:string-value="Uganda" table:formula="of:=[.F7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7]" table:style-name="ce1">
            <text:p>28</text:p>
          </table:table-cell>
          <table:table-cell table:style-name="ce1"/>
          <table:table-cell office:value-type="string" office:string-value="('Emilio','Jaime','Quiles','Amezcua','1983-03-26',183,78,'azul claro','20/200','no_clasificado','personal_inteligencia_data/foto.png','personal_inteligencia_data/huella_digital.png','personal_inteligencia_data/huella_retina.png',ROW(58,4129562714) ,ROW('67054143','Irlanda'),ARRAY['inglés','árabe','portugués','francés','null','null']::varchar(50)[], ARRAY[ ROW('Irma','Nieves','Roque','Urias','1940-04-13','primo',ROW(58,4128199267) ), ROW('Celeste','Soledad','Chacon','Machado','1940-04-13','hermano',ROW(58,4129948289) )]::familiar_ty[], ARRAY[ ROW('44599214','Uganda'),row('null','null') ]::identificacion_ty[], ARRAY[ ROW('Ingeniería Informática','Máster','Inteligencia Artificial'), ROW('null','null','null') ]::nivel_educativo_ty[],null,'28'),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table:style-name="ce15">
            <text:p>('Emilio','Jaime','Quiles','Amezcua','1983-03-26',183,78,'azul claro','20/200','no_clasificado','personal_inteligencia_data/foto.png','personal_inteligencia_data/huella_digital.png','personal_inteligencia_data/huella_retina.png',ROW(58,4129562714) ,ROW('67054143','Irlanda'),ARRAY['inglés','árabe','portugués','francés','null','null']::varchar(50)[], ARRAY[ ROW('Irma','Nieves','Roque','Urias','1940-04-13','primo',ROW(58,4128199267) ), ROW('Celeste','Soledad','Chacon','Machado','1940-04-13','hermano',ROW(58,4129948289) )]::familiar_ty[], ARRAY[ ROW('44599214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8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8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osaura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Rico'</text:p>
          </table:table-cell>
          <table:table-cell office:value-type="string" table:style-name="ce11">
            <text:p>1993-10-08</text:p>
          </table:table-cell>
          <table:table-cell office:value-type="float" office:value="156" table:style-name="ce12">
            <text:p>156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6555806" table:formula="of:=RANDBETWEEN(1000000;9999999)" table:style-name="ce2">
            <text:p>6555806</text:p>
          </table:table-cell>
          <table:table-cell office:value-type="float" office:value="96578598" table:formula="of:=RANDBETWEEN(10000000;99999999)" table:style-name="ce2">
            <text:p>9657859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9749264" table:formula="of:=RANDBETWEEN(1000000;9999999)" table:style-name="ce2">
            <text:p>9749264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Infante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9365060" table:formula="of:=RANDBETWEEN(1000000;9999999)" table:style-name="ce2">
            <text:p>9365060</text:p>
          </table:table-cell>
          <table:table-cell office:value-type="float" office:value="87396390" table:formula="of:=RANDBETWEEN(10000000;100000000)" table:style-name="ce2">
            <text:p>87396390</text:p>
          </table:table-cell>
          <table:table-cell office:value-type="string" office:string-value="Uganda" table:formula="of:=[.F78]" table:style-name="ce1">
            <text:p>Uganda</text:p>
          </table:table-cell>
          <table:table-cell office:value-type="float" office:value="27281428" table:formula="of:=RANDBETWEEN(10000000;100000000)" table:style-name="ce2">
            <text:p>2728142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float" office:value="28" table:formula="of:=[.D78]" table:style-name="ce1">
            <text:p>28</text:p>
          </table:table-cell>
          <table:table-cell table:style-name="ce1"/>
          <table:table-cell office:value-type="string" office:string-value="('Rosaura','Sharon','Zelaya','Rico','1993-10-08',156,75,'marrón claro','20/20','no_clasificado','personal_inteligencia_data/foto.png','personal_inteligencia_data/huella_digital.png','personal_inteligencia_data/huella_retina.png',ROW(58,4126555806) ,ROW('96578598','Taiwán'),ARRAY['español','inglés','hindi','ruso','mandarín','null']::varchar(50)[], ARRAY[ ROW('Mario','Marcelo','Alexander','Roberts','1960-08-26','primo',ROW(58,4129749264) ), ROW('Cayetano','Fulgencio','Marquez','Infante','1960-08-26','primo',ROW(58,4129365060) )]::familiar_ty[], ARRAY[ ROW('87396390','Uganda'),row('27281428','Australia') ]::identificacion_ty[], ARRAY[ ROW('Filosofía','null','null'), ROW('Comunicación','Máster','Lexicografía') ]::nivel_educativo_ty[],null,'28'),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table:style-name="ce15">
            <text:p>('Rosaura','Sharon','Zelaya','Rico','1993-10-08',156,75,'marrón claro','20/20','no_clasificado','personal_inteligencia_data/foto.png','personal_inteligencia_data/huella_digital.png','personal_inteligencia_data/huella_retina.png',ROW(58,4126555806) ,ROW('96578598','Taiwán'),ARRAY['español','inglés','hindi','ruso','mandarín','null']::varchar(50)[], ARRAY[ ROW('Mario','Marcelo','Alexander','Roberts','1960-08-26','primo',ROW(58,4129749264) ), ROW('Cayetano','Fulgencio','Marquez','Infante','1960-08-26','primo',ROW(58,4129365060) )]::familiar_ty[], ARRAY[ ROW('87396390','Uganda'),row('27281428','Australia') ]::identificacion_ty[], ARRAY[ ROW('Filosofía','null','null'), ROW('Comunicación','Máster','Lexicografía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9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9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Luis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93-10-09</text:p>
          </table:table-cell>
          <table:table-cell office:value-type="float" office:value="180" table:style-name="ce12">
            <text:p>180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8214020" table:formula="of:=RANDBETWEEN(1000000;9999999)" table:style-name="ce2">
            <text:p>8214020</text:p>
          </table:table-cell>
          <table:table-cell office:value-type="float" office:value="71751729" table:formula="of:=RANDBETWEEN(10000000;99999999)" table:style-name="ce2">
            <text:p>71751729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Salinas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7599948" table:formula="of:=RANDBETWEEN(1000000;9999999)" table:style-name="ce2">
            <text:p>7599948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Vicente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5802394" table:formula="of:=RANDBETWEEN(1000000;9999999)" table:style-name="ce2">
            <text:p>5802394</text:p>
          </table:table-cell>
          <table:table-cell office:value-type="float" office:value="79455963" table:formula="of:=RANDBETWEEN(10000000;100000000)" table:style-name="ce2">
            <text:p>79455963</text:p>
          </table:table-cell>
          <table:table-cell office:value-type="string" office:string-value="Uganda" table:formula="of:=[.F79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9]" table:style-name="ce1">
            <text:p>28</text:p>
          </table:table-cell>
          <table:table-cell table:style-name="ce1"/>
          <table:table-cell office:value-type="string" office:string-value="('Luis','Marcus','Wilson','Tejeda','1993-10-09',180,78,'azul oscuro','20/100','confidencial','personal_inteligencia_data/foto.png','personal_inteligencia_data/huella_digital.png','personal_inteligencia_data/huella_retina.png',ROW(58,2878214020) ,ROW('71751729','Zimbabue'),ARRAY['español','inglés','portugués','francés','null','null']::varchar(50)[], ARRAY[ ROW('Italo','Florindo','Barragan','Salinas','1936-11-09','hermano',ROW(58,2447599948) ), ROW('Genesis','Ana','Davis','Vicente','1936-11-09','abuelo',ROW(58,2445802394) )]::familiar_ty[], ARRAY[ ROW('79455963','Uganda'),row('null','null') ]::identificacion_ty[], ARRAY[ ROW('Psicología','null','null'), ROW('Criminología','null','null') ]::nivel_educativo_ty[],null,'28'),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table:style-name="ce15">
            <text:p>('Luis','Marcus','Wilson','Tejeda','1993-10-09',180,78,'azul oscuro','20/100','confidencial','personal_inteligencia_data/foto.png','personal_inteligencia_data/huella_digital.png','personal_inteligencia_data/huella_retina.png',ROW(58,2878214020) ,ROW('71751729','Zimbabue'),ARRAY['español','inglés','portugués','francés','null','null']::varchar(50)[], ARRAY[ ROW('Italo','Florindo','Barragan','Salinas','1936-11-09','hermano',ROW(58,2447599948) ), ROW('Genesis','Ana','Davis','Vicente','1936-11-09','abuelo',ROW(58,2445802394) )]::familiar_ty[], ARRAY[ ROW('79455963','Uganda'),row('null','null') ]::identificacion_ty[], ARRAY[ ROW('Psicología','null','null'), ROW('Criminología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0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0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udmila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Frias'</text:p>
          </table:table-cell>
          <table:table-cell office:value-type="string" table:style-name="ce11">
            <text:p>1998-04-23</text:p>
          </table:table-cell>
          <table:table-cell office:value-type="float" office:value="166" table:style-name="ce12">
            <text:p>16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7773779" table:formula="of:=RANDBETWEEN(1000000;9999999)" table:style-name="ce2">
            <text:p>7773779</text:p>
          </table:table-cell>
          <table:table-cell office:value-type="float" office:value="25682714" table:formula="of:=RANDBETWEEN(10000000;99999999)" table:style-name="ce2">
            <text:p>2568271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4638347" table:formula="of:=RANDBETWEEN(1000000;9999999)" table:style-name="ce2">
            <text:p>4638347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Saldana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5344455" table:formula="of:=RANDBETWEEN(1000000;9999999)" table:style-name="ce2">
            <text:p>5344455</text:p>
          </table:table-cell>
          <table:table-cell office:value-type="float" office:value="53883622" table:formula="of:=RANDBETWEEN(10000000;100000000)" table:style-name="ce2">
            <text:p>53883622</text:p>
          </table:table-cell>
          <table:table-cell office:value-type="string" office:string-value="Uganda" table:formula="of:=[.F80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0]" table:style-name="ce1">
            <text:p>29</text:p>
          </table:table-cell>
          <table:table-cell table:style-name="ce1"/>
          <table:table-cell office:value-type="string" office:string-value="('Ludmila','Facunda','Almonte','Frias','1998-04-23',166,83,'marrón oscuro','20/20','top_secret','personal_inteligencia_data/foto.png','personal_inteligencia_data/huella_digital.png','personal_inteligencia_data/huella_retina.png',ROW(58,2617773779) ,ROW('25682714','Australia'),ARRAY['español','inglés','portugués','francés','null','null']::varchar(50)[], ARRAY[ ROW('Felix','Petronilo','Abarca','Melo','1946-05-22','primo',ROW(58,4244638347) ), ROW('Inocencia','Carolina','Menendez','Saldana','1946-05-22','madre',ROW(58,4245344455) )]::familiar_ty[], ARRAY[ ROW('53883622','Uganda'),row('null','null') ]::identificacion_ty[], ARRAY[ ROW('Filosofía','null','null'), ROW('Ingeniería Industrial','null','null') ]::nivel_educativo_ty[],null,'29'),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table:style-name="ce15">
            <text:p>('Ludmila','Facunda','Almonte','Frias','1998-04-23',166,83,'marrón oscuro','20/20','top_secret','personal_inteligencia_data/foto.png','personal_inteligencia_data/huella_digital.png','personal_inteligencia_data/huella_retina.png',ROW(58,2617773779) ,ROW('25682714','Australia'),ARRAY['español','inglés','portugués','francés','null','null']::varchar(50)[], ARRAY[ ROW('Felix','Petronilo','Abarca','Melo','1946-05-22','primo',ROW(58,4244638347) ), ROW('Inocencia','Carolina','Menendez','Saldana','1946-05-22','madre',ROW(58,4245344455) )]::familiar_ty[], ARRAY[ ROW('53883622','Uganda'),row('null','null') ]::identificacion_ty[], ARRAY[ ROW('Filosofía','null','null'), ROW('Ingeniería Industria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1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1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elfin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84-01-23</text:p>
          </table:table-cell>
          <table:table-cell office:value-type="float" office:value="162" table:style-name="ce12">
            <text:p>162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306787" table:formula="of:=RANDBETWEEN(1000000;9999999)" table:style-name="ce2">
            <text:p>5306787</text:p>
          </table:table-cell>
          <table:table-cell office:value-type="float" office:value="53139243" table:formula="of:=RANDBETWEEN(10000000;99999999)" table:style-name="ce2">
            <text:p>5313924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paricio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8318553" table:formula="of:=RANDBETWEEN(1000000;9999999)" table:style-name="ce2">
            <text:p>8318553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Almazan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453654" table:formula="of:=RANDBETWEEN(1000000;9999999)" table:style-name="ce2">
            <text:p>8453654</text:p>
          </table:table-cell>
          <table:table-cell office:value-type="float" office:value="44256829" table:formula="of:=RANDBETWEEN(10000000;100000000)" table:style-name="ce2">
            <text:p>44256829</text:p>
          </table:table-cell>
          <table:table-cell office:value-type="string" office:string-value="Uganda" table:formula="of:=[.F81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1]" table:style-name="ce1">
            <text:p>29</text:p>
          </table:table-cell>
          <table:table-cell table:style-name="ce1"/>
          <table:table-cell office:value-type="string" office:string-value="('Delfina','Ligia','Carpio','Buenrostro','1984-01-23',162,68,'marrón claro','20/160','no_clasificado','personal_inteligencia_data/foto.png','personal_inteligencia_data/huella_digital.png','personal_inteligencia_data/huella_retina.png',ROW(58,2125306787) ,ROW('53139243','Irlanda'),ARRAY['inglés','árabe','portugués','francés','null','null']::varchar(50)[], ARRAY[ ROW('Teodora','Libertad','Montero','Aparicio','1940-09-24','tío',ROW(58,2128318553) ), ROW('Marlene','Donatila','Rosa','Almazan','1940-09-24','hermano',ROW(58,2128453654) )]::familiar_ty[], ARRAY[ ROW('44256829','Uganda'),row('null','null') ]::identificacion_ty[], ARRAY[ ROW('Comunicación','Máster','Comunicación Intercultural'), ROW('null','null','null') ]::nivel_educativo_ty[],null,'29'),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table:style-name="ce15">
            <text:p>('Delfina','Ligia','Carpio','Buenrostro','1984-01-23',162,68,'marrón claro','20/160','no_clasificado','personal_inteligencia_data/foto.png','personal_inteligencia_data/huella_digital.png','personal_inteligencia_data/huella_retina.png',ROW(58,2125306787) ,ROW('53139243','Irlanda'),ARRAY['inglés','árabe','portugués','francés','null','null']::varchar(50)[], ARRAY[ ROW('Teodora','Libertad','Montero','Aparicio','1940-09-24','tío',ROW(58,2128318553) ), ROW('Marlene','Donatila','Rosa','Almazan','1940-09-24','hermano',ROW(58,2128453654) )]::familiar_ty[], ARRAY[ ROW('44256829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2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2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Mireles'</text:p>
          </table:table-cell>
          <table:table-cell office:value-type="string" table:style-name="ce11">
            <text:p>1995-01-08</text:p>
          </table:table-cell>
          <table:table-cell office:value-type="float" office:value="177" table:style-name="ce12">
            <text:p>17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503648" table:formula="of:=RANDBETWEEN(1000000;9999999)" table:style-name="ce2">
            <text:p>2503648</text:p>
          </table:table-cell>
          <table:table-cell office:value-type="float" office:value="35591945" table:formula="of:=RANDBETWEEN(10000000;99999999)" table:style-name="ce2">
            <text:p>35591945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Zayas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3717548" table:formula="of:=RANDBETWEEN(1000000;9999999)" table:style-name="ce2">
            <text:p>3717548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Orona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2653674" table:formula="of:=RANDBETWEEN(1000000;9999999)" table:style-name="ce2">
            <text:p>2653674</text:p>
          </table:table-cell>
          <table:table-cell office:value-type="float" office:value="26587418" table:formula="of:=RANDBETWEEN(10000000;100000000)" table:style-name="ce2">
            <text:p>26587418</text:p>
          </table:table-cell>
          <table:table-cell office:value-type="string" office:string-value="Uganda" table:formula="of:=[.F82]" table:style-name="ce1">
            <text:p>Uganda</text:p>
          </table:table-cell>
          <table:table-cell office:value-type="float" office:value="26853370" table:formula="of:=RANDBETWEEN(10000000;100000000)" table:style-name="ce2">
            <text:p>2685337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float" office:value="29" table:formula="of:=[.D82]" table:style-name="ce1">
            <text:p>29</text:p>
          </table:table-cell>
          <table:table-cell table:style-name="ce1"/>
          <table:table-cell office:value-type="string" office:string-value="('Eneida','America','Guerrero','Mireles','1995-01-08',177,88,'marrón oscuro','20/20','no_clasificado','personal_inteligencia_data/foto.png','personal_inteligencia_data/huella_digital.png','personal_inteligencia_data/huella_retina.png',ROW(58,2122503648) ,ROW('35591945','Taiwán'),ARRAY['español','inglés','hindi','ruso','mandarín','null']::varchar(50)[], ARRAY[ ROW('Javier','Breno','Benitez','Zayas','1963-01-23','tío',ROW(58,2123717548) ), ROW('Jhoan','Dante','Lucero','Orona','1963-01-23','madre',ROW(58,2122653674) )]::familiar_ty[], ARRAY[ ROW('26587418','Uganda'),row('26853370','Australia') ]::identificacion_ty[], ARRAY[ ROW('Ingeniería Informática','null','null'), ROW('Enfermería','Máster','Investigación de Medicamentos') ]::nivel_educativo_ty[],null,'29'),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table:style-name="ce15">
            <text:p>('Eneida','America','Guerrero','Mireles','1995-01-08',177,88,'marrón oscuro','20/20','no_clasificado','personal_inteligencia_data/foto.png','personal_inteligencia_data/huella_digital.png','personal_inteligencia_data/huella_retina.png',ROW(58,2122503648) ,ROW('35591945','Taiwán'),ARRAY['español','inglés','hindi','ruso','mandarín','null']::varchar(50)[], ARRAY[ ROW('Javier','Breno','Benitez','Zayas','1963-01-23','tío',ROW(58,2123717548) ), ROW('Jhoan','Dante','Lucero','Orona','1963-01-23','madre',ROW(58,2122653674) )]::familiar_ty[], ARRAY[ ROW('26587418','Uganda'),row('26853370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3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3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Moya'</text:p>
          </table:table-cell>
          <table:table-cell office:value-type="string" table:style-name="ce11">
            <text:p>1995-01-09</text:p>
          </table:table-cell>
          <table:table-cell office:value-type="float" office:value="167" table:style-name="ce12">
            <text:p>16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8540419" table:formula="of:=RANDBETWEEN(1000000;9999999)" table:style-name="ce2">
            <text:p>8540419</text:p>
          </table:table-cell>
          <table:table-cell office:value-type="float" office:value="11278931" table:formula="of:=RANDBETWEEN(10000000;99999999)" table:style-name="ce2">
            <text:p>1127893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4928820" table:formula="of:=RANDBETWEEN(1000000;9999999)" table:style-name="ce2">
            <text:p>4928820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7279184" table:formula="of:=RANDBETWEEN(1000000;9999999)" table:style-name="ce2">
            <text:p>7279184</text:p>
          </table:table-cell>
          <table:table-cell office:value-type="float" office:value="70725056" table:formula="of:=RANDBETWEEN(10000000;100000000)" table:style-name="ce2">
            <text:p>70725056</text:p>
          </table:table-cell>
          <table:table-cell office:value-type="string" office:string-value="Uganda" table:formula="of:=[.F83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3]" table:style-name="ce1">
            <text:p>29</text:p>
          </table:table-cell>
          <table:table-cell table:style-name="ce1"/>
          <table:table-cell office:value-type="string" office:string-value="('Constancia','Alma','Payan','Moya','1995-01-09',167,88,'azul claro','20/80','confidencial','personal_inteligencia_data/foto.png','personal_inteligencia_data/huella_digital.png','personal_inteligencia_data/huella_retina.png',ROW(58,2438540419) ,ROW('11278931','Zimbabue'),ARRAY['español','inglés','portugués','francés','null','null']::varchar(50)[], ARRAY[ ROW('Maricruz','Viviana','Moore','Zamora','1936-12-24','hermano',ROW(58,4144928820) ), ROW('Ignacio','Maximo','Wright','Resendez','1936-12-24','primo',ROW(58,4147279184) )]::familiar_ty[], ARRAY[ ROW('70725056','Uganda'),row('null','null') ]::identificacion_ty[], ARRAY[ ROW('Enfermería','null','null'), ROW('Psicología','null','null') ]::nivel_educativo_ty[],null,'29'),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table:style-name="ce15">
            <text:p>('Constancia','Alma','Payan','Moya','1995-01-09',167,88,'azul claro','20/80','confidencial','personal_inteligencia_data/foto.png','personal_inteligencia_data/huella_digital.png','personal_inteligencia_data/huella_retina.png',ROW(58,2438540419) ,ROW('11278931','Zimbabue'),ARRAY['español','inglés','portugués','francés','null','null']::varchar(50)[], ARRAY[ ROW('Maricruz','Viviana','Moore','Zamora','1936-12-24','hermano',ROW(58,4144928820) ), ROW('Ignacio','Maximo','Wright','Resendez','1936-12-24','primo',ROW(58,4147279184) )]::familiar_ty[], ARRAY[ ROW('70725056','Uganda'),row('null','null') ]::identificacion_ty[], ARRAY[ ROW('Enfermería','null','null'), ROW('Psicología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4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4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meld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98-06-27</text:p>
          </table:table-cell>
          <table:table-cell office:value-type="float" office:value="178" table:style-name="ce12">
            <text:p>178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6310520" table:formula="of:=RANDBETWEEN(1000000;9999999)" table:style-name="ce2">
            <text:p>6310520</text:p>
          </table:table-cell>
          <table:table-cell office:value-type="float" office:value="82801953" table:formula="of:=RANDBETWEEN(10000000;99999999)" table:style-name="ce2">
            <text:p>82801953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Alcantar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4459202" table:formula="of:=RANDBETWEEN(1000000;9999999)" table:style-name="ce2">
            <text:p>4459202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Chavez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1627221" table:formula="of:=RANDBETWEEN(1000000;9999999)" table:style-name="ce2">
            <text:p>1627221</text:p>
          </table:table-cell>
          <table:table-cell office:value-type="float" office:value="50718174" table:formula="of:=RANDBETWEEN(10000000;100000000)" table:style-name="ce2">
            <text:p>50718174</text:p>
          </table:table-cell>
          <table:table-cell office:value-type="string" office:string-value="Uganda" table:formula="of:=[.F84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4]" table:style-name="ce1">
            <text:p>30</text:p>
          </table:table-cell>
          <table:table-cell table:style-name="ce1"/>
          <table:table-cell office:value-type="string" office:string-value="('Imelda','Genesis','Salmeron','Baca','1998-06-27',178,81,'verde claro','20/32','top_secret','personal_inteligencia_data/foto.png','personal_inteligencia_data/huella_digital.png','personal_inteligencia_data/huella_retina.png',ROW(58,2446310520) ,ROW('82801953','Australia'),ARRAY['español','inglés','portugués','francés','null','null']::varchar(50)[], ARRAY[ ROW('Celina','Mafalda','Smith','Alcantar','1948-02-28','tío',ROW(58,4124459202) ), ROW('Hermione','Mariluz','Manzanares','Chavez','1948-02-28','hermano',ROW(58,4121627221) )]::familiar_ty[], ARRAY[ ROW('50718174','Uganda'),row('null','null') ]::identificacion_ty[], ARRAY[ ROW('Ingeniería Informática','null','null'), ROW('Derecho','null','null') ]::nivel_educativo_ty[],null,'30'),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table:style-name="ce15">
            <text:p>('Imelda','Genesis','Salmeron','Baca','1998-06-27',178,81,'verde claro','20/32','top_secret','personal_inteligencia_data/foto.png','personal_inteligencia_data/huella_digital.png','personal_inteligencia_data/huella_retina.png',ROW(58,2446310520) ,ROW('82801953','Australia'),ARRAY['español','inglés','portugués','francés','null','null']::varchar(50)[], ARRAY[ ROW('Celina','Mafalda','Smith','Alcantar','1948-02-28','tío',ROW(58,4124459202) ), ROW('Hermione','Mariluz','Manzanares','Chavez','1948-02-28','hermano',ROW(58,4121627221) )]::familiar_ty[], ARRAY[ ROW('50718174','Uganda'),row('null','null') ]::identificacion_ty[], ARRAY[ ROW('Ingeniería Informática','null','null'), ROW('Derecho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5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5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Munoz'</text:p>
          </table:table-cell>
          <table:table-cell office:value-type="string" table:style-name="ce11">
            <text:p>1986-03-28</text:p>
          </table:table-cell>
          <table:table-cell office:value-type="float" office:value="165" table:style-name="ce12">
            <text:p>165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750121" table:formula="of:=RANDBETWEEN(1000000;9999999)" table:style-name="ce2">
            <text:p>5750121</text:p>
          </table:table-cell>
          <table:table-cell office:value-type="float" office:value="81498439" table:formula="of:=RANDBETWEEN(10000000;99999999)" table:style-name="ce2">
            <text:p>81498439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7695603" table:formula="of:=RANDBETWEEN(1000000;9999999)" table:style-name="ce2">
            <text:p>7695603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Jaquez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3032261" table:formula="of:=RANDBETWEEN(1000000;9999999)" table:style-name="ce2">
            <text:p>3032261</text:p>
          </table:table-cell>
          <table:table-cell office:value-type="float" office:value="52446278" table:formula="of:=RANDBETWEEN(10000000;100000000)" table:style-name="ce2">
            <text:p>52446278</text:p>
          </table:table-cell>
          <table:table-cell office:value-type="string" office:string-value="Uganda" table:formula="of:=[.F85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5]" table:style-name="ce1">
            <text:p>30</text:p>
          </table:table-cell>
          <table:table-cell table:style-name="ce1"/>
          <table:table-cell office:value-type="string" office:string-value="('Felicia','Emiliana','Pacheco','Munoz','1986-03-28',165,71,'marrón oscuro','20/125','no_clasificado','personal_inteligencia_data/foto.png','personal_inteligencia_data/huella_digital.png','personal_inteligencia_data/huella_retina.png',ROW(58,4245750121) ,ROW('81498439','Irlanda'),ARRAY['inglés','árabe','portugués','francés','null','null']::varchar(50)[], ARRAY[ ROW('Marcelo','Tulio','Paredes','Heredia','1943-12-14','padre',ROW(58,4247695603) ), ROW('Fabiano','Tarsicio','Santamaria','Jaquez','1943-12-14','abuelo',ROW(58,4243032261) )]::familiar_ty[], ARRAY[ ROW('52446278','Uganda'),row('null','null') ]::identificacion_ty[], ARRAY[ ROW('Ingeniería Industrial','Máster','Dirección de Empresas'), ROW('null','null','null') ]::nivel_educativo_ty[],null,'30'),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table:style-name="ce15">
            <text:p>('Felicia','Emiliana','Pacheco','Munoz','1986-03-28',165,71,'marrón oscuro','20/125','no_clasificado','personal_inteligencia_data/foto.png','personal_inteligencia_data/huella_digital.png','personal_inteligencia_data/huella_retina.png',ROW(58,4245750121) ,ROW('81498439','Irlanda'),ARRAY['inglés','árabe','portugués','francés','null','null']::varchar(50)[], ARRAY[ ROW('Marcelo','Tulio','Paredes','Heredia','1943-12-14','padre',ROW(58,4247695603) ), ROW('Fabiano','Tarsicio','Santamaria','Jaquez','1943-12-14','abuelo',ROW(58,4243032261) )]::familiar_ty[], ARRAY[ ROW('52446278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6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6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arsic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95-07-24</text:p>
          </table:table-cell>
          <table:table-cell office:value-type="float" office:value="174" table:style-name="ce12">
            <text:p>174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038815" table:formula="of:=RANDBETWEEN(1000000;9999999)" table:style-name="ce2">
            <text:p>4038815</text:p>
          </table:table-cell>
          <table:table-cell office:value-type="float" office:value="53897538" table:formula="of:=RANDBETWEEN(10000000;99999999)" table:style-name="ce2">
            <text:p>5389753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Amador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9503503" table:formula="of:=RANDBETWEEN(1000000;9999999)" table:style-name="ce2">
            <text:p>9503503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Ozuna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9595834" table:formula="of:=RANDBETWEEN(1000000;9999999)" table:style-name="ce2">
            <text:p>9595834</text:p>
          </table:table-cell>
          <table:table-cell office:value-type="float" office:value="24575630" table:formula="of:=RANDBETWEEN(10000000;100000000)" table:style-name="ce2">
            <text:p>24575630</text:p>
          </table:table-cell>
          <table:table-cell office:value-type="string" office:string-value="Uganda" table:formula="of:=[.F86]" table:style-name="ce1">
            <text:p>Uganda</text:p>
          </table:table-cell>
          <table:table-cell office:value-type="float" office:value="68890244" table:formula="of:=RANDBETWEEN(10000000;100000000)" table:style-name="ce2">
            <text:p>6889024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float" office:value="30" table:formula="of:=[.D86]" table:style-name="ce1">
            <text:p>30</text:p>
          </table:table-cell>
          <table:table-cell table:style-name="ce1"/>
          <table:table-cell office:value-type="string" office:string-value="('Tarsicio','Carlos','Garza','Ochoa','1995-07-24',174,95,'verde claro','20/20','no_clasificado','personal_inteligencia_data/foto.png','personal_inteligencia_data/huella_digital.png','personal_inteligencia_data/huella_retina.png',ROW(58,4244038815) ,ROW('53897538','Taiwán'),ARRAY['español','inglés','hindi','ruso','mandarín','null']::varchar(50)[], ARRAY[ ROW('Patricia','Maricruz','Miller','Amador','1965-03-19','padre',ROW(58,4129503503) ), ROW('Elidio','Jonathan','Puentes','Ozuna','1965-03-19','hermano',ROW(58,4129595834) )]::familiar_ty[], ARRAY[ ROW('24575630','Uganda'),row('68890244','Irlanda') ]::identificacion_ty[], ARRAY[ ROW('Comunicación','null','null'), ROW('Ciencias Sociales','Máster','Relaciones Internacionales') ]::nivel_educativo_ty[],null,'30'),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table:style-name="ce15">
            <text:p>('Tarsicio','Carlos','Garza','Ochoa','1995-07-24',174,95,'verde claro','20/20','no_clasificado','personal_inteligencia_data/foto.png','personal_inteligencia_data/huella_digital.png','personal_inteligencia_data/huella_retina.png',ROW(58,4244038815) ,ROW('53897538','Taiwán'),ARRAY['español','inglés','hindi','ruso','mandarín','null']::varchar(50)[], ARRAY[ ROW('Patricia','Maricruz','Miller','Amador','1965-03-19','padre',ROW(58,4129503503) ), ROW('Elidio','Jonathan','Puentes','Ozuna','1965-03-19','hermano',ROW(58,4129595834) )]::familiar_ty[], ARRAY[ ROW('24575630','Uganda'),row('68890244','Irlanda') ]::identificacion_ty[], ARRAY[ ROW('Comunicación','null','null'), ROW('Ciencias Sociales','Máster','Relaciones Internacionales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7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7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cobo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Bianco'</text:p>
          </table:table-cell>
          <table:table-cell office:value-type="string" table:style-name="ce11">
            <text:p>1995-07-25</text:p>
          </table:table-cell>
          <table:table-cell office:value-type="float" office:value="169" table:style-name="ce12">
            <text:p>169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1950777" table:formula="of:=RANDBETWEEN(1000000;9999999)" table:style-name="ce2">
            <text:p>1950777</text:p>
          </table:table-cell>
          <table:table-cell office:value-type="float" office:value="62609735" table:formula="of:=RANDBETWEEN(10000000;99999999)" table:style-name="ce2">
            <text:p>62609735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Bustos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8256474" table:formula="of:=RANDBETWEEN(1000000;9999999)" table:style-name="ce2">
            <text:p>8256474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Escamilla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5021686" table:formula="of:=RANDBETWEEN(1000000;9999999)" table:style-name="ce2">
            <text:p>5021686</text:p>
          </table:table-cell>
          <table:table-cell office:value-type="float" office:value="13320409" table:formula="of:=RANDBETWEEN(10000000;100000000)" table:style-name="ce2">
            <text:p>13320409</text:p>
          </table:table-cell>
          <table:table-cell office:value-type="string" office:string-value="Uganda" table:formula="of:=[.F8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7]" table:style-name="ce1">
            <text:p>30</text:p>
          </table:table-cell>
          <table:table-cell table:style-name="ce1"/>
          <table:table-cell office:value-type="string" office:string-value="('Jacobo','Elian','Person','Bianco','1995-07-25',169,71,'marrón claro','20/20','confidencial','personal_inteligencia_data/foto.png','personal_inteligencia_data/huella_digital.png','personal_inteligencia_data/huella_retina.png',ROW(58,2811950777) ,ROW('62609735','Zimbabue'),ARRAY['español','inglés','portugués','francés','null','null']::varchar(50)[], ARRAY[ ROW('Cristiano','Fabiano','Toledo','Bustos','1941-01-27','abuelo',ROW(58,4128256474) ), ROW('Eduardo','Juan','Roybal','Escamilla','1941-01-27','tío',ROW(58,4125021686) )]::familiar_ty[], ARRAY[ ROW('13320409','Uganda'),row('null','null') ]::identificacion_ty[], ARRAY[ ROW('Ciencias Sociales','null','null'), ROW('Ingeniería Informática','null','null') ]::nivel_educativo_ty[],null,'30'),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table:style-name="ce15">
            <text:p>('Jacobo','Elian','Person','Bianco','1995-07-25',169,71,'marrón claro','20/20','confidencial','personal_inteligencia_data/foto.png','personal_inteligencia_data/huella_digital.png','personal_inteligencia_data/huella_retina.png',ROW(58,2811950777) ,ROW('62609735','Zimbabue'),ARRAY['español','inglés','portugués','francés','null','null']::varchar(50)[], ARRAY[ ROW('Cristiano','Fabiano','Toledo','Bustos','1941-01-27','abuelo',ROW(58,4128256474) ), ROW('Eduardo','Juan','Roybal','Escamilla','1941-01-27','tío',ROW(58,4125021686) )]::familiar_ty[], ARRAY[ ROW('13320409','Uganda'),row('null','null') ]::identificacion_ty[], ARRAY[ ROW('Ciencias Sociales','null','null'), ROW('Ingeniería Informática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8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8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ieg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89-02-08</text:p>
          </table:table-cell>
          <table:table-cell office:value-type="float" office:value="189" table:style-name="ce12">
            <text:p>189</text:p>
          </table:table-cell>
          <table:table-cell office:value-type="float" office:value="89" table:style-name="ce12">
            <text:p>89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7982257" table:formula="of:=RANDBETWEEN(1000000;9999999)" table:style-name="ce2">
            <text:p>7982257</text:p>
          </table:table-cell>
          <table:table-cell office:value-type="float" office:value="67821933" table:formula="of:=RANDBETWEEN(10000000;99999999)" table:style-name="ce2">
            <text:p>67821933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Cuellar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7030488" table:formula="of:=RANDBETWEEN(1000000;9999999)" table:style-name="ce2">
            <text:p>7030488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Magallon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8292846" table:formula="of:=RANDBETWEEN(1000000;9999999)" table:style-name="ce2">
            <text:p>8292846</text:p>
          </table:table-cell>
          <table:table-cell office:value-type="float" office:value="24145054" table:formula="of:=RANDBETWEEN(10000000;100000000)" table:style-name="ce2">
            <text:p>24145054</text:p>
          </table:table-cell>
          <table:table-cell office:value-type="string" office:string-value="Zimbabue" table:formula="of:=[.F88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8]" table:style-name="ce1">
            <text:p>31</text:p>
          </table:table-cell>
          <table:table-cell table:style-name="ce1"/>
          <table:table-cell office:value-type="string" office:string-value="('Diego','Cesar','Bueno','Conde','1989-02-08',189,89,'azul claro','20/50','top_secret','personal_inteligencia_data/foto.png','personal_inteligencia_data/huella_digital.png','personal_inteligencia_data/huella_retina.png',ROW(58,2347982257) ,ROW('67821933','Groenlandia'),ARRAY['inglés','árabe','portugués','francés','null','null']::varchar(50)[], ARRAY[ ROW('Hilda','Bernarda','Tamez','Cuellar','1954-08-20','abuelo',ROW(58,2347030488) ), ROW('Mirella','Zamira','Machuca','Magallon','1954-08-20','padre',ROW(58,2348292846) )]::familiar_ty[], ARRAY[ ROW('24145054','Zimbabue'),row('null','null') ]::identificacion_ty[], ARRAY[ ROW('Enfermería','Máster','Investigación de Medicamentos'), ROW('null','null','null') ]::nivel_educativo_ty[],null,'31'),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table:style-name="ce15">
            <text:p>('Diego','Cesar','Bueno','Conde','1989-02-08',189,89,'azul claro','20/50','top_secret','personal_inteligencia_data/foto.png','personal_inteligencia_data/huella_digital.png','personal_inteligencia_data/huella_retina.png',ROW(58,2347982257) ,ROW('67821933','Groenlandia'),ARRAY['inglés','árabe','portugués','francés','null','null']::varchar(50)[], ARRAY[ ROW('Hilda','Bernarda','Tamez','Cuellar','1954-08-20','abuelo',ROW(58,2347030488) ), ROW('Mirella','Zamira','Machuca','Magallon','1954-08-20','padre',ROW(58,2348292846) )]::familiar_ty[], ARRAY[ ROW('24145054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9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9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Maciel'</text:p>
          </table:table-cell>
          <table:table-cell office:value-type="string" table:style-name="ce11">
            <text:p>1984-12-22</text:p>
          </table:table-cell>
          <table:table-cell office:value-type="float" office:value="188" table:style-name="ce12">
            <text:p>188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086104" table:formula="of:=RANDBETWEEN(1000000;9999999)" table:style-name="ce2">
            <text:p>1086104</text:p>
          </table:table-cell>
          <table:table-cell office:value-type="float" office:value="34521605" table:formula="of:=RANDBETWEEN(10000000;99999999)" table:style-name="ce2">
            <text:p>3452160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Salgado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504446" table:formula="of:=RANDBETWEEN(1000000;9999999)" table:style-name="ce2">
            <text:p>9504446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Zapata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2881487" table:formula="of:=RANDBETWEEN(1000000;9999999)" table:style-name="ce2">
            <text:p>2881487</text:p>
          </table:table-cell>
          <table:table-cell office:value-type="float" office:value="25941719" table:formula="of:=RANDBETWEEN(10000000;100000000)" table:style-name="ce2">
            <text:p>25941719</text:p>
          </table:table-cell>
          <table:table-cell office:value-type="string" office:string-value="Zimbabue" table:formula="of:=[.F89]" table:style-name="ce1">
            <text:p>Zimbabue</text:p>
          </table:table-cell>
          <table:table-cell office:value-type="float" office:value="22064983" table:formula="of:=RANDBETWEEN(10000000;100000000)" table:style-name="ce2">
            <text:p>22064983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9]" table:style-name="ce1">
            <text:p>31</text:p>
          </table:table-cell>
          <table:table-cell table:style-name="ce1"/>
          <table:table-cell office:value-type="string" office:string-value="('Eleazar','Silvio','Calderon','Maciel','1984-12-22',188,72,'marrón oscuro','20/10','no_clasificado','personal_inteligencia_data/foto.png','personal_inteligencia_data/huella_digital.png','personal_inteligencia_data/huella_retina.png',ROW(58,2121086104) ,ROW('34521605','Irlanda'),ARRAY['español','inglés','portugués','francés','null','null']::varchar(50)[], ARRAY[ ROW('Aleyda','Donatila','Nolasco','Salgado','1938-11-18','hermano',ROW(58,2129504446) ), ROW('Pamela',null,'Guevara','Zapata','1938-11-18','madre',ROW(58,2122881487) )]::familiar_ty[], ARRAY[ ROW('25941719','Zimbabue'),row('22064983','Holanda') ]::identificacion_ty[], ARRAY[ ROW('Ciencias Sociales','null','null'), ROW('null','null','null') ]::nivel_educativo_ty[],null,'31'),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table:style-name="ce15">
            <text:p>('Eleazar','Silvio','Calderon','Maciel','1984-12-22',188,72,'marrón oscuro','20/10','no_clasificado','personal_inteligencia_data/foto.png','personal_inteligencia_data/huella_digital.png','personal_inteligencia_data/huella_retina.png',ROW(58,2121086104) ,ROW('34521605','Irlanda'),ARRAY['español','inglés','portugués','francés','null','null']::varchar(50)[], ARRAY[ ROW('Aleyda','Donatila','Nolasco','Salgado','1938-11-18','hermano',ROW(58,2129504446) ), ROW('Pamela',null,'Guevara','Zapata','1938-11-18','madre',ROW(58,2122881487) )]::familiar_ty[], ARRAY[ ROW('25941719','Zimbabue'),row('22064983','Holanda') ]::identificacion_ty[], ARRAY[ ROW('Ciencias Sociales','null','null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90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90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alladares'</text:p>
          </table:table-cell>
          <table:table-cell office:value-type="string" table:style-name="ce11">
            <text:p>1989-01-04</text:p>
          </table:table-cell>
          <table:table-cell office:value-type="float" office:value="168" table:style-name="ce12">
            <text:p>168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7053541" table:formula="of:=RANDBETWEEN(1000000;9999999)" table:style-name="ce2">
            <text:p>7053541</text:p>
          </table:table-cell>
          <table:table-cell office:value-type="float" office:value="69086476" table:formula="of:=RANDBETWEEN(10000000;99999999)" table:style-name="ce2">
            <text:p>6908647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Estrell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2805047" table:formula="of:=RANDBETWEEN(1000000;9999999)" table:style-name="ce2">
            <text:p>2805047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5805068" table:formula="of:=RANDBETWEEN(1000000;9999999)" table:style-name="ce2">
            <text:p>5805068</text:p>
          </table:table-cell>
          <table:table-cell office:value-type="float" office:value="82632811" table:formula="of:=RANDBETWEEN(10000000;100000000)" table:style-name="ce2">
            <text:p>82632811</text:p>
          </table:table-cell>
          <table:table-cell office:value-type="string" office:string-value="Zimbabue" table:formula="of:=[.F90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90]" table:style-name="ce1">
            <text:p>31</text:p>
          </table:table-cell>
          <table:table-cell table:style-name="ce1"/>
          <table:table-cell office:value-type="string" office:string-value="('Facundo','Cristian','Ventura','Valladares','1989-01-04',168,84,'marrón oscuro','20/16','no_clasificado','personal_inteligencia_data/foto.png','personal_inteligencia_data/huella_digital.png','personal_inteligencia_data/huella_retina.png',ROW(58,2617053541) ,ROW('69086476','Taiwán'),ARRAY['inglés','árabe','portugués','francés','null','null']::varchar(50)[], ARRAY[ ROW('Agustin','Hugo','Maldonado','Estrella','1965-09-12','madre',ROW(58,4242805047) ), ROW('Silvio','Maximiliano','Granados','Cordova','1965-09-12','madre',ROW(58,4245805068) )]::familiar_ty[], ARRAY[ ROW('82632811','Zimbabue'),row('null','null') ]::identificacion_ty[], ARRAY[ ROW('Enfermería','null','null'), ROW('Ciencias Sociales','null','null') ]::nivel_educativo_ty[],null,'31'),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table:style-name="ce15">
            <text:p>('Facundo','Cristian','Ventura','Valladares','1989-01-04',168,84,'marrón oscuro','20/16','no_clasificado','personal_inteligencia_data/foto.png','personal_inteligencia_data/huella_digital.png','personal_inteligencia_data/huella_retina.png',ROW(58,2617053541) ,ROW('69086476','Taiwán'),ARRAY['inglés','árabe','portugués','francés','null','null']::varchar(50)[], ARRAY[ ROW('Agustin','Hugo','Maldonado','Estrella','1965-09-12','madre',ROW(58,4242805047) ), ROW('Silvio','Maximiliano','Granados','Cordova','1965-09-12','madre',ROW(58,4245805068) )]::familiar_ty[], ARRAY[ ROW('82632811','Zimbabue'),row('null','null') ]::identificacion_ty[], ARRAY[ ROW('Enfermería','null','null'), ROW('Ciencias Sociales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1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1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enancio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Verduzco'</text:p>
          </table:table-cell>
          <table:table-cell office:value-type="string" table:style-name="ce11">
            <text:p>1989-04-24</text:p>
          </table:table-cell>
          <table:table-cell office:value-type="float" office:value="162" table:style-name="ce12">
            <text:p>162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4611994" table:formula="of:=RANDBETWEEN(1000000;9999999)" table:style-name="ce2">
            <text:p>4611994</text:p>
          </table:table-cell>
          <table:table-cell office:value-type="float" office:value="83064368" table:formula="of:=RANDBETWEEN(10000000;99999999)" table:style-name="ce2">
            <text:p>8306436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alles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7571369" table:formula="of:=RANDBETWEEN(1000000;9999999)" table:style-name="ce2">
            <text:p>7571369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2767587" table:formula="of:=RANDBETWEEN(1000000;9999999)" table:style-name="ce2">
            <text:p>2767587</text:p>
          </table:table-cell>
          <table:table-cell office:value-type="float" office:value="39997341" table:formula="of:=RANDBETWEEN(10000000;100000000)" table:style-name="ce2">
            <text:p>39997341</text:p>
          </table:table-cell>
          <table:table-cell office:value-type="string" office:string-value="Zimbabue" table:formula="of:=[.F91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1]" table:style-name="ce1">
            <text:p>32</text:p>
          </table:table-cell>
          <table:table-cell table:style-name="ce1"/>
          <table:table-cell office:value-type="string" office:string-value="('Venancio','Justin','Miramontes','Verduzco','1989-04-24',162,90,'marrón claro','20/40','confidencial','personal_inteligencia_data/foto.png','personal_inteligencia_data/huella_digital.png','personal_inteligencia_data/huella_retina.png',ROW(58,2614611994) ,ROW('83064368','Groenlandia'),ARRAY['inglés','árabe','portugués','francés','null','null']::varchar(50)[], ARRAY[ ROW('Octavio',null,'Villanueva','Valles','1955-07-02','abuelo',ROW(58,2617571369) ), ROW('Vicente','Agustin','Rosas','Arguello','1955-07-02','madre',ROW(58,2612767587) )]::familiar_ty[], ARRAY[ ROW('39997341','Zimbabue'),row('null','null') ]::identificacion_ty[], ARRAY[ ROW('Ciencias Sociales','Máster','Relaciones Internacionales'), ROW('null','null','null') ]::nivel_educativo_ty[],null,'32'),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table:style-name="ce15">
            <text:p>('Venancio','Justin','Miramontes','Verduzco','1989-04-24',162,90,'marrón claro','20/40','confidencial','personal_inteligencia_data/foto.png','personal_inteligencia_data/huella_digital.png','personal_inteligencia_data/huella_retina.png',ROW(58,2614611994) ,ROW('83064368','Groenlandia'),ARRAY['inglés','árabe','portugués','francés','null','null']::varchar(50)[], ARRAY[ ROW('Octavio',null,'Villanueva','Valles','1955-07-02','abuelo',ROW(58,2617571369) ), ROW('Vicente','Agustin','Rosas','Arguello','1955-07-02','madre',ROW(58,2612767587) )]::familiar_ty[], ARRAY[ ROW('39997341','Zimbabue'),row('null','null') ]::identificacion_ty[], ARRAY[ ROW('Ciencias Sociales','Máster','Relaciones Internacionales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2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2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lba'</text:p>
          </table:table-cell>
          <table:table-cell office:value-type="string" table:style-name="ce11">
            <text:p>1986-05-02</text:p>
          </table:table-cell>
          <table:table-cell office:value-type="float" office:value="162" table:style-name="ce12">
            <text:p>162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345664" table:formula="of:=RANDBETWEEN(1000000;9999999)" table:style-name="ce2">
            <text:p>3345664</text:p>
          </table:table-cell>
          <table:table-cell office:value-type="float" office:value="43869732" table:formula="of:=RANDBETWEEN(10000000;99999999)" table:style-name="ce2">
            <text:p>4386973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Elias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1462857" table:formula="of:=RANDBETWEEN(1000000;9999999)" table:style-name="ce2">
            <text:p>1462857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7486606" table:formula="of:=RANDBETWEEN(1000000;9999999)" table:style-name="ce2">
            <text:p>7486606</text:p>
          </table:table-cell>
          <table:table-cell office:value-type="float" office:value="27160077" table:formula="of:=RANDBETWEEN(10000000;100000000)" table:style-name="ce2">
            <text:p>27160077</text:p>
          </table:table-cell>
          <table:table-cell office:value-type="string" office:string-value="Zimbabue" table:formula="of:=[.F92]" table:style-name="ce1">
            <text:p>Zimbabue</text:p>
          </table:table-cell>
          <table:table-cell office:value-type="float" office:value="56968768" table:formula="of:=RANDBETWEEN(10000000;100000000)" table:style-name="ce2">
            <text:p>5696876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2]" table:style-name="ce1">
            <text:p>32</text:p>
          </table:table-cell>
          <table:table-cell table:style-name="ce1"/>
          <table:table-cell office:value-type="string" office:string-value="('Eleazar','Francisco','Abreu','Alba','1986-05-02',162,70,'verde claro','20/125','top_secret','personal_inteligencia_data/foto.png','personal_inteligencia_data/huella_digital.png','personal_inteligencia_data/huella_retina.png',ROW(58,4243345664) ,ROW('43869732','Irlanda'),ARRAY['español','inglés','hindi','francés','null','null']::varchar(50)[], ARRAY[ ROW('Lionel','Vivaldo','Martinez','Elias','1940-07-21','hermano',ROW(58,4241462857) ), ROW('Feliciano',null,'Hurtado','Baca','1940-07-21','hermano',ROW(58,4247486606) )]::familiar_ty[], ARRAY[ ROW('27160077','Zimbabue'),row('56968768','Holanda') ]::identificacion_ty[], ARRAY[ ROW('Economía','null','null'), ROW('null','null','null') ]::nivel_educativo_ty[],null,'32'),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table:style-name="ce15">
            <text:p>('Eleazar','Francisco','Abreu','Alba','1986-05-02',162,70,'verde claro','20/125','top_secret','personal_inteligencia_data/foto.png','personal_inteligencia_data/huella_digital.png','personal_inteligencia_data/huella_retina.png',ROW(58,4243345664) ,ROW('43869732','Irlanda'),ARRAY['español','inglés','hindi','francés','null','null']::varchar(50)[], ARRAY[ ROW('Lionel','Vivaldo','Martinez','Elias','1940-07-21','hermano',ROW(58,4241462857) ), ROW('Feliciano',null,'Hurtado','Baca','1940-07-21','hermano',ROW(58,4247486606) )]::familiar_ty[], ARRAY[ ROW('27160077','Zimbabue'),row('56968768','Holanda') ]::identificacion_ty[], ARRAY[ ROW('Economía','null','null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3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3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italici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Rios'</text:p>
          </table:table-cell>
          <table:table-cell office:value-type="string" table:style-name="ce11">
            <text:p>1989-12-17</text:p>
          </table:table-cell>
          <table:table-cell office:value-type="float" office:value="176" table:style-name="ce12">
            <text:p>17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4316197" table:formula="of:=RANDBETWEEN(1000000;9999999)" table:style-name="ce2">
            <text:p>4316197</text:p>
          </table:table-cell>
          <table:table-cell office:value-type="float" office:value="28745969" table:formula="of:=RANDBETWEEN(10000000;99999999)" table:style-name="ce2">
            <text:p>28745969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Orosco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609090" table:formula="of:=RANDBETWEEN(1000000;9999999)" table:style-name="ce2">
            <text:p>2609090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Cota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3886590" table:formula="of:=RANDBETWEEN(1000000;9999999)" table:style-name="ce2">
            <text:p>3886590</text:p>
          </table:table-cell>
          <table:table-cell office:value-type="float" office:value="34307795" table:formula="of:=RANDBETWEEN(10000000;100000000)" table:style-name="ce2">
            <text:p>34307795</text:p>
          </table:table-cell>
          <table:table-cell office:value-type="string" office:string-value="Zimbabue" table:formula="of:=[.F93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3]" table:style-name="ce1">
            <text:p>32</text:p>
          </table:table-cell>
          <table:table-cell table:style-name="ce1"/>
          <table:table-cell office:value-type="string" office:string-value="('Vitalicio','Benjamin','Bennett','Rios','1989-12-17',176,85,'verde claro','20/12.5','no_clasificado','personal_inteligencia_data/foto.png','personal_inteligencia_data/huella_digital.png','personal_inteligencia_data/huella_retina.png',ROW(58,2444316197) ,ROW('28745969','Taiwán'),ARRAY['inglés','árabe','portugués','francés','null','null']::varchar(50)[], ARRAY[ ROW('Yovanni','Ivan','Barbosa','Orosco','1965-11-26','hermano',ROW(58,4122609090) ), ROW('Ayala','Adria','Arriaga','Cota','1965-11-26','hermano',ROW(58,4123886590) )]::familiar_ty[], ARRAY[ ROW('34307795','Zimbabue'),row('null','null') ]::identificacion_ty[], ARRAY[ ROW('Ciencias Sociales','null','null'), ROW('Derecho','null','null') ]::nivel_educativo_ty[],null,'32'),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table:style-name="ce15">
            <text:p>('Vitalicio','Benjamin','Bennett','Rios','1989-12-17',176,85,'verde claro','20/12.5','no_clasificado','personal_inteligencia_data/foto.png','personal_inteligencia_data/huella_digital.png','personal_inteligencia_data/huella_retina.png',ROW(58,2444316197) ,ROW('28745969','Taiwán'),ARRAY['inglés','árabe','portugués','francés','null','null']::varchar(50)[], ARRAY[ ROW('Yovanni','Ivan','Barbosa','Orosco','1965-11-26','hermano',ROW(58,4122609090) ), ROW('Ayala','Adria','Arriaga','Cota','1965-11-26','hermano',ROW(58,4123886590) )]::familiar_ty[], ARRAY[ ROW('34307795','Zimbabue'),row('null','null') ]::identificacion_ty[], ARRAY[ ROW('Ciencias Sociales','null','null'), ROW('Derecho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4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4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milo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Roa'</text:p>
          </table:table-cell>
          <table:table-cell office:value-type="string" table:style-name="ce11">
            <text:p>1990-09-14</text:p>
          </table:table-cell>
          <table:table-cell office:value-type="float" office:value="188" table:style-name="ce12">
            <text:p>188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4218754" table:formula="of:=RANDBETWEEN(1000000;9999999)" table:style-name="ce2">
            <text:p>4218754</text:p>
          </table:table-cell>
          <table:table-cell office:value-type="float" office:value="61800150" table:formula="of:=RANDBETWEEN(10000000;99999999)" table:style-name="ce2">
            <text:p>61800150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7645095" table:formula="of:=RANDBETWEEN(1000000;9999999)" table:style-name="ce2">
            <text:p>7645095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7750420" table:formula="of:=RANDBETWEEN(1000000;9999999)" table:style-name="ce2">
            <text:p>7750420</text:p>
          </table:table-cell>
          <table:table-cell office:value-type="float" office:value="10248030" table:formula="of:=RANDBETWEEN(10000000;100000000)" table:style-name="ce2">
            <text:p>10248030</text:p>
          </table:table-cell>
          <table:table-cell office:value-type="string" office:string-value="Zimbabue" table:formula="of:=[.F94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4]" table:style-name="ce1">
            <text:p>33</text:p>
          </table:table-cell>
          <table:table-cell table:style-name="ce1"/>
          <table:table-cell office:value-type="string" office:string-value="('Camilo','Marcos','Melgoza','Roa','1990-09-14',188,87,'marrón oscuro','20/32','no_clasificado','personal_inteligencia_data/foto.png','personal_inteligencia_data/huella_digital.png','personal_inteligencia_data/huella_retina.png',ROW(58,2444218754) ,ROW('61800150','Groenlandia'),ARRAY['inglés','árabe','portugués','francés','null','null']::varchar(50)[], ARRAY[ ROW('Julio',null,'Avelar','Conde','1955-12-31','primo',ROW(58,2447645095) ), ROW('Octavia','Eduviges','Mena','Alcantara','1955-12-31','hermano',ROW(58,2447750420) )]::familiar_ty[], ARRAY[ ROW('10248030','Zimbabue'),row('null','null') ]::identificacion_ty[], ARRAY[ ROW('Economía','Máster','Auditoria Financiera y Riegos'), ROW('null','null','null') ]::nivel_educativo_ty[],null,'33'),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table:style-name="ce15">
            <text:p>('Camilo','Marcos','Melgoza','Roa','1990-09-14',188,87,'marrón oscuro','20/32','no_clasificado','personal_inteligencia_data/foto.png','personal_inteligencia_data/huella_digital.png','personal_inteligencia_data/huella_retina.png',ROW(58,2444218754) ,ROW('61800150','Groenlandia'),ARRAY['inglés','árabe','portugués','francés','null','null']::varchar(50)[], ARRAY[ ROW('Julio',null,'Avelar','Conde','1955-12-31','primo',ROW(58,2447645095) ), ROW('Octavia','Eduviges','Mena','Alcantara','1955-12-31','hermano',ROW(58,2447750420) )]::familiar_ty[], ARRAY[ ROW('10248030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5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5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Ulises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Vera'</text:p>
          </table:table-cell>
          <table:table-cell office:value-type="string" table:style-name="ce11">
            <text:p>1988-12-01</text:p>
          </table:table-cell>
          <table:table-cell office:value-type="float" office:value="161" table:style-name="ce12">
            <text:p>161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3194909" table:formula="of:=RANDBETWEEN(1000000;9999999)" table:style-name="ce2">
            <text:p>3194909</text:p>
          </table:table-cell>
          <table:table-cell office:value-type="float" office:value="45499584" table:formula="of:=RANDBETWEEN(10000000;99999999)" table:style-name="ce2">
            <text:p>4549958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Sarabia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2283742" table:formula="of:=RANDBETWEEN(1000000;9999999)" table:style-name="ce2">
            <text:p>2283742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White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8805907" table:formula="of:=RANDBETWEEN(1000000;9999999)" table:style-name="ce2">
            <text:p>8805907</text:p>
          </table:table-cell>
          <table:table-cell office:value-type="float" office:value="19559457" table:formula="of:=RANDBETWEEN(10000000;100000000)" table:style-name="ce2">
            <text:p>19559457</text:p>
          </table:table-cell>
          <table:table-cell office:value-type="string" office:string-value="Zimbabue" table:formula="of:=[.F95]" table:style-name="ce1">
            <text:p>Zimbabue</text:p>
          </table:table-cell>
          <table:table-cell office:value-type="float" office:value="94732036" table:formula="of:=RANDBETWEEN(10000000;100000000)" table:style-name="ce2">
            <text:p>94732036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5]" table:style-name="ce1">
            <text:p>33</text:p>
          </table:table-cell>
          <table:table-cell table:style-name="ce1"/>
          <table:table-cell office:value-type="string" office:string-value="('Ulises','Jhoan','Delgadillo','Vera','1988-12-01',161,75,'verde oscuro','20/100','confidencial','personal_inteligencia_data/foto.png','personal_inteligencia_data/huella_digital.png','personal_inteligencia_data/huella_retina.png',ROW(58,2873194909) ,ROW('45499584','Irlanda'),ARRAY['español','inglés','hindi','ruso','null','null']::varchar(50)[], ARRAY[ ROW('Valerio','Carmona','Solis','Sarabia','1942-07-22','abuelo',ROW(58,2872283742) ), ROW('Eloisa',null,'Nolasco','White','1942-07-22','hermano',ROW(58,2878805907) )]::familiar_ty[], ARRAY[ ROW('19559457','Zimbabue'),row('94732036','Holanda') ]::identificacion_ty[], ARRAY[ ROW('Filosofía','null','null'), ROW('null','null','null') ]::nivel_educativo_ty[],null,'33'),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table:style-name="ce15">
            <text:p>('Ulises','Jhoan','Delgadillo','Vera','1988-12-01',161,75,'verde oscuro','20/100','confidencial','personal_inteligencia_data/foto.png','personal_inteligencia_data/huella_digital.png','personal_inteligencia_data/huella_retina.png',ROW(58,2873194909) ,ROW('45499584','Irlanda'),ARRAY['español','inglés','hindi','ruso','null','null']::varchar(50)[], ARRAY[ ROW('Valerio','Carmona','Solis','Sarabia','1942-07-22','abuelo',ROW(58,2872283742) ), ROW('Eloisa',null,'Nolasco','White','1942-07-22','hermano',ROW(58,2878805907) )]::familiar_ty[], ARRAY[ ROW('19559457','Zimbabue'),row('94732036','Holanda') ]::identificacion_ty[], ARRAY[ ROW('Filosofía','null','null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6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6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Paula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90-02-06</text:p>
          </table:table-cell>
          <table:table-cell office:value-type="float" office:value="176" table:style-name="ce12">
            <text:p>176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9598869" table:formula="of:=RANDBETWEEN(1000000;9999999)" table:style-name="ce2">
            <text:p>9598869</text:p>
          </table:table-cell>
          <table:table-cell office:value-type="float" office:value="96918895" table:formula="of:=RANDBETWEEN(10000000;99999999)" table:style-name="ce2">
            <text:p>96918895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Quiroga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4227723" table:formula="of:=RANDBETWEEN(1000000;9999999)" table:style-name="ce2">
            <text:p>4227723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Valentin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5197273" table:formula="of:=RANDBETWEEN(1000000;9999999)" table:style-name="ce2">
            <text:p>5197273</text:p>
          </table:table-cell>
          <table:table-cell office:value-type="float" office:value="11263127" table:formula="of:=RANDBETWEEN(10000000;100000000)" table:style-name="ce2">
            <text:p>11263127</text:p>
          </table:table-cell>
          <table:table-cell office:value-type="string" office:string-value="Zimbabue" table:formula="of:=[.F96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6]" table:style-name="ce1">
            <text:p>33</text:p>
          </table:table-cell>
          <table:table-cell table:style-name="ce1"/>
          <table:table-cell office:value-type="string" office:string-value="('Paula','Laila','Serna','Mora','1990-02-06',176,77,'verde oscuro','20/32','top_secret','personal_inteligencia_data/foto.png','personal_inteligencia_data/huella_digital.png','personal_inteligencia_data/huella_retina.png',ROW(58,4149598869) ,ROW('96918895','Taiwán'),ARRAY['inglés','árabe','portugués','francés','null','null']::varchar(50)[], ARRAY[ ROW('Celeste','Jessica','Maravilla','Quiroga','1969-05-14','hermano',ROW(58,2124227723) ), ROW('Perla','Gloria','Lima','Valentin','1969-05-14','hermano',ROW(58,2125197273) )]::familiar_ty[], ARRAY[ ROW('11263127','Zimbabue'),row('null','null') ]::identificacion_ty[], ARRAY[ ROW('Economía','null','null'), ROW('Criminología','null','null') ]::nivel_educativo_ty[],null,'33'),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table:style-name="ce15">
            <text:p>('Paula','Laila','Serna','Mora','1990-02-06',176,77,'verde oscuro','20/32','top_secret','personal_inteligencia_data/foto.png','personal_inteligencia_data/huella_digital.png','personal_inteligencia_data/huella_retina.png',ROW(58,4149598869) ,ROW('96918895','Taiwán'),ARRAY['inglés','árabe','portugués','francés','null','null']::varchar(50)[], ARRAY[ ROW('Celeste','Jessica','Maravilla','Quiroga','1969-05-14','hermano',ROW(58,2124227723) ), ROW('Perla','Gloria','Lima','Valentin','1969-05-14','hermano',ROW(58,2125197273) )]::familiar_ty[], ARRAY[ ROW('11263127','Zimbabue'),row('null','null') ]::identificacion_ty[], ARRAY[ ROW('Economía','null','null'), ROW('Criminología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5" table:formula="of:=[.D97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7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90-08-28</text:p>
          </table:table-cell>
          <table:table-cell office:value-type="float" office:value="166" table:style-name="ce12">
            <text:p>16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8968132" table:formula="of:=RANDBETWEEN(1000000;9999999)" table:style-name="ce2">
            <text:p>8968132</text:p>
          </table:table-cell>
          <table:table-cell office:value-type="float" office:value="99443569" table:formula="of:=RANDBETWEEN(10000000;99999999)" table:style-name="ce2">
            <text:p>9944356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Covarrubias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5418002" table:formula="of:=RANDBETWEEN(1000000;9999999)" table:style-name="ce2">
            <text:p>5418002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Santiago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6495632" table:formula="of:=RANDBETWEEN(1000000;9999999)" table:style-name="ce2">
            <text:p>6495632</text:p>
          </table:table-cell>
          <table:table-cell office:value-type="float" office:value="90476868" table:formula="of:=RANDBETWEEN(10000000;100000000)" table:style-name="ce2">
            <text:p>90476868</text:p>
          </table:table-cell>
          <table:table-cell office:value-type="string" office:string-value="Australia" table:formula="of:=[.F97]" table:style-name="ce1">
            <text:p>Australia</text:p>
          </table:table-cell>
          <table:table-cell office:value-type="float" office:value="19785424" table:formula="of:=RANDBETWEEN(10000000;100000000)" table:style-name="ce2">
            <text:p>1978542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7]" table:style-name="ce1">
            <text:p>34</text:p>
          </table:table-cell>
          <table:table-cell table:style-name="ce1"/>
          <table:table-cell office:value-type="string" office:string-value="('Constancia','Sheila','Olivo','Cifuentes','1990-08-28',166,85,'marrón claro','20/20','no_clasificado','personal_inteligencia_data/foto.png','personal_inteligencia_data/huella_digital.png','personal_inteligencia_data/huella_retina.png',ROW(58,2618968132) ,ROW('99443569','Groenlandia'),ARRAY['español','inglés','hindi','ruso','mandarín','null']::varchar(50)[], ARRAY[ ROW('Javier','Valentin','Aguirre','Covarrubias','1954-01-12','padre',ROW(58,2615418002) ), ROW('Dulcinea',null,'Pizarro','Santiago','1954-01-12','padre',ROW(58,2616495632) )]::familiar_ty[], ARRAY[ ROW('90476868','Australia'),row('19785424','Uganda') ]::identificacion_ty[], ARRAY[ ROW('Derecho','null','null'), ROW('null','null','null') ]::nivel_educativo_ty[],null,'34'),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table:style-name="ce15">
            <text:p>('Constancia','Sheila','Olivo','Cifuentes','1990-08-28',166,85,'marrón claro','20/20','no_clasificado','personal_inteligencia_data/foto.png','personal_inteligencia_data/huella_digital.png','personal_inteligencia_data/huella_retina.png',ROW(58,2618968132) ,ROW('99443569','Groenlandia'),ARRAY['español','inglés','hindi','ruso','mandarín','null']::varchar(50)[], ARRAY[ ROW('Javier','Valentin','Aguirre','Covarrubias','1954-01-12','padre',ROW(58,2615418002) ), ROW('Dulcinea',null,'Pizarro','Santiago','1954-01-12','padre',ROW(58,2616495632) )]::familiar_ty[], ARRAY[ ROW('90476868','Australia'),row('19785424','Uganda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8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8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7-12-16</text:p>
          </table:table-cell>
          <table:table-cell office:value-type="float" office:value="167" table:style-name="ce12">
            <text:p>167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5158823" table:formula="of:=RANDBETWEEN(1000000;9999999)" table:style-name="ce2">
            <text:p>5158823</text:p>
          </table:table-cell>
          <table:table-cell office:value-type="float" office:value="31004377" table:formula="of:=RANDBETWEEN(10000000;99999999)" table:style-name="ce2">
            <text:p>31004377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1872585" table:formula="of:=RANDBETWEEN(1000000;9999999)" table:style-name="ce2">
            <text:p>1872585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Castan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3735375" table:formula="of:=RANDBETWEEN(1000000;9999999)" table:style-name="ce2">
            <text:p>3735375</text:p>
          </table:table-cell>
          <table:table-cell office:value-type="float" office:value="59980382" table:formula="of:=RANDBETWEEN(10000000;100000000)" table:style-name="ce2">
            <text:p>59980382</text:p>
          </table:table-cell>
          <table:table-cell office:value-type="string" office:string-value="Australia" table:formula="of:=[.F98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8]" table:style-name="ce1">
            <text:p>34</text:p>
          </table:table-cell>
          <table:table-cell table:style-name="ce1"/>
          <table:table-cell office:value-type="string" office:string-value="('Sebastian',null,'Mitchell','Hill','1997-12-16',167,86,'verde claro','20/32','no_clasificado','personal_inteligencia_data/foto.png','personal_inteligencia_data/huella_digital.png','personal_inteligencia_data/huella_retina.png',ROW(58,2445158823) ,ROW('31004377','Irlanda'),ARRAY['español','inglés','hindi','ruso','mandarín','null']::varchar(50)[], ARRAY[ ROW('Arturo',null,'Villa','Tejeda','1945-07-24','abuelo',ROW(58,4121872585) ), ROW('Mia','Caridad','Avalos','Castaneda','1945-07-24','hermano',ROW(58,4123735375) )]::familiar_ty[], ARRAY[ ROW('59980382','Australia'),row('null','null') ]::identificacion_ty[], ARRAY[ ROW('Criminología','null','null'), ROW('Ingeniería Informática','null','null') ]::nivel_educativo_ty[],null,'34'),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table:style-name="ce15">
            <text:p>('Sebastian',null,'Mitchell','Hill','1997-12-16',167,86,'verde claro','20/32','no_clasificado','personal_inteligencia_data/foto.png','personal_inteligencia_data/huella_digital.png','personal_inteligencia_data/huella_retina.png',ROW(58,2445158823) ,ROW('31004377','Irlanda'),ARRAY['español','inglés','hindi','ruso','mandarín','null']::varchar(50)[], ARRAY[ ROW('Arturo',null,'Villa','Tejeda','1945-07-24','abuelo',ROW(58,4121872585) ), ROW('Mia','Caridad','Avalos','Castaneda','1945-07-24','hermano',ROW(58,4123735375) )]::familiar_ty[], ARRAY[ ROW('59980382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9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9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Gabri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Holguin'</text:p>
          </table:table-cell>
          <table:table-cell office:value-type="string" table:style-name="ce11">
            <text:p>1983-09-16</text:p>
          </table:table-cell>
          <table:table-cell office:value-type="float" office:value="180" table:style-name="ce12">
            <text:p>180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3261437" table:formula="of:=RANDBETWEEN(1000000;9999999)" table:style-name="ce2">
            <text:p>3261437</text:p>
          </table:table-cell>
          <table:table-cell office:value-type="float" office:value="20754636" table:formula="of:=RANDBETWEEN(10000000;99999999)" table:style-name="ce2">
            <text:p>2075463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Moreno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1459196" table:formula="of:=RANDBETWEEN(1000000;9999999)" table:style-name="ce2">
            <text:p>1459196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Gray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3042166" table:formula="of:=RANDBETWEEN(1000000;9999999)" table:style-name="ce2">
            <text:p>3042166</text:p>
          </table:table-cell>
          <table:table-cell office:value-type="float" office:value="16053417" table:formula="of:=RANDBETWEEN(10000000;100000000)" table:style-name="ce2">
            <text:p>16053417</text:p>
          </table:table-cell>
          <table:table-cell office:value-type="string" office:string-value="Australia" table:formula="of:=[.F99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9]" table:style-name="ce1">
            <text:p>34</text:p>
          </table:table-cell>
          <table:table-cell table:style-name="ce1"/>
          <table:table-cell office:value-type="string" office:string-value="('Gabriela',null,'Vallejo','Holguin','1983-09-16',180,93,'verde claro','20/160','confidencial','personal_inteligencia_data/foto.png','personal_inteligencia_data/huella_digital.png','personal_inteligencia_data/huella_retina.png',ROW(58,2123261437) ,ROW('20754636','Taiwán'),ARRAY['español','inglés','hindi','ruso','mandarín','null']::varchar(50)[], ARRAY[ ROW('Gabriel','Caligula','Batista','Moreno','1967-09-29','abuelo',ROW(58,2121459196) ), ROW('Benicio','Victor','Morris','Gray','1967-09-29','hermano',ROW(58,2123042166) )]::familiar_ty[], ARRAY[ ROW('16053417','Australia'),row('null','null') ]::identificacion_ty[], ARRAY[ ROW('Derecho','null','null'), ROW('null','null','null') ]::nivel_educativo_ty[],null,'34'),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table:style-name="ce15">
            <text:p>('Gabriela',null,'Vallejo','Holguin','1983-09-16',180,93,'verde claro','20/160','confidencial','personal_inteligencia_data/foto.png','personal_inteligencia_data/huella_digital.png','personal_inteligencia_data/huella_retina.png',ROW(58,2123261437) ,ROW('20754636','Taiwán'),ARRAY['español','inglés','hindi','ruso','mandarín','null']::varchar(50)[], ARRAY[ ROW('Gabriel','Caligula','Batista','Moreno','1967-09-29','abuelo',ROW(58,2121459196) ), ROW('Benicio','Victor','Morris','Gray','1967-09-29','hermano',ROW(58,2123042166) )]::familiar_ty[], ARRAY[ ROW('16053417','Australia'),row('null','null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0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0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Mendez'</text:p>
          </table:table-cell>
          <table:table-cell office:value-type="string" table:style-name="ce11">
            <text:p>1991-01-31</text:p>
          </table:table-cell>
          <table:table-cell office:value-type="float" office:value="177" table:style-name="ce12">
            <text:p>177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6273138" table:formula="of:=RANDBETWEEN(1000000;9999999)" table:style-name="ce2">
            <text:p>6273138</text:p>
          </table:table-cell>
          <table:table-cell office:value-type="float" office:value="82196092" table:formula="of:=RANDBETWEEN(10000000;99999999)" table:style-name="ce2">
            <text:p>82196092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Quesada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9765626" table:formula="of:=RANDBETWEEN(1000000;9999999)" table:style-name="ce2">
            <text:p>9765626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Thomas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7003180" table:formula="of:=RANDBETWEEN(1000000;9999999)" table:style-name="ce2">
            <text:p>7003180</text:p>
          </table:table-cell>
          <table:table-cell office:value-type="float" office:value="23358365" table:formula="of:=RANDBETWEEN(10000000;100000000)" table:style-name="ce2">
            <text:p>23358365</text:p>
          </table:table-cell>
          <table:table-cell office:value-type="string" office:string-value="Australia" table:formula="of:=[.F100]" table:style-name="ce1">
            <text:p>Australia</text:p>
          </table:table-cell>
          <table:table-cell office:value-type="float" office:value="88286851" table:formula="of:=RANDBETWEEN(10000000;100000000)" table:style-name="ce2">
            <text:p>8828685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float" office:value="35" table:formula="of:=[.D100]" table:style-name="ce1">
            <text:p>35</text:p>
          </table:table-cell>
          <table:table-cell table:style-name="ce1"/>
          <table:table-cell office:value-type="string" office:string-value="('Ema','Chantal','Ramirez','Mendez','1991-01-31',177,76,'marrón oscuro','20/32','top_secret','personal_inteligencia_data/foto.png','personal_inteligencia_data/huella_digital.png','personal_inteligencia_data/huella_retina.png',ROW(58,2446273138) ,ROW('82196092','Groenlandia'),ARRAY['español','inglés','hindi','ruso','mandarín','null']::varchar(50)[], ARRAY[ ROW('Amelia','Veronica','Huerta','Quesada','1955-01-04','madre',ROW(58,2449765626) ), ROW('Marsello',null,'Carpio','Thomas','1955-01-04','madre',ROW(58,2447003180) )]::familiar_ty[], ARRAY[ ROW('23358365','Australia'),row('88286851','Uganda') ]::identificacion_ty[], ARRAY[ ROW('Criminología','null','null'), ROW('Ingeniería Informática','Máster','Inteligencia Artificial') ]::nivel_educativo_ty[],null,'35'),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table:style-name="ce15">
            <text:p>('Ema','Chantal','Ramirez','Mendez','1991-01-31',177,76,'marrón oscuro','20/32','top_secret','personal_inteligencia_data/foto.png','personal_inteligencia_data/huella_digital.png','personal_inteligencia_data/huella_retina.png',ROW(58,2446273138) ,ROW('82196092','Groenlandia'),ARRAY['español','inglés','hindi','ruso','mandarín','null']::varchar(50)[], ARRAY[ ROW('Amelia','Veronica','Huerta','Quesada','1955-01-04','madre',ROW(58,2449765626) ), ROW('Marsello',null,'Carpio','Thomas','1955-01-04','madre',ROW(58,2447003180) )]::familiar_ty[], ARRAY[ ROW('23358365','Australia'),row('88286851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1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1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Heid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Aguayo'</text:p>
          </table:table-cell>
          <table:table-cell office:value-type="string" table:style-name="ce11">
            <text:p>1999-09-15</text:p>
          </table:table-cell>
          <table:table-cell office:value-type="float" office:value="188" table:style-name="ce12">
            <text:p>188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9537518" table:formula="of:=RANDBETWEEN(1000000;9999999)" table:style-name="ce2">
            <text:p>9537518</text:p>
          </table:table-cell>
          <table:table-cell office:value-type="float" office:value="76758551" table:formula="of:=RANDBETWEEN(10000000;99999999)" table:style-name="ce2">
            <text:p>7675855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2175295" table:formula="of:=RANDBETWEEN(1000000;9999999)" table:style-name="ce2">
            <text:p>2175295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4068962" table:formula="of:=RANDBETWEEN(1000000;9999999)" table:style-name="ce2">
            <text:p>4068962</text:p>
          </table:table-cell>
          <table:table-cell office:value-type="float" office:value="24329715" table:formula="of:=RANDBETWEEN(10000000;100000000)" table:style-name="ce2">
            <text:p>24329715</text:p>
          </table:table-cell>
          <table:table-cell office:value-type="string" office:string-value="Australia" table:formula="of:=[.F101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1]" table:style-name="ce1">
            <text:p>35</text:p>
          </table:table-cell>
          <table:table-cell table:style-name="ce1"/>
          <table:table-cell office:value-type="string" office:string-value="('Heidi',null,'Luciano','Aguayo','1999-09-15',188,93,'verde oscuro','20/25','no_clasificado','personal_inteligencia_data/foto.png','personal_inteligencia_data/huella_digital.png','personal_inteligencia_data/huella_retina.png',ROW(58,4149537518) ,ROW('76758551','Irlanda'),ARRAY['español','inglés','hindi','ruso','mandarín','null']::varchar(50)[], ARRAY[ ROW('Johanna',null,'Ayala','Bocanegra','1946-05-25','primo',ROW(58,2122175295) ), ROW('Camilo','Breno','Larios','Irizarry','1946-05-25','hermano',ROW(58,2124068962) )]::familiar_ty[], ARRAY[ ROW('24329715','Australia'),row('null','null') ]::identificacion_ty[], ARRAY[ ROW('Psicología','null','null'), ROW('Comunicación','null','null') ]::nivel_educativo_ty[],null,'35'),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table:style-name="ce15">
            <text:p>('Heidi',null,'Luciano','Aguayo','1999-09-15',188,93,'verde oscuro','20/25','no_clasificado','personal_inteligencia_data/foto.png','personal_inteligencia_data/huella_digital.png','personal_inteligencia_data/huella_retina.png',ROW(58,4149537518) ,ROW('76758551','Irlanda'),ARRAY['español','inglés','hindi','ruso','mandarín','null']::varchar(50)[], ARRAY[ ROW('Johanna',null,'Ayala','Bocanegra','1946-05-25','primo',ROW(58,2122175295) ), ROW('Camilo','Breno','Larios','Irizarry','1946-05-25','hermano',ROW(58,2124068962) )]::familiar_ty[], ARRAY[ ROW('24329715','Australia'),row('null','null') ]::identificacion_ty[], ARRAY[ ROW('Psicología','null','null'), ROW('Comunicación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2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2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Arevalo'</text:p>
          </table:table-cell>
          <table:table-cell office:value-type="string" table:style-name="ce11">
            <text:p>1984-05-23</text:p>
          </table:table-cell>
          <table:table-cell office:value-type="float" office:value="188" table:style-name="ce12">
            <text:p>188</text:p>
          </table:table-cell>
          <table:table-cell office:value-type="float" office:value="79" table:style-name="ce12">
            <text:p>79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919718" table:formula="of:=RANDBETWEEN(1000000;9999999)" table:style-name="ce2">
            <text:p>9919718</text:p>
          </table:table-cell>
          <table:table-cell office:value-type="float" office:value="43068904" table:formula="of:=RANDBETWEEN(10000000;99999999)" table:style-name="ce2">
            <text:p>43068904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Samaniego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2808298" table:formula="of:=RANDBETWEEN(1000000;9999999)" table:style-name="ce2">
            <text:p>2808298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Catalan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7564924" table:formula="of:=RANDBETWEEN(1000000;9999999)" table:style-name="ce2">
            <text:p>7564924</text:p>
          </table:table-cell>
          <table:table-cell office:value-type="float" office:value="86377664" table:formula="of:=RANDBETWEEN(10000000;100000000)" table:style-name="ce2">
            <text:p>86377664</text:p>
          </table:table-cell>
          <table:table-cell office:value-type="string" office:string-value="Australia" table:formula="of:=[.F102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2]" table:style-name="ce1">
            <text:p>35</text:p>
          </table:table-cell>
          <table:table-cell table:style-name="ce1"/>
          <table:table-cell office:value-type="string" office:string-value="('Benedicto',null,'Melgar','Arevalo','1984-05-23',188,79,'verde oscuro','20/125','no_clasificado','personal_inteligencia_data/foto.png','personal_inteligencia_data/huella_digital.png','personal_inteligencia_data/huella_retina.png',ROW(58,4249919718) ,ROW('43068904','Taiwán'),ARRAY['español','inglés','hindi','ruso','mandarín','null']::varchar(50)[], ARRAY[ ROW('Ciceron','Regulo','Luevano','Samaniego','1967-10-01','primo',ROW(58,4242808298) ), ROW('Santiago','Angel','Magallanes','Catalan','1967-10-01','hermano',ROW(58,4247564924) )]::familiar_ty[], ARRAY[ ROW('86377664','Australia'),row('null','null') ]::identificacion_ty[], ARRAY[ ROW('Criminología','null','null'), ROW('null','null','null') ]::nivel_educativo_ty[],null,'35'),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table:style-name="ce15">
            <text:p>('Benedicto',null,'Melgar','Arevalo','1984-05-23',188,79,'verde oscuro','20/125','no_clasificado','personal_inteligencia_data/foto.png','personal_inteligencia_data/huella_digital.png','personal_inteligencia_data/huella_retina.png',ROW(58,4249919718) ,ROW('43068904','Taiwán'),ARRAY['español','inglés','hindi','ruso','mandarín','null']::varchar(50)[], ARRAY[ ROW('Ciceron','Regulo','Luevano','Samaniego','1967-10-01','primo',ROW(58,4242808298) ), ROW('Santiago','Angel','Magallanes','Catalan','1967-10-01','hermano',ROW(58,4247564924) )]::familiar_ty[], ARRAY[ ROW('86377664','Australia'),row('null','null') ]::identificacion_ty[], ARRAY[ ROW('Criminología','null','null'), ROW('null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3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3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aldetrudi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Barajas'</text:p>
          </table:table-cell>
          <table:table-cell office:value-type="string" table:style-name="ce11">
            <text:p>1991-05-25</text:p>
          </table:table-cell>
          <table:table-cell office:value-type="float" office:value="186" table:style-name="ce12">
            <text:p>18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5729674" table:formula="of:=RANDBETWEEN(1000000;9999999)" table:style-name="ce2">
            <text:p>5729674</text:p>
          </table:table-cell>
          <table:table-cell office:value-type="float" office:value="78779968" table:formula="of:=RANDBETWEEN(10000000;99999999)" table:style-name="ce2">
            <text:p>7877996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1819511" table:formula="of:=RANDBETWEEN(1000000;9999999)" table:style-name="ce2">
            <text:p>1819511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4381195" table:formula="of:=RANDBETWEEN(1000000;9999999)" table:style-name="ce2">
            <text:p>4381195</text:p>
          </table:table-cell>
          <table:table-cell office:value-type="float" office:value="79317442" table:formula="of:=RANDBETWEEN(10000000;100000000)" table:style-name="ce2">
            <text:p>79317442</text:p>
          </table:table-cell>
          <table:table-cell office:value-type="string" office:string-value="Australia" table:formula="of:=[.F103]" table:style-name="ce1">
            <text:p>Australia</text:p>
          </table:table-cell>
          <table:table-cell office:value-type="float" office:value="75084706" table:formula="of:=RANDBETWEEN(10000000;100000000)" table:style-name="ce2">
            <text:p>75084706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float" office:value="36" table:formula="of:=[.D103]" table:style-name="ce1">
            <text:p>36</text:p>
          </table:table-cell>
          <table:table-cell table:style-name="ce1"/>
          <table:table-cell office:value-type="string" office:string-value="('Waldetrudis','Lucila','Angulo','Barajas','1991-05-25',186,71,'verde claro','20/25','confidencial','personal_inteligencia_data/foto.png','personal_inteligencia_data/huella_digital.png','personal_inteligencia_data/huella_retina.png',ROW(58,4145729674) ,ROW('78779968','Groenlandia'),ARRAY['español','inglés','hindi','ruso','mandarín','null']::varchar(50)[], ARRAY[ ROW('Rafael','Amador','Solis','Garcia','1955-09-08','hermano',ROW(58,4141819511) ), ROW('Antonio',null,'Recinos','Santacruz','1955-09-08','hermano',ROW(58,4144381195) )]::familiar_ty[], ARRAY[ ROW('79317442','Australia'),row('75084706','Zimbabue') ]::identificacion_ty[], ARRAY[ ROW('Psicología','null','null'), ROW('Comunicación','Máster','Comunicación Intercultural') ]::nivel_educativo_ty[],null,'36'),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table:style-name="ce15">
            <text:p>('Waldetrudis','Lucila','Angulo','Barajas','1991-05-25',186,71,'verde claro','20/25','confidencial','personal_inteligencia_data/foto.png','personal_inteligencia_data/huella_digital.png','personal_inteligencia_data/huella_retina.png',ROW(58,4145729674) ,ROW('78779968','Groenlandia'),ARRAY['español','inglés','hindi','ruso','mandarín','null']::varchar(50)[], ARRAY[ ROW('Rafael','Amador','Solis','Garcia','1955-09-08','hermano',ROW(58,4141819511) ), ROW('Antonio',null,'Recinos','Santacruz','1955-09-08','hermano',ROW(58,4144381195) )]::familiar_ty[], ARRAY[ ROW('79317442','Australia'),row('75084706','Zimbabue') ]::identificacion_ty[], ARRAY[ ROW('Psicología','null','null'), ROW('Comunicación','Máster','Comunicación Intercultura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4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4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rreno'</text:p>
          </table:table-cell>
          <table:table-cell office:value-type="string" table:style-name="ce11">
            <text:p>1999-09-21</text:p>
          </table:table-cell>
          <table:table-cell office:value-type="float" office:value="184" table:style-name="ce12">
            <text:p>184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1374456" table:formula="of:=RANDBETWEEN(1000000;9999999)" table:style-name="ce2">
            <text:p>1374456</text:p>
          </table:table-cell>
          <table:table-cell office:value-type="float" office:value="16925145" table:formula="of:=RANDBETWEEN(10000000;99999999)" table:style-name="ce2">
            <text:p>1692514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Corrales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4931454" table:formula="of:=RANDBETWEEN(1000000;9999999)" table:style-name="ce2">
            <text:p>4931454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alomino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9808295" table:formula="of:=RANDBETWEEN(1000000;9999999)" table:style-name="ce2">
            <text:p>9808295</text:p>
          </table:table-cell>
          <table:table-cell office:value-type="float" office:value="41832055" table:formula="of:=RANDBETWEEN(10000000;100000000)" table:style-name="ce2">
            <text:p>41832055</text:p>
          </table:table-cell>
          <table:table-cell office:value-type="string" office:string-value="Australia" table:formula="of:=[.F104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6" table:formula="of:=[.D104]" table:style-name="ce1">
            <text:p>36</text:p>
          </table:table-cell>
          <table:table-cell table:style-name="ce1"/>
          <table:table-cell office:value-type="string" office:string-value="('Faustino',null,'Camarillo','Carreno','1999-09-21',184,73,'azul oscuro','20/20','top_secret','personal_inteligencia_data/foto.png','personal_inteligencia_data/huella_digital.png','personal_inteligencia_data/huella_retina.png',ROW(58,4121374456) ,ROW('16925145','Irlanda'),ARRAY['inglés','árabe','portugués','francés','null','null']::varchar(50)[], ARRAY[ ROW('Ignacio',null,'Gallardo','Corrales','1947-09-12','tío',ROW(58,4244931454) ), ROW('Foster','Hercules','Palma','Palomino','1947-09-12','abuelo',ROW(58,4249808295) )]::familiar_ty[], ARRAY[ ROW('41832055','Australia'),row('null','null') ]::identificacion_ty[], ARRAY[ ROW('Enfermería','null','null'), ROW('Ingeniería Industrial','null','null') ]::nivel_educativo_ty[],null,'36'),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table:style-name="ce15">
            <text:p>('Faustino',null,'Camarillo','Carreno','1999-09-21',184,73,'azul oscuro','20/20','top_secret','personal_inteligencia_data/foto.png','personal_inteligencia_data/huella_digital.png','personal_inteligencia_data/huella_retina.png',ROW(58,4121374456) ,ROW('16925145','Irlanda'),ARRAY['inglés','árabe','portugués','francés','null','null']::varchar(50)[], ARRAY[ ROW('Ignacio',null,'Gallardo','Corrales','1947-09-12','tío',ROW(58,4244931454) ), ROW('Foster','Hercules','Palma','Palomino','1947-09-12','abuelo',ROW(58,4249808295) )]::familiar_ty[], ARRAY[ ROW('41832055','Australia'),row('null','null') ]::identificacion_ty[], ARRAY[ ROW('Enfermería','null','null'), ROW('Ingeniería Industrial','null','nul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5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5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table:style-name="ce20"/>
          <table:table-cell office:value-type="string" table:style-name="ce20">
            <text:p>'Marcelo'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Parada'</text:p>
          </table:table-cell>
          <table:table-cell office:value-type="string" table:style-name="ce20">
            <text:p>'Alcantar'</text:p>
          </table:table-cell>
          <table:table-cell office:value-type="string" table:style-name="ce21">
            <text:p>1984-12-24</text:p>
          </table:table-cell>
          <table:table-cell office:value-type="float" office:value="163" table:style-name="ce22">
            <text:p>163</text:p>
          </table:table-cell>
          <table:table-cell office:value-type="float" office:value="83" table:style-name="ce22">
            <text:p>83</text:p>
          </table:table-cell>
          <table:table-cell office:value-type="string" table:style-name="ce20">
            <text:p>azul oscuro</text:p>
          </table:table-cell>
          <table:table-cell office:value-type="string" table:style-name="ce23">
            <text:p>20/100</text:p>
          </table:table-cell>
          <table:table-cell office:value-type="string" table:style-name="ce20">
            <text:p>no_clasificado</text:p>
          </table:table-cell>
          <table:table-cell office:value-type="string" table:style-name="ce20">
            <text:p>'personal_inteligencia_data/foto.png'</text:p>
          </table:table-cell>
          <table:table-cell office:value-type="string" table:style-name="ce20">
            <text:p>'personal_inteligencia_data/huella_digital.png'</text:p>
          </table:table-cell>
          <table:table-cell office:value-type="string" table:style-name="ce20">
            <text:p>'personal_inteligencia_data/huella_retina.png'</text:p>
          </table:table-cell>
          <table:table-cell office:value-type="float" office:value="287" table:style-name="ce24">
            <text:p>287</text:p>
          </table:table-cell>
          <table:table-cell office:value-type="float" office:value="8575655" table:formula="of:=RANDBETWEEN(1000000;9999999)" table:style-name="ce25">
            <text:p>8575655</text:p>
          </table:table-cell>
          <table:table-cell office:value-type="float" office:value="21966681" table:formula="of:=RANDBETWEEN(10000000;99999999)" table:style-name="ce25">
            <text:p>21966681</text:p>
          </table:table-cell>
          <table:table-cell office:value-type="string" table:style-name="ce20">
            <text:p>Taiwán</text:p>
          </table:table-cell>
          <table:table-cell office:value-type="string" table:style-name="ce20">
            <text:p>español</text:p>
          </table:table-cell>
          <table:table-cell office:value-type="string" table:style-name="ce20">
            <text:p>inglés</text:p>
          </table:table-cell>
          <table:table-cell office:value-type="string" table:style-name="ce20">
            <text:p>hindi</text:p>
          </table:table-cell>
          <table:table-cell office:value-type="string" table:style-name="ce20">
            <text:p>ruso</text:p>
          </table:table-cell>
          <table:table-cell office:value-type="string" table:style-name="ce24">
            <text:p>mandarín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Irma'</text:p>
          </table:table-cell>
          <table:table-cell office:value-type="string" table:style-name="ce20">
            <text:p>'Natividad'</text:p>
          </table:table-cell>
          <table:table-cell office:value-type="string" table:style-name="ce20">
            <text:p>'Cordova'</text:p>
          </table:table-cell>
          <table:table-cell office:value-type="string" table:style-name="ce20">
            <text:p>'Torrez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primo</text:p>
          </table:table-cell>
          <table:table-cell office:value-type="float" office:value="412" table:style-name="ce20">
            <text:p>412</text:p>
          </table:table-cell>
          <table:table-cell office:value-type="float" office:value="3041935" table:formula="of:=RANDBETWEEN(1000000;9999999)" table:style-name="ce25">
            <text:p>3041935</text:p>
          </table:table-cell>
          <table:table-cell office:value-type="string" table:style-name="ce20">
            <text:p>'Samuel'</text:p>
          </table:table-cell>
          <table:table-cell office:value-type="string" table:style-name="ce20">
            <text:p>'Tulio'</text:p>
          </table:table-cell>
          <table:table-cell office:value-type="string" table:style-name="ce20">
            <text:p>'Rolon'</text:p>
          </table:table-cell>
          <table:table-cell office:value-type="string" table:style-name="ce20">
            <text:p>'Henderson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abuelo</text:p>
          </table:table-cell>
          <table:table-cell office:value-type="float" office:value="412" table:style-name="ce20">
            <text:p>412</text:p>
          </table:table-cell>
          <table:table-cell office:value-type="float" office:value="5760054" table:formula="of:=RANDBETWEEN(1000000;9999999)" table:style-name="ce25">
            <text:p>5760054</text:p>
          </table:table-cell>
          <table:table-cell office:value-type="float" office:value="86002982" table:formula="of:=RANDBETWEEN(10000000;100000000)" table:style-name="ce25">
            <text:p>86002982</text:p>
          </table:table-cell>
          <table:table-cell office:value-type="string" office:string-value="Australia" table:formula="of:=[.F105]" table:style-name="ce1">
            <text:p>Australi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Psicologí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float" office:value="36" table:formula="of:=[.D105]" table:style-name="ce20">
            <text:p>36</text:p>
          </table:table-cell>
          <table:table-cell table:style-name="ce20"/>
          <table:table-cell office:value-type="string" office:string-value="('Marcelo',null,'Parada','Alcantar','1984-12-24',163,83,'azul oscuro','20/100','no_clasificado','personal_inteligencia_data/foto.png','personal_inteligencia_data/huella_digital.png','personal_inteligencia_data/huella_retina.png',ROW(58,2878575655) ,ROW('21966681','Taiwán'),ARRAY['español','inglés','hindi','ruso','mandarín','null']::varchar(50)[], ARRAY[ ROW('Irma','Natividad','Cordova','Torrez','1971-01-05','primo',ROW(58,4123041935) ), ROW('Samuel','Tulio','Rolon','Henderson','1971-01-05','abuelo',ROW(58,4125760054) )]::familiar_ty[], ARRAY[ ROW('86002982','Australia'),row('null','null') ]::identificacion_ty[], ARRAY[ ROW('Psicología','null','null'), ROW('null','null','null') ]::nivel_educativo_ty[],null,'36'),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table:style-name="ce26">
            <text:p>('Marcelo',null,'Parada','Alcantar','1984-12-24',163,83,'azul oscuro','20/100','no_clasificado','personal_inteligencia_data/foto.png','personal_inteligencia_data/huella_digital.png','personal_inteligencia_data/huella_retina.png',ROW(58,2878575655) ,ROW('21966681','Taiwán'),ARRAY['español','inglés','hindi','ruso','mandarín','null']::varchar(50)[], ARRAY[ ROW('Irma','Natividad','Cordova','Torrez','1971-01-05','primo',ROW(58,4123041935) ), ROW('Samuel','Tulio','Rolon','Henderson','1971-01-05','abuelo',ROW(58,4125760054) )]::familiar_ty[], ARRAY[ ROW('86002982','Australia'),row('null','null') ]::identificacion_ty[], ARRAY[ ROW('Psicología','null','null'), ROW('null','null','null') ]::nivel_educativo_ty[],null,'36'),</text:p>
          </table:table-cell>
          <table:table-cell table:number-columns-repeated="16323" table:style-name="ce20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16"/>
          <table:table-cell table:style-name="ce10"/>
          <table:table-cell table:style-name="ce27"/>
          <table:table-cell table:style-name="ce28"/>
          <table:table-cell table:style-name="ce1"/>
          <table:table-cell table:number-columns-repeated="14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30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style-name="ce29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number-columns-repeated="2" table:style-name="ce29"/>
          <table:table-cell table:style-name="ce28"/>
          <table:table-cell table:number-columns-repeated="2" table:style-name="ce29"/>
          <table:table-cell table:style-name="ce28"/>
          <table:table-cell table:number-columns-repeated="5" table:style-name="ce29"/>
          <table:table-cell table:number-columns-repeated="2" table:style-name="ce28"/>
          <table:table-cell table:style-name="ce32"/>
          <table:table-cell table:number-columns-repeated="956" table:style-name="ce28"/>
          <table:table-cell table:number-columns-repeated="15367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4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9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7" table:style-name="ce1"/>
          <table:table-cell table:style-name="ce11"/>
          <table:table-cell table:number-columns-repeated="15" table:style-name="ce1"/>
          <table:table-cell table:style-name="ce15"/>
          <table:table-cell table:number-columns-repeated="16323"/>
        </table:table-row>
        <table:table-row table:number-rows-repeated="95" table:style-name="ro3">
          <table:table-cell table:number-columns-repeated="60"/>
          <table:table-cell table:style-name="ce15"/>
          <table:table-cell table:number-columns-repeated="16323"/>
        </table:table-row>
        <table:table-row table:number-rows-repeated="1048353" table:style-name="ro3">
          <table:table-cell table:number-columns-repeated="16384"/>
        </table:table-row>
      </table:table>
      <table:table table:name="Cuentas" table:style-name="ta2">
        <table:table-column table:style-name="co1" table:default-cell-style-name="ce1"/>
        <table:table-column table:style-name="co42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6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43" table:default-cell-style-name="ce1"/>
        <table:table-column table:style-name="co1" table:number-columns-repeated="53" table:default-cell-style-name="ce1"/>
        <table:table-column table:style-name="co7" table:number-columns-repeated="1632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ño</text:p>
          </table:table-cell>
          <table:table-cell office:value-type="string" table:style-name="ce1">
            <text:p>Presupuesto</text:p>
          </table:table-cell>
          <table:table-cell office:value-type="string" table:style-name="ce1">
            <text:p>fk_estacion</text:p>
          </table:table-cell>
          <table:table-cell table:number-columns-repeated="2" table:style-name="ce1"/>
          <table:table-cell office:value-type="string" table:style-name="ce1">
            <text:p>fk_oficina_principal</text:p>
          </table:table-cell>
          <table:table-cell table:style-name="ce1"/>
          <table:table-cell office:value-type="string" table:style-name="ce1">
            <text:p>INSERT INTO cuenta (año, presupuesto, fk_estacion, fk_oficina_principal) 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000, 1, 1)," table:formula="of:=CONCATENATE(&quot;('&quot;; [.A4];&quot;',  &quot;;[.B4];&quot;, &quot;;[.C4];&quot;, &quot;;[.F4];&quot;),&quot;)" table:style-name="ce1">
            <text:p>('2034/01/01', <text:s/>100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0500, 1, 1)," table:formula="of:=CONCATENATE(&quot;('&quot;; [.A5];&quot;',  &quot;;[.B5];&quot;, &quot;;[.C5];&quot;, &quot;;[.F5];&quot;),&quot;)" table:style-name="ce1">
            <text:p>('2035/01/01', <text:s/>105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000, 1, 1)," table:formula="of:=CONCATENATE(&quot;('&quot;; [.A6];&quot;',  &quot;;[.B6];&quot;, &quot;;[.C6];&quot;, &quot;;[.F6];&quot;),&quot;)" table:style-name="ce1">
            <text:p>('2036/01/01', <text:s/>11000, 1, 1),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" table:formula="of:=[.C4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2000, 2, 1)," table:formula="of:=CONCATENATE(&quot;('&quot;; [.A7];&quot;',  &quot;;[.B7];&quot;, &quot;;[.C7];&quot;, &quot;;[.F7];&quot;),&quot;)" table:style-name="ce1">
            <text:p>('2034/01/01', <text:s/>12000, 2, 1),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or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" table:formula="of:=[.C5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3000, 2, 1)," table:formula="of:=CONCATENATE(&quot;('&quot;; [.A8];&quot;',  &quot;;[.B8];&quot;, &quot;;[.C8];&quot;, &quot;;[.F8];&quot;),&quot;)" table:style-name="ce1">
            <text:p>('2035/01/01', <text:s/>13000, 2, 1),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lwa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" table:formula="of:=[.C6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0000, 2, 1)," table:formula="of:=CONCATENATE(&quot;('&quot;; [.A9];&quot;',  &quot;;[.B9];&quot;, &quot;;[.C9];&quot;, &quot;;[.F9];&quot;),&quot;)" table:style-name="ce1">
            <text:p>('2036/01/01', <text:s/>10000, 2, 1),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ms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3" table:formula="of:=[.C7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500, 3, 1)," table:formula="of:=CONCATENATE(&quot;('&quot;; [.A10];&quot;',  &quot;;[.B10];&quot;, &quot;;[.C10];&quot;, &quot;;[.F10];&quot;),&quot;)" table:style-name="ce1">
            <text:p>('2034/01/01', <text:s/>10500, 3, 1),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o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3" table:formula="of:=[.C8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1000, 3, 1)," table:formula="of:=CONCATENATE(&quot;('&quot;; [.A11];&quot;',  &quot;;[.B11];&quot;, &quot;;[.C11];&quot;, &quot;;[.F11];&quot;),&quot;)" table:style-name="ce1">
            <text:p>('2035/01/01', <text:s/>11000, 3, 1),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aarl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3" table:formula="of:=[.C9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500, 3, 1)," table:formula="of:=CONCATENATE(&quot;('&quot;; [.A12];&quot;',  &quot;;[.B12];&quot;, &quot;;[.C12];&quot;, &quot;;[.F12];&quot;),&quot;)" table:style-name="ce1">
            <text:p>('2036/01/01', <text:s/>11500, 3, 1),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uu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4" table:formula="of:=[.C10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4]+1" table:style-name="ce1">
            <text:p>2</text:p>
          </table:table-cell>
          <table:table-cell table:style-name="ce1"/>
          <table:table-cell office:value-type="string" office:string-value="('2034/01/01',  10000, 4, 2)," table:formula="of:=CONCATENATE(&quot;('&quot;; [.A13];&quot;',  &quot;;[.B13];&quot;, &quot;;[.C13];&quot;, &quot;;[.F13];&quot;),&quot;)" table:style-name="ce1">
            <text:p>('2034/01/01', <text:s/>10000, 4, 2),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Qaqortoq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4" table:formula="of:=[.C11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5]+1" table:style-name="ce1">
            <text:p>2</text:p>
          </table:table-cell>
          <table:table-cell table:style-name="ce1"/>
          <table:table-cell office:value-type="string" office:string-value="('2035/01/01',  10500, 4, 2)," table:formula="of:=CONCATENATE(&quot;('&quot;; [.A14];&quot;',  &quot;;[.B14];&quot;, &quot;;[.C14];&quot;, &quot;;[.F14];&quot;),&quot;)" table:style-name="ce1">
            <text:p>('2035/01/01', <text:s/>10500, 4, 2),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isimiu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4" table:formula="of:=[.C12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6]+1" table:style-name="ce1">
            <text:p>2</text:p>
          </table:table-cell>
          <table:table-cell table:style-name="ce1"/>
          <table:table-cell office:value-type="string" office:string-value="('2036/01/01',  11000, 4, 2)," table:formula="of:=CONCATENATE(&quot;('&quot;; [.A15];&quot;',  &quot;;[.B15];&quot;, &quot;;[.C15];&quot;, &quot;;[.F15];&quot;),&quot;)" table:style-name="ce1">
            <text:p>('2036/01/01', <text:s/>11000, 4, 2),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uenos Aire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5" table:formula="of:=[.C13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7]+1" table:style-name="ce1">
            <text:p>2</text:p>
          </table:table-cell>
          <table:table-cell table:style-name="ce1"/>
          <table:table-cell office:value-type="string" office:string-value="('2034/01/01',  10000, 5, 2)," table:formula="of:=CONCATENATE(&quot;('&quot;; [.A16];&quot;',  &quot;;[.B16];&quot;, &quot;;[.C16];&quot;, &quot;;[.F16];&quot;),&quot;)" table:style-name="ce1">
            <text:p>('2034/01/01', <text:s/>10000, 5, 2),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Ciudad de Cordob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5" table:formula="of:=[.C14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8]+1" table:style-name="ce1">
            <text:p>2</text:p>
          </table:table-cell>
          <table:table-cell table:style-name="ce1"/>
          <table:table-cell office:value-type="string" office:string-value="('2035/01/01',  10500, 5, 2)," table:formula="of:=CONCATENATE(&quot;('&quot;; [.A17];&quot;',  &quot;;[.B17];&quot;, &quot;;[.C17];&quot;, &quot;;[.F17];&quot;),&quot;)" table:style-name="ce1">
            <text:p>('2035/01/01', <text:s/>10500, 5, 2),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Rosari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5" table:formula="of:=[.C15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9]+1" table:style-name="ce1">
            <text:p>2</text:p>
          </table:table-cell>
          <table:table-cell table:style-name="ce1"/>
          <table:table-cell office:value-type="string" office:string-value="('2036/01/01',  11000, 5, 2)," table:formula="of:=CONCATENATE(&quot;('&quot;; [.A18];&quot;',  &quot;;[.B18];&quot;, &quot;;[.C18];&quot;, &quot;;[.F18];&quot;),&quot;)" table:style-name="ce1">
            <text:p>('2036/01/01', <text:s/>11000, 5, 2),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Taipei</text:p>
          </table:table-cell>
          <table:table-cell table:number-columns-repeated="9" table:style-name="ce1"/>
          <table:table-cell office:value-type="string" table:style-name="ce1">
            <text:p>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6" table:formula="of:=[.C16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0]+1" table:style-name="ce1">
            <text:p>2</text:p>
          </table:table-cell>
          <table:table-cell table:style-name="ce1"/>
          <table:table-cell office:value-type="string" office:string-value="('2034/01/01',  12000, 6, 2)," table:formula="of:=CONCATENATE(&quot;('&quot;; [.A19];&quot;',  &quot;;[.B19];&quot;, &quot;;[.C19];&quot;, &quot;;[.F19];&quot;),&quot;)" table:style-name="ce1">
            <text:p>('2034/01/01', <text:s/>12000, 6, 2),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Tainan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6" table:formula="of:=[.C17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1]+1" table:style-name="ce1">
            <text:p>2</text:p>
          </table:table-cell>
          <table:table-cell table:style-name="ce1"/>
          <table:table-cell office:value-type="string" office:string-value="('2035/01/01',  13000, 6, 2)," table:formula="of:=CONCATENATE(&quot;('&quot;; [.A20];&quot;',  &quot;;[.B20];&quot;, &quot;;[.C20];&quot;, &quot;;[.F20];&quot;),&quot;)" table:style-name="ce1">
            <text:p>('2035/01/01', <text:s/>13000, 6, 2),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string" table:style-name="ce35">
            <text:p>Kaohsiu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6" table:formula="of:=[.C18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2]+1" table:style-name="ce1">
            <text:p>2</text:p>
          </table:table-cell>
          <table:table-cell table:style-name="ce1"/>
          <table:table-cell office:value-type="string" office:string-value="('2036/01/01',  10000, 6, 2)," table:formula="of:=CONCATENATE(&quot;('&quot;; [.A21];&quot;',  &quot;;[.B21];&quot;, &quot;;[.C21];&quot;, &quot;;[.F21];&quot;),&quot;)" table:style-name="ce1">
            <text:p>('2036/01/01', <text:s/>10000, 6, 2),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35">
            <text:p>Kuala Lumpur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7" table:formula="of:=[.C19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3]+1" table:style-name="ce1">
            <text:p>3</text:p>
          </table:table-cell>
          <table:table-cell table:style-name="ce1"/>
          <table:table-cell office:value-type="string" office:string-value="('2034/01/01',  10500, 7, 3)," table:formula="of:=CONCATENATE(&quot;('&quot;; [.A22];&quot;',  &quot;;[.B22];&quot;, &quot;;[.C22];&quot;, &quot;;[.F22];&quot;),&quot;)" table:style-name="ce1">
            <text:p>('2034/01/01', <text:s/>10500, 7, 3),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35">
            <text:p>Malaca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7" table:formula="of:=[.C20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4]+1" table:style-name="ce1">
            <text:p>3</text:p>
          </table:table-cell>
          <table:table-cell table:style-name="ce1"/>
          <table:table-cell office:value-type="string" office:string-value="('2035/01/01',  11000, 7, 3)," table:formula="of:=CONCATENATE(&quot;('&quot;; [.A23];&quot;',  &quot;;[.B23];&quot;, &quot;;[.C23];&quot;, &quot;;[.F23];&quot;),&quot;)" table:style-name="ce1">
            <text:p>('2035/01/01', <text:s/>11000, 7, 3),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35">
            <text:p>Pulau Pina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7" table:formula="of:=[.C21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5]+1" table:style-name="ce1">
            <text:p>3</text:p>
          </table:table-cell>
          <table:table-cell table:style-name="ce1"/>
          <table:table-cell office:value-type="string" office:string-value="('2036/01/01',  11500, 7, 3)," table:formula="of:=CONCATENATE(&quot;('&quot;; [.A24];&quot;',  &quot;;[.B24];&quot;, &quot;;[.C24];&quot;, &quot;;[.F24];&quot;),&quot;)" table:style-name="ce1">
            <text:p>('2036/01/01', <text:s/>11500, 7, 3),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35">
            <text:p>Kampal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8" table:formula="of:=[.C22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6]+1" table:style-name="ce1">
            <text:p>3</text:p>
          </table:table-cell>
          <table:table-cell table:style-name="ce1"/>
          <table:table-cell office:value-type="string" office:string-value="('2034/01/01',  10000, 8, 3)," table:formula="of:=CONCATENATE(&quot;('&quot;; [.A25];&quot;',  &quot;;[.B25];&quot;, &quot;;[.C25];&quot;, &quot;;[.F25];&quot;),&quot;)" table:style-name="ce1">
            <text:p>('2034/01/01', <text:s/>10000, 8, 3),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Entebb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8" table:formula="of:=[.C23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7]+1" table:style-name="ce1">
            <text:p>3</text:p>
          </table:table-cell>
          <table:table-cell table:style-name="ce1"/>
          <table:table-cell office:value-type="string" office:string-value="('2035/01/01',  10500, 8, 3)," table:formula="of:=CONCATENATE(&quot;('&quot;; [.A26];&quot;',  &quot;;[.B26];&quot;, &quot;;[.C26];&quot;, &quot;;[.F26];&quot;),&quot;)" table:style-name="ce1">
            <text:p>('2035/01/01', <text:s/>10500, 8, 3),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35">
            <text:p>Kase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8" table:formula="of:=[.C24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8]+1" table:style-name="ce1">
            <text:p>3</text:p>
          </table:table-cell>
          <table:table-cell table:style-name="ce1"/>
          <table:table-cell office:value-type="string" office:string-value="('2036/01/01',  11000, 8, 3)," table:formula="of:=CONCATENATE(&quot;('&quot;; [.A27];&quot;',  &quot;;[.B27];&quot;, &quot;;[.C27];&quot;, &quot;;[.F27];&quot;),&quot;)" table:style-name="ce1">
            <text:p>('2036/01/01', <text:s/>11000, 8, 3),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35">
            <text:p>Harar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9" table:formula="of:=[.C25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19]+1" table:style-name="ce1">
            <text:p>3</text:p>
          </table:table-cell>
          <table:table-cell table:style-name="ce1"/>
          <table:table-cell office:value-type="string" office:string-value="('2034/01/01',  10000, 9, 3)," table:formula="of:=CONCATENATE(&quot;('&quot;; [.A28];&quot;',  &quot;;[.B28];&quot;, &quot;;[.C28];&quot;, &quot;;[.F28];&quot;),&quot;)" table:style-name="ce1">
            <text:p>('2034/01/01', <text:s/>10000, 9, 3),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Bulaway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9" table:formula="of:=[.C26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0]+1" table:style-name="ce1">
            <text:p>3</text:p>
          </table:table-cell>
          <table:table-cell table:style-name="ce1"/>
          <table:table-cell office:value-type="string" office:string-value="('2035/01/01',  10500, 9, 3)," table:formula="of:=CONCATENATE(&quot;('&quot;; [.A29];&quot;',  &quot;;[.B29];&quot;, &quot;;[.C29];&quot;, &quot;;[.F29];&quot;),&quot;)" table:style-name="ce1">
            <text:p>('2035/01/01', <text:s/>10500, 9, 3),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Chitungwiz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9" table:formula="of:=[.C27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1]+1" table:style-name="ce1">
            <text:p>3</text:p>
          </table:table-cell>
          <table:table-cell table:style-name="ce1"/>
          <table:table-cell office:value-type="string" office:string-value="('2036/01/01',  11000, 9, 3)," table:formula="of:=CONCATENATE(&quot;('&quot;; [.A30];&quot;',  &quot;;[.B30];&quot;, &quot;;[.C30];&quot;, &quot;;[.F30];&quot;),&quot;)" table:style-name="ce1">
            <text:p>('2036/01/01', <text:s/>11000, 9, 3),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Sidney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0" table:formula="of:=[.C28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2]+1" table:style-name="ce1">
            <text:p>4</text:p>
          </table:table-cell>
          <table:table-cell table:style-name="ce1"/>
          <table:table-cell office:value-type="string" office:string-value="('2034/01/01',  12000, 10, 4)," table:formula="of:=CONCATENATE(&quot;('&quot;; [.A31];&quot;',  &quot;;[.B31];&quot;, &quot;;[.C31];&quot;, &quot;;[.F31];&quot;),&quot;)" table:style-name="ce1">
            <text:p>('2034/01/01', <text:s/>12000, 10, 4),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Perth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0" table:formula="of:=[.C29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3]+1" table:style-name="ce1">
            <text:p>4</text:p>
          </table:table-cell>
          <table:table-cell table:style-name="ce1"/>
          <table:table-cell office:value-type="string" office:string-value="('2035/01/01',  13000, 10, 4)," table:formula="of:=CONCATENATE(&quot;('&quot;; [.A32];&quot;',  &quot;;[.B32];&quot;, &quot;;[.C32];&quot;, &quot;;[.F32];&quot;),&quot;)" table:style-name="ce1">
            <text:p>('2035/01/01', <text:s/>13000, 10, 4),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Gold Coa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formula="of:=[.C30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4]+1" table:style-name="ce1">
            <text:p>4</text:p>
          </table:table-cell>
          <table:table-cell table:style-name="ce1"/>
          <table:table-cell office:value-type="string" office:string-value="('2036/01/01',  10000, 10, 4)," table:formula="of:=CONCATENATE(&quot;('&quot;; [.A33];&quot;',  &quot;;[.B33];&quot;, &quot;;[.C33];&quot;, &quot;;[.F33];&quot;),&quot;)" table:style-name="ce1">
            <text:p>('2036/01/01', <text:s/>10000, 10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1" table:formula="of:=[.C31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5]+1" table:style-name="ce1">
            <text:p>4</text:p>
          </table:table-cell>
          <table:table-cell table:style-name="ce1"/>
          <table:table-cell office:value-type="string" office:string-value="('2034/01/01',  10500, 11, 4)," table:formula="of:=CONCATENATE(&quot;('&quot;; [.A34];&quot;',  &quot;;[.B34];&quot;, &quot;;[.C34];&quot;, &quot;;[.F34];&quot;),&quot;)" table:style-name="ce1">
            <text:p>('2034/01/01', <text:s/>10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1" table:formula="of:=[.C32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6]+1" table:style-name="ce1">
            <text:p>4</text:p>
          </table:table-cell>
          <table:table-cell table:style-name="ce1"/>
          <table:table-cell office:value-type="string" office:string-value="('2035/01/01',  11000, 11, 4)," table:formula="of:=CONCATENATE(&quot;('&quot;; [.A35];&quot;',  &quot;;[.B35];&quot;, &quot;;[.C35];&quot;, &quot;;[.F35];&quot;),&quot;)" table:style-name="ce1">
            <text:p>('2035/01/01', <text:s/>110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1" table:formula="of:=[.C33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7]+1" table:style-name="ce1">
            <text:p>4</text:p>
          </table:table-cell>
          <table:table-cell table:style-name="ce1"/>
          <table:table-cell office:value-type="string" office:string-value="('2036/01/01',  11500, 11, 4)," table:formula="of:=CONCATENATE(&quot;('&quot;; [.A36];&quot;',  &quot;;[.B36];&quot;, &quot;;[.C36];&quot;, &quot;;[.F36];&quot;),&quot;)" table:style-name="ce1">
            <text:p>('2036/01/01', <text:s/>11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formula="of:=[.C34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8]+1" table:style-name="ce1">
            <text:p>4</text:p>
          </table:table-cell>
          <table:table-cell table:style-name="ce1"/>
          <table:table-cell office:value-type="string" office:string-value="('2034/01/01',  10000, 12, 4)," table:formula="of:=CONCATENATE(&quot;('&quot;; [.A37];&quot;',  &quot;;[.B37];&quot;, &quot;;[.C37];&quot;, &quot;;[.F37];&quot;),&quot;)" table:style-name="ce1">
            <text:p>('2034/01/01', <text:s/>10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2" table:formula="of:=[.C35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9]+1" table:style-name="ce1">
            <text:p>4</text:p>
          </table:table-cell>
          <table:table-cell table:style-name="ce1"/>
          <table:table-cell office:value-type="string" office:string-value="('2035/01/01',  10500, 12, 4)," table:formula="of:=CONCATENATE(&quot;('&quot;; [.A38];&quot;',  &quot;;[.B38];&quot;, &quot;;[.C38];&quot;, &quot;;[.F38];&quot;),&quot;)" table:style-name="ce1">
            <text:p>('2035/01/01', <text:s/>105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2" table:formula="of:=[.C36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30]+1" table:style-name="ce1">
            <text:p>4</text:p>
          </table:table-cell>
          <table:table-cell table:style-name="ce1"/>
          <table:table-cell office:value-type="string" office:string-value="('2036/01/01',  11000, 12, 4)," table:formula="of:=CONCATENATE(&quot;('&quot;; [.A39];&quot;',  &quot;;[.B39];&quot;, &quot;;[.C39];&quot;, &quot;;[.F39];&quot;),&quot;)" table:style-name="ce1">
            <text:p>('2036/01/01', <text:s/>11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3" table:formula="of:=[.C37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1]+1" table:style-name="ce1">
            <text:p>5</text:p>
          </table:table-cell>
          <table:table-cell table:style-name="ce1"/>
          <table:table-cell office:value-type="string" office:string-value="('2034/01/01',  10000, 13, 5)," table:formula="of:=CONCATENATE(&quot;('&quot;; [.A40];&quot;',  &quot;;[.B40];&quot;, &quot;;[.C40];&quot;, &quot;;[.F40];&quot;),&quot;)" table:style-name="ce1">
            <text:p>('2034/01/01', <text:s/>10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3" table:formula="of:=[.C38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2]+1" table:style-name="ce1">
            <text:p>5</text:p>
          </table:table-cell>
          <table:table-cell table:style-name="ce1"/>
          <table:table-cell office:value-type="string" office:string-value="('2035/01/01',  10500, 13, 5)," table:formula="of:=CONCATENATE(&quot;('&quot;; [.A41];&quot;',  &quot;;[.B41];&quot;, &quot;;[.C41];&quot;, &quot;;[.F41];&quot;),&quot;)" table:style-name="ce1">
            <text:p>('2035/01/01', <text:s/>105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3" table:formula="of:=[.C39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3]+1" table:style-name="ce1">
            <text:p>5</text:p>
          </table:table-cell>
          <table:table-cell table:style-name="ce1"/>
          <table:table-cell office:value-type="string" office:string-value="('2036/01/01',  11000, 13, 5)," table:formula="of:=CONCATENATE(&quot;('&quot;; [.A42];&quot;',  &quot;;[.B42];&quot;, &quot;;[.C42];&quot;, &quot;;[.F42];&quot;),&quot;)" table:style-name="ce1">
            <text:p>('2036/01/01', <text:s/>11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4" table:formula="of:=[.C40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4]+1" table:style-name="ce1">
            <text:p>5</text:p>
          </table:table-cell>
          <table:table-cell table:style-name="ce1"/>
          <table:table-cell office:value-type="string" office:string-value="('2034/01/01',  12000, 14, 5)," table:formula="of:=CONCATENATE(&quot;('&quot;; [.A43];&quot;',  &quot;;[.B43];&quot;, &quot;;[.C43];&quot;, &quot;;[.F43];&quot;),&quot;)" table:style-name="ce1">
            <text:p>('2034/01/01', <text:s/>12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4" table:formula="of:=[.C41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5]+1" table:style-name="ce1">
            <text:p>5</text:p>
          </table:table-cell>
          <table:table-cell table:style-name="ce1"/>
          <table:table-cell office:value-type="string" office:string-value="('2035/01/01',  13000, 14, 5)," table:formula="of:=CONCATENATE(&quot;('&quot;; [.A44];&quot;',  &quot;;[.B44];&quot;, &quot;;[.C44];&quot;, &quot;;[.F44];&quot;),&quot;)" table:style-name="ce1">
            <text:p>('2035/01/01', <text:s/>13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4" table:formula="of:=[.C42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6]+1" table:style-name="ce1">
            <text:p>5</text:p>
          </table:table-cell>
          <table:table-cell table:style-name="ce1"/>
          <table:table-cell office:value-type="string" office:string-value="('2036/01/01',  10000, 14, 5)," table:formula="of:=CONCATENATE(&quot;('&quot;; [.A45];&quot;',  &quot;;[.B45];&quot;, &quot;;[.C45];&quot;, &quot;;[.F45];&quot;),&quot;)" table:style-name="ce1">
            <text:p>('2036/01/01', <text:s/>10000, 14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5" table:formula="of:=[.C43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7]+1" table:style-name="ce1">
            <text:p>5</text:p>
          </table:table-cell>
          <table:table-cell table:style-name="ce1"/>
          <table:table-cell office:value-type="string" office:string-value="('2034/01/01',  10500, 15, 5)," table:formula="of:=CONCATENATE(&quot;('&quot;; [.A46];&quot;',  &quot;;[.B46];&quot;, &quot;;[.C46];&quot;, &quot;;[.F46];&quot;),&quot;)" table:style-name="ce1">
            <text:p>('2034/01/01', <text:s/>10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5" table:formula="of:=[.C44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8]+1" table:style-name="ce1">
            <text:p>5</text:p>
          </table:table-cell>
          <table:table-cell table:style-name="ce1"/>
          <table:table-cell office:value-type="string" office:string-value="('2035/01/01',  11000, 15, 5)," table:formula="of:=CONCATENATE(&quot;('&quot;; [.A47];&quot;',  &quot;;[.B47];&quot;, &quot;;[.C47];&quot;, &quot;;[.F47];&quot;),&quot;)" table:style-name="ce1">
            <text:p>('2035/01/01', <text:s/>110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5" table:formula="of:=[.C45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9]+1" table:style-name="ce1">
            <text:p>5</text:p>
          </table:table-cell>
          <table:table-cell table:style-name="ce1"/>
          <table:table-cell office:value-type="string" office:string-value="('2036/01/01',  11500, 15, 5)," table:formula="of:=CONCATENATE(&quot;('&quot;; [.A48];&quot;',  &quot;;[.B48];&quot;, &quot;;[.C48];&quot;, &quot;;[.F48];&quot;),&quot;)" table:style-name="ce1">
            <text:p>('2036/01/01', <text:s/>11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6" table:formula="of:=[.C46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0]+1" table:style-name="ce1">
            <text:p>6</text:p>
          </table:table-cell>
          <table:table-cell table:style-name="ce1"/>
          <table:table-cell office:value-type="string" office:string-value="('2034/01/01',  10000, 16, 6)," table:formula="of:=CONCATENATE(&quot;('&quot;; [.A49];&quot;',  &quot;;[.B49];&quot;, &quot;;[.C49];&quot;, &quot;;[.F49];&quot;),&quot;)" table:style-name="ce1">
            <text:p>('2034/01/01', <text:s/>10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6" table:formula="of:=[.C47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1]+1" table:style-name="ce1">
            <text:p>6</text:p>
          </table:table-cell>
          <table:table-cell table:style-name="ce1"/>
          <table:table-cell office:value-type="string" office:string-value="('2035/01/01',  10500, 16, 6)," table:formula="of:=CONCATENATE(&quot;('&quot;; [.A50];&quot;',  &quot;;[.B50];&quot;, &quot;;[.C50];&quot;, &quot;;[.F50];&quot;),&quot;)" table:style-name="ce1">
            <text:p>('2035/01/01', <text:s/>105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6" table:formula="of:=[.C48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2]+1" table:style-name="ce1">
            <text:p>6</text:p>
          </table:table-cell>
          <table:table-cell table:style-name="ce1"/>
          <table:table-cell office:value-type="string" office:string-value="('2036/01/01',  11000, 16, 6)," table:formula="of:=CONCATENATE(&quot;('&quot;; [.A51];&quot;',  &quot;;[.B51];&quot;, &quot;;[.C51];&quot;, &quot;;[.F51];&quot;),&quot;)" table:style-name="ce1">
            <text:p>('2036/01/01', <text:s/>11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7" table:formula="of:=[.C49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3]+1" table:style-name="ce1">
            <text:p>6</text:p>
          </table:table-cell>
          <table:table-cell table:style-name="ce1"/>
          <table:table-cell office:value-type="string" office:string-value="('2034/01/01',  10000, 17, 6)," table:formula="of:=CONCATENATE(&quot;('&quot;; [.A52];&quot;',  &quot;;[.B52];&quot;, &quot;;[.C52];&quot;, &quot;;[.F52];&quot;),&quot;)" table:style-name="ce1">
            <text:p>('2034/01/01', <text:s/>10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7" table:formula="of:=[.C50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4]+1" table:style-name="ce1">
            <text:p>6</text:p>
          </table:table-cell>
          <table:table-cell table:style-name="ce1"/>
          <table:table-cell office:value-type="string" office:string-value="('2035/01/01',  10500, 17, 6)," table:formula="of:=CONCATENATE(&quot;('&quot;; [.A53];&quot;',  &quot;;[.B53];&quot;, &quot;;[.C53];&quot;, &quot;;[.F53];&quot;),&quot;)" table:style-name="ce1">
            <text:p>('2035/01/01', <text:s/>105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7" table:formula="of:=[.C51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5]+1" table:style-name="ce1">
            <text:p>6</text:p>
          </table:table-cell>
          <table:table-cell table:style-name="ce1"/>
          <table:table-cell office:value-type="string" office:string-value="('2036/01/01',  11000, 17, 6)," table:formula="of:=CONCATENATE(&quot;('&quot;; [.A54];&quot;',  &quot;;[.B54];&quot;, &quot;;[.C54];&quot;, &quot;;[.F54];&quot;),&quot;)" table:style-name="ce1">
            <text:p>('2036/01/01', <text:s/>11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8" table:formula="of:=[.C52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6]+1" table:style-name="ce1">
            <text:p>6</text:p>
          </table:table-cell>
          <table:table-cell table:style-name="ce1"/>
          <table:table-cell office:value-type="string" office:string-value="('2034/01/01',  12000, 18, 6)," table:formula="of:=CONCATENATE(&quot;('&quot;; [.A55];&quot;',  &quot;;[.B55];&quot;, &quot;;[.C55];&quot;, &quot;;[.F55];&quot;),&quot;)" table:style-name="ce1">
            <text:p>('2034/01/01', <text:s/>12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8" table:formula="of:=[.C53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7]+1" table:style-name="ce1">
            <text:p>6</text:p>
          </table:table-cell>
          <table:table-cell table:style-name="ce1"/>
          <table:table-cell office:value-type="string" office:string-value="('2035/01/01',  13000, 18, 6)," table:formula="of:=CONCATENATE(&quot;('&quot;; [.A56];&quot;',  &quot;;[.B56];&quot;, &quot;;[.C56];&quot;, &quot;;[.F56];&quot;),&quot;)" table:style-name="ce1">
            <text:p>('2035/01/01', <text:s/>13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8" table:formula="of:=[.C54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8]+1" table:style-name="ce1">
            <text:p>6</text:p>
          </table:table-cell>
          <table:table-cell table:style-name="ce1"/>
          <table:table-cell office:value-type="string" office:string-value="('2036/01/01',  10000, 18, 6)," table:formula="of:=CONCATENATE(&quot;('&quot;; [.A57];&quot;',  &quot;;[.B57];&quot;, &quot;;[.C57];&quot;, &quot;;[.F57];&quot;),&quot;)" table:style-name="ce1">
            <text:p>('2036/01/01', <text:s/>10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9" table:formula="of:=[.C55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49]+1" table:style-name="ce1">
            <text:p>7</text:p>
          </table:table-cell>
          <table:table-cell table:style-name="ce1"/>
          <table:table-cell office:value-type="string" office:string-value="('2034/01/01',  10500, 19, 7)," table:formula="of:=CONCATENATE(&quot;('&quot;; [.A58];&quot;',  &quot;;[.B58];&quot;, &quot;;[.C58];&quot;, &quot;;[.F58];&quot;),&quot;)" table:style-name="ce1">
            <text:p>('2034/01/01', <text:s/>105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9" table:formula="of:=[.C56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0]+1" table:style-name="ce1">
            <text:p>7</text:p>
          </table:table-cell>
          <table:table-cell table:style-name="ce1"/>
          <table:table-cell office:value-type="string" office:string-value="('2035/01/01',  11000, 19, 7)," table:formula="of:=CONCATENATE(&quot;('&quot;; [.A59];&quot;',  &quot;;[.B59];&quot;, &quot;;[.C59];&quot;, &quot;;[.F59];&quot;),&quot;)" table:style-name="ce1">
            <text:p>('2035/01/01', <text:s/>110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9" table:formula="of:=[.C57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1]+1" table:style-name="ce1">
            <text:p>7</text:p>
          </table:table-cell>
          <table:table-cell table:style-name="ce1"/>
          <table:table-cell office:value-type="string" office:string-value="('2036/01/01',  11500, 19, 7)," table:formula="of:=CONCATENATE(&quot;('&quot;; [.A60];&quot;',  &quot;;[.B60];&quot;, &quot;;[.C60];&quot;, &quot;;[.F60];&quot;),&quot;)" table:style-name="ce1">
            <text:p>('2036/01/01', <text:s/>11500, 19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0" table:formula="of:=[.C58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2]+1" table:style-name="ce1">
            <text:p>7</text:p>
          </table:table-cell>
          <table:table-cell table:style-name="ce1"/>
          <table:table-cell office:value-type="string" office:string-value="('2034/01/01',  10000, 20, 7)," table:formula="of:=CONCATENATE(&quot;('&quot;; [.A61];&quot;',  &quot;;[.B61];&quot;, &quot;;[.C61];&quot;, &quot;;[.F61];&quot;),&quot;)" table:style-name="ce1">
            <text:p>('2034/01/01', <text:s/>100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0" table:formula="of:=[.C59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3]+1" table:style-name="ce1">
            <text:p>7</text:p>
          </table:table-cell>
          <table:table-cell table:style-name="ce1"/>
          <table:table-cell office:value-type="string" office:string-value="('2035/01/01',  10500, 20, 7)," table:formula="of:=CONCATENATE(&quot;('&quot;; [.A62];&quot;',  &quot;;[.B62];&quot;, &quot;;[.C62];&quot;, &quot;;[.F62];&quot;),&quot;)" table:style-name="ce1">
            <text:p>('2035/01/01', <text:s/>105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0" table:formula="of:=[.C60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4]+1" table:style-name="ce1">
            <text:p>7</text:p>
          </table:table-cell>
          <table:table-cell table:style-name="ce1"/>
          <table:table-cell office:value-type="string" office:string-value="('2036/01/01',  11000, 20, 7)," table:formula="of:=CONCATENATE(&quot;('&quot;; [.A63];&quot;',  &quot;;[.B63];&quot;, &quot;;[.C63];&quot;, &quot;;[.F63];&quot;),&quot;)" table:style-name="ce1">
            <text:p>('2036/01/01', <text:s/>11000, 20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1" table:formula="of:=[.C61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5]+1" table:style-name="ce1">
            <text:p>7</text:p>
          </table:table-cell>
          <table:table-cell table:style-name="ce1"/>
          <table:table-cell office:value-type="string" office:string-value="('2034/01/01',  10000, 21, 7)," table:formula="of:=CONCATENATE(&quot;('&quot;; [.A64];&quot;',  &quot;;[.B64];&quot;, &quot;;[.C64];&quot;, &quot;;[.F64];&quot;),&quot;)" table:style-name="ce1">
            <text:p>('2034/01/01', <text:s/>10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1" table:formula="of:=[.C62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6]+1" table:style-name="ce1">
            <text:p>7</text:p>
          </table:table-cell>
          <table:table-cell table:style-name="ce1"/>
          <table:table-cell office:value-type="string" office:string-value="('2035/01/01',  10500, 21, 7)," table:formula="of:=CONCATENATE(&quot;('&quot;; [.A65];&quot;',  &quot;;[.B65];&quot;, &quot;;[.C65];&quot;, &quot;;[.F65];&quot;),&quot;)" table:style-name="ce1">
            <text:p>('2035/01/01', <text:s/>105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1" table:formula="of:=[.C63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7]+1" table:style-name="ce1">
            <text:p>7</text:p>
          </table:table-cell>
          <table:table-cell table:style-name="ce1"/>
          <table:table-cell office:value-type="string" office:string-value="('2036/01/01',  11000, 21, 7)," table:formula="of:=CONCATENATE(&quot;('&quot;; [.A66];&quot;',  &quot;;[.B66];&quot;, &quot;;[.C66];&quot;, &quot;;[.F66];&quot;),&quot;)" table:style-name="ce1">
            <text:p>('2036/01/01', <text:s/>11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2" table:formula="of:=[.C64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8]+1" table:style-name="ce1">
            <text:p>8</text:p>
          </table:table-cell>
          <table:table-cell table:style-name="ce1"/>
          <table:table-cell office:value-type="string" office:string-value="('2034/01/01',  12000, 22, 8)," table:formula="of:=CONCATENATE(&quot;('&quot;; [.A67];&quot;',  &quot;;[.B67];&quot;, &quot;;[.C67];&quot;, &quot;;[.F67];&quot;),&quot;)" table:style-name="ce1">
            <text:p>('2034/01/01', <text:s/>12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2" table:formula="of:=[.C65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9]+1" table:style-name="ce1">
            <text:p>8</text:p>
          </table:table-cell>
          <table:table-cell table:style-name="ce1"/>
          <table:table-cell office:value-type="string" office:string-value="('2035/01/01',  13000, 22, 8)," table:formula="of:=CONCATENATE(&quot;('&quot;; [.A68];&quot;',  &quot;;[.B68];&quot;, &quot;;[.C68];&quot;, &quot;;[.F68];&quot;),&quot;)" table:style-name="ce1">
            <text:p>('2035/01/01', <text:s/>13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2" table:formula="of:=[.C66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60]+1" table:style-name="ce1">
            <text:p>8</text:p>
          </table:table-cell>
          <table:table-cell table:style-name="ce1"/>
          <table:table-cell office:value-type="string" office:string-value="('2036/01/01',  10000, 22, 8)," table:formula="of:=CONCATENATE(&quot;('&quot;; [.A69];&quot;',  &quot;;[.B69];&quot;, &quot;;[.C69];&quot;, &quot;;[.F69];&quot;),&quot;)" table:style-name="ce1">
            <text:p>('2036/01/01', <text:s/>10000, 22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3" table:formula="of:=[.C67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1]+1" table:style-name="ce1">
            <text:p>8</text:p>
          </table:table-cell>
          <table:table-cell table:style-name="ce1"/>
          <table:table-cell office:value-type="string" office:string-value="('2034/01/01',  10500, 23, 8)," table:formula="of:=CONCATENATE(&quot;('&quot;; [.A70];&quot;',  &quot;;[.B70];&quot;, &quot;;[.C70];&quot;, &quot;;[.F70];&quot;),&quot;)" table:style-name="ce1">
            <text:p>('2034/01/01', <text:s/>10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3" table:formula="of:=[.C68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2]+1" table:style-name="ce1">
            <text:p>8</text:p>
          </table:table-cell>
          <table:table-cell table:style-name="ce1"/>
          <table:table-cell office:value-type="string" office:string-value="('2035/01/01',  11000, 23, 8)," table:formula="of:=CONCATENATE(&quot;('&quot;; [.A71];&quot;',  &quot;;[.B71];&quot;, &quot;;[.C71];&quot;, &quot;;[.F71];&quot;),&quot;)" table:style-name="ce1">
            <text:p>('2035/01/01', <text:s/>110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3" table:formula="of:=[.C69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3]+1" table:style-name="ce1">
            <text:p>8</text:p>
          </table:table-cell>
          <table:table-cell table:style-name="ce1"/>
          <table:table-cell office:value-type="string" office:string-value="('2036/01/01',  11500, 23, 8)," table:formula="of:=CONCATENATE(&quot;('&quot;; [.A72];&quot;',  &quot;;[.B72];&quot;, &quot;;[.C72];&quot;, &quot;;[.F72];&quot;),&quot;)" table:style-name="ce1">
            <text:p>('2036/01/01', <text:s/>11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4" table:formula="of:=[.C70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4]+1" table:style-name="ce1">
            <text:p>8</text:p>
          </table:table-cell>
          <table:table-cell table:style-name="ce1"/>
          <table:table-cell office:value-type="string" office:string-value="('2034/01/01',  10000, 24, 8)," table:formula="of:=CONCATENATE(&quot;('&quot;; [.A73];&quot;',  &quot;;[.B73];&quot;, &quot;;[.C73];&quot;, &quot;;[.F73];&quot;),&quot;)" table:style-name="ce1">
            <text:p>('2034/01/01', <text:s/>10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4" table:formula="of:=[.C71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5]+1" table:style-name="ce1">
            <text:p>8</text:p>
          </table:table-cell>
          <table:table-cell table:style-name="ce1"/>
          <table:table-cell office:value-type="string" office:string-value="('2035/01/01',  10500, 24, 8)," table:formula="of:=CONCATENATE(&quot;('&quot;; [.A74];&quot;',  &quot;;[.B74];&quot;, &quot;;[.C74];&quot;, &quot;;[.F74];&quot;),&quot;)" table:style-name="ce1">
            <text:p>('2035/01/01', <text:s/>105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4" table:formula="of:=[.C72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6]+1" table:style-name="ce1">
            <text:p>8</text:p>
          </table:table-cell>
          <table:table-cell table:style-name="ce1"/>
          <table:table-cell office:value-type="string" office:string-value="('2036/01/01',  11000, 24, 8)," table:formula="of:=CONCATENATE(&quot;('&quot;; [.A75];&quot;',  &quot;;[.B75];&quot;, &quot;;[.C75];&quot;, &quot;;[.F75];&quot;),&quot;)" table:style-name="ce1">
            <text:p>('2036/01/01', <text:s/>11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5" table:formula="of:=[.C73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7]+1" table:style-name="ce1">
            <text:p>9</text:p>
          </table:table-cell>
          <table:table-cell table:style-name="ce1"/>
          <table:table-cell office:value-type="string" office:string-value="('2034/01/01',  10000, 25, 9)," table:formula="of:=CONCATENATE(&quot;('&quot;; [.A76];&quot;',  &quot;;[.B76];&quot;, &quot;;[.C76];&quot;, &quot;;[.F76];&quot;),&quot;)" table:style-name="ce1">
            <text:p>('2034/01/01', <text:s/>10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5" table:formula="of:=[.C74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8]+1" table:style-name="ce1">
            <text:p>9</text:p>
          </table:table-cell>
          <table:table-cell table:style-name="ce1"/>
          <table:table-cell office:value-type="string" office:string-value="('2035/01/01',  10500, 25, 9)," table:formula="of:=CONCATENATE(&quot;('&quot;; [.A77];&quot;',  &quot;;[.B77];&quot;, &quot;;[.C77];&quot;, &quot;;[.F77];&quot;),&quot;)" table:style-name="ce1">
            <text:p>('2035/01/01', <text:s/>105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5" table:formula="of:=[.C75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9]+1" table:style-name="ce1">
            <text:p>9</text:p>
          </table:table-cell>
          <table:table-cell table:style-name="ce1"/>
          <table:table-cell office:value-type="string" office:string-value="('2036/01/01',  11000, 25, 9)," table:formula="of:=CONCATENATE(&quot;('&quot;; [.A78];&quot;',  &quot;;[.B78];&quot;, &quot;;[.C78];&quot;, &quot;;[.F78];&quot;),&quot;)" table:style-name="ce1">
            <text:p>('2036/01/01', <text:s/>11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6" table:formula="of:=[.C76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0]+1" table:style-name="ce1">
            <text:p>9</text:p>
          </table:table-cell>
          <table:table-cell table:style-name="ce1"/>
          <table:table-cell office:value-type="string" office:string-value="('2034/01/01',  12000, 26, 9)," table:formula="of:=CONCATENATE(&quot;('&quot;; [.A79];&quot;',  &quot;;[.B79];&quot;, &quot;;[.C79];&quot;, &quot;;[.F79];&quot;),&quot;)" table:style-name="ce1">
            <text:p>('2034/01/01', <text:s/>12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6" table:formula="of:=[.C77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1]+1" table:style-name="ce1">
            <text:p>9</text:p>
          </table:table-cell>
          <table:table-cell table:style-name="ce1"/>
          <table:table-cell office:value-type="string" office:string-value="('2035/01/01',  13000, 26, 9)," table:formula="of:=CONCATENATE(&quot;('&quot;; [.A80];&quot;',  &quot;;[.B80];&quot;, &quot;;[.C80];&quot;, &quot;;[.F80];&quot;),&quot;)" table:style-name="ce1">
            <text:p>('2035/01/01', <text:s/>13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6" table:formula="of:=[.C78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2]+1" table:style-name="ce1">
            <text:p>9</text:p>
          </table:table-cell>
          <table:table-cell table:style-name="ce1"/>
          <table:table-cell office:value-type="string" office:string-value="('2036/01/01',  10000, 26, 9)," table:formula="of:=CONCATENATE(&quot;('&quot;; [.A81];&quot;',  &quot;;[.B81];&quot;, &quot;;[.C81];&quot;, &quot;;[.F81];&quot;),&quot;)" table:style-name="ce1">
            <text:p>('2036/01/01', <text:s/>10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7" table:formula="of:=[.C79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3]+1" table:style-name="ce1">
            <text:p>9</text:p>
          </table:table-cell>
          <table:table-cell table:style-name="ce1"/>
          <table:table-cell office:value-type="string" office:string-value="('2034/01/01',  10500, 27, 9)," table:formula="of:=CONCATENATE(&quot;('&quot;; [.A82];&quot;',  &quot;;[.B82];&quot;, &quot;;[.C82];&quot;, &quot;;[.F82];&quot;),&quot;)" table:style-name="ce1">
            <text:p>('2034/01/01', <text:s/>105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7" table:formula="of:=[.C80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4]+1" table:style-name="ce1">
            <text:p>9</text:p>
          </table:table-cell>
          <table:table-cell table:style-name="ce1"/>
          <table:table-cell office:value-type="string" office:string-value="('2035/01/01',  11000, 27, 9)," table:formula="of:=CONCATENATE(&quot;('&quot;; [.A83];&quot;',  &quot;;[.B83];&quot;, &quot;;[.C83];&quot;, &quot;;[.F83];&quot;),&quot;)" table:style-name="ce1">
            <text:p>('2035/01/01', <text:s/>110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7" table:formula="of:=[.C81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5]+1" table:style-name="ce1">
            <text:p>9</text:p>
          </table:table-cell>
          <table:table-cell table:style-name="ce1"/>
          <table:table-cell office:value-type="string" office:string-value="('2036/01/01',  11500, 27, 9)," table:formula="of:=CONCATENATE(&quot;('&quot;; [.A84];&quot;',  &quot;;[.B84];&quot;, &quot;;[.C84];&quot;, &quot;;[.F84];&quot;),&quot;)" table:style-name="ce1">
            <text:p>('2036/01/01', <text:s/>11500, 27, 9),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&lt;--Termina</text:p>
          </table:table-cell>
          <table:table-cell table:style-name="ce1"/>
          <table:table-cell table:style-name="ce35"/>
          <table:table-cell table:number-columns-repeated="16380" table:style-name="ce1"/>
        </table:table-row>
        <table:table-row table:number-rows-repeated="7"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style-name="ce36"/>
          <table:table-cell table:number-columns-repeated="16383" table:style-name="ce1"/>
        </table:table-row>
        <table:table-row table:number-rows-repeated="3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number-rows-repeated="1048429" table:style-name="ro2">
          <table:table-cell table:number-columns-repeated="16384"/>
        </table:table-row>
      </table:table>
      <table:table table:name="ALIASES" table:style-name="ta3">
        <table:table-column table:style-name="co44" table:default-cell-style-name="ce4"/>
        <table:table-column table:style-name="co11" table:default-cell-style-name="ce10"/>
        <table:table-column table:style-name="co45" table:default-cell-style-name="ce5"/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11" table:default-cell-style-name="ce1"/>
        <table:table-column table:style-name="co4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37"/>
        <table:table-column table:style-name="co53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14" table:default-cell-style-name="ce1"/>
        <table:table-column table:style-name="co11" table:default-cell-style-name="ce1"/>
        <table:table-column table:style-name="co50" table:default-cell-style-name="ce1"/>
        <table:table-column table:style-name="co54" table:default-cell-style-name="ce1"/>
        <table:table-column table:style-name="co14" table:number-columns-repeated="39" table:default-cell-style-name="ce1"/>
        <table:table-column table:style-name="co7" table:number-columns-repeated="16320" table:default-cell-style-name="ce1"/>
        <table:table-row table:style-name="ro5">
          <table:table-cell table:number-columns-repeated="2" table:style-name="ce4"/>
          <table:table-cell table:style-name="ce5"/>
          <table:table-cell table:number-columns-repeated="12" table:style-name="ce1"/>
          <table:table-cell table:style-name="ce37"/>
          <table:table-cell table:number-columns-repeated="16368" table:style-name="ce1"/>
        </table:table-row>
        <table:table-row table:style-name="ro5">
          <table:table-cell table:number-columns-repeated="2" table:style-name="ce4"/>
          <table:table-cell table:style-name="ce5"/>
          <table:table-cell table:number-columns-repeated="11" table:style-name="ce1"/>
          <table:table-cell office:value-type="string" table:style-name="ce1">
            <text:p>UPDATE personal_inteligencia SET aliases = array_append(aliases,</text:p>
          </table:table-cell>
          <table:table-cell office:value-type="string" table:style-name="ce1">
            <text:p><text:s/>WHERE id =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aliases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9-21</text:p>
          </table:table-cell>
          <table:table-cell office:value-type="string" table:style-name="ce1">
            <text:p>Argentina</text:p>
          </table:table-cell>
          <table:table-cell office:value-type="float" office:value="40054437" table:formula="of:=RANDBETWEEN(10000000;100000000)" table:style-name="ce2">
            <text:p>4005443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ucson, AZ 85718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rudis','Viviana','Sanchez','Serna','personal_inteligencia_data/foto.png','1993-09-21','Argentina',40054437,'marrón oscuro','Tucson, AZ 85718','2035-04-09 07:00:00' )::alias_ty)"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table:style-name="ce1">
            <text:p>UPDATE personal_inteligencia SET aliases = array_append(aliases, ROW( 'Bertrudis','Viviana','Sanchez','Serna','personal_inteligencia_data/foto.png','1993-09-21','Argentina',40054437,'marrón oscuro','Tucson, AZ 85718','2035-04-09 07:00:00' )::alias_ty)</text:p>
          </table:table-cell>
          <table:table-cell office:value-type="string" office:string-value=" WHERE id =2;" table:formula="of:=CONCATENATE([.$P$2];[.C4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6</text:p>
          </table:table-cell>
          <table:table-cell office:value-type="string" table:style-name="ce1">
            <text:p>Taiwán</text:p>
          </table:table-cell>
          <table:table-cell office:value-type="float" office:value="51932281" table:formula="of:=RANDBETWEEN(10000000;100000000)" table:style-name="ce2">
            <text:p>5193228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Kennesaw, GA 3014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envenido','Vivaldo','Salmeron','Sarmiento','personal_inteligencia_data/foto.png','2002-05-06','Taiwán',51932281,'azul oscuro','Kennesaw, GA 30144','2035-04-09 07:00:00' )::alias_ty)"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table:style-name="ce1">
            <text:p>UPDATE personal_inteligencia SET aliases = array_append(aliases, ROW( 'Bienvenido','Vivaldo','Salmeron','Sarmiento','personal_inteligencia_data/foto.png','2002-05-06','Taiwán',51932281,'azul oscuro','Kennesaw, GA 30144','2035-04-09 07:00:00' )::alias_ty)</text:p>
          </table:table-cell>
          <table:table-cell office:value-type="string" office:string-value=" WHERE id =4;" table:formula="of:=CONCATENATE([.$P$2];[.C5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5-28</text:p>
          </table:table-cell>
          <table:table-cell office:value-type="string" table:style-name="ce1">
            <text:p>Argentina</text:p>
          </table:table-cell>
          <table:table-cell office:value-type="float" office:value="90748425" table:formula="of:=RANDBETWEEN(10000000;100000000)" table:style-name="ce2">
            <text:p>90748425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3 Sunbeam Drive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','Vitalicio','Ward','Zambrano','personal_inteligencia_data/foto.png','1982-05-28','Argentina',90748425,'azul oscuro','93 Sunbeam Drive','2035-04-09 07:00:00' )::alias_ty)"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table:style-name="ce1">
            <text:p>UPDATE personal_inteligencia SET aliases = array_append(aliases, ROW( 'Adrian','Vitalicio','Ward','Zambrano','personal_inteligencia_data/foto.png','1982-05-28','Argentina',90748425,'azul oscuro','93 Sunbeam Drive','2035-04-09 07:00:00' )::alias_ty)</text:p>
          </table:table-cell>
          <table:table-cell office:value-type="string" office:string-value=" WHERE id =6;" table:formula="of:=CONCATENATE([.$P$2];[.C6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9-18</text:p>
          </table:table-cell>
          <table:table-cell office:value-type="string" table:style-name="ce1">
            <text:p>Malasia</text:p>
          </table:table-cell>
          <table:table-cell office:value-type="float" office:value="92000971" table:formula="of:=RANDBETWEEN(10000000;100000000)" table:style-name="ce2">
            <text:p>9200097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Nashville, TN 3720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Victor','Toro','Valentin','personal_inteligencia_data/foto.png','2000-09-18','Malasia',92000971,'verde oscuro','Nashville, TN 37205','2035-04-09 07:00:00' )::alias_ty)"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table:style-name="ce1">
            <text:p>UPDATE personal_inteligencia SET aliases = array_append(aliases, ROW( 'Anastasia','Victor','Toro','Valentin','personal_inteligencia_data/foto.png','2000-09-18','Malasia',92000971,'verde oscuro','Nashville, TN 37205','2035-04-09 07:00:00' )::alias_ty)</text:p>
          </table:table-cell>
          <table:table-cell office:value-type="string" office:string-value=" WHERE id =8;" table:formula="of:=CONCATENATE([.$P$2];[.C7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1-29</text:p>
          </table:table-cell>
          <table:table-cell office:value-type="string" table:style-name="ce1">
            <text:p>Malasia</text:p>
          </table:table-cell>
          <table:table-cell office:value-type="float" office:value="78099198" table:formula="of:=RANDBETWEEN(10000000;100000000)" table:style-name="ce2">
            <text:p>78099198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Germantown, MD 208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andon','Vicente','Salguero','Santiago','personal_inteligencia_data/foto.png','2007-01-29','Malasia',78099198,'marrón claro','Germantown, MD 20874','2035-04-09 07:00:00' )::alias_ty)"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table:style-name="ce1">
            <text:p>UPDATE personal_inteligencia SET aliases = array_append(aliases, ROW( 'Brandon','Vicente','Salguero','Santiago','personal_inteligencia_data/foto.png','2007-01-29','Malasia',78099198,'marrón claro','Germantown, MD 20874','2035-04-09 07:00:00' )::alias_ty)</text:p>
          </table:table-cell>
          <table:table-cell office:value-type="string" office:string-value=" WHERE id =10;" table:formula="of:=CONCATENATE([.$P$2];[.C8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02-07</text:p>
          </table:table-cell>
          <table:table-cell office:value-type="string" table:style-name="ce1">
            <text:p>Holanda</text:p>
          </table:table-cell>
          <table:table-cell office:value-type="float" office:value="61949436" table:formula="of:=RANDBETWEEN(10000000;100000000)" table:style-name="ce2">
            <text:p>61949436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586 Bear Hill Cour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Vicente','Zaragoza','Zaragoza','personal_inteligencia_data/foto.png','1973-02-07','Holanda',61949436,'azul claro','586 Bear Hill Court','2035-04-09 07:00:00' )::alias_ty)"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table:style-name="ce1">
            <text:p>UPDATE personal_inteligencia SET aliases = array_append(aliases, ROW( 'Adolfo','Vicente','Zaragoza','Zaragoza','personal_inteligencia_data/foto.png','1973-02-07','Holanda',61949436,'azul claro','586 Bear Hill Court','2035-04-09 07:00:00' )::alias_ty)</text:p>
          </table:table-cell>
          <table:table-cell office:value-type="string" office:string-value=" WHERE id =12;" table:formula="of:=CONCATENATE([.$P$2];[.C9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6-08-18</text:p>
          </table:table-cell>
          <table:table-cell office:value-type="string" table:style-name="ce1">
            <text:p>Zimbabue</text:p>
          </table:table-cell>
          <table:table-cell office:value-type="float" office:value="54011231" table:formula="of:=RANDBETWEEN(10000000;100000000)" table:style-name="ce2">
            <text:p>5401123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Stroudsburg, PA 1836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ba','Veronica','Vidal','Villa','personal_inteligencia_data/foto.png','2006-08-18','Zimbabue',54011231,'verde claro','Stroudsburg, PA 18360','2035-04-09 07:00:00' )::alias_ty)"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table:style-name="ce1">
            <text:p>UPDATE personal_inteligencia SET aliases = array_append(aliases, ROW( 'Alba','Veronica','Vidal','Villa','personal_inteligencia_data/foto.png','2006-08-18','Zimbabue',54011231,'verde claro','Stroudsburg, PA 18360','2035-04-09 07:00:00' )::alias_ty)</text:p>
          </table:table-cell>
          <table:table-cell office:value-type="string" office:string-value=" WHERE id =14;" table:formula="of:=CONCATENATE([.$P$2];[.C10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ma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14</text:p>
          </table:table-cell>
          <table:table-cell office:value-type="string" table:style-name="ce1">
            <text:p>Holanda</text:p>
          </table:table-cell>
          <table:table-cell office:value-type="float" office:value="39998007" table:formula="of:=RANDBETWEEN(10000000;100000000)" table:style-name="ce2">
            <text:p>3999800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West Bloomfield, MI 4832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ma','Vanesa','Valles','Velazquez','personal_inteligencia_data/foto.png','1975-07-14','Holanda',39998007,'verde oscuro','West Bloomfield, MI 48322','2035-04-09 07:00:00' )::alias_ty)"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table:style-name="ce1">
            <text:p>UPDATE personal_inteligencia SET aliases = array_append(aliases, ROW( 'Alma','Vanesa','Valles','Velazquez','personal_inteligencia_data/foto.png','1975-07-14','Holanda',39998007,'verde oscuro','West Bloomfield, MI 48322','2035-04-09 07:00:00' )::alias_ty)</text:p>
          </table:table-cell>
          <table:table-cell office:value-type="string" office:string-value=" WHERE id =16;" table:formula="of:=CONCATENATE([.$P$2];[.C11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6-03</text:p>
          </table:table-cell>
          <table:table-cell office:value-type="string" table:style-name="ce1">
            <text:p>Uganda</text:p>
          </table:table-cell>
          <table:table-cell office:value-type="float" office:value="80987017" table:formula="of:=RANDBETWEEN(10000000;100000000)" table:style-name="ce2">
            <text:p>80987017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dison Heights, MI 4807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Valentina','Serrano','Stewart','personal_inteligencia_data/foto.png','1965-06-03','Uganda',80987017,'azul claro','Madison Heights, MI 48071','2035-04-09 07:00:00' )::alias_ty)"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table:style-name="ce1">
            <text:p>UPDATE personal_inteligencia SET aliases = array_append(aliases, ROW( 'Benedicto','Valentina','Serrano','Stewart','personal_inteligencia_data/foto.png','1965-06-03','Uganda',80987017,'azul claro','Madison Heights, MI 48071','2035-04-09 07:00:00' )::alias_ty)</text:p>
          </table:table-cell>
          <table:table-cell office:value-type="string" office:string-value=" WHERE id =18;" table:formula="of:=CONCATENATE([.$P$2];[.C12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idan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9</text:p>
          </table:table-cell>
          <table:table-cell office:value-type="string" table:style-name="ce1">
            <text:p>Malasia</text:p>
          </table:table-cell>
          <table:table-cell office:value-type="float" office:value="21361156" table:formula="of:=RANDBETWEEN(10000000;100000000)" table:style-name="ce2">
            <text:p>2136115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Richardson, TX 7508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idana','Tulio','Villareal','Villatoro','personal_inteligencia_data/foto.png','1995-05-19','Malasia',21361156,'verde oscuro','Richardson, TX 75080','2035-04-09 07:00:00' )::alias_ty)"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table:style-name="ce1">
            <text:p>UPDATE personal_inteligencia SET aliases = array_append(aliases, ROW( 'Aidana','Tulio','Villareal','Villatoro','personal_inteligencia_data/foto.png','1995-05-19','Malasia',21361156,'verde oscuro','Richardson, TX 75080','2035-04-09 07:00:00' )::alias_ty)</text:p>
          </table:table-cell>
          <table:table-cell office:value-type="string" office:string-value=" WHERE id =20;" table:formula="of:=CONCATENATE([.$P$2];[.C13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3-15</text:p>
          </table:table-cell>
          <table:table-cell office:value-type="string" table:style-name="ce1">
            <text:p>Uganda</text:p>
          </table:table-cell>
          <table:table-cell office:value-type="float" office:value="33842542" table:formula="of:=RANDBETWEEN(10000000;100000000)" table:style-name="ce2">
            <text:p>3384254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West Haven, CT 065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dres','Tulio','Terrazas','Valdivia','personal_inteligencia_data/foto.png','2004-03-15','Uganda',33842542,'azul claro','West Haven, CT 06516','2035-04-09 07:00:00' )::alias_ty)"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table:style-name="ce1">
            <text:p>UPDATE personal_inteligencia SET aliases = array_append(aliases, ROW( 'Andres','Tulio','Terrazas','Valdivia','personal_inteligencia_data/foto.png','2004-03-15','Uganda',33842542,'azul claro','West Haven, CT 06516','2035-04-09 07:00:00' )::alias_ty)</text:p>
          </table:table-cell>
          <table:table-cell office:value-type="string" office:string-value=" WHERE id =22;" table:formula="of:=CONCATENATE([.$P$2];[.C14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elard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4-12-31</text:p>
          </table:table-cell>
          <table:table-cell office:value-type="string" table:style-name="ce1">
            <text:p>Irlanda</text:p>
          </table:table-cell>
          <table:table-cell office:value-type="float" office:value="82613042" table:formula="of:=RANDBETWEEN(10000000;100000000)" table:style-name="ce2">
            <text:p>8261304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161 Court Stree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elardo','Trinidad','Zuniga','Zuniga','personal_inteligencia_data/foto.png','1964-12-31','Irlanda',82613042,'marrón oscuro','9161 Court Street','2035-04-09 07:00:00' )::alias_ty)"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table:style-name="ce1">
            <text:p>UPDATE personal_inteligencia SET aliases = array_append(aliases, ROW( 'Abelardo','Trinidad','Zuniga','Zuniga','personal_inteligencia_data/foto.png','1964-12-31','Irlanda',82613042,'marrón oscuro','9161 Court Street','2035-04-09 07:00:00' )::alias_ty)</text:p>
          </table:table-cell>
          <table:table-cell office:value-type="string" office:string-value=" WHERE id =24;" table:formula="of:=CONCATENATE([.$P$2];[.C15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2-15</text:p>
          </table:table-cell>
          <table:table-cell office:value-type="string" table:style-name="ce1">
            <text:p>Uganda</text:p>
          </table:table-cell>
          <table:table-cell office:value-type="float" office:value="89496955" table:formula="of:=RANDBETWEEN(10000000;100000000)" table:style-name="ce2">
            <text:p>89496955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Bedford, OH 441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lla','Tarsicio','Serrato','Sullivan','personal_inteligencia_data/foto.png','2011-02-15','Uganda',89496955,'verde oscuro','Bedford, OH 44146','2035-04-09 07:00:00' )::alias_ty)"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table:style-name="ce1">
            <text:p>UPDATE personal_inteligencia SET aliases = array_append(aliases, ROW( 'Bella','Tarsicio','Serrato','Sullivan','personal_inteligencia_data/foto.png','2011-02-15','Uganda',89496955,'verde oscuro','Bedford, OH 44146','2035-04-09 07:00:00' )::alias_ty)</text:p>
          </table:table-cell>
          <table:table-cell office:value-type="string" office:string-value=" WHERE id =26;" table:formula="of:=CONCATENATE([.$P$2];[.C16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08-22</text:p>
          </table:table-cell>
          <table:table-cell office:value-type="string" table:style-name="ce1">
            <text:p>Groenlandia</text:p>
          </table:table-cell>
          <table:table-cell office:value-type="float" office:value="48776051" table:formula="of:=RANDBETWEEN(10000000;100000000)" table:style-name="ce2">
            <text:p>4877605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lkridge, MD 2107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tenea','Tarsicio','Stevens','Teran','personal_inteligencia_data/foto.png','1985-08-22','Groenlandia',48776051,'marrón oscuro','Elkridge, MD 21075','2035-04-09 07:00:00' )::alias_ty)"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table:style-name="ce1">
            <text:p>UPDATE personal_inteligencia SET aliases = array_append(aliases, ROW( 'Atenea','Tarsicio','Stevens','Teran','personal_inteligencia_data/foto.png','1985-08-22','Groenlandia',48776051,'marrón oscuro','Elkridge, MD 21075','2035-04-09 07:00:00' )::alias_ty)</text:p>
          </table:table-cell>
          <table:table-cell office:value-type="string" office:string-value=" WHERE id =28;" table:formula="of:=CONCATENATE([.$P$2];[.C17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a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12-04</text:p>
          </table:table-cell>
          <table:table-cell office:value-type="string" table:style-name="ce1">
            <text:p>Groenlandia</text:p>
          </table:table-cell>
          <table:table-cell office:value-type="float" office:value="21892504" table:formula="of:=RANDBETWEEN(10000000;100000000)" table:style-name="ce2">
            <text:p>21892504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ongview, TX 7560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a','Soledad','Sandoval','Serrato','personal_inteligencia_data/foto.png','1990-12-04','Groenlandia',21892504,'azul claro','Longview, TX 75604','2035-04-09 07:00:00' )::alias_ty)"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table:style-name="ce1">
            <text:p>UPDATE personal_inteligencia SET aliases = array_append(aliases, ROW( 'Berta','Soledad','Sandoval','Serrato','personal_inteligencia_data/foto.png','1990-12-04','Groenlandia',21892504,'azul claro','Longview, TX 75604','2035-04-09 07:00:00' )::alias_ty)</text:p>
          </table:table-cell>
          <table:table-cell office:value-type="string" office:string-value=" WHERE id =30;" table:formula="of:=CONCATENATE([.$P$2];[.C18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6-05</text:p>
          </table:table-cell>
          <table:table-cell office:value-type="string" table:style-name="ce1">
            <text:p>Uganda</text:p>
          </table:table-cell>
          <table:table-cell office:value-type="float" office:value="87364582" table:formula="of:=RANDBETWEEN(10000000;100000000)" table:style-name="ce2">
            <text:p>8736458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lledgeville, GA 3106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a','Santiago','Vidal','Villalobos','personal_inteligencia_data/foto.png','2000-06-05','Uganda',87364582,'marrón oscuro','Milledgeville, GA 31061','2035-04-09 07:00:00' )::alias_ty)"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table:style-name="ce1">
            <text:p>UPDATE personal_inteligencia SET aliases = array_append(aliases, ROW( 'Alana','Santiago','Vidal','Villalobos','personal_inteligencia_data/foto.png','2000-06-05','Uganda',87364582,'marrón oscuro','Milledgeville, GA 31061','2035-04-09 07:00:00' )::alias_ty)</text:p>
          </table:table-cell>
          <table:table-cell office:value-type="string" office:string-value=" WHERE id =32;" table:formula="of:=CONCATENATE([.$P$2];[.C19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8-09</text:p>
          </table:table-cell>
          <table:table-cell office:value-type="string" table:style-name="ce1">
            <text:p>Taiwán</text:p>
          </table:table-cell>
          <table:table-cell office:value-type="float" office:value="72854704" table:formula="of:=RANDBETWEEN(10000000;100000000)" table:style-name="ce2">
            <text:p>7285470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asselberry, FL 3270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Saida','Soliz','Tejeda','personal_inteligencia_data/foto.png','1996-08-09','Taiwán',72854704,'azul oscuro','Casselberry, FL 32707','2035-04-09 07:00:00' )::alias_ty)"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table:style-name="ce1">
            <text:p>UPDATE personal_inteligencia SET aliases = array_append(aliases, ROW( 'Aurelio','Saida','Soliz','Tejeda','personal_inteligencia_data/foto.png','1996-08-09','Taiwán',72854704,'azul oscuro','Casselberry, FL 32707','2035-04-09 07:00:00' )::alias_ty)</text:p>
          </table:table-cell>
          <table:table-cell office:value-type="string" office:string-value=" WHERE id =34;" table:formula="of:=CONCATENATE([.$P$2];[.C20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enice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9-23</text:p>
          </table:table-cell>
          <table:table-cell office:value-type="string" table:style-name="ce1">
            <text:p>Holanda</text:p>
          </table:table-cell>
          <table:table-cell office:value-type="float" office:value="63344441" table:formula="of:=RANDBETWEEN(10000000;100000000)" table:style-name="ce2">
            <text:p>6334444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hibodaux, LA 703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enice','Rosaura','Santiago','Sifuentes','personal_inteligencia_data/foto.png','1982-09-23','Holanda',63344441,'marrón oscuro','Thibodaux, LA 70301','2035-04-09 07:00:00' )::alias_ty)"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table:style-name="ce1">
            <text:p>UPDATE personal_inteligencia SET aliases = array_append(aliases, ROW( 'Berenice','Rosaura','Santiago','Sifuentes','personal_inteligencia_data/foto.png','1982-09-23','Holanda',63344441,'marrón oscuro','Thibodaux, LA 70301','2035-04-09 07:00:00' )::alias_ty)</text:p>
          </table:table-cell>
          <table:table-cell office:value-type="string" office:string-value=" WHERE id =36;" table:formula="of:=CONCATENATE([.$P$2];[.C21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3-19</text:p>
          </table:table-cell>
          <table:table-cell office:value-type="string" table:style-name="ce1">
            <text:p>Uganda</text:p>
          </table:table-cell>
          <table:table-cell office:value-type="float" office:value="44418895" table:formula="of:=RANDBETWEEN(10000000;100000000)" table:style-name="ce2">
            <text:p>44418895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plewood, NJ 07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','Renato','Villa','Villarreal','personal_inteligencia_data/foto.png','1999-03-19','Uganda',44418895,'azul claro','Maplewood, NJ 07040','2035-04-09 07:00:00' )::alias_ty)"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table:style-name="ce1">
            <text:p>UPDATE personal_inteligencia SET aliases = array_append(aliases, ROW( 'Alan','Renato','Villa','Villarreal','personal_inteligencia_data/foto.png','1999-03-19','Uganda',44418895,'azul claro','Maplewood, NJ 07040','2035-04-09 07:00:00' )::alias_ty)</text:p>
          </table:table-cell>
          <table:table-cell office:value-type="string" office:string-value=" WHERE id =38;" table:formula="of:=CONCATENATE([.$P$2];[.C22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12-24</text:p>
          </table:table-cell>
          <table:table-cell office:value-type="string" table:style-name="ce1">
            <text:p>Australia</text:p>
          </table:table-cell>
          <table:table-cell office:value-type="float" office:value="78926043" table:formula="of:=RANDBETWEEN(10000000;100000000)" table:style-name="ce2">
            <text:p>7892604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Tupelo, MS 388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Ramona','Segura','Solorzano','personal_inteligencia_data/foto.png','1971-12-24','Australia',78926043,'verde claro','Tupelo, MS 38801','2035-04-09 07:00:00' )::alias_ty)"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table:style-name="ce1">
            <text:p>UPDATE personal_inteligencia SET aliases = array_append(aliases, ROW( 'Benedicto','Ramona','Segura','Solorzano','personal_inteligencia_data/foto.png','1971-12-24','Australia',78926043,'verde claro','Tupelo, MS 38801','2035-04-09 07:00:00' )::alias_ty)</text:p>
          </table:table-cell>
          <table:table-cell office:value-type="string" office:string-value=" WHERE id =40;" table:formula="of:=CONCATENATE([.$P$2];[.C23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9-15</text:p>
          </table:table-cell>
          <table:table-cell office:value-type="string" table:style-name="ce1">
            <text:p>Malasia</text:p>
          </table:table-cell>
          <table:table-cell office:value-type="float" office:value="14100515" table:formula="of:=RANDBETWEEN(10000000;100000000)" table:style-name="ce2">
            <text:p>1410051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len Allen, VA 2305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eno','Pilar','Saldana','Santiago','personal_inteligencia_data/foto.png','2011-09-15','Malasia',14100515,'marrón oscuro','Glen Allen, VA 23059','2035-04-09 07:00:00' )::alias_ty)"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table:style-name="ce1">
            <text:p>UPDATE personal_inteligencia SET aliases = array_append(aliases, ROW( 'Breno','Pilar','Saldana','Santiago','personal_inteligencia_data/foto.png','2011-09-15','Malasia',14100515,'marrón oscuro','Glen Allen, VA 23059','2035-04-09 07:00:00' )::alias_ty)</text:p>
          </table:table-cell>
          <table:table-cell office:value-type="string" office:string-value=" WHERE id =42;" table:formula="of:=CONCATENATE([.$P$2];[.C24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2-16</text:p>
          </table:table-cell>
          <table:table-cell office:value-type="string" table:style-name="ce1">
            <text:p>Malasia</text:p>
          </table:table-cell>
          <table:table-cell office:value-type="float" office:value="55472267" table:formula="of:=RANDBETWEEN(10000000;100000000)" table:style-name="ce2">
            <text:p>5547226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eadville, PA 1633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Petronila','Torrez','Valerio','personal_inteligencia_data/foto.png','1999-02-16','Malasia',55472267,'marrón oscuro','Meadville, PA 16335','2035-04-09 07:00:00' )::alias_ty)"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table:style-name="ce1">
            <text:p>UPDATE personal_inteligencia SET aliases = array_append(aliases, ROW( 'Anastasia','Petronila','Torrez','Valerio','personal_inteligencia_data/foto.png','1999-02-16','Malasia',55472267,'marrón oscuro','Meadville, PA 16335','2035-04-09 07:00:00' )::alias_ty)</text:p>
          </table:table-cell>
          <table:table-cell office:value-type="string" office:string-value=" WHERE id =44;" table:formula="of:=CONCATENATE([.$P$2];[.C25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jandro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8-18</text:p>
          </table:table-cell>
          <table:table-cell office:value-type="string" table:style-name="ce1">
            <text:p>Australia</text:p>
          </table:table-cell>
          <table:table-cell office:value-type="float" office:value="41231230" table:formula="of:=RANDBETWEEN(10000000;100000000)" table:style-name="ce2">
            <text:p>4123123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Round Lake, IL 6007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jandro','Paulo','Verdugo','Vicente','personal_inteligencia_data/foto.png','2011-08-18','Australia',41231230,'azul oscuro','Round Lake, IL 60073','2035-04-09 07:00:00' )::alias_ty)"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table:style-name="ce1">
            <text:p>UPDATE personal_inteligencia SET aliases = array_append(aliases, ROW( 'Alejandro','Paulo','Verdugo','Vicente','personal_inteligencia_data/foto.png','2011-08-18','Australia',41231230,'azul oscuro','Round Lake, IL 60073','2035-04-09 07:00:00' )::alias_ty)</text:p>
          </table:table-cell>
          <table:table-cell office:value-type="string" office:string-value=" WHERE id =46;" table:formula="of:=CONCATENATE([.$P$2];[.C26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12-12</text:p>
          </table:table-cell>
          <table:table-cell office:value-type="string" table:style-name="ce1">
            <text:p>Irlanda</text:p>
          </table:table-cell>
          <table:table-cell office:value-type="float" office:value="34122275" table:formula="of:=RANDBETWEEN(10000000;100000000)" table:style-name="ce2">
            <text:p>3412227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Shakopee, MN 553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fredo','Orosio','Vargas','Vera','personal_inteligencia_data/foto.png','1973-12-12','Irlanda',34122275,'marrón oscuro','Shakopee, MN 55379','2035-04-09 07:00:00' )::alias_ty)"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table:style-name="ce1">
            <text:p>UPDATE personal_inteligencia SET aliases = array_append(aliases, ROW( 'Alfredo','Orosio','Vargas','Vera','personal_inteligencia_data/foto.png','1973-12-12','Irlanda',34122275,'marrón oscuro','Shakopee, MN 55379','2035-04-09 07:00:00' )::alias_ty)</text:p>
          </table:table-cell>
          <table:table-cell office:value-type="string" office:string-value=" WHERE id =48;" table:formula="of:=CONCATENATE([.$P$2];[.C27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5-04</text:p>
          </table:table-cell>
          <table:table-cell office:value-type="string" table:style-name="ce1">
            <text:p>Zimbabue</text:p>
          </table:table-cell>
          <table:table-cell office:value-type="float" office:value="79822807" table:formula="of:=RANDBETWEEN(10000000;100000000)" table:style-name="ce2">
            <text:p>7982280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ast Brunswick, NJ 088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gel','Orosio','Tello','Valadez','personal_inteligencia_data/foto.png','2005-05-04','Zimbabue',79822807,'marrón oscuro','East Brunswick, NJ 08816','2035-04-09 07:00:00' )::alias_ty)"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table:style-name="ce1">
            <text:p>UPDATE personal_inteligencia SET aliases = array_append(aliases, ROW( 'Angel','Orosio','Tello','Valadez','personal_inteligencia_data/foto.png','2005-05-04','Zimbabue',79822807,'marrón oscuro','East Brunswick, NJ 08816','2035-04-09 07:00:00' )::alias_ty)</text:p>
          </table:table-cell>
          <table:table-cell office:value-type="string" office:string-value=" WHERE id =50;" table:formula="of:=CONCATENATE([.$P$2];[.C28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3-05</text:p>
          </table:table-cell>
          <table:table-cell office:value-type="string" table:style-name="ce1">
            <text:p>Malasia</text:p>
          </table:table-cell>
          <table:table-cell office:value-type="float" office:value="53853956" table:formula="of:=RANDBETWEEN(10000000;100000000)" table:style-name="ce2">
            <text:p>5385395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ami Gardens, FL 3305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yala','Ophelia','Solis','Tamez','personal_inteligencia_data/foto.png','2007-03-05','Malasia',53853956,'marrón oscuro','Miami Gardens, FL 33056','2035-04-09 07:00:00' )::alias_ty)"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table:style-name="ce1">
            <text:p>UPDATE personal_inteligencia SET aliases = array_append(aliases, ROW( 'Ayala','Ophelia','Solis','Tamez','personal_inteligencia_data/foto.png','2007-03-05','Malasia',53853956,'marrón oscuro','Miami Gardens, FL 33056','2035-04-09 07:00:00' )::alias_ty)</text:p>
          </table:table-cell>
          <table:table-cell office:value-type="string" office:string-value=" WHERE id =52;" table:formula="of:=CONCATENATE([.$P$2];[.C29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12</text:p>
          </table:table-cell>
          <table:table-cell office:value-type="string" table:style-name="ce1">
            <text:p>Australia</text:p>
          </table:table-cell>
          <table:table-cell office:value-type="float" office:value="85387049" table:formula="of:=RANDBETWEEN(10000000;100000000)" table:style-name="ce2">
            <text:p>85387049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Orchard Park, NY 1412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Nathaly','Tavarez','Urena','personal_inteligencia_data/foto.png','1968-01-12','Australia',85387049,'azul oscuro','Orchard Park, NY 14127','2035-04-09 07:00:00' )::alias_ty)"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table:style-name="ce1">
            <text:p>UPDATE personal_inteligencia SET aliases = array_append(aliases, ROW( 'Antonio','Nathaly','Tavarez','Urena','personal_inteligencia_data/foto.png','1968-01-12','Australia',85387049,'azul oscuro','Orchard Park, NY 14127','2035-04-09 07:00:00' )::alias_ty)</text:p>
          </table:table-cell>
          <table:table-cell office:value-type="string" office:string-value=" WHERE id =54;" table:formula="of:=CONCATENATE([.$P$2];[.C30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31</text:p>
          </table:table-cell>
          <table:table-cell office:value-type="string" table:style-name="ce1">
            <text:p>Holanda</text:p>
          </table:table-cell>
          <table:table-cell office:value-type="float" office:value="31920229" table:formula="of:=RANDBETWEEN(10000000;100000000)" table:style-name="ce2">
            <text:p>3192022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Lorton, VA 220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turo','Myriam','Sullivan','Tolentino','personal_inteligencia_data/foto.png','1975-07-31','Holanda',31920229,'verde oscuro','Lorton, VA 22079','2035-04-09 07:00:00' )::alias_ty)"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table:style-name="ce1">
            <text:p>UPDATE personal_inteligencia SET aliases = array_append(aliases, ROW( 'Arturo','Myriam','Sullivan','Tolentino','personal_inteligencia_data/foto.png','1975-07-31','Holanda',31920229,'verde oscuro','Lorton, VA 22079','2035-04-09 07:00:00' )::alias_ty)</text:p>
          </table:table-cell>
          <table:table-cell office:value-type="string" office:string-value=" WHERE id =56;" table:formula="of:=CONCATENATE([.$P$2];[.C31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9-25</text:p>
          </table:table-cell>
          <table:table-cell office:value-type="string" table:style-name="ce1">
            <text:p>Taiwán</text:p>
          </table:table-cell>
          <table:table-cell office:value-type="float" office:value="29050271" table:formula="of:=RANDBETWEEN(10000000;100000000)" table:style-name="ce2">
            <text:p>2905027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oodbridge, VA 2219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','Michael','Ulloa','Valle','personal_inteligencia_data/foto.png','1996-09-25','Taiwán',29050271,'marrón claro','Woodbridge, VA 22191','2035-04-09 07:00:00' )::alias_ty)"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table:style-name="ce1">
            <text:p>UPDATE personal_inteligencia SET aliases = array_append(aliases, ROW( 'Ana','Michael','Ulloa','Valle','personal_inteligencia_data/foto.png','1996-09-25','Taiwán',29050271,'marrón claro','Woodbridge, VA 22191','2035-04-09 07:00:00' )::alias_ty)</text:p>
          </table:table-cell>
          <table:table-cell office:value-type="string" office:string-value=" WHERE id =58;" table:formula="of:=CONCATENATE([.$P$2];[.C32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26</text:p>
          </table:table-cell>
          <table:table-cell office:value-type="string" table:style-name="ce1">
            <text:p>Argentina</text:p>
          </table:table-cell>
          <table:table-cell office:value-type="float" office:value="97652138" table:formula="of:=RANDBETWEEN(10000000;100000000)" table:style-name="ce2">
            <text:p>97652138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ake Mary, FL 327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biana','Melina','Samaniego','Scott','personal_inteligencia_data/foto.png','1996-01-26','Argentina',97652138,'verde claro','Lake Mary, FL 32746','2035-04-09 07:00:00' )::alias_ty)"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table:style-name="ce1">
            <text:p>UPDATE personal_inteligencia SET aliases = array_append(aliases, ROW( 'Bibiana','Melina','Samaniego','Scott','personal_inteligencia_data/foto.png','1996-01-26','Argentina',97652138,'verde claro','Lake Mary, FL 32746','2035-04-09 07:00:00' )::alias_ty)</text:p>
          </table:table-cell>
          <table:table-cell office:value-type="string" office:string-value=" WHERE id =60;" table:formula="of:=CONCATENATE([.$P$2];[.C33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9-17</text:p>
          </table:table-cell>
          <table:table-cell office:value-type="string" table:style-name="ce1">
            <text:p>Uganda</text:p>
          </table:table-cell>
          <table:table-cell office:value-type="float" office:value="51421618" table:formula="of:=RANDBETWEEN(10000000;100000000)" table:style-name="ce2">
            <text:p>5142161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Arlington, MA 024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Caligula','Melchor','Saavedra','Santacruz','personal_inteligencia_data/foto.png','1969-09-17','Uganda',51421618,'verde oscuro','Arlington, MA 02474','2035-04-09 07:00:00' )::alias_ty)"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table:style-name="ce1">
            <text:p>UPDATE personal_inteligencia SET aliases = array_append(aliases, ROW( 'Caligula','Melchor','Saavedra','Santacruz','personal_inteligencia_data/foto.png','1969-09-17','Uganda',51421618,'verde oscuro','Arlington, MA 02474','2035-04-09 07:00:00' )::alias_ty)</text:p>
          </table:table-cell>
          <table:table-cell office:value-type="string" office:string-value=" WHERE id =62;" table:formula="of:=CONCATENATE([.$P$2];[.C34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3-20</text:p>
          </table:table-cell>
          <table:table-cell office:value-type="string" table:style-name="ce1">
            <text:p>Irlanda</text:p>
          </table:table-cell>
          <table:table-cell office:value-type="float" office:value="78241001" table:formula="of:=RANDBETWEEN(10000000;100000000)" table:style-name="ce2">
            <text:p>7824100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399 Brickyard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igail','Maximo','Zelaya','Zayas','personal_inteligencia_data/foto.png','1970-03-20','Irlanda',78241001,'verde oscuro','7399 Brickyard St.','2035-04-09 07:00:00' )::alias_ty)"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table:style-name="ce1">
            <text:p>UPDATE personal_inteligencia SET aliases = array_append(aliases, ROW( 'Abigail','Maximo','Zelaya','Zayas','personal_inteligencia_data/foto.png','1970-03-20','Irlanda',78241001,'verde oscuro','7399 Brickyard St.','2035-04-09 07:00:00' )::alias_ty)</text:p>
          </table:table-cell>
          <table:table-cell office:value-type="string" office:string-value=" WHERE id =64;" table:formula="of:=CONCATENATE([.$P$2];[.C35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6-10-17</text:p>
          </table:table-cell>
          <table:table-cell office:value-type="string" table:style-name="ce1">
            <text:p>Holanda</text:p>
          </table:table-cell>
          <table:table-cell office:value-type="float" office:value="20988517" table:formula="of:=RANDBETWEEN(10000000;100000000)" table:style-name="ce2">
            <text:p>20988517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ason, OH 45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narda','Maximo','Santana','Sierra','personal_inteligencia_data/foto.png','1986-10-17','Holanda',20988517,'verde oscuro','Mason, OH 45040','2035-04-09 07:00:00' )::alias_ty)"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table:style-name="ce1">
            <text:p>UPDATE personal_inteligencia SET aliases = array_append(aliases, ROW( 'Bernarda','Maximo','Santana','Sierra','personal_inteligencia_data/foto.png','1986-10-17','Holanda',20988517,'verde oscuro','Mason, OH 45040','2035-04-09 07:00:00' )::alias_ty)</text:p>
          </table:table-cell>
          <table:table-cell office:value-type="string" office:string-value=" WHERE id =66;" table:formula="of:=CONCATENATE([.$P$2];[.C36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li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5-03</text:p>
          </table:table-cell>
          <table:table-cell office:value-type="string" table:style-name="ce1">
            <text:p>Argentina</text:p>
          </table:table-cell>
          <table:table-cell office:value-type="float" office:value="69645057" table:formula="of:=RANDBETWEEN(10000000;100000000)" table:style-name="ce2">
            <text:p>6964505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Venice, FL 3429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elia','Maximo','Valdivia','Valverde','personal_inteligencia_data/foto.png','1990-05-03','Argentina',69645057,'verde claro','Venice, FL 34293','2035-04-09 07:00:00' )::alias_ty)"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table:style-name="ce1">
            <text:p>UPDATE personal_inteligencia SET aliases = array_append(aliases, ROW( 'Amelia','Maximo','Valdivia','Valverde','personal_inteligencia_data/foto.png','1990-05-03','Argentina',69645057,'verde claro','Venice, FL 34293','2035-04-09 07:00:00' )::alias_ty)</text:p>
          </table:table-cell>
          <table:table-cell office:value-type="string" office:string-value=" WHERE id =68;" table:formula="of:=CONCATENATE([.$P$2];[.C37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02-15</text:p>
          </table:table-cell>
          <table:table-cell office:value-type="string" table:style-name="ce1">
            <text:p>Australia</text:p>
          </table:table-cell>
          <table:table-cell office:value-type="float" office:value="38744823" table:formula="of:=RANDBETWEEN(10000000;100000000)" table:style-name="ce2">
            <text:p>3874482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est Springfield, MA 0108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yda','Maximiliano','Velasco','Verdugo','personal_inteligencia_data/foto.png','1967-02-15','Australia',38744823,'marrón claro','West Springfield, MA 01089','2035-04-09 07:00:00' )::alias_ty)"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table:style-name="ce1">
            <text:p>UPDATE personal_inteligencia SET aliases = array_append(aliases, ROW( 'Aleyda','Maximiliano','Velasco','Verdugo','personal_inteligencia_data/foto.png','1967-02-15','Australia',38744823,'marrón claro','West Springfield, MA 01089','2035-04-09 07:00:00' )::alias_ty)</text:p>
          </table:table-cell>
          <table:table-cell office:value-type="string" office:string-value=" WHERE id =70;" table:formula="of:=CONCATENATE([.$P$2];[.C38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6-07</text:p>
          </table:table-cell>
          <table:table-cell office:value-type="string" table:style-name="ce1">
            <text:p>Groenlandia</text:p>
          </table:table-cell>
          <table:table-cell office:value-type="float" office:value="27671844" table:formula="of:=RANDBETWEEN(10000000;100000000)" table:style-name="ce2">
            <text:p>2767184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Zionsville, IN 4607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nda','Mariluz','Valerio','Velarde','personal_inteligencia_data/foto.png','1983-06-07','Groenlandia',27671844,'marrón oscuro','Zionsville, IN 46077','2035-04-09 07:00:00' )::alias_ty)"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table:style-name="ce1">
            <text:p>UPDATE personal_inteligencia SET aliases = array_append(aliases, ROW( 'Amanda','Mariluz','Valerio','Velarde','personal_inteligencia_data/foto.png','1983-06-07','Groenlandia',27671844,'marrón oscuro','Zionsville, IN 46077','2035-04-09 07:00:00' )::alias_ty)</text:p>
          </table:table-cell>
          <table:table-cell office:value-type="string" office:string-value=" WHERE id =72;" table:formula="of:=CONCATENATE([.$P$2];[.C39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nes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16</text:p>
          </table:table-cell>
          <table:table-cell office:value-type="string" table:style-name="ce1">
            <text:p>Taiwán</text:p>
          </table:table-cell>
          <table:table-cell office:value-type="float" office:value="55067724" table:formula="of:=RANDBETWEEN(10000000;100000000)" table:style-name="ce2">
            <text:p>5506772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Chillicothe, OH 456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gnes','Mariana','Villeda','Walker','personal_inteligencia_data/foto.png','1989-03-16','Taiwán',55067724,'marrón oscuro','Chillicothe, OH 45601','2035-04-09 07:00:00' )::alias_ty)"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table:style-name="ce1">
            <text:p>UPDATE personal_inteligencia SET aliases = array_append(aliases, ROW( 'Agnes','Mariana','Villeda','Walker','personal_inteligencia_data/foto.png','1989-03-16','Taiwán',55067724,'marrón oscuro','Chillicothe, OH 45601','2035-04-09 07:00:00' )::alias_ty)</text:p>
          </table:table-cell>
          <table:table-cell office:value-type="string" office:string-value=" WHERE id =74;" table:formula="of:=CONCATENATE([.$P$2];[.C40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12</text:p>
          </table:table-cell>
          <table:table-cell office:value-type="string" table:style-name="ce1">
            <text:p>Australia</text:p>
          </table:table-cell>
          <table:table-cell office:value-type="float" office:value="32683219" table:formula="of:=RANDBETWEEN(10000000;100000000)" table:style-name="ce2">
            <text:p>32683219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Palm Harbor, FL 3468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igno','Mariam','Sauceda','Simon','personal_inteligencia_data/foto.png','1975-06-12','Australia',32683219,'azul oscuro','Palm Harbor, FL 34683','2035-04-09 07:00:00' )::alias_ty)"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table:style-name="ce1">
            <text:p>UPDATE personal_inteligencia SET aliases = array_append(aliases, ROW( 'Benigno','Mariam','Sauceda','Simon','personal_inteligencia_data/foto.png','1975-06-12','Australia',32683219,'azul oscuro','Palm Harbor, FL 34683','2035-04-09 07:00:00' )::alias_ty)</text:p>
          </table:table-cell>
          <table:table-cell office:value-type="string" office:string-value=" WHERE id =76;" table:formula="of:=CONCATENATE([.$P$2];[.C41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6-15</text:p>
          </table:table-cell>
          <table:table-cell office:value-type="string" table:style-name="ce1">
            <text:p>Irlanda</text:p>
          </table:table-cell>
          <table:table-cell office:value-type="float" office:value="48688618" table:formula="of:=RANDBETWEEN(10000000;100000000)" table:style-name="ce2">
            <text:p>48688618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Cheshire, CT 0641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Margarita','Tamez','Trejo','personal_inteligencia_data/foto.png','1971-06-15','Irlanda',48688618,'marrón claro','Cheshire, CT 06410','2035-04-09 07:00:00' )::alias_ty)"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table:style-name="ce1">
            <text:p>UPDATE personal_inteligencia SET aliases = array_append(aliases, ROW( 'Antonio','Margarita','Tamez','Trejo','personal_inteligencia_data/foto.png','1971-06-15','Irlanda',48688618,'marrón claro','Cheshire, CT 06410','2035-04-09 07:00:00' )::alias_ty)</text:p>
          </table:table-cell>
          <table:table-cell office:value-type="string" office:string-value=" WHERE id =78;" table:formula="of:=CONCATENATE([.$P$2];[.C42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aceli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8-11</text:p>
          </table:table-cell>
          <table:table-cell office:value-type="string" table:style-name="ce1">
            <text:p>Irlanda</text:p>
          </table:table-cell>
          <table:table-cell office:value-type="float" office:value="30744127" table:formula="of:=RANDBETWEEN(10000000;100000000)" table:style-name="ce2">
            <text:p>3074412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eorgetown, SC 294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aceli','Marcial','Tafoya','Torrez','personal_inteligencia_data/foto.png','1972-08-11','Irlanda',30744127,'marrón oscuro','Georgetown, SC 29440','2035-04-09 07:00:00' )::alias_ty)"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table:style-name="ce1">
            <text:p>UPDATE personal_inteligencia SET aliases = array_append(aliases, ROW( 'Araceli','Marcial','Tafoya','Torrez','personal_inteligencia_data/foto.png','1972-08-11','Irlanda',30744127,'marrón oscuro','Georgetown, SC 29440','2035-04-09 07:00:00' )::alias_ty)</text:p>
          </table:table-cell>
          <table:table-cell office:value-type="string" office:string-value=" WHERE id =80;" table:formula="of:=CONCATENATE([.$P$2];[.C43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9-03-29</text:p>
          </table:table-cell>
          <table:table-cell office:value-type="string" table:style-name="ce1">
            <text:p>Irlanda</text:p>
          </table:table-cell>
          <table:table-cell office:value-type="float" office:value="49967693" table:formula="of:=RANDBETWEEN(10000000;100000000)" table:style-name="ce2">
            <text:p>4996769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Maumee, OH 4353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jamin','Marcela','Santillan','Silva','personal_inteligencia_data/foto.png','1979-03-29','Irlanda',49967693,'marrón claro','Maumee, OH 43537','2035-04-09 07:00:00' )::alias_ty)"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table:style-name="ce1">
            <text:p>UPDATE personal_inteligencia SET aliases = array_append(aliases, ROW( 'Benjamin','Marcela','Santillan','Silva','personal_inteligencia_data/foto.png','1979-03-29','Irlanda',49967693,'marrón claro','Maumee, OH 43537','2035-04-09 07:00:00' )::alias_ty)</text:p>
          </table:table-cell>
          <table:table-cell office:value-type="string" office:string-value=" WHERE id =82;" table:formula="of:=CONCATENATE([.$P$2];[.C44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2-30</text:p>
          </table:table-cell>
          <table:table-cell office:value-type="string" table:style-name="ce1">
            <text:p>Groenlandia</text:p>
          </table:table-cell>
          <table:table-cell office:value-type="float" office:value="89676523" table:formula="of:=RANDBETWEEN(10000000;100000000)" table:style-name="ce2">
            <text:p>8967652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29 Golf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Mabel','Yepez','Zapata','personal_inteligencia_data/foto.png','1974-12-30','Groenlandia',89676523,'marrón oscuro','29 Golf St.','2035-04-09 07:00:00' )::alias_ty)"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table:style-name="ce1">
            <text:p>UPDATE personal_inteligencia SET aliases = array_append(aliases, ROW( 'Adolfo','Mabel','Yepez','Zapata','personal_inteligencia_data/foto.png','1974-12-30','Groenlandia',89676523,'marrón oscuro','29 Golf St.','2035-04-09 07:00:00' )::alias_ty)</text:p>
          </table:table-cell>
          <table:table-cell office:value-type="string" office:string-value=" WHERE id =84;" table:formula="of:=CONCATENATE([.$P$2];[.C45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8-05</text:p>
          </table:table-cell>
          <table:table-cell office:value-type="string" table:style-name="ce1">
            <text:p>Zimbabue</text:p>
          </table:table-cell>
          <table:table-cell office:value-type="float" office:value="71793212" table:formula="of:=RANDBETWEEN(10000000;100000000)" table:style-name="ce2">
            <text:p>7179321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Winston Salem, NC 2710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Lucrecia','Serna','Soria','personal_inteligencia_data/foto.png','1968-08-05','Zimbabue',71793212,'marrón oscuro','Winston Salem, NC 27103','2035-04-09 07:00:00' )::alias_ty)"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table:style-name="ce1">
            <text:p>UPDATE personal_inteligencia SET aliases = array_append(aliases, ROW( 'Benedicto','Lucrecia','Serna','Soria','personal_inteligencia_data/foto.png','1968-08-05','Zimbabue',71793212,'marrón oscuro','Winston Salem, NC 27103','2035-04-09 07:00:00' )::alias_ty)</text:p>
          </table:table-cell>
          <table:table-cell office:value-type="string" office:string-value=" WHERE id =86;" table:formula="of:=CONCATENATE([.$P$2];[.C46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8-02</text:p>
          </table:table-cell>
          <table:table-cell office:value-type="string" table:style-name="ce1">
            <text:p>Argentina</text:p>
          </table:table-cell>
          <table:table-cell office:value-type="float" office:value="52025928" table:formula="of:=RANDBETWEEN(10000000;100000000)" table:style-name="ce2">
            <text:p>52025928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York, NY 1000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Lorena','Soriano','Tejeda','personal_inteligencia_data/foto.png','1994-08-02','Argentina',52025928,'verde claro','New York, NY 10002','2035-04-09 07:00:00' )::alias_ty)"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table:style-name="ce1">
            <text:p>UPDATE personal_inteligencia SET aliases = array_append(aliases, ROW( 'Aurelio','Lorena','Soriano','Tejeda','personal_inteligencia_data/foto.png','1994-08-02','Argentina',52025928,'verde claro','New York, NY 10002','2035-04-09 07:00:00' )::alias_ty)</text:p>
          </table:table-cell>
          <table:table-cell office:value-type="string" office:string-value=" WHERE id =88;" table:formula="of:=CONCATENATE([.$P$2];[.C47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06-01</text:p>
          </table:table-cell>
          <table:table-cell office:value-type="string" table:style-name="ce1">
            <text:p>Taiwán</text:p>
          </table:table-cell>
          <table:table-cell office:value-type="float" office:value="54990840" table:formula="of:=RANDBETWEEN(10000000;100000000)" table:style-name="ce2">
            <text:p>54990840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8417 South Brandywine Rd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a','Lincoln','Viramontes','Watson','personal_inteligencia_data/foto.png','1987-06-01','Taiwán',54990840,'marrón claro','8417 South Brandywine Rd.','2035-04-09 07:00:00' )::alias_ty)"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table:style-name="ce1">
            <text:p>UPDATE personal_inteligencia SET aliases = array_append(aliases, ROW( 'Adriana','Lincoln','Viramontes','Watson','personal_inteligencia_data/foto.png','1987-06-01','Taiwán',54990840,'marrón claro','8417 South Brandywine Rd.','2035-04-09 07:00:00' )::alias_ty)</text:p>
          </table:table-cell>
          <table:table-cell office:value-type="string" office:string-value=" WHERE id =90;" table:formula="of:=CONCATENATE([.$P$2];[.C48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paro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3-07</text:p>
          </table:table-cell>
          <table:table-cell office:value-type="string" table:style-name="ce1">
            <text:p>Argentina</text:p>
          </table:table-cell>
          <table:table-cell office:value-type="float" office:value="29257432" table:formula="of:=RANDBETWEEN(10000000;100000000)" table:style-name="ce2">
            <text:p>29257432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Nottingham, MD 2123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paro','Liliana','Valadez','Vallejo','personal_inteligencia_data/foto.png','1994-03-07','Argentina',29257432,'azul oscuro','Nottingham, MD 21236','2035-04-09 07:00:00' )::alias_ty)"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table:style-name="ce1">
            <text:p>UPDATE personal_inteligencia SET aliases = array_append(aliases, ROW( 'Amparo','Liliana','Valadez','Vallejo','personal_inteligencia_data/foto.png','1994-03-07','Argentina',29257432,'azul oscuro','Nottingham, MD 21236','2035-04-09 07:00:00' )::alias_ty)</text:p>
          </table:table-cell>
          <table:table-cell office:value-type="string" office:string-value=" WHERE id =92;" table:formula="of:=CONCATENATE([.$P$2];[.C49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shley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6-12</text:p>
          </table:table-cell>
          <table:table-cell office:value-type="string" table:style-name="ce1">
            <text:p>Groenlandia</text:p>
          </table:table-cell>
          <table:table-cell office:value-type="float" office:value="69233919" table:formula="of:=RANDBETWEEN(10000000;100000000)" table:style-name="ce2">
            <text:p>6923391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ake Villa, IL 600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shley','Leopoldo','Suarez','Thompson','personal_inteligencia_data/foto.png','1980-06-12','Groenlandia',69233919,'azul claro','Lake Villa, IL 60046','2035-04-09 07:00:00' )::alias_ty)"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table:style-name="ce1">
            <text:p>UPDATE personal_inteligencia SET aliases = array_append(aliases, ROW( 'Ashley','Leopoldo','Suarez','Thompson','personal_inteligencia_data/foto.png','1980-06-12','Groenlandia',69233919,'azul claro','Lake Villa, IL 60046','2035-04-09 07:00:00' )::alias_ty)</text:p>
          </table:table-cell>
          <table:table-cell office:value-type="string" office:string-value=" WHERE id =94;" table:formula="of:=CONCATENATE([.$P$2];[.C50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3-31</text:p>
          </table:table-cell>
          <table:table-cell office:value-type="string" table:style-name="ce1">
            <text:p>Groenlandia</text:p>
          </table:table-cell>
          <table:table-cell office:value-type="float" office:value="86567741" table:formula="of:=RANDBETWEEN(10000000;100000000)" table:style-name="ce2">
            <text:p>8656774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638 Greenrose Road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','Leopoldo','Wilson','Zamora','personal_inteligencia_data/foto.png','1980-03-31','Groenlandia',86567741,'verde claro','9638 Greenrose Road','2035-04-09 07:00:00' )::alias_ty)"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table:style-name="ce1">
            <text:p>UPDATE personal_inteligencia SET aliases = array_append(aliases, ROW( 'Adria','Leopoldo','Wilson','Zamora','personal_inteligencia_data/foto.png','1980-03-31','Groenlandia',86567741,'verde claro','9638 Greenrose Road','2035-04-09 07:00:00' )::alias_ty)</text:p>
          </table:table-cell>
          <table:table-cell office:value-type="string" office:string-value=" WHERE id =96;" table:formula="of:=CONCATENATE([.$P$2];[.C51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5-20</text:p>
          </table:table-cell>
          <table:table-cell office:value-type="string" table:style-name="ce1">
            <text:p>Taiwán</text:p>
          </table:table-cell>
          <table:table-cell office:value-type="float" office:value="35911021" table:formula="of:=RANDBETWEEN(10000000;100000000)" table:style-name="ce2">
            <text:p>3591102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Lawrenceville, GA 3004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va','Leonardo','Solis','Tavarez','personal_inteligencia_data/foto.png','2004-05-20','Taiwán',35911021,'marrón claro','Lawrenceville, GA 30043','2035-04-09 07:00:00' )::alias_ty)"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table:style-name="ce1">
            <text:p>UPDATE personal_inteligencia SET aliases = array_append(aliases, ROW( 'Ava','Leonardo','Solis','Tavarez','personal_inteligencia_data/foto.png','2004-05-20','Taiwán',35911021,'marrón claro','Lawrenceville, GA 30043','2035-04-09 07:00:00' )::alias_ty)</text:p>
          </table:table-cell>
          <table:table-cell office:value-type="string" office:string-value=" WHERE id =98;" table:formula="of:=CONCATENATE([.$P$2];[.C52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da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2-30</text:p>
          </table:table-cell>
          <table:table-cell office:value-type="string" table:style-name="ce1">
            <text:p>Holanda</text:p>
          </table:table-cell>
          <table:table-cell office:value-type="float" office:value="72679181" table:formula="of:=RANDBETWEEN(10000000;100000000)" table:style-name="ce2">
            <text:p>72679181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Adrian, MI 4922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da','Leon','Vallejo','Velasquez','personal_inteligencia_data/foto.png','1975-12-30','Holanda',72679181,'azul claro','Adrian, MI 49221','2035-04-09 07:00:00' )::alias_ty)"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table:style-name="ce1">
            <text:p>UPDATE personal_inteligencia SET aliases = array_append(aliases, ROW( 'Amada','Leon','Vallejo','Velasquez','personal_inteligencia_data/foto.png','1975-12-30','Holanda',72679181,'azul claro','Adrian, MI 49221','2035-04-09 07:00:00' )::alias_ty)</text:p>
          </table:table-cell>
          <table:table-cell office:value-type="string" office:string-value=" WHERE id =100;" table:formula="of:=CONCATENATE([.$P$2];[.C53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hony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6-15</text:p>
          </table:table-cell>
          <table:table-cell office:value-type="string" table:style-name="ce1">
            <text:p>Zimbabue</text:p>
          </table:table-cell>
          <table:table-cell office:value-type="float" office:value="40583954" table:formula="of:=RANDBETWEEN(10000000;100000000)" table:style-name="ce2">
            <text:p>40583954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Berlin, WI 5315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hony','Klement','Tellez','Uribe','personal_inteligencia_data/foto.png','1966-06-15','Zimbabue',40583954,'verde claro','New Berlin, WI 53151','2035-04-09 07:00:00' )::alias_ty)"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table:style-name="ce1">
            <text:p>UPDATE personal_inteligencia SET aliases = array_append(aliases, ROW( 'Anthony','Klement','Tellez','Uribe','personal_inteligencia_data/foto.png','1966-06-15','Zimbabue',40583954,'verde claro','New Berlin, WI 53151','2035-04-09 07:00:00' )::alias_ty)</text:p>
          </table:table-cell>
          <table:table-cell office:value-type="string" office:string-value=" WHERE id =102;" table:formula="of:=CONCATENATE([.$P$2];[.C54];&quot;;&quot;)" table:style-name="ce1">
            <text:p><text:s/>WHERE id =10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4-16</text:p>
          </table:table-cell>
          <table:table-cell office:value-type="string" table:style-name="ce1">
            <text:p>Holanda</text:p>
          </table:table-cell>
          <table:table-cell office:value-type="float" office:value="59399528" table:formula="of:=RANDBETWEEN(10000000;100000000)" table:style-name="ce2">
            <text:p>5939952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1 Baker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Guadalupe','Sullivan','Tobar','personal_inteligencia_data/foto.png','1980-04-16','Holanda',59399528,'azul oscuro','1 Baker Court','2035-05-09 07:00:00' )::alias_ty)"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table:style-name="ce1">
            <text:p>UPDATE personal_inteligencia SET aliases = array_append(aliases, ROW( 'Arturo','Guadalupe','Sullivan','Tobar','personal_inteligencia_data/foto.png','1980-04-16','Holanda',59399528,'azul oscuro','1 Baker Court','2035-05-09 07:00:00' )::alias_ty)</text:p>
          </table:table-cell>
          <table:table-cell office:value-type="string" office:string-value=" WHERE id =2;" table:formula="of:=CONCATENATE([.$P$2];[.C55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7</text:p>
          </table:table-cell>
          <table:table-cell office:value-type="string" table:style-name="ce1">
            <text:p>Argentina</text:p>
          </table:table-cell>
          <table:table-cell office:value-type="float" office:value="76267148" table:formula="of:=RANDBETWEEN(10000000;100000000)" table:style-name="ce2">
            <text:p>7626714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 Shirley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tsabe','Liliana','Sanabria','Segovia','personal_inteligencia_data/foto.png','1995-05-17','Argentina',76267148,'marrón oscuro','1 Shirley Drive','2035-05-09 07:00:00' )::alias_ty)"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table:style-name="ce1">
            <text:p>UPDATE personal_inteligencia SET aliases = array_append(aliases, ROW( 'Betsabe','Liliana','Sanabria','Segovia','personal_inteligencia_data/foto.png','1995-05-17','Argentina',76267148,'marrón oscuro','1 Shirley Drive','2035-05-09 07:00:00' )::alias_ty)</text:p>
          </table:table-cell>
          <table:table-cell office:value-type="string" office:string-value=" WHERE id =4;" table:formula="of:=CONCATENATE([.$P$2];[.C56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1-03</text:p>
          </table:table-cell>
          <table:table-cell office:value-type="string" table:style-name="ce1">
            <text:p>Uganda</text:p>
          </table:table-cell>
          <table:table-cell office:value-type="float" office:value="28972295" table:formula="of:=RANDBETWEEN(10000000;100000000)" table:style-name="ce2">
            <text:p>28972295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121 Lincoln Lan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Adan','Vigil','Villalpando','personal_inteligencia_data/foto.png','2000-01-03','Uganda',28972295,'marrón claro','121 Lincoln Lane','2035-05-09 07:00:00' )::alias_ty)"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table:style-name="ce1">
            <text:p>UPDATE personal_inteligencia SET aliases = array_append(aliases, ROW( 'Alan','Adan','Vigil','Villalpando','personal_inteligencia_data/foto.png','2000-01-03','Uganda',28972295,'marrón claro','121 Lincoln Lane','2035-05-09 07:00:00' )::alias_ty)</text:p>
          </table:table-cell>
          <table:table-cell office:value-type="string" office:string-value=" WHERE id =6;" table:formula="of:=CONCATENATE([.$P$2];[.C57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8-26</text:p>
          </table:table-cell>
          <table:table-cell office:value-type="string" table:style-name="ce1">
            <text:p>Australia</text:p>
          </table:table-cell>
          <table:table-cell office:value-type="float" office:value="24689079" table:formula="of:=RANDBETWEEN(10000000;100000000)" table:style-name="ce2">
            <text:p>24689079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14 N. Southampton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ella','Consuelo','Tejeda','Urias','personal_inteligencia_data/foto.png','1966-08-26','Australia',24689079,'verde oscuro','14 N. Southampton Dr.','2035-05-09 07:00:00' )::alias_ty)"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table:style-name="ce1">
            <text:p>UPDATE personal_inteligencia SET aliases = array_append(aliases, ROW( 'Antonella','Consuelo','Tejeda','Urias','personal_inteligencia_data/foto.png','1966-08-26','Australia',24689079,'verde oscuro','14 N. Southampton Dr.','2035-05-09 07:00:00' )::alias_ty)</text:p>
          </table:table-cell>
          <table:table-cell office:value-type="string" office:string-value=" WHERE id =8;" table:formula="of:=CONCATENATE([.$P$2];[.C58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10-25</text:p>
          </table:table-cell>
          <table:table-cell office:value-type="string" table:style-name="ce1">
            <text:p>Malasia</text:p>
          </table:table-cell>
          <table:table-cell office:value-type="float" office:value="20918613" table:formula="of:=RANDBETWEEN(10000000;100000000)" table:style-name="ce2">
            <text:p>2091861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5 SW. Gates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Gloria','Solis','Tapia','personal_inteligencia_data/foto.png','2005-10-25','Malasia',20918613,'marrón oscuro','15 SW. Gates Street','2035-05-09 07:00:00' )::alias_ty)"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table:style-name="ce1">
            <text:p>UPDATE personal_inteligencia SET aliases = array_append(aliases, ROW( 'Ayala','Gloria','Solis','Tapia','personal_inteligencia_data/foto.png','2005-10-25','Malasia',20918613,'marrón oscuro','15 SW. Gates Street','2035-05-09 07:00:00' )::alias_ty)</text:p>
          </table:table-cell>
          <table:table-cell office:value-type="string" office:string-value=" WHERE id =10;" table:formula="of:=CONCATENATE([.$P$2];[.C59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12-14</text:p>
          </table:table-cell>
          <table:table-cell office:value-type="string" table:style-name="ce1">
            <text:p>Taiwán</text:p>
          </table:table-cell>
          <table:table-cell office:value-type="float" office:value="98264511" table:formula="of:=RANDBETWEEN(10000000;100000000)" table:style-name="ce2">
            <text:p>9826451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235 Orchard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ibiana','Celia','Salmeron','Sarmiento','personal_inteligencia_data/foto.png','1999-12-14','Taiwán',98264511,'verde oscuro','235 Orchard Dr.','2035-05-09 07:00:00' )::alias_ty)"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table:style-name="ce1">
            <text:p>UPDATE personal_inteligencia SET aliases = array_append(aliases, ROW( 'Bibiana','Celia','Salmeron','Sarmiento','personal_inteligencia_data/foto.png','1999-12-14','Taiwán',98264511,'verde oscuro','235 Orchard Dr.','2035-05-09 07:00:00' )::alias_ty)</text:p>
          </table:table-cell>
          <table:table-cell office:value-type="string" office:string-value=" WHERE id =12;" table:formula="of:=CONCATENATE([.$P$2];[.C60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1-03</text:p>
          </table:table-cell>
          <table:table-cell office:value-type="string" table:style-name="ce1">
            <text:p>Malasia</text:p>
          </table:table-cell>
          <table:table-cell office:value-type="float" office:value="11493221" table:formula="of:=RANDBETWEEN(10000000;100000000)" table:style-name="ce2">
            <text:p>1149322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3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Eleazar','Smith','Tafoya','personal_inteligencia_data/foto.png','2011-01-03','Malasia',11493221,'verde claro','3 Cedarwood Street','2035-05-09 07:00:00' )::alias_ty)"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table:style-name="ce1">
            <text:p>UPDATE personal_inteligencia SET aliases = array_append(aliases, ROW( 'Ayala','Eleazar','Smith','Tafoya','personal_inteligencia_data/foto.png','2011-01-03','Malasia',11493221,'verde claro','3 Cedarwood Street','2035-05-09 07:00:00' )::alias_ty)</text:p>
          </table:table-cell>
          <table:table-cell office:value-type="string" office:string-value=" WHERE id =14;" table:formula="of:=CONCATENATE([.$P$2];[.C61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9-16</text:p>
          </table:table-cell>
          <table:table-cell office:value-type="string" table:style-name="ce1">
            <text:p>Australia</text:p>
          </table:table-cell>
          <table:table-cell office:value-type="float" office:value="51935544" table:formula="of:=RANDBETWEEN(10000000;100000000)" table:style-name="ce2">
            <text:p>51935544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4 Cross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io','Vivaldo','Tamez','Umana','personal_inteligencia_data/foto.png','1970-09-16','Australia',51935544,'azul claro','34 Cross St.','2035-05-09 07:00:00' )::alias_ty)"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table:style-name="ce1">
            <text:p>UPDATE personal_inteligencia SET aliases = array_append(aliases, ROW( 'Antonio','Vivaldo','Tamez','Umana','personal_inteligencia_data/foto.png','1970-09-16','Australia',51935544,'azul claro','34 Cross St.','2035-05-09 07:00:00' )::alias_ty)</text:p>
          </table:table-cell>
          <table:table-cell office:value-type="string" office:string-value=" WHERE id =16;" table:formula="of:=CONCATENATE([.$P$2];[.C62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3-08-08</text:p>
          </table:table-cell>
          <table:table-cell office:value-type="string" table:style-name="ce1">
            <text:p>Taiwán</text:p>
          </table:table-cell>
          <table:table-cell office:value-type="float" office:value="72610276" table:formula="of:=RANDBETWEEN(10000000;100000000)" table:style-name="ce2">
            <text:p>72610276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67 West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va','Maximiliano','Soliz','Taveras','personal_inteligencia_data/foto.png','2003-08-08','Taiwán',72610276,'azul claro','367 West Cedarwood Street','2035-05-09 07:00:00' )::alias_ty)"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table:style-name="ce1">
            <text:p>UPDATE personal_inteligencia SET aliases = array_append(aliases, ROW( 'Ava','Maximiliano','Soliz','Taveras','personal_inteligencia_data/foto.png','2003-08-08','Taiwán',72610276,'azul claro','367 West Cedarwood Street','2035-05-09 07:00:00' )::alias_ty)</text:p>
          </table:table-cell>
          <table:table-cell office:value-type="string" office:string-value=" WHERE id =18;" table:formula="of:=CONCATENATE([.$P$2];[.C63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10-02</text:p>
          </table:table-cell>
          <table:table-cell office:value-type="string" table:style-name="ce1">
            <text:p>Uganda</text:p>
          </table:table-cell>
          <table:table-cell office:value-type="float" office:value="42514880" table:formula="of:=RANDBETWEEN(10000000;100000000)" table:style-name="ce2">
            <text:p>4251488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4 Division Circl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Caligula','Mariana','Saavedra','Santacruz','personal_inteligencia_data/foto.png','1970-10-02','Uganda',42514880,'azul oscuro','4 Division Circle','2035-05-09 07:00:00' )::alias_ty)"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table:style-name="ce1">
            <text:p>UPDATE personal_inteligencia SET aliases = array_append(aliases, ROW( 'Caligula','Mariana','Saavedra','Santacruz','personal_inteligencia_data/foto.png','1970-10-02','Uganda',42514880,'azul oscuro','4 Division Circle','2035-05-09 07:00:00' )::alias_ty)</text:p>
          </table:table-cell>
          <table:table-cell office:value-type="string" office:string-value=" WHERE id =20;" table:formula="of:=CONCATENATE([.$P$2];[.C64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8-02-18</text:p>
          </table:table-cell>
          <table:table-cell office:value-type="string" table:style-name="ce1">
            <text:p>Taiwán</text:p>
          </table:table-cell>
          <table:table-cell office:value-type="float" office:value="34809794" table:formula="of:=RANDBETWEEN(10000000;100000000)" table:style-name="ce2">
            <text:p>3480979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17 North Ceda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Dante','Trejo','Valladares','personal_inteligencia_data/foto.png','1998-02-18','Taiwán',34809794,'marrón oscuro','417 North Cedar St.','2035-05-09 07:00:00' )::alias_ty)"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table:style-name="ce1">
            <text:p>UPDATE personal_inteligencia SET aliases = array_append(aliases, ROW( 'Anastasia','Dante','Trejo','Valladares','personal_inteligencia_data/foto.png','1998-02-18','Taiwán',34809794,'marrón oscuro','417 North Cedar St.','2035-05-09 07:00:00' )::alias_ty)</text:p>
          </table:table-cell>
          <table:table-cell office:value-type="string" office:string-value=" WHERE id =22;" table:formula="of:=CONCATENATE([.$P$2];[.C65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5-26</text:p>
          </table:table-cell>
          <table:table-cell office:value-type="string" table:style-name="ce1">
            <text:p>Zimbabue</text:p>
          </table:table-cell>
          <table:table-cell office:value-type="float" office:value="10797852" table:formula="of:=RANDBETWEEN(10000000;100000000)" table:style-name="ce2">
            <text:p>1079785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74 Primrose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gela','Esperanza','Tellez','Uribe','personal_inteligencia_data/foto.png','1965-05-26','Zimbabue',10797852,'marrón oscuro','474 Primrose Rd.','2035-05-09 07:00:00' )::alias_ty)"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table:style-name="ce1">
            <text:p>UPDATE personal_inteligencia SET aliases = array_append(aliases, ROW( 'Angela','Esperanza','Tellez','Uribe','personal_inteligencia_data/foto.png','1965-05-26','Zimbabue',10797852,'marrón oscuro','474 Primrose Rd.','2035-05-09 07:00:00' )::alias_ty)</text:p>
          </table:table-cell>
          <table:table-cell office:value-type="string" office:string-value=" WHERE id =24;" table:formula="of:=CONCATENATE([.$P$2];[.C66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7-13</text:p>
          </table:table-cell>
          <table:table-cell office:value-type="string" table:style-name="ce1">
            <text:p>Uganda</text:p>
          </table:table-cell>
          <table:table-cell office:value-type="float" office:value="89619948" table:formula="of:=RANDBETWEEN(10000000;100000000)" table:style-name="ce2">
            <text:p>89619948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567 Brickyard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Aidana','Tenorio','Valdes','personal_inteligencia_data/foto.png','2004-07-13','Uganda',89619948,'marrón claro','567 Brickyard St.','2035-05-09 07:00:00' )::alias_ty)"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table:style-name="ce1">
            <text:p>UPDATE personal_inteligencia SET aliases = array_append(aliases, ROW( 'Andres','Aidana','Tenorio','Valdes','personal_inteligencia_data/foto.png','2004-07-13','Uganda',89619948,'marrón claro','567 Brickyard St.','2035-05-09 07:00:00' )::alias_ty)</text:p>
          </table:table-cell>
          <table:table-cell office:value-type="string" office:string-value=" WHERE id =26;" table:formula="of:=CONCATENATE([.$P$2];[.C67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02-23</text:p>
          </table:table-cell>
          <table:table-cell office:value-type="string" table:style-name="ce1">
            <text:p>Irlanda</text:p>
          </table:table-cell>
          <table:table-cell office:value-type="float" office:value="89874282" table:formula="of:=RANDBETWEEN(10000000;100000000)" table:style-name="ce2">
            <text:p>8987428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0 Leatherwood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ta','Mariluz','Santoyo','Silva','personal_inteligencia_data/foto.png','1977-02-23','Irlanda',89874282,'azul claro','60 Leatherwood Ave.','2035-05-09 07:00:00' )::alias_ty)"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table:style-name="ce1">
            <text:p>UPDATE personal_inteligencia SET aliases = array_append(aliases, ROW( 'Benita','Mariluz','Santoyo','Silva','personal_inteligencia_data/foto.png','1977-02-23','Irlanda',89874282,'azul claro','60 Leatherwood Ave.','2035-05-09 07:00:00' )::alias_ty)</text:p>
          </table:table-cell>
          <table:table-cell office:value-type="string" office:string-value=" WHERE id =28;" table:formula="of:=CONCATENATE([.$P$2];[.C68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03</text:p>
          </table:table-cell>
          <table:table-cell office:value-type="string" table:style-name="ce1">
            <text:p>Uganda</text:p>
          </table:table-cell>
          <table:table-cell office:value-type="float" office:value="97053005" table:formula="of:=RANDBETWEEN(10000000;100000000)" table:style-name="ce2">
            <text:p>97053005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637 Elizabeth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uno','Vicente','Salcedo','Santamaria','personal_inteligencia_data/foto.png','1968-01-03','Uganda',97053005,'verde claro','637 Elizabeth Dr.','2035-05-09 07:00:00' )::alias_ty)"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table:style-name="ce1">
            <text:p>UPDATE personal_inteligencia SET aliases = array_append(aliases, ROW( 'Bruno','Vicente','Salcedo','Santamaria','personal_inteligencia_data/foto.png','1968-01-03','Uganda',97053005,'verde claro','637 Elizabeth Dr.','2035-05-09 07:00:00' )::alias_ty)</text:p>
          </table:table-cell>
          <table:table-cell office:value-type="string" office:string-value=" WHERE id =30;" table:formula="of:=CONCATENATE([.$P$2];[.C69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7-06</text:p>
          </table:table-cell>
          <table:table-cell office:value-type="string" table:style-name="ce1">
            <text:p>Malasia</text:p>
          </table:table-cell>
          <table:table-cell office:value-type="float" office:value="69003430" table:formula="of:=RANDBETWEEN(10000000;100000000)" table:style-name="ce2">
            <text:p>6900343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65 Johnso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Nathaly','Villanueva','Villarreal','personal_inteligencia_data/foto.png','1995-07-06','Malasia',69003430,'azul oscuro','65 Johnson Drive','2035-05-09 07:00:00' )::alias_ty)"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table:style-name="ce1">
            <text:p>UPDATE personal_inteligencia SET aliases = array_append(aliases, ROW( 'Alan','Nathaly','Villanueva','Villarreal','personal_inteligencia_data/foto.png','1995-07-06','Malasia',69003430,'azul oscuro','65 Johnson Drive','2035-05-09 07:00:00' )::alias_ty)</text:p>
          </table:table-cell>
          <table:table-cell office:value-type="string" office:string-value=" WHERE id =32;" table:formula="of:=CONCATENATE([.$P$2];[.C70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4-12</text:p>
          </table:table-cell>
          <table:table-cell office:value-type="string" table:style-name="ce1">
            <text:p>Zimbabue</text:p>
          </table:table-cell>
          <table:table-cell office:value-type="float" office:value="54640129" table:formula="of:=RANDBETWEEN(10000000;100000000)" table:style-name="ce2">
            <text:p>5464012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666 Princeton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Klement','Vidal','Villa','personal_inteligencia_data/foto.png','2002-04-12','Zimbabue',54640129,'marrón oscuro','666 Princeton Ave.','2035-05-09 07:00:00' )::alias_ty)"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table:style-name="ce1">
            <text:p>UPDATE personal_inteligencia SET aliases = array_append(aliases, ROW( 'Alba','Klement','Vidal','Villa','personal_inteligencia_data/foto.png','2002-04-12','Zimbabue',54640129,'marrón oscuro','666 Princeton Ave.','2035-05-09 07:00:00' )::alias_ty)</text:p>
          </table:table-cell>
          <table:table-cell office:value-type="string" office:string-value=" WHERE id =34;" table:formula="of:=CONCATENATE([.$P$2];[.C71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4-04</text:p>
          </table:table-cell>
          <table:table-cell office:value-type="string" table:style-name="ce1">
            <text:p>Taiwán</text:p>
          </table:table-cell>
          <table:table-cell office:value-type="float" office:value="75713711" table:formula="of:=RANDBETWEEN(10000000;100000000)" table:style-name="ce2">
            <text:p>75713711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7 Vermo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andon','Angel','Salinas','Sarabia','personal_inteligencia_data/foto.png','2005-04-04','Taiwán',75713711,'azul claro','67 Vermont Street','2035-05-09 07:00:00' )::alias_ty)"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table:style-name="ce1">
            <text:p>UPDATE personal_inteligencia SET aliases = array_append(aliases, ROW( 'Brandon','Angel','Salinas','Sarabia','personal_inteligencia_data/foto.png','2005-04-04','Taiwán',75713711,'azul claro','67 Vermont Street','2035-05-09 07:00:00' )::alias_ty)</text:p>
          </table:table-cell>
          <table:table-cell office:value-type="string" office:string-value=" WHERE id =36;" table:formula="of:=CONCATENATE([.$P$2];[.C72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11-20</text:p>
          </table:table-cell>
          <table:table-cell office:value-type="string" table:style-name="ce1">
            <text:p>Irlanda</text:p>
          </table:table-cell>
          <table:table-cell office:value-type="float" office:value="32999444" table:formula="of:=RANDBETWEEN(10000000;100000000)" table:style-name="ce2">
            <text:p>3299944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049 Bradford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Gracia','Velasco','Vera','personal_inteligencia_data/foto.png','1967-11-20','Irlanda',32999444,'marrón oscuro','7049 Bradford Court','2035-05-09 07:00:00' )::alias_ty)"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table:style-name="ce1">
            <text:p>UPDATE personal_inteligencia SET aliases = array_append(aliases, ROW( 'Aleyda','Gracia','Velasco','Vera','personal_inteligencia_data/foto.png','1967-11-20','Irlanda',32999444,'marrón oscuro','7049 Bradford Court','2035-05-09 07:00:00' )::alias_ty)</text:p>
          </table:table-cell>
          <table:table-cell office:value-type="string" office:string-value=" WHERE id =38;" table:formula="of:=CONCATENATE([.$P$2];[.C73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08-30</text:p>
          </table:table-cell>
          <table:table-cell office:value-type="string" table:style-name="ce1">
            <text:p>Australia</text:p>
          </table:table-cell>
          <table:table-cell office:value-type="float" office:value="82034851" table:formula="of:=RANDBETWEEN(10000000;100000000)" table:style-name="ce2">
            <text:p>8203485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497 Pheasa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cio','Lorena','Sauceda','Solorio','personal_inteligencia_data/foto.png','1974-08-30','Australia',82034851,'verde oscuro','7497 Pheasant Street','2035-05-09 07:00:00' )::alias_ty)"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table:style-name="ce1">
            <text:p>UPDATE personal_inteligencia SET aliases = array_append(aliases, ROW( 'Benicio','Lorena','Sauceda','Solorio','personal_inteligencia_data/foto.png','1974-08-30','Australia',82034851,'verde oscuro','7497 Pheasant Street','2035-05-09 07:00:00' )::alias_ty)</text:p>
          </table:table-cell>
          <table:table-cell office:value-type="string" office:string-value=" WHERE id =40;" table:formula="of:=CONCATENATE([.$P$2];[.C74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6-09</text:p>
          </table:table-cell>
          <table:table-cell office:value-type="string" table:style-name="ce1">
            <text:p>Irlanda</text:p>
          </table:table-cell>
          <table:table-cell office:value-type="float" office:value="30171054" table:formula="of:=RANDBETWEEN(10000000;100000000)" table:style-name="ce2">
            <text:p>3017105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810 Marshall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unciacion','Caridad','Tafoya','Toscano','personal_inteligencia_data/foto.png','1972-06-09','Irlanda',30171054,'marrón oscuro','7810 Marshall Ave.','2035-05-09 07:00:00' )::alias_ty)"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table:style-name="ce1">
            <text:p>UPDATE personal_inteligencia SET aliases = array_append(aliases, ROW( 'Anunciacion','Caridad','Tafoya','Toscano','personal_inteligencia_data/foto.png','1972-06-09','Irlanda',30171054,'marrón oscuro','7810 Marshall Ave.','2035-05-09 07:00:00' )::alias_ty)</text:p>
          </table:table-cell>
          <table:table-cell office:value-type="string" office:string-value=" WHERE id =42;" table:formula="of:=CONCATENATE([.$P$2];[.C75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4-16</text:p>
          </table:table-cell>
          <table:table-cell office:value-type="string" table:style-name="ce1">
            <text:p>Australia</text:p>
          </table:table-cell>
          <table:table-cell office:value-type="float" office:value="98786796" table:formula="of:=RANDBETWEEN(10000000;100000000)" table:style-name="ce2">
            <text:p>98786796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7965 Academ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Vitalicio','Ventura','Verduzco','personal_inteligencia_data/foto.png','1965-04-16','Australia',98786796,'azul claro','7965 Academy Street','2035-05-09 07:00:00' )::alias_ty)"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table:style-name="ce1">
            <text:p>UPDATE personal_inteligencia SET aliases = array_append(aliases, ROW( 'Aleyda','Vitalicio','Ventura','Verduzco','personal_inteligencia_data/foto.png','1965-04-16','Australia',98786796,'azul claro','7965 Academy Street','2035-05-09 07:00:00' )::alias_ty)</text:p>
          </table:table-cell>
          <table:table-cell office:value-type="string" office:string-value=" WHERE id =44;" table:formula="of:=CONCATENATE([.$P$2];[.C76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4-14</text:p>
          </table:table-cell>
          <table:table-cell office:value-type="string" table:style-name="ce1">
            <text:p>Malasia</text:p>
          </table:table-cell>
          <table:table-cell office:value-type="float" office:value="24068397" table:formula="of:=RANDBETWEEN(10000000;100000000)" table:style-name="ce2">
            <text:p>2406839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011 Kirkland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gustin','Juan','Villeda','Villeda','personal_inteligencia_data/foto.png','1993-04-14','Malasia',24068397,'verde claro','8011 Kirkland Road','2035-05-09 07:00:00' )::alias_ty)"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table:style-name="ce1">
            <text:p>UPDATE personal_inteligencia SET aliases = array_append(aliases, ROW( 'Agustin','Juan','Villeda','Villeda','personal_inteligencia_data/foto.png','1993-04-14','Malasia',24068397,'verde claro','8011 Kirkland Road','2035-05-09 07:00:00' )::alias_ty)</text:p>
          </table:table-cell>
          <table:table-cell office:value-type="string" office:string-value=" WHERE id =46;" table:formula="of:=CONCATENATE([.$P$2];[.C77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4-26</text:p>
          </table:table-cell>
          <table:table-cell office:value-type="string" table:style-name="ce1">
            <text:p>Holanda</text:p>
          </table:table-cell>
          <table:table-cell office:value-type="float" office:value="26843425" table:formula="of:=RANDBETWEEN(10000000;100000000)" table:style-name="ce2">
            <text:p>26843425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201 Old Arrowhea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Guadalupe','Santana','Sifuentes','personal_inteligencia_data/foto.png','1983-04-26','Holanda',26843425,'verde claro','8201 Old Arrowhead Street','2035-05-09 07:00:00' )::alias_ty)"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table:style-name="ce1">
            <text:p>UPDATE personal_inteligencia SET aliases = array_append(aliases, ROW( 'Bernarda','Guadalupe','Santana','Sifuentes','personal_inteligencia_data/foto.png','1983-04-26','Holanda',26843425,'verde claro','8201 Old Arrowhead Street','2035-05-09 07:00:00' )::alias_ty)</text:p>
          </table:table-cell>
          <table:table-cell office:value-type="string" office:string-value=" WHERE id =48;" table:formula="of:=CONCATENATE([.$P$2];[.C78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7-22</text:p>
          </table:table-cell>
          <table:table-cell office:value-type="string" table:style-name="ce1">
            <text:p>Zimbabue</text:p>
          </table:table-cell>
          <table:table-cell office:value-type="float" office:value="44210022" table:formula="of:=RANDBETWEEN(10000000;100000000)" table:style-name="ce2">
            <text:p>4421002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351 E. Young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Maximo','Segura','Solorzano','personal_inteligencia_data/foto.png','1969-07-22','Zimbabue',44210022,'marrón oscuro','8351 E. Young St.','2035-05-09 07:00:00' )::alias_ty)"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table:style-name="ce1">
            <text:p>UPDATE personal_inteligencia SET aliases = array_append(aliases, ROW( 'Benedicto','Maximo','Segura','Solorzano','personal_inteligencia_data/foto.png','1969-07-22','Zimbabue',44210022,'marrón oscuro','8351 E. Young St.','2035-05-09 07:00:00' )::alias_ty)</text:p>
          </table:table-cell>
          <table:table-cell office:value-type="string" office:string-value=" WHERE id =50;" table:formula="of:=CONCATENATE([.$P$2];[.C79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1-17</text:p>
          </table:table-cell>
          <table:table-cell office:value-type="string" table:style-name="ce1">
            <text:p>Holanda</text:p>
          </table:table-cell>
          <table:table-cell office:value-type="float" office:value="40443574" table:formula="of:=RANDBETWEEN(10000000;100000000)" table:style-name="ce2">
            <text:p>40443574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466 Lakeview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Hercules','Tafoya','Tolentino','personal_inteligencia_data/foto.png','1975-01-17','Holanda',40443574,'verde claro','8466 Lakeview Street','2035-05-09 07:00:00' )::alias_ty)"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table:style-name="ce1">
            <text:p>UPDATE personal_inteligencia SET aliases = array_append(aliases, ROW( 'Arturo','Hercules','Tafoya','Tolentino','personal_inteligencia_data/foto.png','1975-01-17','Holanda',40443574,'verde claro','8466 Lakeview Street','2035-05-09 07:00:00' )::alias_ty)</text:p>
          </table:table-cell>
          <table:table-cell office:value-type="string" office:string-value=" WHERE id =52;" table:formula="of:=CONCATENATE([.$P$2];[.C80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09-23</text:p>
          </table:table-cell>
          <table:table-cell office:value-type="string" table:style-name="ce1">
            <text:p>Malasia</text:p>
          </table:table-cell>
          <table:table-cell office:value-type="float" office:value="27249929" table:formula="of:=RANDBETWEEN(10000000;100000000)" table:style-name="ce2">
            <text:p>2724992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487 W. Foxru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enda','Isabella','Salgado','Santiago','personal_inteligencia_data/foto.png','2010-09-23','Malasia',27249929,'marrón oscuro','8487 W. Foxrun Street','2035-05-09 07:00:00' )::alias_ty)"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table:style-name="ce1">
            <text:p>UPDATE personal_inteligencia SET aliases = array_append(aliases, ROW( 'Brenda','Isabella','Salgado','Santiago','personal_inteligencia_data/foto.png','2010-09-23','Malasia',27249929,'marrón oscuro','8487 W. Foxrun Street','2035-05-09 07:00:00' )::alias_ty)</text:p>
          </table:table-cell>
          <table:table-cell office:value-type="string" office:string-value=" WHERE id =54;" table:formula="of:=CONCATENATE([.$P$2];[.C81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11-11</text:p>
          </table:table-cell>
          <table:table-cell office:value-type="string" table:style-name="ce1">
            <text:p>Argentina</text:p>
          </table:table-cell>
          <table:table-cell office:value-type="float" office:value="87907805" table:formula="of:=RANDBETWEEN(10000000;100000000)" table:style-name="ce2">
            <text:p>8790780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58 Frankli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a','Calixtrato','Sorto','Tello','personal_inteligencia_data/foto.png','1985-11-11','Argentina',87907805,'marrón oscuro','858 Franklin Drive','2035-05-09 07:00:00' )::alias_ty)"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table:style-name="ce1">
            <text:p>UPDATE personal_inteligencia SET aliases = array_append(aliases, ROW( 'Aurelia','Calixtrato','Sorto','Tello','personal_inteligencia_data/foto.png','1985-11-11','Argentina',87907805,'marrón oscuro','858 Franklin Drive','2035-05-09 07:00:00' )::alias_ty)</text:p>
          </table:table-cell>
          <table:table-cell office:value-type="string" office:string-value=" WHERE id =56;" table:formula="of:=CONCATENATE([.$P$2];[.C82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4-03</text:p>
          </table:table-cell>
          <table:table-cell office:value-type="string" table:style-name="ce1">
            <text:p>Malasia</text:p>
          </table:table-cell>
          <table:table-cell office:value-type="float" office:value="82777092" table:formula="of:=RANDBETWEEN(10000000;100000000)" table:style-name="ce2">
            <text:p>82777092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794 Old Cobbleston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Eneida','Torres','Valerio','personal_inteligencia_data/foto.png','2000-04-03','Malasia',82777092,'verde claro','8794 Old Cobblestone Ave.','2035-05-09 07:00:00' )::alias_ty)"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table:style-name="ce1">
            <text:p>UPDATE personal_inteligencia SET aliases = array_append(aliases, ROW( 'Anastasia','Eneida','Torres','Valerio','personal_inteligencia_data/foto.png','2000-04-03','Malasia',82777092,'verde claro','8794 Old Cobblestone Ave.','2035-05-09 07:00:00' )::alias_ty)</text:p>
          </table:table-cell>
          <table:table-cell office:value-type="string" office:string-value=" WHERE id =58;" table:formula="of:=CONCATENATE([.$P$2];[.C83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05</text:p>
          </table:table-cell>
          <table:table-cell office:value-type="string" table:style-name="ce1">
            <text:p>Argentina</text:p>
          </table:table-cell>
          <table:table-cell office:value-type="float" office:value="12583131" table:formula="of:=RANDBETWEEN(10000000;100000000)" table:style-name="ce2">
            <text:p>1258313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84 Glenridg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o','Corania','Solorio','Tejeda','personal_inteligencia_data/foto.png','1996-01-05','Argentina',12583131,'verde oscuro','884 Glenridge Ave.','2035-05-09 07:00:00' )::alias_ty)"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table:style-name="ce1">
            <text:p>UPDATE personal_inteligencia SET aliases = array_append(aliases, ROW( 'Aurelio','Corania','Solorio','Tejeda','personal_inteligencia_data/foto.png','1996-01-05','Argentina',12583131,'verde oscuro','884 Glenridge Ave.','2035-05-09 07:00:00' )::alias_ty)</text:p>
          </table:table-cell>
          <table:table-cell office:value-type="string" office:string-value=" WHERE id =60;" table:formula="of:=CONCATENATE([.$P$2];[.C84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7-24</text:p>
          </table:table-cell>
          <table:table-cell office:value-type="string" table:style-name="ce1">
            <text:p>Argentina</text:p>
          </table:table-cell>
          <table:table-cell office:value-type="float" office:value="26692903" table:formula="of:=RANDBETWEEN(10000000;100000000)" table:style-name="ce2">
            <text:p>26692903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93 South Stonybrook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erica','Rosaura','Valdez','Valles','personal_inteligencia_data/foto.png','1990-07-24','Argentina',26692903,'verde oscuro','893 South Stonybrook Dr.','2035-05-09 07:00:00' )::alias_ty)"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table:style-name="ce1">
            <text:p>UPDATE personal_inteligencia SET aliases = array_append(aliases, ROW( 'America','Rosaura','Valdez','Valles','personal_inteligencia_data/foto.png','1990-07-24','Argentina',26692903,'verde oscuro','893 South Stonybrook Dr.','2035-05-09 07:00:00' )::alias_ty)</text:p>
          </table:table-cell>
          <table:table-cell office:value-type="string" office:string-value=" WHERE id =62;" table:formula="of:=CONCATENATE([.$P$2];[.C85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9-06</text:p>
          </table:table-cell>
          <table:table-cell office:value-type="string" table:style-name="ce1">
            <text:p>Taiwán</text:p>
          </table:table-cell>
          <table:table-cell office:value-type="float" office:value="80053693" table:formula="of:=RANDBETWEEN(10000000;100000000)" table:style-name="ce2">
            <text:p>80053693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8966 High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','Veronica','Umana','Vallejo','personal_inteligencia_data/foto.png','1994-09-06','Taiwán',80053693,'azul claro','8966 High Drive','2035-05-09 07:00:00' )::alias_ty)"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table:style-name="ce1">
            <text:p>UPDATE personal_inteligencia SET aliases = array_append(aliases, ROW( 'Ana','Veronica','Umana','Vallejo','personal_inteligencia_data/foto.png','1994-09-06','Taiwán',80053693,'azul claro','8966 High Drive','2035-05-09 07:00:00' )::alias_ty)</text:p>
          </table:table-cell>
          <table:table-cell office:value-type="string" office:string-value=" WHERE id =64;" table:formula="of:=CONCATENATE([.$P$2];[.C86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3-05</text:p>
          </table:table-cell>
          <table:table-cell office:value-type="string" table:style-name="ce1">
            <text:p>Groenlandia</text:p>
          </table:table-cell>
          <table:table-cell office:value-type="float" office:value="26700317" table:formula="of:=RANDBETWEEN(10000000;100000000)" table:style-name="ce2">
            <text:p>26700317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036 Harve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nda','Tulio','Vallejo','Velasquez','personal_inteligencia_data/foto.png','1982-03-05','Groenlandia',26700317,'marrón claro','9036 Harvey Street','2035-05-09 07:00:00' )::alias_ty)"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table:style-name="ce1">
            <text:p>UPDATE personal_inteligencia SET aliases = array_append(aliases, ROW( 'Amanda','Tulio','Vallejo','Velasquez','personal_inteligencia_data/foto.png','1982-03-05','Groenlandia',26700317,'marrón claro','9036 Harvey Street','2035-05-09 07:00:00' )::alias_ty)</text:p>
          </table:table-cell>
          <table:table-cell office:value-type="string" office:string-value=" WHERE id =66;" table:formula="of:=CONCATENATE([.$P$2];[.C87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1-26</text:p>
          </table:table-cell>
          <table:table-cell office:value-type="string" table:style-name="ce1">
            <text:p>Groenlandia</text:p>
          </table:table-cell>
          <table:table-cell office:value-type="float" office:value="69024708" table:formula="of:=RANDBETWEEN(10000000;100000000)" table:style-name="ce2">
            <text:p>6902470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17 Ketch Harbou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Michael','Santamaria','Servin','personal_inteligencia_data/foto.png','1990-01-26','Groenlandia',69024708,'azul oscuro','917 Ketch Harbour St.','2035-05-09 07:00:00' )::alias_ty)"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table:style-name="ce1">
            <text:p>UPDATE personal_inteligencia SET aliases = array_append(aliases, ROW( 'Bernarda','Michael','Santamaria','Servin','personal_inteligencia_data/foto.png','1990-01-26','Groenlandia',69024708,'azul oscuro','917 Ketch Harbour St.','2035-05-09 07:00:00' )::alias_ty)</text:p>
          </table:table-cell>
          <table:table-cell office:value-type="string" office:string-value=" WHERE id =68;" table:formula="of:=CONCATENATE([.$P$2];[.C88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1-08-22</text:p>
          </table:table-cell>
          <table:table-cell office:value-type="string" table:style-name="ce1">
            <text:p>Groenlandia</text:p>
          </table:table-cell>
          <table:table-cell office:value-type="float" office:value="25393327" table:formula="of:=RANDBETWEEN(10000000;100000000)" table:style-name="ce2">
            <text:p>25393327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05 Cars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trudis','Saida','Sandoval','Serrato','personal_inteligencia_data/foto.png','1991-08-22','Groenlandia',25393327,'marrón claro','9205 Carson Street','2035-05-09 07:00:00' )::alias_ty)"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table:style-name="ce1">
            <text:p>UPDATE personal_inteligencia SET aliases = array_append(aliases, ROW( 'Bertrudis','Saida','Sandoval','Serrato','personal_inteligencia_data/foto.png','1991-08-22','Groenlandia',25393327,'marrón claro','9205 Carson Street','2035-05-09 07:00:00' )::alias_ty)</text:p>
          </table:table-cell>
          <table:table-cell office:value-type="string" office:string-value=" WHERE id =70;" table:formula="of:=CONCATENATE([.$P$2];[.C89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9-20</text:p>
          </table:table-cell>
          <table:table-cell office:value-type="string" table:style-name="ce1">
            <text:p>Zimbabue</text:p>
          </table:table-cell>
          <table:table-cell office:value-type="float" office:value="54484330" table:formula="of:=RANDBETWEEN(10000000;100000000)" table:style-name="ce2">
            <text:p>54484330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2 North Brow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Klement','Serna','Sosa','personal_inteligencia_data/foto.png','1965-09-20','Zimbabue',54484330,'marrón claro','922 North Brown Street','2035-05-09 07:00:00' )::alias_ty)"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table:style-name="ce1">
            <text:p>UPDATE personal_inteligencia SET aliases = array_append(aliases, ROW( 'Benedicto','Klement','Serna','Sosa','personal_inteligencia_data/foto.png','1965-09-20','Zimbabue',54484330,'marrón claro','922 North Brown Street','2035-05-09 07:00:00' )::alias_ty)</text:p>
          </table:table-cell>
          <table:table-cell office:value-type="string" office:string-value=" WHERE id =72;" table:formula="of:=CONCATENATE([.$P$2];[.C90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03</text:p>
          </table:table-cell>
          <table:table-cell office:value-type="string" table:style-name="ce1">
            <text:p>Irlanda</text:p>
          </table:table-cell>
          <table:table-cell office:value-type="float" office:value="11711330" table:formula="of:=RANDBETWEEN(10000000;100000000)" table:style-name="ce2">
            <text:p>11711330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414 Fawn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icia','Jaime','Valverde','Veliz','personal_inteligencia_data/foto.png','1975-06-03','Irlanda',11711330,'verde claro','9414 Fawn St.','2035-05-09 07:00:00' )::alias_ty)"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table:style-name="ce1">
            <text:p>UPDATE personal_inteligencia SET aliases = array_append(aliases, ROW( 'Alicia','Jaime','Valverde','Veliz','personal_inteligencia_data/foto.png','1975-06-03','Irlanda',11711330,'verde claro','9414 Fawn St.','2035-05-09 07:00:00' )::alias_ty)</text:p>
          </table:table-cell>
          <table:table-cell office:value-type="string" office:string-value=" WHERE id =74;" table:formula="of:=CONCATENATE([.$P$2];[.C91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0-27</text:p>
          </table:table-cell>
          <table:table-cell office:value-type="string" table:style-name="ce1">
            <text:p>Holanda</text:p>
          </table:table-cell>
          <table:table-cell office:value-type="float" office:value="88658885" table:formula="of:=RANDBETWEEN(10000000;100000000)" table:style-name="ce2">
            <text:p>88658885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44 Shadow Brook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tagracia','Paulo','Valles','Velazquez','personal_inteligencia_data/foto.png','1975-10-27','Holanda',88658885,'azul oscuro','944 Shadow Brook Ave.','2035-05-09 07:00:00' )::alias_ty)"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table:style-name="ce1">
            <text:p>UPDATE personal_inteligencia SET aliases = array_append(aliases, ROW( 'Altagracia','Paulo','Valles','Velazquez','personal_inteligencia_data/foto.png','1975-10-27','Holanda',88658885,'azul oscuro','944 Shadow Brook Ave.','2035-05-09 07:00:00' )::alias_ty)</text:p>
          </table:table-cell>
          <table:table-cell office:value-type="string" office:string-value=" WHERE id =76;" table:formula="of:=CONCATENATE([.$P$2];[.C92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1-11-20</text:p>
          </table:table-cell>
          <table:table-cell office:value-type="string" table:style-name="ce1">
            <text:p>Irlanda</text:p>
          </table:table-cell>
          <table:table-cell office:value-type="float" office:value="14531682" table:formula="of:=RANDBETWEEN(10000000;100000000)" table:style-name="ce2">
            <text:p>1453168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54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jamin','Felix','Santillan','Sifuentes','personal_inteligencia_data/foto.png','1981-11-20','Irlanda',14531682,'marrón oscuro','954 Lyme Road','2035-05-09 07:00:00' )::alias_ty)"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table:style-name="ce1">
            <text:p>UPDATE personal_inteligencia SET aliases = array_append(aliases, ROW( 'Benjamin','Felix','Santillan','Sifuentes','personal_inteligencia_data/foto.png','1981-11-20','Irlanda',14531682,'marrón oscuro','954 Lyme Road','2035-05-09 07:00:00' )::alias_ty)</text:p>
          </table:table-cell>
          <table:table-cell office:value-type="string" office:string-value=" WHERE id =78;" table:formula="of:=CONCATENATE([.$P$2];[.C93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7</text:p>
          </table:table-cell>
          <table:table-cell office:value-type="string" table:style-name="ce1">
            <text:p>Uganda</text:p>
          </table:table-cell>
          <table:table-cell office:value-type="float" office:value="41867030" table:formula="of:=RANDBETWEEN(10000000;100000000)" table:style-name="ce2">
            <text:p>4186703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552 Beach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Lincoln','Toledo','Valdivia','personal_inteligencia_data/foto.png','2002-05-07','Uganda',41867030,'azul oscuro','9552 Beach Ave.','2035-05-09 07:00:00' )::alias_ty)"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table:style-name="ce1">
            <text:p>UPDATE personal_inteligencia SET aliases = array_append(aliases, ROW( 'Andres','Lincoln','Toledo','Valdivia','personal_inteligencia_data/foto.png','2002-05-07','Uganda',41867030,'azul oscuro','9552 Beach Ave.','2035-05-09 07:00:00' )::alias_ty)</text:p>
          </table:table-cell>
          <table:table-cell office:value-type="string" office:string-value=" WHERE id =80;" table:formula="of:=CONCATENATE([.$P$2];[.C94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11-25</text:p>
          </table:table-cell>
          <table:table-cell office:value-type="string" table:style-name="ce1">
            <text:p>Zimbabue</text:p>
          </table:table-cell>
          <table:table-cell office:value-type="float" office:value="79329244" table:formula="of:=RANDBETWEEN(10000000;100000000)" table:style-name="ce2">
            <text:p>79329244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9619 Jennings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Mabel','Verduzco','Viera','personal_inteligencia_data/foto.png','2010-11-25','Zimbabue',79329244,'verde oscuro','9619 Jennings Rd.','2035-05-09 07:00:00' )::alias_ty)"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table:style-name="ce1">
            <text:p>UPDATE personal_inteligencia SET aliases = array_append(aliases, ROW( 'Alba','Mabel','Verduzco','Viera','personal_inteligencia_data/foto.png','2010-11-25','Zimbabue',79329244,'verde oscuro','9619 Jennings Rd.','2035-05-09 07:00:00' )::alias_ty)</text:p>
          </table:table-cell>
          <table:table-cell office:value-type="string" office:string-value=" WHERE id =82;" table:formula="of:=CONCATENATE([.$P$2];[.C95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23</text:p>
          </table:table-cell>
          <table:table-cell office:value-type="string" table:style-name="ce1">
            <text:p>Groenlandia</text:p>
          </table:table-cell>
          <table:table-cell office:value-type="float" office:value="47219385" table:formula="of:=RANDBETWEEN(10000000;100000000)" table:style-name="ce2">
            <text:p>47219385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62 St Paul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ra','Alan','Valerio','Velarde','personal_inteligencia_data/foto.png','1989-03-23','Groenlandia',47219385,'marrón oscuro','962 St Paul St.','2035-05-09 07:00:00' )::alias_ty)"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table:style-name="ce1">
            <text:p>UPDATE personal_inteligencia SET aliases = array_append(aliases, ROW( 'Amara','Alan','Valerio','Velarde','personal_inteligencia_data/foto.png','1989-03-23','Groenlandia',47219385,'marrón oscuro','962 St Paul St.','2035-05-09 07:00:00' )::alias_ty)</text:p>
          </table:table-cell>
          <table:table-cell office:value-type="string" office:string-value=" WHERE id =84;" table:formula="of:=CONCATENATE([.$P$2];[.C96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5-23</text:p>
          </table:table-cell>
          <table:table-cell office:value-type="string" table:style-name="ce1">
            <text:p>Uganda</text:p>
          </table:table-cell>
          <table:table-cell office:value-type="float" office:value="82763833" table:formula="of:=RANDBETWEEN(10000000;100000000)" table:style-name="ce2">
            <text:p>82763833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822 High No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lla','Orosio','Serrano','Suarez','personal_inteligencia_data/foto.png','2011-05-23','Uganda',82763833,'azul oscuro','9822 High Noon Street','2035-05-09 07:00:00' )::alias_ty)"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table:style-name="ce1">
            <text:p>UPDATE personal_inteligencia SET aliases = array_append(aliases, ROW( 'Bella','Orosio','Serrano','Suarez','personal_inteligencia_data/foto.png','2011-05-23','Uganda',82763833,'azul oscuro','9822 High Noon Street','2035-05-09 07:00:00' )::alias_ty)</text:p>
          </table:table-cell>
          <table:table-cell office:value-type="string" office:string-value=" WHERE id =86;" table:formula="of:=CONCATENATE([.$P$2];[.C97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4-04-26</text:p>
          </table:table-cell>
          <table:table-cell office:value-type="string" table:style-name="ce1">
            <text:p>Groenlandia</text:p>
          </table:table-cell>
          <table:table-cell office:value-type="float" office:value="77624455" table:formula="of:=RANDBETWEEN(10000000;100000000)" table:style-name="ce2">
            <text:p>77624455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951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tenea','Cesar','Suarez','Thomas','personal_inteligencia_data/foto.png','1984-04-26','Groenlandia',77624455,'marrón claro','9951 Lyme Road','2035-05-09 07:00:00' )::alias_ty)"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table:style-name="ce1">
            <text:p>UPDATE personal_inteligencia SET aliases = array_append(aliases, ROW( 'Atenea','Cesar','Suarez','Thomas','personal_inteligencia_data/foto.png','1984-04-26','Groenlandia',77624455,'marrón claro','9951 Lyme Road','2035-05-09 07:00:00' )::alias_ty)</text:p>
          </table:table-cell>
          <table:table-cell office:value-type="string" office:string-value=" WHERE id =88;" table:formula="of:=CONCATENATE([.$P$2];[.C98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10-31</text:p>
          </table:table-cell>
          <table:table-cell office:value-type="string" table:style-name="ce1">
            <text:p>Groenlandia</text:p>
          </table:table-cell>
          <table:table-cell office:value-type="float" office:value="60096313" table:formula="of:=RANDBETWEEN(10000000;100000000)" table:style-name="ce2">
            <text:p>6009631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Atlantic City, NJ 084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Zamira','Wright','Zamora','personal_inteligencia_data/foto.png','1977-10-31','Groenlandia',60096313,'marrón oscuro','Atlantic City, NJ 08401','2035-05-09 07:00:00' )::alias_ty)"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table:style-name="ce1">
            <text:p>UPDATE personal_inteligencia SET aliases = array_append(aliases, ROW( 'Adria','Zamira','Wright','Zamora','personal_inteligencia_data/foto.png','1977-10-31','Groenlandia',60096313,'marrón oscuro','Atlantic City, NJ 08401','2035-05-09 07:00:00' )::alias_ty)</text:p>
          </table:table-cell>
          <table:table-cell office:value-type="string" office:string-value=" WHERE id =90;" table:formula="of:=CONCATENATE([.$P$2];[.C99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4-19</text:p>
          </table:table-cell>
          <table:table-cell office:value-type="string" table:style-name="ce1">
            <text:p>Holanda</text:p>
          </table:table-cell>
          <table:table-cell office:value-type="float" office:value="90008951" table:formula="of:=RANDBETWEEN(10000000;100000000)" table:style-name="ce2">
            <text:p>9000895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hattanooga, TN 3742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an','Tarsicio','Zavala','Zarate','personal_inteligencia_data/foto.png','1971-04-19','Holanda',90008951,'azul oscuro','Chattanooga, TN 37421','2035-05-09 07:00:00' )::alias_ty)"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table:style-name="ce1">
            <text:p>UPDATE personal_inteligencia SET aliases = array_append(aliases, ROW( 'Adan','Tarsicio','Zavala','Zarate','personal_inteligencia_data/foto.png','1971-04-19','Holanda',90008951,'azul oscuro','Chattanooga, TN 37421','2035-05-09 07:00:00' )::alias_ty)</text:p>
          </table:table-cell>
          <table:table-cell office:value-type="string" office:string-value=" WHERE id =92;" table:formula="of:=CONCATENATE([.$P$2];[.C100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5-13</text:p>
          </table:table-cell>
          <table:table-cell office:value-type="string" table:style-name="ce1">
            <text:p>Irlanda</text:p>
          </table:table-cell>
          <table:table-cell office:value-type="float" office:value="99443023" table:formula="of:=RANDBETWEEN(10000000;100000000)" table:style-name="ce2">
            <text:p>9944302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eland, NC 2845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bigail','Soledad','Zepeda','Zepeda','personal_inteligencia_data/foto.png','1966-05-13','Irlanda',99443023,'verde claro','Leland, NC 28451','2035-05-09 07:00:00' )::alias_ty)"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table:style-name="ce1">
            <text:p>UPDATE personal_inteligencia SET aliases = array_append(aliases, ROW( 'Abigail','Soledad','Zepeda','Zepeda','personal_inteligencia_data/foto.png','1966-05-13','Irlanda',99443023,'verde claro','Leland, NC 28451','2035-05-09 07:00:00' )::alias_ty)</text:p>
          </table:table-cell>
          <table:table-cell office:value-type="string" office:string-value=" WHERE id =94;" table:formula="of:=CONCATENATE([.$P$2];[.C101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5-19</text:p>
          </table:table-cell>
          <table:table-cell office:value-type="string" table:style-name="ce1">
            <text:p>Argentina</text:p>
          </table:table-cell>
          <table:table-cell office:value-type="float" office:value="85545615" table:formula="of:=RANDBETWEEN(10000000;100000000)" table:style-name="ce2">
            <text:p>85545615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c Lean, VA 221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Eduviges','Ward','Zambrano','personal_inteligencia_data/foto.png','1980-05-19','Argentina',85545615,'verde oscuro','Mc Lean, VA 22101','2035-05-09 07:00:00' )::alias_ty)"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table:style-name="ce1">
            <text:p>UPDATE personal_inteligencia SET aliases = array_append(aliases, ROW( 'Adria','Eduviges','Ward','Zambrano','personal_inteligencia_data/foto.png','1980-05-19','Argentina',85545615,'verde oscuro','Mc Lean, VA 22101','2035-05-09 07:00:00' )::alias_ty)</text:p>
          </table:table-cell>
          <table:table-cell office:value-type="string" office:string-value=" WHERE id =96;" table:formula="of:=CONCATENATE([.$P$2];[.C102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10-08</text:p>
          </table:table-cell>
          <table:table-cell office:value-type="string" table:style-name="ce1">
            <text:p>Argentina</text:p>
          </table:table-cell>
          <table:table-cell office:value-type="float" office:value="49913374" table:formula="of:=RANDBETWEEN(10000000;100000000)" table:style-name="ce2">
            <text:p>49913374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Patchogue, NY 11772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','Constantino','Walker','White','personal_inteligencia_data/foto.png','1982-10-08','Argentina',49913374,'azul claro','Patchogue, NY 11772','2035-05-09 07:00:00' )::alias_ty)"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table:style-name="ce1">
            <text:p>UPDATE personal_inteligencia SET aliases = array_append(aliases, ROW( 'Adrian','Constantino','Walker','White','personal_inteligencia_data/foto.png','1982-10-08','Argentina',49913374,'azul claro','Patchogue, NY 11772','2035-05-09 07:00:00' )::alias_ty)</text:p>
          </table:table-cell>
          <table:table-cell office:value-type="string" office:string-value=" WHERE id =98;" table:formula="of:=CONCATENATE([.$P$2];[.C103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0-04</text:p>
          </table:table-cell>
          <table:table-cell office:value-type="string" table:style-name="ce1">
            <text:p>Holanda</text:p>
          </table:table-cell>
          <table:table-cell office:value-type="float" office:value="40823322" table:formula="of:=RANDBETWEEN(10000000;100000000)" table:style-name="ce2">
            <text:p>40823322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Peachtree City, GA 30269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olfo','Berenice','Zacarias','Zaragoza','personal_inteligencia_data/foto.png','1974-10-04','Holanda',40823322,'marrón claro','Peachtree City, GA 30269','2035-05-09 07:00:00' )::alias_ty)"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table:style-name="ce1">
            <text:p>UPDATE personal_inteligencia SET aliases = array_append(aliases, ROW( 'Adolfo','Berenice','Zacarias','Zaragoza','personal_inteligencia_data/foto.png','1974-10-04','Holanda',40823322,'marrón claro','Peachtree City, GA 30269','2035-05-09 07:00:00' )::alias_ty)</text:p>
          </table:table-cell>
          <table:table-cell office:value-type="string" office:string-value=" WHERE id =100;" table:formula="of:=CONCATENATE([.$P$2];[.C104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10-13</text:p>
          </table:table-cell>
          <table:table-cell office:value-type="string" table:style-name="ce1">
            <text:p>Taiwán</text:p>
          </table:table-cell>
          <table:table-cell office:value-type="float" office:value="41959384" table:formula="of:=RANDBETWEEN(10000000;100000000)" table:style-name="ce2">
            <text:p>4195938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Unit 7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a','Eliana','Villeda','Ward','personal_inteligencia_data/foto.png','1987-10-13','Taiwán',41959384,'marrón oscuro','Unit 7','2035-05-09 07:00:00' )::alias_ty)"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table:style-name="ce1">
            <text:p>UPDATE personal_inteligencia SET aliases = array_append(aliases, ROW( 'Adriana','Eliana','Villeda','Ward','personal_inteligencia_data/foto.png','1987-10-13','Taiwán',41959384,'marrón oscuro','Unit 7','2035-05-09 07:00:00' )::alias_ty)</text:p>
          </table:table-cell>
          <table:table-cell office:value-type="string" office:string-value=" WHERE id =102;" table:formula="of:=CONCATENATE([.$P$2];[.C105];&quot;;&quot;)" table:style-name="ce1">
            <text:p><text:s/>WHERE id =102;</text:p>
          </table:table-cell>
          <table:table-cell table:number-columns-repeated="16366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3" table:style-name="ro5">
          <table:table-cell table:number-columns-repeated="2" table:style-name="ce4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3" table:style-name="ro5">
          <table:table-cell table:number-columns-repeated="10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15" table:style-name="ro5">
          <table:table-cell table:number-columns-repeated="10"/>
          <table:table-cell table:style-name="ce11"/>
          <table:table-cell table:number-columns-repeated="3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2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8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37"/>
          <table:table-cell table:number-columns-repeated="16368"/>
        </table:table-row>
        <table:table-row table:number-rows-repeated="56" table:style-name="ro5">
          <table:table-cell table:number-columns-repeated="14"/>
          <table:table-cell table:style-name="ce14"/>
          <table:table-cell table:number-columns-repeated="16369"/>
        </table:table-row>
        <table:table-row table:number-rows-repeated="1048357" table:style-name="ro5">
          <table:table-cell table:number-columns-repeated="16384"/>
        </table:table-row>
        <table:table-row table:number-rows-repeated="3" table:style-name="ro6">
          <table:table-cell table:number-columns-repeated="16384"/>
        </table:table-row>
      </table:table>
      <table:table table:name="HIST_CARGO" table:style-name="ta3"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6" table:default-cell-style-name="ce3"/>
        <table:table-column table:style-name="co58" table:default-cell-style-name="ce1"/>
        <table:table-column table:style-name="co57" table:default-cell-style-name="ce1"/>
        <table:table-column table:style-name="co59" table:default-cell-style-name="ce1"/>
        <table:table-column table:style-name="co32" table:default-cell-style-name="ce3"/>
        <table:table-column table:style-name="co60" table:default-cell-style-name="ce42"/>
        <table:table-column table:style-name="co61" table:default-cell-style-name="ce1"/>
        <table:table-column table:style-name="co62" table:default-cell-style-name="ce1"/>
        <table:table-column table:style-name="co59" table:default-cell-style-name="ce42"/>
        <table:table-column table:style-name="co63" table:default-cell-style-name="ce42"/>
        <table:table-column table:style-name="co64" table:default-cell-style-name="ce4"/>
        <table:table-column table:style-name="co37" table:default-cell-style-name="ce1"/>
        <table:table-column table:style-name="co16" table:default-cell-style-name="ce1"/>
        <table:table-column table:style-name="co65" table:default-cell-style-name="ce1"/>
        <table:table-column table:style-name="co66" table:number-columns-repeated="1006" table:default-cell-style-name="ce1"/>
        <table:table-column table:style-name="co7" table:number-columns-repeated="15361" table:default-cell-style-name="ce1"/>
        <table:table-row table:style-name="ro7">
          <table:table-cell table:number-columns-repeated="16384"/>
        </table:table-row>
        <table:table-row table:style-name="ro7">
          <table:table-cell office:value-type="string" table:style-name="ce43">
            <text:p>primer_nombre</text:p>
          </table:table-cell>
          <table:table-cell office:value-type="string" table:style-name="ce43">
            <text:p>primer_apellido</text:p>
          </table:table-cell>
          <table:table-cell office:value-type="string" table:style-name="ce43">
            <text:p>fecha_nacimiento</text:p>
          </table:table-cell>
          <table:table-cell office:value-type="string" table:style-name="ce43">
            <text:p>class_seguridad</text:p>
          </table:table-cell>
          <table:table-cell office:value-type="string" table:style-name="ce6">
            <text:p>fk_lugar</text:p>
          </table:table-cell>
          <table:table-cell office:value-type="string" table:style-name="ce4">
            <text:p>Columna1</text:p>
          </table:table-cell>
          <table:table-cell office:value-type="string" table:style-name="ce4">
            <text:p>Columna2</text:p>
          </table:table-cell>
          <table:table-cell office:value-type="string" table:style-name="ce43">
            <text:p>Columna3</text:p>
          </table:table-cell>
          <table:table-cell office:value-type="string" table:style-name="ce44">
            <text:p>n</text:p>
          </table:table-cell>
          <table:table-cell office:value-type="string" table:style-name="ce5">
            <text:p>fk_personal_inteligencia</text:p>
          </table:table-cell>
          <table:table-cell office:value-type="string" table:style-name="ce8">
            <text:p>cargo</text:p>
          </table:table-cell>
          <table:table-cell office:value-type="string" table:style-name="ce44">
            <text:p>fk_estacion</text:p>
          </table:table-cell>
          <table:table-cell office:value-type="string" table:style-name="ce44">
            <text:p>fk_oficina_principal</text:p>
          </table:table-cell>
          <table:table-cell office:value-type="string" table:style-name="ce45">
            <text:p>fk_empleado_jefe</text:p>
          </table:table-cell>
          <table:table-cell office:value-type="string" table:style-name="ce38">
            <text:p>fecha_inicio</text:p>
          </table:table-cell>
          <table:table-cell office:value-type="string" table:style-name="ce38">
            <text:p>fecha_fin</text:p>
          </table:table-cell>
          <table:table-cell office:value-type="string" table:style-name="ce38">
            <text:p>INSERT INTO HIST_CARGO (fecha_inicio, fecha_fin, cargo, <text:s/>fk_personal_inteligencia, fk_estacion, fk_oficina_principal) VALUES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lorentina'</text:p>
          </table:table-cell>
          <table:table-cell office:value-type="string" table:style-name="ce3">
            <text:p>'Landa'</text:p>
          </table:table-cell>
          <table:table-cell office:value-type="string" table:style-name="ce39">
            <text:p>1993-03-05</text:p>
          </table:table-cell>
          <table:table-cell office:value-type="string" table:style-name="ce3">
            <text:p>top_secret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" table:style-name="ce42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,1,1)," table:formula="of:=CONCATENATE(&quot;('&quot;;[.O3];&quot;','&quot;;[.P3];&quot;','&quot;;[.K3];&quot;',&quot;;[.J3];&quot;,&quot;;[.L3];&quot;,&quot;;[.M3];&quot;),&quot;)" table:style-name="ce1">
            <text:p>('2034-01-05 01:00:00','2035-03-09 07:00:00','agente',1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ibertad'</text:p>
          </table:table-cell>
          <table:table-cell office:value-type="string" table:style-name="ce3">
            <text:p>'Casas'</text:p>
          </table:table-cell>
          <table:table-cell office:value-type="string" table:style-name="ce39">
            <text:p>1998-11-21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3" table:style-name="ce42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,1,1)," table:formula="of:=CONCATENATE(&quot;('&quot;;[.O4];&quot;','&quot;;[.P4];&quot;','&quot;;[.K4];&quot;',&quot;;[.J4];&quot;,&quot;;[.L4];&quot;,&quot;;[.M4];&quot;),&quot;)" table:style-name="ce1">
            <text:p>('2034-01-06 01:00:00','2035-03-12 07:00:00','agente',3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ntin'</text:p>
          </table:table-cell>
          <table:table-cell office:value-type="string" table:style-name="ce3">
            <text:p>'Machuca'</text:p>
          </table:table-cell>
          <table:table-cell office:value-type="string" table:style-name="ce39">
            <text:p>1993-08-25</text:p>
          </table:table-cell>
          <table:table-cell office:value-type="string" table:style-name="ce3">
            <text:p>top_secret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5" table:style-name="ce42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,2,1)," table:formula="of:=CONCATENATE(&quot;('&quot;;[.O5];&quot;','&quot;;[.P5];&quot;','&quot;;[.K5];&quot;',&quot;;[.J5];&quot;,&quot;;[.L5];&quot;,&quot;;[.M5];&quot;),&quot;)" table:style-name="ce1">
            <text:p>('2034-01-05 01:00:00','2035-03-09 07:00:00','agente',5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uno'</text:p>
          </table:table-cell>
          <table:table-cell office:value-type="string" table:style-name="ce3">
            <text:p>'Quiroga'</text:p>
          </table:table-cell>
          <table:table-cell office:value-type="string" table:style-name="ce39">
            <text:p>1998-12-03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7" table:style-name="ce42">
            <text:p>7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,2,1)," table:formula="of:=CONCATENATE(&quot;('&quot;;[.O6];&quot;','&quot;;[.P6];&quot;','&quot;;[.K6];&quot;',&quot;;[.J6];&quot;,&quot;;[.L6];&quot;,&quot;;[.M6];&quot;),&quot;)" table:style-name="ce1">
            <text:p>('2034-01-06 01:00:00','2035-03-12 07:00:00','agente',7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ienvenido'</text:p>
          </table:table-cell>
          <table:table-cell office:value-type="string" table:style-name="ce3">
            <text:p>'Martines'</text:p>
          </table:table-cell>
          <table:table-cell office:value-type="string" table:style-name="ce39">
            <text:p>1994-05-26</text:p>
          </table:table-cell>
          <table:table-cell office:value-type="string" table:style-name="ce3">
            <text:p>top_secret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9" table:style-name="ce42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,3,1)," table:formula="of:=CONCATENATE(&quot;('&quot;;[.O7];&quot;','&quot;;[.P7];&quot;','&quot;;[.K7];&quot;',&quot;;[.J7];&quot;,&quot;;[.L7];&quot;,&quot;;[.M7];&quot;),&quot;)" table:style-name="ce1">
            <text:p>('2034-01-05 01:00:00','2035-03-09 07:00:00','agente',9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garito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2000-03-09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1" table:style-name="ce42">
            <text:p>1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1,3,1)," table:formula="of:=CONCATENATE(&quot;('&quot;;[.O8];&quot;','&quot;;[.P8];&quot;','&quot;;[.K8];&quot;',&quot;;[.J8];&quot;,&quot;;[.L8];&quot;,&quot;;[.M8];&quot;),&quot;)" table:style-name="ce1">
            <text:p>('2034-01-06 01:00:00','2035-03-12 07:00:00','agente',11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ntiago'</text:p>
          </table:table-cell>
          <table:table-cell office:value-type="string" table:style-name="ce3">
            <text:p>'Izaguirre'</text:p>
          </table:table-cell>
          <table:table-cell office:value-type="string" table:style-name="ce39">
            <text:p>1992-05-02</text:p>
          </table:table-cell>
          <table:table-cell office:value-type="string" table:style-name="ce3">
            <text:p>top_secret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3" table:style-name="ce42">
            <text:p>1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3,4,2)," table:formula="of:=CONCATENATE(&quot;('&quot;;[.O9];&quot;','&quot;;[.P9];&quot;','&quot;;[.K9];&quot;',&quot;;[.J9];&quot;,&quot;;[.L9];&quot;,&quot;;[.M9];&quot;),&quot;)" table:style-name="ce1">
            <text:p>('2034-01-05 01:00:00','2035-03-09 07:00:00','agente',13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egulo'</text:p>
          </table:table-cell>
          <table:table-cell office:value-type="string" table:style-name="ce3">
            <text:p>'Coria'</text:p>
          </table:table-cell>
          <table:table-cell office:value-type="string" table:style-name="ce39">
            <text:p>1996-11-15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5" table:style-name="ce42">
            <text:p>1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5,4,2)," table:formula="of:=CONCATENATE(&quot;('&quot;;[.O10];&quot;','&quot;;[.P10];&quot;','&quot;;[.K10];&quot;',&quot;;[.J10];&quot;,&quot;;[.L10];&quot;,&quot;;[.M10];&quot;),&quot;)" table:style-name="ce1">
            <text:p>('2034-01-06 01:00:00','2035-03-12 07:00:00','agente',15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ilvio'</text:p>
          </table:table-cell>
          <table:table-cell office:value-type="string" table:style-name="ce3">
            <text:p>'Avelar'</text:p>
          </table:table-cell>
          <table:table-cell office:value-type="string" table:style-name="ce39">
            <text:p>1992-05-29</text:p>
          </table:table-cell>
          <table:table-cell office:value-type="string" table:style-name="ce3">
            <text:p>top_secret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7" table:style-name="ce42">
            <text:p>17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7,5,2)," table:formula="of:=CONCATENATE(&quot;('&quot;;[.O11];&quot;','&quot;;[.P11];&quot;','&quot;;[.K11];&quot;',&quot;;[.J11];&quot;,&quot;;[.L11];&quot;,&quot;;[.M11];&quot;),&quot;)" table:style-name="ce1">
            <text:p>('2034-01-05 01:00:00','2035-03-09 07:00:00','agente',17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ves'</text:p>
          </table:table-cell>
          <table:table-cell office:value-type="string" table:style-name="ce3">
            <text:p>'Valerio'</text:p>
          </table:table-cell>
          <table:table-cell office:value-type="string" table:style-name="ce39">
            <text:p>1997-08-10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9" table:style-name="ce42">
            <text:p>19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9,5,2)," table:formula="of:=CONCATENATE(&quot;('&quot;;[.O12];&quot;','&quot;;[.P12];&quot;','&quot;;[.K12];&quot;',&quot;;[.J12];&quot;,&quot;;[.L12];&quot;,&quot;;[.M12];&quot;),&quot;)" table:style-name="ce1">
            <text:p>('2034-01-06 01:00:00','2035-03-12 07:00:00','agente',19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o'</text:p>
          </table:table-cell>
          <table:table-cell office:value-type="string" table:style-name="ce3">
            <text:p>'Acuna'</text:p>
          </table:table-cell>
          <table:table-cell office:value-type="string" table:style-name="ce39">
            <text:p>1993-05-13</text:p>
          </table:table-cell>
          <table:table-cell office:value-type="string" table:style-name="ce3">
            <text:p>top_secret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1" table:style-name="ce42">
            <text:p>2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1,6,2)," table:formula="of:=CONCATENATE(&quot;('&quot;;[.O13];&quot;','&quot;;[.P13];&quot;','&quot;;[.K13];&quot;',&quot;;[.J13];&quot;,&quot;;[.L13];&quot;,&quot;;[.M13];&quot;),&quot;)" table:style-name="ce1">
            <text:p>('2034-01-05 01:00:00','2035-03-09 07:00:00','agente',21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yden'</text:p>
          </table:table-cell>
          <table:table-cell office:value-type="string" table:style-name="ce3">
            <text:p>'Amezcua'</text:p>
          </table:table-cell>
          <table:table-cell office:value-type="string" table:style-name="ce39">
            <text:p>1997-10-1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3" table:style-name="ce42">
            <text:p>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3,6,2)," table:formula="of:=CONCATENATE(&quot;('&quot;;[.O14];&quot;','&quot;;[.P14];&quot;','&quot;;[.K14];&quot;',&quot;;[.J14];&quot;,&quot;;[.L14];&quot;,&quot;;[.M14];&quot;),&quot;)" table:style-name="ce1">
            <text:p>('2034-01-06 01:00:00','2035-03-12 07:00:00','agente',23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evin'</text:p>
          </table:table-cell>
          <table:table-cell office:value-type="string" table:style-name="ce3">
            <text:p>'Edwards'</text:p>
          </table:table-cell>
          <table:table-cell office:value-type="string" table:style-name="ce39">
            <text:p>1984-12-23</text:p>
          </table:table-cell>
          <table:table-cell office:value-type="string" table:style-name="ce3">
            <text:p>top_secret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5" table:style-name="ce42">
            <text:p>25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5,7,3)," table:formula="of:=CONCATENATE(&quot;('&quot;;[.O15];&quot;','&quot;;[.P15];&quot;','&quot;;[.K15];&quot;',&quot;;[.J15];&quot;,&quot;;[.L15];&quot;,&quot;;[.M15];&quot;),&quot;)" table:style-name="ce1">
            <text:p>('2034-01-05 01:00:00','2035-03-09 07:00:00','agente',25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adio'</text:p>
          </table:table-cell>
          <table:table-cell office:value-type="string" table:style-name="ce3">
            <text:p>'Arteaga'</text:p>
          </table:table-cell>
          <table:table-cell office:value-type="string" table:style-name="ce39">
            <text:p>1998-03-19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7" table:style-name="ce42">
            <text:p>27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7,7,3)," table:formula="of:=CONCATENATE(&quot;('&quot;;[.O16];&quot;','&quot;;[.P16];&quot;','&quot;;[.K16];&quot;',&quot;;[.J16];&quot;,&quot;;[.L16];&quot;,&quot;;[.M16];&quot;),&quot;)" table:style-name="ce1">
            <text:p>('2034-01-06 01:00:00','2035-03-12 07:00:00','agente',27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oledad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1986-05-03</text:p>
          </table:table-cell>
          <table:table-cell office:value-type="string" table:style-name="ce3">
            <text:p>top_secret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9" table:style-name="ce42">
            <text:p>29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9,8,3)," table:formula="of:=CONCATENATE(&quot;('&quot;;[.O17];&quot;','&quot;;[.P17];&quot;','&quot;;[.K17];&quot;',&quot;;[.J17];&quot;,&quot;;[.L17];&quot;,&quot;;[.M17];&quot;),&quot;)" table:style-name="ce1">
            <text:p>('2034-01-05 01:00:00','2035-03-09 07:00:00','agente',29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iam'</text:p>
          </table:table-cell>
          <table:table-cell office:value-type="string" table:style-name="ce3">
            <text:p>'Orellana'</text:p>
          </table:table-cell>
          <table:table-cell office:value-type="string" table:style-name="ce39">
            <text:p>1998-04-22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1" table:style-name="ce42">
            <text:p>3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1,8,3)," table:formula="of:=CONCATENATE(&quot;('&quot;;[.O18];&quot;','&quot;;[.P18];&quot;','&quot;;[.K18];&quot;',&quot;;[.J18];&quot;,&quot;;[.L18];&quot;,&quot;;[.M18];&quot;),&quot;)" table:style-name="ce1">
            <text:p>('2034-01-06 01:00:00','2035-03-12 07:00:00','agente',31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iona'</text:p>
          </table:table-cell>
          <table:table-cell office:value-type="string" table:style-name="ce3">
            <text:p>'Soriano'</text:p>
          </table:table-cell>
          <table:table-cell office:value-type="string" table:style-name="ce39">
            <text:p>1988-12-02</text:p>
          </table:table-cell>
          <table:table-cell office:value-type="string" table:style-name="ce3">
            <text:p>top_secret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3" table:style-name="ce42">
            <text:p>33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3,9,3)," table:formula="of:=CONCATENATE(&quot;('&quot;;[.O19];&quot;','&quot;;[.P19];&quot;','&quot;;[.K19];&quot;',&quot;;[.J19];&quot;,&quot;;[.L19];&quot;,&quot;;[.M19];&quot;),&quot;)" table:style-name="ce1">
            <text:p>('2034-01-05 01:00:00','2035-03-09 07:00:00','agente',33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hais'</text:p>
          </table:table-cell>
          <table:table-cell office:value-type="string" table:style-name="ce3">
            <text:p>'Kelly'</text:p>
          </table:table-cell>
          <table:table-cell office:value-type="string" table:style-name="ce39">
            <text:p>1998-06-26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5" table:style-name="ce42">
            <text:p>35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5,9,3)," table:formula="of:=CONCATENATE(&quot;('&quot;;[.O20];&quot;','&quot;;[.P20];&quot;','&quot;;[.K20];&quot;',&quot;;[.J20];&quot;,&quot;;[.L20];&quot;,&quot;;[.M20];&quot;),&quot;)" table:style-name="ce1">
            <text:p>('2034-01-06 01:00:00','2035-03-12 07:00:00','agente',35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narda'</text:p>
          </table:table-cell>
          <table:table-cell office:value-type="string" table:style-name="ce3">
            <text:p>'Preciado'</text:p>
          </table:table-cell>
          <table:table-cell office:value-type="string" table:style-name="ce39">
            <text:p>2000-05-20</text:p>
          </table:table-cell>
          <table:table-cell office:value-type="string" table:style-name="ce3">
            <text:p>top_secret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7" table:style-name="ce42">
            <text:p>37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7,10,4)," table:formula="of:=CONCATENATE(&quot;('&quot;;[.O21];&quot;','&quot;;[.P21];&quot;','&quot;;[.K21];&quot;',&quot;;[.J21];&quot;,&quot;;[.L21];&quot;,&quot;;[.M21];&quot;),&quot;)" table:style-name="ce1">
            <text:p>('2034-01-05 01:00:00','2035-03-09 07:00:00','agente',37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elina'</text:p>
          </table:table-cell>
          <table:table-cell office:value-type="string" table:style-name="ce3">
            <text:p>'Cardenas'</text:p>
          </table:table-cell>
          <table:table-cell office:value-type="string" table:style-name="ce39">
            <text:p>1990-08-29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9" table:style-name="ce42">
            <text:p>39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9,10,4)," table:formula="of:=CONCATENATE(&quot;('&quot;;[.O22];&quot;','&quot;;[.P22];&quot;','&quot;;[.K22];&quot;',&quot;;[.J22];&quot;,&quot;;[.L22];&quot;,&quot;;[.M22];&quot;),&quot;)" table:style-name="ce1">
            <text:p>('2034-01-06 01:00:00','2035-03-12 07:00:00','agente',39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Farias'</text:p>
          </table:table-cell>
          <table:table-cell office:value-type="string" table:style-name="ce39">
            <text:p>2000-08-11</text:p>
          </table:table-cell>
          <table:table-cell office:value-type="string" table:style-name="ce3">
            <text:p>top_secret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1" table:style-name="ce42">
            <text:p>41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1,11,4)," table:formula="of:=CONCATENATE(&quot;('&quot;;[.O23];&quot;','&quot;;[.P23];&quot;','&quot;;[.K23];&quot;',&quot;;[.J23];&quot;,&quot;;[.L23];&quot;,&quot;;[.M23];&quot;),&quot;)" table:style-name="ce1">
            <text:p>('2034-01-05 01:00:00','2035-03-09 07:00:00','agente',41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a'</text:p>
          </table:table-cell>
          <table:table-cell office:value-type="string" table:style-name="ce3">
            <text:p>'Prado'</text:p>
          </table:table-cell>
          <table:table-cell office:value-type="string" table:style-name="ce39">
            <text:p>1991-01-29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3" table:style-name="ce42">
            <text:p>43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3,11,4)," table:formula="of:=CONCATENATE(&quot;('&quot;;[.O24];&quot;','&quot;;[.P24];&quot;','&quot;;[.K24];&quot;',&quot;;[.J24];&quot;,&quot;;[.L24];&quot;,&quot;;[.M24];&quot;),&quot;)" table:style-name="ce1">
            <text:p>('2034-01-06 01:00:00','2035-03-12 07:00:00','agente',43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ichael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2000-10-19</text:p>
          </table:table-cell>
          <table:table-cell office:value-type="string" table:style-name="ce3">
            <text:p>top_secret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5" table:style-name="ce42">
            <text:p>45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5,12,4)," table:formula="of:=CONCATENATE(&quot;('&quot;;[.O25];&quot;','&quot;;[.P25];&quot;','&quot;;[.K25];&quot;',&quot;;[.J25];&quot;,&quot;;[.L25];&quot;,&quot;;[.M25];&quot;),&quot;)" table:style-name="ce1">
            <text:p>('2034-01-05 01:00:00','2035-03-09 07:00:00','agente',45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tias'</text:p>
          </table:table-cell>
          <table:table-cell office:value-type="string" table:style-name="ce3">
            <text:p>'Segura'</text:p>
          </table:table-cell>
          <table:table-cell office:value-type="string" table:style-name="ce39">
            <text:p>1991-05-26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7" table:style-name="ce42">
            <text:p>47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7,12,4)," table:formula="of:=CONCATENATE(&quot;('&quot;;[.O26];&quot;','&quot;;[.P26];&quot;','&quot;;[.K26];&quot;',&quot;;[.J26];&quot;,&quot;;[.L26];&quot;,&quot;;[.M26];&quot;),&quot;)" table:style-name="ce1">
            <text:p>('2034-01-06 01:00:00','2035-03-12 07:00:00','agente',47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Nikita'</text:p>
          </table:table-cell>
          <table:table-cell office:value-type="string" table:style-name="ce3">
            <text:p>'Sanabria'</text:p>
          </table:table-cell>
          <table:table-cell office:value-type="string" table:style-name="ce39">
            <text:p>2000-10-29</text:p>
          </table:table-cell>
          <table:table-cell office:value-type="string" table:style-name="ce3">
            <text:p>top_secret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49" table:style-name="ce42">
            <text:p>49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9,13,5)," table:formula="of:=CONCATENATE(&quot;('&quot;;[.O27];&quot;','&quot;;[.P27];&quot;','&quot;;[.K27];&quot;',&quot;;[.J27];&quot;,&quot;;[.L27];&quot;,&quot;;[.M27];&quot;),&quot;)" table:style-name="ce1">
            <text:p>('2034-01-05 01:00:00','2035-03-09 07:00:00','agente',49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nathan'</text:p>
          </table:table-cell>
          <table:table-cell office:value-type="string" table:style-name="ce3">
            <text:p>'Caballero'</text:p>
          </table:table-cell>
          <table:table-cell office:value-type="string" table:style-name="ce39">
            <text:p>1986-05-04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1" table:style-name="ce42">
            <text:p>51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1,13,5)," table:formula="of:=CONCATENATE(&quot;('&quot;;[.O28];&quot;','&quot;;[.P28];&quot;','&quot;;[.K28];&quot;',&quot;;[.J28];&quot;,&quot;;[.L28];&quot;,&quot;;[.M28];&quot;),&quot;)" table:style-name="ce1">
            <text:p>('2034-01-06 01:00:00','2035-03-12 07:00:00','agente',51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Yves'</text:p>
          </table:table-cell>
          <table:table-cell office:value-type="string" table:style-name="ce3">
            <text:p>'Avina'</text:p>
          </table:table-cell>
          <table:table-cell office:value-type="string" table:style-name="ce39">
            <text:p>1983-09-14</text:p>
          </table:table-cell>
          <table:table-cell office:value-type="string" table:style-name="ce3">
            <text:p>top_secret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3" table:style-name="ce42">
            <text:p>53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3,14,5)," table:formula="of:=CONCATENATE(&quot;('&quot;;[.O29];&quot;','&quot;;[.P29];&quot;','&quot;;[.K29];&quot;',&quot;;[.J29];&quot;,&quot;;[.L29];&quot;,&quot;;[.M29];&quot;),&quot;)" table:style-name="ce1">
            <text:p>('2034-01-05 01:00:00','2035-03-09 07:00:00','agente',53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Hermosillo'</text:p>
          </table:table-cell>
          <table:table-cell office:value-type="string" table:style-name="ce39">
            <text:p>1988-12-03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5" table:style-name="ce42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5,14,5)," table:formula="of:=CONCATENATE(&quot;('&quot;;[.O30];&quot;','&quot;;[.P30];&quot;','&quot;;[.K30];&quot;',&quot;;[.J30];&quot;,&quot;;[.L30];&quot;,&quot;;[.M30];&quot;),&quot;)" table:style-name="ce1">
            <text:p>('2034-01-06 01:00:00','2035-03-12 07:00:00','agente',55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Armijo'</text:p>
          </table:table-cell>
          <table:table-cell office:value-type="string" table:style-name="ce39">
            <text:p>1984-05-21</text:p>
          </table:table-cell>
          <table:table-cell office:value-type="string" table:style-name="ce3">
            <text:p>top_secret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7" table:style-name="ce42">
            <text:p>57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7,15,5)," table:formula="of:=CONCATENATE(&quot;('&quot;;[.O31];&quot;','&quot;;[.P31];&quot;','&quot;;[.K31];&quot;',&quot;;[.J31];&quot;,&quot;;[.L31];&quot;,&quot;;[.M31];&quot;),&quot;)" table:style-name="ce1">
            <text:p>('2034-01-05 01:00:00','2035-03-09 07:00:00','agente',57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fredo'</text:p>
          </table:table-cell>
          <table:table-cell office:value-type="string" table:style-name="ce3">
            <text:p>'Flores'</text:p>
          </table:table-cell>
          <table:table-cell office:value-type="string" table:style-name="ce39">
            <text:p>1989-01-05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9" table:style-name="ce42">
            <text:p>59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9,15,5)," table:formula="of:=CONCATENATE(&quot;('&quot;;[.O32];&quot;','&quot;;[.P32];&quot;','&quot;;[.K32];&quot;',&quot;;[.J32];&quot;,&quot;;[.L32];&quot;,&quot;;[.M32];&quot;),&quot;)" table:style-name="ce1">
            <text:p>('2034-01-06 01:00:00','2035-03-12 07:00:00','agente',59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ylvia'</text:p>
          </table:table-cell>
          <table:table-cell office:value-type="string" table:style-name="ce3">
            <text:p>'Caraballo'</text:p>
          </table:table-cell>
          <table:table-cell office:value-type="string" table:style-name="ce39">
            <text:p>1996-11-16</text:p>
          </table:table-cell>
          <table:table-cell office:value-type="string" table:style-name="ce3">
            <text:p>top_secret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1" table:style-name="ce42">
            <text:p>61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1,16,6)," table:formula="of:=CONCATENATE(&quot;('&quot;;[.O33];&quot;','&quot;;[.P33];&quot;','&quot;;[.K33];&quot;',&quot;;[.J33];&quot;,&quot;;[.L33];&quot;,&quot;;[.M33];&quot;),&quot;)" table:style-name="ce1">
            <text:p>('2034-01-05 01:00:00','2035-03-09 07:00:00','agente',61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onatila'</text:p>
          </table:table-cell>
          <table:table-cell office:value-type="string" table:style-name="ce3">
            <text:p>'Michel'</text:p>
          </table:table-cell>
          <table:table-cell office:value-type="string" table:style-name="ce39">
            <text:p>1994-06-22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3" table:style-name="ce42">
            <text:p>63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3,16,6)," table:formula="of:=CONCATENATE(&quot;('&quot;;[.O34];&quot;','&quot;;[.P34];&quot;','&quot;;[.K34];&quot;',&quot;;[.J34];&quot;,&quot;;[.L34];&quot;,&quot;;[.M34];&quot;),&quot;)" table:style-name="ce1">
            <text:p>('2034-01-06 01:00:00','2035-03-12 07:00:00','agente',63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ximo'</text:p>
          </table:table-cell>
          <table:table-cell office:value-type="string" table:style-name="ce3">
            <text:p>'Moncada'</text:p>
          </table:table-cell>
          <table:table-cell office:value-type="string" table:style-name="ce39">
            <text:p>1997-08-11</text:p>
          </table:table-cell>
          <table:table-cell office:value-type="string" table:style-name="ce3">
            <text:p>top_secret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5" table:style-name="ce42">
            <text:p>65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5,17,6)," table:formula="of:=CONCATENATE(&quot;('&quot;;[.O35];&quot;','&quot;;[.P35];&quot;','&quot;;[.K35];&quot;',&quot;;[.J35];&quot;,&quot;;[.L35];&quot;,&quot;;[.M35];&quot;),&quot;)" table:style-name="ce1">
            <text:p>('2034-01-05 01:00:00','2035-03-09 07:00:00','agente',65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aydee'</text:p>
          </table:table-cell>
          <table:table-cell office:value-type="string" table:style-name="ce3">
            <text:p>'Caldera'</text:p>
          </table:table-cell>
          <table:table-cell office:value-type="string" table:style-name="ce39">
            <text:p>1995-07-22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7" table:style-name="ce42">
            <text:p>67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7,17,6)," table:formula="of:=CONCATENATE(&quot;('&quot;;[.O36];&quot;','&quot;;[.P36];&quot;','&quot;;[.K36];&quot;',&quot;;[.J36];&quot;,&quot;;[.L36];&quot;,&quot;;[.M36];&quot;),&quot;)" table:style-name="ce1">
            <text:p>('2034-01-06 01:00:00','2035-03-12 07:00:00','agente',67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olfo'</text:p>
          </table:table-cell>
          <table:table-cell office:value-type="string" table:style-name="ce3">
            <text:p>'Quinonez'</text:p>
          </table:table-cell>
          <table:table-cell office:value-type="string" table:style-name="ce39">
            <text:p>1997-10-11</text:p>
          </table:table-cell>
          <table:table-cell office:value-type="string" table:style-name="ce3">
            <text:p>top_secret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9" table:style-name="ce42">
            <text:p>69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9,18,6)," table:formula="of:=CONCATENATE(&quot;('&quot;;[.O37];&quot;','&quot;;[.P37];&quot;','&quot;;[.K37];&quot;',&quot;;[.J37];&quot;,&quot;;[.L37];&quot;,&quot;;[.M37];&quot;),&quot;)" table:style-name="ce1">
            <text:p>('2034-01-05 01:00:00','2035-03-09 07:00:00','agente',69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zabeth'</text:p>
          </table:table-cell>
          <table:table-cell office:value-type="string" table:style-name="ce3">
            <text:p>'Henriquez'</text:p>
          </table:table-cell>
          <table:table-cell office:value-type="string" table:style-name="ce39">
            <text:p>1996-09-20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1" table:style-name="ce42">
            <text:p>71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1,18,6)," table:formula="of:=CONCATENATE(&quot;('&quot;;[.O38];&quot;','&quot;;[.P38];&quot;','&quot;;[.K38];&quot;',&quot;;[.J38];&quot;,&quot;;[.L38];&quot;,&quot;;[.M38];&quot;),&quot;)" table:style-name="ce1">
            <text:p>('2034-01-06 01:00:00','2035-03-12 07:00:00','agente',71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lement'</text:p>
          </table:table-cell>
          <table:table-cell office:value-type="string" table:style-name="ce3">
            <text:p>'Alonzo'</text:p>
          </table:table-cell>
          <table:table-cell office:value-type="string" table:style-name="ce39">
            <text:p>1998-03-20</text:p>
          </table:table-cell>
          <table:table-cell office:value-type="string" table:style-name="ce3">
            <text:p>top_secret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3" table:style-name="ce42">
            <text:p>73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3,19,7)," table:formula="of:=CONCATENATE(&quot;('&quot;;[.O39];&quot;','&quot;;[.P39];&quot;','&quot;;[.K39];&quot;',&quot;;[.J39];&quot;,&quot;;[.L39];&quot;,&quot;;[.M39];&quot;),&quot;)" table:style-name="ce1">
            <text:p>('2034-01-05 01:00:00','2035-03-09 07:00:00','agente',73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osaura'</text:p>
          </table:table-cell>
          <table:table-cell office:value-type="string" table:style-name="ce3">
            <text:p>'Zelaya'</text:p>
          </table:table-cell>
          <table:table-cell office:value-type="string" table:style-name="ce39">
            <text:p>1993-10-08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5" table:style-name="ce42">
            <text:p>75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5,19,7)," table:formula="of:=CONCATENATE(&quot;('&quot;;[.O40];&quot;','&quot;;[.P40];&quot;','&quot;;[.K40];&quot;',&quot;;[.J40];&quot;,&quot;;[.L40];&quot;,&quot;;[.M40];&quot;),&quot;)" table:style-name="ce1">
            <text:p>('2034-01-06 01:00:00','2035-03-12 07:00:00','agente',75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dmila'</text:p>
          </table:table-cell>
          <table:table-cell office:value-type="string" table:style-name="ce3">
            <text:p>'Almonte'</text:p>
          </table:table-cell>
          <table:table-cell office:value-type="string" table:style-name="ce39">
            <text:p>1998-04-23</text:p>
          </table:table-cell>
          <table:table-cell office:value-type="string" table:style-name="ce3">
            <text:p>top_secret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7" table:style-name="ce42">
            <text:p>77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7,20,7)," table:formula="of:=CONCATENATE(&quot;('&quot;;[.O41];&quot;','&quot;;[.P41];&quot;','&quot;;[.K41];&quot;',&quot;;[.J41];&quot;,&quot;;[.L41];&quot;,&quot;;[.M41];&quot;),&quot;)" table:style-name="ce1">
            <text:p>('2034-01-05 01:00:00','2035-03-09 07:00:00','agente',77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Guerrero'</text:p>
          </table:table-cell>
          <table:table-cell office:value-type="string" table:style-name="ce39">
            <text:p>1995-01-08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9" table:style-name="ce42">
            <text:p>79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9,20,7)," table:formula="of:=CONCATENATE(&quot;('&quot;;[.O42];&quot;','&quot;;[.P42];&quot;','&quot;;[.K42];&quot;',&quot;;[.J42];&quot;,&quot;;[.L42];&quot;,&quot;;[.M42];&quot;),&quot;)" table:style-name="ce1">
            <text:p>('2034-01-06 01:00:00','2035-03-12 07:00:00','agente',79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melda'</text:p>
          </table:table-cell>
          <table:table-cell office:value-type="string" table:style-name="ce3">
            <text:p>'Salmeron'</text:p>
          </table:table-cell>
          <table:table-cell office:value-type="string" table:style-name="ce39">
            <text:p>1998-06-27</text:p>
          </table:table-cell>
          <table:table-cell office:value-type="string" table:style-name="ce3">
            <text:p>top_secret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1" table:style-name="ce42">
            <text:p>81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1,21,7)," table:formula="of:=CONCATENATE(&quot;('&quot;;[.O43];&quot;','&quot;;[.P43];&quot;','&quot;;[.K43];&quot;',&quot;;[.J43];&quot;,&quot;;[.L43];&quot;,&quot;;[.M43];&quot;),&quot;)" table:style-name="ce1">
            <text:p>('2034-01-05 01:00:00','2035-03-09 07:00:00','agente',81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arsicio'</text:p>
          </table:table-cell>
          <table:table-cell office:value-type="string" table:style-name="ce3">
            <text:p>'Garza'</text:p>
          </table:table-cell>
          <table:table-cell office:value-type="string" table:style-name="ce39">
            <text:p>1995-07-24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3" table:style-name="ce42">
            <text:p>83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3,21,7)," table:formula="of:=CONCATENATE(&quot;('&quot;;[.O44];&quot;','&quot;;[.P44];&quot;','&quot;;[.K44];&quot;',&quot;;[.J44];&quot;,&quot;;[.L44];&quot;,&quot;;[.M44];&quot;),&quot;)" table:style-name="ce1">
            <text:p>('2034-01-06 01:00:00','2035-03-12 07:00:00','agente',83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iego'</text:p>
          </table:table-cell>
          <table:table-cell office:value-type="string" table:style-name="ce3">
            <text:p>'Bueno'</text:p>
          </table:table-cell>
          <table:table-cell office:value-type="string" table:style-name="ce39">
            <text:p>1989-02-08</text:p>
          </table:table-cell>
          <table:table-cell office:value-type="string" table:style-name="ce3">
            <text:p>top_secret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5" table:style-name="ce42">
            <text:p>85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5,22,8)," table:formula="of:=CONCATENATE(&quot;('&quot;;[.O45];&quot;','&quot;;[.P45];&quot;','&quot;;[.K45];&quot;',&quot;;[.J45];&quot;,&quot;;[.L45];&quot;,&quot;;[.M45];&quot;),&quot;)" table:style-name="ce1">
            <text:p>('2034-01-05 01:00:00','2035-03-09 07:00:00','agente',85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o'</text:p>
          </table:table-cell>
          <table:table-cell office:value-type="string" table:style-name="ce3">
            <text:p>'Ventura'</text:p>
          </table:table-cell>
          <table:table-cell office:value-type="string" table:style-name="ce39">
            <text:p>1989-01-04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7" table:style-name="ce42">
            <text:p>87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7,22,8)," table:formula="of:=CONCATENATE(&quot;('&quot;;[.O46];&quot;','&quot;;[.P46];&quot;','&quot;;[.K46];&quot;',&quot;;[.J46];&quot;,&quot;;[.L46];&quot;,&quot;;[.M46];&quot;),&quot;)" table:style-name="ce1">
            <text:p>('2034-01-06 01:00:00','2035-03-12 07:00:00','agente',87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Abreu'</text:p>
          </table:table-cell>
          <table:table-cell office:value-type="string" table:style-name="ce39">
            <text:p>1986-05-02</text:p>
          </table:table-cell>
          <table:table-cell office:value-type="string" table:style-name="ce3">
            <text:p>top_secret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9" table:style-name="ce42">
            <text:p>89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9,23,8)," table:formula="of:=CONCATENATE(&quot;('&quot;;[.O47];&quot;','&quot;;[.P47];&quot;','&quot;;[.K47];&quot;',&quot;;[.J47];&quot;,&quot;;[.L47];&quot;,&quot;;[.M47];&quot;),&quot;)" table:style-name="ce1">
            <text:p>('2034-01-05 01:00:00','2035-03-09 07:00:00','agente',89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milo'</text:p>
          </table:table-cell>
          <table:table-cell office:value-type="string" table:style-name="ce3">
            <text:p>'Melgoza'</text:p>
          </table:table-cell>
          <table:table-cell office:value-type="string" table:style-name="ce39">
            <text:p>1990-09-14</text:p>
          </table:table-cell>
          <table:table-cell office:value-type="string" table:style-name="ce3">
            <text:p>no_clasificado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1" table:style-name="ce42">
            <text:p>91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1,24,8)," table:formula="of:=CONCATENATE(&quot;('&quot;;[.O48];&quot;','&quot;;[.P48];&quot;','&quot;;[.K48];&quot;',&quot;;[.J48];&quot;,&quot;;[.L48];&quot;,&quot;;[.M48];&quot;),&quot;)" table:style-name="ce1">
            <text:p>('2034-01-06 01:00:00','2035-03-12 07:00:00','agente',91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aula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90-02-06</text:p>
          </table:table-cell>
          <table:table-cell office:value-type="string" table:style-name="ce3">
            <text:p>top_secret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3" table:style-name="ce42">
            <text:p>93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3,24,8)," table:formula="of:=CONCATENATE(&quot;('&quot;;[.O49];&quot;','&quot;;[.P49];&quot;','&quot;;[.K49];&quot;',&quot;;[.J49];&quot;,&quot;;[.L49];&quot;,&quot;;[.M49];&quot;),&quot;)" table:style-name="ce1">
            <text:p>('2034-01-05 01:00:00','2035-03-09 07:00:00','agente',93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ebastian'</text:p>
          </table:table-cell>
          <table:table-cell office:value-type="string" table:style-name="ce3">
            <text:p>'Mitchell'</text:p>
          </table:table-cell>
          <table:table-cell office:value-type="string" table:style-name="ce39">
            <text:p>1997-12-16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5" table:style-name="ce42">
            <text:p>95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5,25,9)," table:formula="of:=CONCATENATE(&quot;('&quot;;[.O50];&quot;','&quot;;[.P50];&quot;','&quot;;[.K50];&quot;',&quot;;[.J50];&quot;,&quot;;[.L50];&quot;,&quot;;[.M50];&quot;),&quot;)" table:style-name="ce1">
            <text:p>('2034-01-06 01:00:00','2035-03-12 07:00:00','agente',95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a'</text:p>
          </table:table-cell>
          <table:table-cell office:value-type="string" table:style-name="ce3">
            <text:p>'Ramirez'</text:p>
          </table:table-cell>
          <table:table-cell office:value-type="string" table:style-name="ce39">
            <text:p>1991-01-31</text:p>
          </table:table-cell>
          <table:table-cell office:value-type="string" table:style-name="ce3">
            <text:p>top_secret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7" table:style-name="ce42">
            <text:p>97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7,26,9)," table:formula="of:=CONCATENATE(&quot;('&quot;;[.O51];&quot;','&quot;;[.P51];&quot;','&quot;;[.K51];&quot;',&quot;;[.J51];&quot;,&quot;;[.L51];&quot;,&quot;;[.M51];&quot;),&quot;)" table:style-name="ce1">
            <text:p>('2034-01-05 01:00:00','2035-03-09 07:00:00','agente',97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edicto'</text:p>
          </table:table-cell>
          <table:table-cell office:value-type="string" table:style-name="ce3">
            <text:p>'Melgar'</text:p>
          </table:table-cell>
          <table:table-cell office:value-type="string" table:style-name="ce39">
            <text:p>1984-05-23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9" table:style-name="ce42">
            <text:p>99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9,26,9)," table:formula="of:=CONCATENATE(&quot;('&quot;;[.O52];&quot;','&quot;;[.P52];&quot;','&quot;;[.K52];&quot;',&quot;;[.J52];&quot;,&quot;;[.L52];&quot;,&quot;;[.M52];&quot;),&quot;)" table:style-name="ce1">
            <text:p>('2034-01-06 01:00:00','2035-03-12 07:00:00','agente',99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Camarillo'</text:p>
          </table:table-cell>
          <table:table-cell office:value-type="string" table:style-name="ce39">
            <text:p>1999-09-21</text:p>
          </table:table-cell>
          <table:table-cell office:value-type="string" table:style-name="ce3">
            <text:p>top_secret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1" table:style-name="ce42">
            <text:p>101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01,27,9)," table:formula="of:=CONCATENATE(&quot;('&quot;;[.O53];&quot;','&quot;;[.P53];&quot;','&quot;;[.K53];&quot;',&quot;;[.J53];&quot;,&quot;;[.L53];&quot;,&quot;;[.M53];&quot;),&quot;)" table:style-name="ce1">
            <text:p>('2034-01-05 01:00:00','2035-03-09 07:00:00','agente',101,27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4" table:style-name="ce42">
            <text:p>1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,1,1)," table:formula="of:=CONCATENATE(&quot;('&quot;;[.O54];&quot;','&quot;;[.P54];&quot;','&quot;;[.K54];&quot;',&quot;;[.J54];&quot;,&quot;;[.L54];&quot;,&quot;;[.M54];&quot;),&quot;)" table:style-name="ce1">
            <text:p>('2035-03-09 07:00:00','null','agente',2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6" table:style-name="ce42">
            <text:p>10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,1,1)," table:formula="of:=CONCATENATE(&quot;('&quot;;[.O55];&quot;','&quot;;[.P55];&quot;','&quot;;[.K55];&quot;',&quot;;[.J55];&quot;,&quot;;[.L55];&quot;,&quot;;[.M55];&quot;),&quot;)" table:style-name="ce1">
            <text:p>('2035-03-12 07:00:00','null','agente',4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8" table:style-name="ce42">
            <text:p>1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,2,1)," table:formula="of:=CONCATENATE(&quot;('&quot;;[.O56];&quot;','&quot;;[.P56];&quot;','&quot;;[.K56];&quot;',&quot;;[.J56];&quot;,&quot;;[.L56];&quot;,&quot;;[.M56];&quot;),&quot;)" table:style-name="ce1">
            <text:p>('2035-03-09 07:00:00','null','agente',6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0" table:style-name="ce42">
            <text:p>1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,2,1)," table:formula="of:=CONCATENATE(&quot;('&quot;;[.O57];&quot;','&quot;;[.P57];&quot;','&quot;;[.K57];&quot;',&quot;;[.J57];&quot;,&quot;;[.L57];&quot;,&quot;;[.M57];&quot;),&quot;)" table:style-name="ce1">
            <text:p>('2035-03-12 07:00:00','null','agente',8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2" table:style-name="ce42">
            <text:p>1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,3,1)," table:formula="of:=CONCATENATE(&quot;('&quot;;[.O58];&quot;','&quot;;[.P58];&quot;','&quot;;[.K58];&quot;',&quot;;[.J58];&quot;,&quot;;[.L58];&quot;,&quot;;[.M58];&quot;),&quot;)" table:style-name="ce1">
            <text:p>('2035-03-09 07:00:00','null','agente',10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4" table:style-name="ce42">
            <text:p>1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2,3,1)," table:formula="of:=CONCATENATE(&quot;('&quot;;[.O59];&quot;','&quot;;[.P59];&quot;','&quot;;[.K59];&quot;',&quot;;[.J59];&quot;,&quot;;[.L59];&quot;,&quot;;[.M59];&quot;),&quot;)" table:style-name="ce1">
            <text:p>('2035-03-12 07:00:00','null','agente',12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6" table:style-name="ce42">
            <text:p>1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4,4,2)," table:formula="of:=CONCATENATE(&quot;('&quot;;[.O60];&quot;','&quot;;[.P60];&quot;','&quot;;[.K60];&quot;',&quot;;[.J60];&quot;,&quot;;[.L60];&quot;,&quot;;[.M60];&quot;),&quot;)" table:style-name="ce1">
            <text:p>('2035-03-09 07:00:00','null','agente',14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8" table:style-name="ce42">
            <text:p>1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6,4,2)," table:formula="of:=CONCATENATE(&quot;('&quot;;[.O61];&quot;','&quot;;[.P61];&quot;','&quot;;[.K61];&quot;',&quot;;[.J61];&quot;,&quot;;[.L61];&quot;,&quot;;[.M61];&quot;),&quot;)" table:style-name="ce1">
            <text:p>('2035-03-12 07:00:00','null','agente',16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0" table:style-name="ce42">
            <text:p>1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8,5,2)," table:formula="of:=CONCATENATE(&quot;('&quot;;[.O62];&quot;','&quot;;[.P62];&quot;','&quot;;[.K62];&quot;',&quot;;[.J62];&quot;,&quot;;[.L62];&quot;,&quot;;[.M62];&quot;),&quot;)" table:style-name="ce1">
            <text:p>('2035-03-09 07:00:00','null','agente',18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2" table:style-name="ce42">
            <text:p>1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0,5,2)," table:formula="of:=CONCATENATE(&quot;('&quot;;[.O63];&quot;','&quot;;[.P63];&quot;','&quot;;[.K63];&quot;',&quot;;[.J63];&quot;,&quot;;[.L63];&quot;,&quot;;[.M63];&quot;),&quot;)" table:style-name="ce1">
            <text:p>('2035-03-12 07:00:00','null','agente',20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4" table:style-name="ce42">
            <text:p>12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2,6,2)," table:formula="of:=CONCATENATE(&quot;('&quot;;[.O64];&quot;','&quot;;[.P64];&quot;','&quot;;[.K64];&quot;',&quot;;[.J64];&quot;,&quot;;[.L64];&quot;,&quot;;[.M64];&quot;),&quot;)" table:style-name="ce1">
            <text:p>('2035-03-09 07:00:00','null','agente',22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6" table:style-name="ce42">
            <text:p>12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4,6,2)," table:formula="of:=CONCATENATE(&quot;('&quot;;[.O65];&quot;','&quot;;[.P65];&quot;','&quot;;[.K65];&quot;',&quot;;[.J65];&quot;,&quot;;[.L65];&quot;,&quot;;[.M65];&quot;),&quot;)" table:style-name="ce1">
            <text:p>('2035-03-12 07:00:00','null','agente',24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8" table:style-name="ce42">
            <text:p>1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6,7,3)," table:formula="of:=CONCATENATE(&quot;('&quot;;[.O66];&quot;','&quot;;[.P66];&quot;','&quot;;[.K66];&quot;',&quot;;[.J66];&quot;,&quot;;[.L66];&quot;,&quot;;[.M66];&quot;),&quot;)" table:style-name="ce1">
            <text:p>('2035-03-09 07:00:00','null','agente',26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0" table:style-name="ce42">
            <text:p>13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8,7,3)," table:formula="of:=CONCATENATE(&quot;('&quot;;[.O67];&quot;','&quot;;[.P67];&quot;','&quot;;[.K67];&quot;',&quot;;[.J67];&quot;,&quot;;[.L67];&quot;,&quot;;[.M67];&quot;),&quot;)" table:style-name="ce1">
            <text:p>('2035-03-12 07:00:00','null','agente',28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2" table:style-name="ce42">
            <text:p>1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0,8,3)," table:formula="of:=CONCATENATE(&quot;('&quot;;[.O68];&quot;','&quot;;[.P68];&quot;','&quot;;[.K68];&quot;',&quot;;[.J68];&quot;,&quot;;[.L68];&quot;,&quot;;[.M68];&quot;),&quot;)" table:style-name="ce1">
            <text:p>('2035-03-09 07:00:00','null','agente',30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4" table:style-name="ce42">
            <text:p>13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2,8,3)," table:formula="of:=CONCATENATE(&quot;('&quot;;[.O69];&quot;','&quot;;[.P69];&quot;','&quot;;[.K69];&quot;',&quot;;[.J69];&quot;,&quot;;[.L69];&quot;,&quot;;[.M69];&quot;),&quot;)" table:style-name="ce1">
            <text:p>('2035-03-12 07:00:00','null','agente',32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6" table:style-name="ce42">
            <text:p>13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4,9,3)," table:formula="of:=CONCATENATE(&quot;('&quot;;[.O70];&quot;','&quot;;[.P70];&quot;','&quot;;[.K70];&quot;',&quot;;[.J70];&quot;,&quot;;[.L70];&quot;,&quot;;[.M70];&quot;),&quot;)" table:style-name="ce1">
            <text:p>('2035-03-09 07:00:00','null','agente',34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8" table:style-name="ce42">
            <text:p>1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6,9,3)," table:formula="of:=CONCATENATE(&quot;('&quot;;[.O71];&quot;','&quot;;[.P71];&quot;','&quot;;[.K71];&quot;',&quot;;[.J71];&quot;,&quot;;[.L71];&quot;,&quot;;[.M71];&quot;),&quot;)" table:style-name="ce1">
            <text:p>('2035-03-12 07:00:00','null','agente',36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0" table:style-name="ce42">
            <text:p>1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8,10,4)," table:formula="of:=CONCATENATE(&quot;('&quot;;[.O72];&quot;','&quot;;[.P72];&quot;','&quot;;[.K72];&quot;',&quot;;[.J72];&quot;,&quot;;[.L72];&quot;,&quot;;[.M72];&quot;),&quot;)" table:style-name="ce1">
            <text:p>('2035-03-09 07:00:00','null','agente',38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2" table:style-name="ce42">
            <text:p>14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0,10,4)," table:formula="of:=CONCATENATE(&quot;('&quot;;[.O73];&quot;','&quot;;[.P73];&quot;','&quot;;[.K73];&quot;',&quot;;[.J73];&quot;,&quot;;[.L73];&quot;,&quot;;[.M73];&quot;),&quot;)" table:style-name="ce1">
            <text:p>('2035-03-12 07:00:00','null','agente',40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4" table:style-name="ce42">
            <text:p>1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2,11,4)," table:formula="of:=CONCATENATE(&quot;('&quot;;[.O74];&quot;','&quot;;[.P74];&quot;','&quot;;[.K74];&quot;',&quot;;[.J74];&quot;,&quot;;[.L74];&quot;,&quot;;[.M74];&quot;),&quot;)" table:style-name="ce1">
            <text:p>('2035-03-09 07:00:00','null','agente',42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6" table:style-name="ce42">
            <text:p>14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4,11,4)," table:formula="of:=CONCATENATE(&quot;('&quot;;[.O75];&quot;','&quot;;[.P75];&quot;','&quot;;[.K75];&quot;',&quot;;[.J75];&quot;,&quot;;[.L75];&quot;,&quot;;[.M75];&quot;),&quot;)" table:style-name="ce1">
            <text:p>('2035-03-12 07:00:00','null','agente',44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8" table:style-name="ce42">
            <text:p>14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6,12,4)," table:formula="of:=CONCATENATE(&quot;('&quot;;[.O76];&quot;','&quot;;[.P76];&quot;','&quot;;[.K76];&quot;',&quot;;[.J76];&quot;,&quot;;[.L76];&quot;,&quot;;[.M76];&quot;),&quot;)" table:style-name="ce1">
            <text:p>('2035-03-09 07:00:00','null','agente',46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0" table:style-name="ce42">
            <text:p>15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8,12,4)," table:formula="of:=CONCATENATE(&quot;('&quot;;[.O77];&quot;','&quot;;[.P77];&quot;','&quot;;[.K77];&quot;',&quot;;[.J77];&quot;,&quot;;[.L77];&quot;,&quot;;[.M77];&quot;),&quot;)" table:style-name="ce1">
            <text:p>('2035-03-12 07:00:00','null','agente',48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2" table:style-name="ce42">
            <text:p>15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0,13,5)," table:formula="of:=CONCATENATE(&quot;('&quot;;[.O78];&quot;','&quot;;[.P78];&quot;','&quot;;[.K78];&quot;',&quot;;[.J78];&quot;,&quot;;[.L78];&quot;,&quot;;[.M78];&quot;),&quot;)" table:style-name="ce1">
            <text:p>('2035-03-09 07:00:00','null','agente',50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4" table:style-name="ce42">
            <text:p>15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2,13,5)," table:formula="of:=CONCATENATE(&quot;('&quot;;[.O79];&quot;','&quot;;[.P79];&quot;','&quot;;[.K79];&quot;',&quot;;[.J79];&quot;,&quot;;[.L79];&quot;,&quot;;[.M79];&quot;),&quot;)" table:style-name="ce1">
            <text:p>('2035-03-12 07:00:00','null','agente',52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6" table:style-name="ce42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4,14,5)," table:formula="of:=CONCATENATE(&quot;('&quot;;[.O80];&quot;','&quot;;[.P80];&quot;','&quot;;[.K80];&quot;',&quot;;[.J80];&quot;,&quot;;[.L80];&quot;,&quot;;[.M80];&quot;),&quot;)" table:style-name="ce1">
            <text:p>('2035-03-09 07:00:00','null','agente',54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8" table:style-name="ce42">
            <text:p>15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6,14,5)," table:formula="of:=CONCATENATE(&quot;('&quot;;[.O81];&quot;','&quot;;[.P81];&quot;','&quot;;[.K81];&quot;',&quot;;[.J81];&quot;,&quot;;[.L81];&quot;,&quot;;[.M81];&quot;),&quot;)" table:style-name="ce1">
            <text:p>('2035-03-12 07:00:00','null','agente',56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0" table:style-name="ce42">
            <text:p>16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8,15,5)," table:formula="of:=CONCATENATE(&quot;('&quot;;[.O82];&quot;','&quot;;[.P82];&quot;','&quot;;[.K82];&quot;',&quot;;[.J82];&quot;,&quot;;[.L82];&quot;,&quot;;[.M82];&quot;),&quot;)" table:style-name="ce1">
            <text:p>('2035-03-09 07:00:00','null','agente',58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2" table:style-name="ce42">
            <text:p>16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0,15,5)," table:formula="of:=CONCATENATE(&quot;('&quot;;[.O83];&quot;','&quot;;[.P83];&quot;','&quot;;[.K83];&quot;',&quot;;[.J83];&quot;,&quot;;[.L83];&quot;,&quot;;[.M83];&quot;),&quot;)" table:style-name="ce1">
            <text:p>('2035-03-12 07:00:00','null','agente',60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4" table:style-name="ce42">
            <text:p>16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2,16,6)," table:formula="of:=CONCATENATE(&quot;('&quot;;[.O84];&quot;','&quot;;[.P84];&quot;','&quot;;[.K84];&quot;',&quot;;[.J84];&quot;,&quot;;[.L84];&quot;,&quot;;[.M84];&quot;),&quot;)" table:style-name="ce1">
            <text:p>('2035-03-09 07:00:00','null','agente',62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6" table:style-name="ce42">
            <text:p>16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4,16,6)," table:formula="of:=CONCATENATE(&quot;('&quot;;[.O85];&quot;','&quot;;[.P85];&quot;','&quot;;[.K85];&quot;',&quot;;[.J85];&quot;,&quot;;[.L85];&quot;,&quot;;[.M85];&quot;),&quot;)" table:style-name="ce1">
            <text:p>('2035-03-12 07:00:00','null','agente',64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8" table:style-name="ce42">
            <text:p>16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6,17,6)," table:formula="of:=CONCATENATE(&quot;('&quot;;[.O86];&quot;','&quot;;[.P86];&quot;','&quot;;[.K86];&quot;',&quot;;[.J86];&quot;,&quot;;[.L86];&quot;,&quot;;[.M86];&quot;),&quot;)" table:style-name="ce1">
            <text:p>('2035-03-09 07:00:00','null','agente',66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0" table:style-name="ce42">
            <text:p>17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8,17,6)," table:formula="of:=CONCATENATE(&quot;('&quot;;[.O87];&quot;','&quot;;[.P87];&quot;','&quot;;[.K87];&quot;',&quot;;[.J87];&quot;,&quot;;[.L87];&quot;,&quot;;[.M87];&quot;),&quot;)" table:style-name="ce1">
            <text:p>('2035-03-12 07:00:00','null','agente',68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2" table:style-name="ce42">
            <text:p>17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0,18,6)," table:formula="of:=CONCATENATE(&quot;('&quot;;[.O88];&quot;','&quot;;[.P88];&quot;','&quot;;[.K88];&quot;',&quot;;[.J88];&quot;,&quot;;[.L88];&quot;,&quot;;[.M88];&quot;),&quot;)" table:style-name="ce1">
            <text:p>('2035-03-09 07:00:00','null','agente',70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4" table:style-name="ce42">
            <text:p>17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2,18,6)," table:formula="of:=CONCATENATE(&quot;('&quot;;[.O89];&quot;','&quot;;[.P89];&quot;','&quot;;[.K89];&quot;',&quot;;[.J89];&quot;,&quot;;[.L89];&quot;,&quot;;[.M89];&quot;),&quot;)" table:style-name="ce1">
            <text:p>('2035-03-12 07:00:00','null','agente',72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6" table:style-name="ce42">
            <text:p>17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4,19,7)," table:formula="of:=CONCATENATE(&quot;('&quot;;[.O90];&quot;','&quot;;[.P90];&quot;','&quot;;[.K90];&quot;',&quot;;[.J90];&quot;,&quot;;[.L90];&quot;,&quot;;[.M90];&quot;),&quot;)" table:style-name="ce1">
            <text:p>('2035-03-09 07:00:00','null','agente',74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8" table:style-name="ce42">
            <text:p>1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6,19,7)," table:formula="of:=CONCATENATE(&quot;('&quot;;[.O91];&quot;','&quot;;[.P91];&quot;','&quot;;[.K91];&quot;',&quot;;[.J91];&quot;,&quot;;[.L91];&quot;,&quot;;[.M91];&quot;),&quot;)" table:style-name="ce1">
            <text:p>('2035-03-12 07:00:00','null','agente',76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0" table:style-name="ce42">
            <text:p>18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8,20,7)," table:formula="of:=CONCATENATE(&quot;('&quot;;[.O92];&quot;','&quot;;[.P92];&quot;','&quot;;[.K92];&quot;',&quot;;[.J92];&quot;,&quot;;[.L92];&quot;,&quot;;[.M92];&quot;),&quot;)" table:style-name="ce1">
            <text:p>('2035-03-09 07:00:00','null','agente',78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2" table:style-name="ce42">
            <text:p>1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0,20,7)," table:formula="of:=CONCATENATE(&quot;('&quot;;[.O93];&quot;','&quot;;[.P93];&quot;','&quot;;[.K93];&quot;',&quot;;[.J93];&quot;,&quot;;[.L93];&quot;,&quot;;[.M93];&quot;),&quot;)" table:style-name="ce1">
            <text:p>('2035-03-12 07:00:00','null','agente',80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4" table:style-name="ce42">
            <text:p>18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2,21,7)," table:formula="of:=CONCATENATE(&quot;('&quot;;[.O94];&quot;','&quot;;[.P94];&quot;','&quot;;[.K94];&quot;',&quot;;[.J94];&quot;,&quot;;[.L94];&quot;,&quot;;[.M94];&quot;),&quot;)" table:style-name="ce1">
            <text:p>('2035-03-09 07:00:00','null','agente',82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6" table:style-name="ce42">
            <text:p>18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4,21,7)," table:formula="of:=CONCATENATE(&quot;('&quot;;[.O95];&quot;','&quot;;[.P95];&quot;','&quot;;[.K95];&quot;',&quot;;[.J95];&quot;,&quot;;[.L95];&quot;,&quot;;[.M95];&quot;),&quot;)" table:style-name="ce1">
            <text:p>('2035-03-12 07:00:00','null','agente',84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8" table:style-name="ce42">
            <text:p>18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6,22,8)," table:formula="of:=CONCATENATE(&quot;('&quot;;[.O96];&quot;','&quot;;[.P96];&quot;','&quot;;[.K96];&quot;',&quot;;[.J96];&quot;,&quot;;[.L96];&quot;,&quot;;[.M96];&quot;),&quot;)" table:style-name="ce1">
            <text:p>('2035-03-09 07:00:00','null','agente',86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0" table:style-name="ce42">
            <text:p>19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8,23,8)," table:formula="of:=CONCATENATE(&quot;('&quot;;[.O97];&quot;','&quot;;[.P97];&quot;','&quot;;[.K97];&quot;',&quot;;[.J97];&quot;,&quot;;[.L97];&quot;,&quot;;[.M97];&quot;),&quot;)" table:style-name="ce1">
            <text:p>('2035-03-12 07:00:00','null','agente',88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2" table:style-name="ce42">
            <text:p>19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0,23,8)," table:formula="of:=CONCATENATE(&quot;('&quot;;[.O98];&quot;','&quot;;[.P98];&quot;','&quot;;[.K98];&quot;',&quot;;[.J98];&quot;,&quot;;[.L98];&quot;,&quot;;[.M98];&quot;),&quot;)" table:style-name="ce1">
            <text:p>('2035-03-09 07:00:00','null','agente',90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4" table:style-name="ce42">
            <text:p>19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2,24,8)," table:formula="of:=CONCATENATE(&quot;('&quot;;[.O99];&quot;','&quot;;[.P99];&quot;','&quot;;[.K99];&quot;',&quot;;[.J99];&quot;,&quot;;[.L99];&quot;,&quot;;[.M99];&quot;),&quot;)" table:style-name="ce1">
            <text:p>('2035-03-12 07:00:00','null','agente',92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6" table:style-name="ce42">
            <text:p>19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4,25,9)," table:formula="of:=CONCATENATE(&quot;('&quot;;[.O100];&quot;','&quot;;[.P100];&quot;','&quot;;[.K100];&quot;',&quot;;[.J100];&quot;,&quot;;[.L100];&quot;,&quot;;[.M100];&quot;),&quot;)" table:style-name="ce1">
            <text:p>('2035-03-09 07:00:00','null','agente',94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8" table:style-name="ce42">
            <text:p>19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6,25,9)," table:formula="of:=CONCATENATE(&quot;('&quot;;[.O101];&quot;','&quot;;[.P101];&quot;','&quot;;[.K101];&quot;',&quot;;[.J101];&quot;,&quot;;[.L101];&quot;,&quot;;[.M101];&quot;),&quot;)" table:style-name="ce1">
            <text:p>('2035-03-12 07:00:00','null','agente',96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0" table:style-name="ce42">
            <text:p>20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8,26,9)," table:formula="of:=CONCATENATE(&quot;('&quot;;[.O102];&quot;','&quot;;[.P102];&quot;','&quot;;[.K102];&quot;',&quot;;[.J102];&quot;,&quot;;[.L102];&quot;,&quot;;[.M102];&quot;),&quot;)" table:style-name="ce1">
            <text:p>('2035-03-09 07:00:00','null','agente',98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2" table:style-name="ce42">
            <text:p>2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00,27,9)," table:formula="of:=CONCATENATE(&quot;('&quot;;[.O103];&quot;','&quot;;[.P103];&quot;','&quot;;[.K103];&quot;',&quot;;[.J103];&quot;,&quot;;[.L103];&quot;,&quot;;[.M103];&quot;),&quot;)" table:style-name="ce1">
            <text:p>('2035-03-12 07:00:00','null','agente',100,27,9),</text:p>
          </table:table-cell>
          <table:table-cell table:number-columns-repeated="16367"/>
        </table:table-row>
        <table:table-row table:style-name="ro7">
          <table:table-cell table:number-columns-repeated="4" table:style-name="ce47"/>
          <table:table-cell table:number-columns-repeated="3" table:style-name="ce20"/>
          <table:table-cell table:style-name="ce47"/>
          <table:table-cell office:value-type="float" office:value="204" table:style-name="ce48">
            <text:p>204</text:p>
          </table:table-cell>
          <table:table-cell office:value-type="float" office:value="102" table:style-name="ce20">
            <text:p>102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8">
            <text:p>9</text:p>
          </table:table-cell>
          <table:table-cell office:value-type="float" office:value="37" table:style-name="ce17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2,27,9)," table:formula="of:=CONCATENATE(&quot;('&quot;;[.O104];&quot;','&quot;;[.P104];&quot;','&quot;;[.K104];&quot;',&quot;;[.J104];&quot;,&quot;;[.L104];&quot;,&quot;;[.M104];&quot;),&quot;)" table:style-name="ce1">
            <text:p>('2035-03-09 07:00:00','null','agente',102,27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viedo'</text:p>
          </table:table-cell>
          <table:table-cell office:value-type="string" table:style-name="ce39">
            <text:p>2000-10-30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2" table:style-name="ce42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,1,1)," table:formula="of:=CONCATENATE(&quot;('&quot;;[.O105];&quot;','&quot;;[.P105];&quot;','&quot;;[.K105];&quot;',&quot;;[.J105];&quot;,&quot;;[.L105];&quot;,&quot;;[.M105];&quot;),&quot;)" table:style-name="ce1">
            <text:p>('2034-01-05 01:00:00','2035-03-09 07:00:00','analista',2,1,1),</text:p>
          </table:table-cell>
          <table:table-cell table:number-columns-repeated="16367" table:style-name="ce28"/>
        </table:table-row>
        <table:table-row table:style-name="ro7">
          <table:table-cell office:value-type="string" table:style-name="ce3">
            <text:p>'Teodora'</text:p>
          </table:table-cell>
          <table:table-cell office:value-type="string" table:style-name="ce3">
            <text:p>'Nolasco'</text:p>
          </table:table-cell>
          <table:table-cell office:value-type="string" table:style-name="ce39">
            <text:p>1997-12-15</text:p>
          </table:table-cell>
          <table:table-cell office:value-type="string" table:style-name="ce3">
            <text:p>confidencial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4" table:style-name="ce42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,1,1)," table:formula="of:=CONCATENATE(&quot;('&quot;;[.O106];&quot;','&quot;;[.P106];&quot;','&quot;;[.K106];&quot;',&quot;;[.J106];&quot;,&quot;;[.L106];&quot;,&quot;;[.M106];&quot;),&quot;)" table:style-name="ce1">
            <text:p>('2034-01-06 01:00:00','2035-03-12 07:00:00','analista',4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esarino'</text:p>
          </table:table-cell>
          <table:table-cell office:value-type="string" table:style-name="ce3">
            <text:p>'Zuniga'</text:p>
          </table:table-cell>
          <table:table-cell office:value-type="string" table:style-name="ce39">
            <text:p>1983-09-15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6" table:style-name="ce42">
            <text:p>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,2,1)," table:formula="of:=CONCATENATE(&quot;('&quot;;[.O107];&quot;','&quot;;[.P107];&quot;','&quot;;[.K107];&quot;',&quot;;[.J107];&quot;,&quot;;[.L107];&quot;,&quot;;[.M107];&quot;),&quot;)" table:style-name="ce1">
            <text:p>('2034-01-05 01:00:00','2035-03-09 07:00:00','analista',6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ne'</text:p>
          </table:table-cell>
          <table:table-cell office:value-type="string" table:style-name="ce3">
            <text:p>'Tenorio'</text:p>
          </table:table-cell>
          <table:table-cell office:value-type="string" table:style-name="ce39">
            <text:p>1999-09-14</text:p>
          </table:table-cell>
          <table:table-cell office:value-type="string" table:style-name="ce3">
            <text:p>confidencial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8" table:style-name="ce42">
            <text:p>8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,2,1)," table:formula="of:=CONCATENATE(&quot;('&quot;;[.O108];&quot;','&quot;;[.P108];&quot;','&quot;;[.K108];&quot;',&quot;;[.J108];&quot;,&quot;;[.L108];&quot;,&quot;;[.M108];&quot;),&quot;)" table:style-name="ce1">
            <text:p>('2034-01-06 01:00:00','2035-03-12 07:00:00','analista',8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rio'</text:p>
          </table:table-cell>
          <table:table-cell office:value-type="string" table:style-name="ce3">
            <text:p>'Bahena'</text:p>
          </table:table-cell>
          <table:table-cell office:value-type="string" table:style-name="ce39">
            <text:p>1984-05-22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0" table:style-name="ce42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,3,1)," table:formula="of:=CONCATENATE(&quot;('&quot;;[.O109];&quot;','&quot;;[.P109];&quot;','&quot;;[.K109];&quot;',&quot;;[.J109];&quot;,&quot;;[.L109];&quot;,&quot;;[.M109];&quot;),&quot;)" table:style-name="ce1">
            <text:p>('2034-01-05 01:00:00','2035-03-09 07:00:00','analista',10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no'</text:p>
          </table:table-cell>
          <table:table-cell office:value-type="string" table:style-name="ce3">
            <text:p>'Guzman'</text:p>
          </table:table-cell>
          <table:table-cell office:value-type="string" table:style-name="ce39">
            <text:p>1999-09-20</text:p>
          </table:table-cell>
          <table:table-cell office:value-type="string" table:style-name="ce3">
            <text:p>confidencial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2" table:style-name="ce42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2,3,1)," table:formula="of:=CONCATENATE(&quot;('&quot;;[.O110];&quot;','&quot;;[.P110];&quot;','&quot;;[.K110];&quot;',&quot;;[.J110];&quot;,&quot;;[.L110];&quot;,&quot;;[.M110];&quot;),&quot;)" table:style-name="ce1">
            <text:p>('2034-01-06 01:00:00','2035-03-12 07:00:00','analista',12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dio'</text:p>
          </table:table-cell>
          <table:table-cell office:value-type="string" table:style-name="ce3">
            <text:p>'Carreno'</text:p>
          </table:table-cell>
          <table:table-cell office:value-type="string" table:style-name="ce39">
            <text:p>1996-11-17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4" table:style-name="ce42">
            <text:p>1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4,4,2)," table:formula="of:=CONCATENATE(&quot;('&quot;;[.O111];&quot;','&quot;;[.P111];&quot;','&quot;;[.K111];&quot;',&quot;;[.J111];&quot;,&quot;;[.L111];&quot;,&quot;;[.M111];&quot;),&quot;)" table:style-name="ce1">
            <text:p>('2034-01-05 01:00:00','2035-03-09 07:00:00','analista',14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tenea'</text:p>
          </table:table-cell>
          <table:table-cell office:value-type="string" table:style-name="ce3">
            <text:p>'Escalante'</text:p>
          </table:table-cell>
          <table:table-cell office:value-type="string" table:style-name="ce39">
            <text:p>1998-11-20</text:p>
          </table:table-cell>
          <table:table-cell office:value-type="string" table:style-name="ce3">
            <text:p>confidencial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6" table:style-name="ce42">
            <text:p>1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6,4,2)," table:formula="of:=CONCATENATE(&quot;('&quot;;[.O112];&quot;','&quot;;[.P112];&quot;','&quot;;[.K112];&quot;',&quot;;[.J112];&quot;,&quot;;[.L112];&quot;,&quot;;[.M112];&quot;),&quot;)" table:style-name="ce1">
            <text:p>('2034-01-06 01:00:00','2035-03-12 07:00:00','analista',16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ristian'</text:p>
          </table:table-cell>
          <table:table-cell office:value-type="string" table:style-name="ce3">
            <text:p>'Montero'</text:p>
          </table:table-cell>
          <table:table-cell office:value-type="string" table:style-name="ce39">
            <text:p>1999-09-22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8" table:style-name="ce42">
            <text:p>18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8,5,2)," table:formula="of:=CONCATENATE(&quot;('&quot;;[.O113];&quot;','&quot;;[.P113];&quot;','&quot;;[.K113];&quot;',&quot;;[.J113];&quot;,&quot;;[.L113];&quot;,&quot;;[.M113];&quot;),&quot;)" table:style-name="ce1">
            <text:p>('2034-01-05 01:00:00','2035-03-09 07:00:00','analista',18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oncio'</text:p>
          </table:table-cell>
          <table:table-cell office:value-type="string" table:style-name="ce3">
            <text:p>'Parker'</text:p>
          </table:table-cell>
          <table:table-cell office:value-type="string" table:style-name="ce39">
            <text:p>1998-12-02</text:p>
          </table:table-cell>
          <table:table-cell office:value-type="string" table:style-name="ce3">
            <text:p>confidencial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0" table:style-name="ce42">
            <text:p>20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0,5,2)," table:formula="of:=CONCATENATE(&quot;('&quot;;[.O114];&quot;','&quot;;[.P114];&quot;','&quot;;[.K114];&quot;',&quot;;[.J114];&quot;,&quot;;[.L114];&quot;,&quot;;[.M114];&quot;),&quot;)" table:style-name="ce1">
            <text:p>('2034-01-06 01:00:00','2035-03-12 07:00:00','analista',20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Velasco'</text:p>
          </table:table-cell>
          <table:table-cell office:value-type="string" table:style-name="ce39">
            <text:p>2000-04-2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2" table:style-name="ce42">
            <text:p>2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2,6,2)," table:formula="of:=CONCATENATE(&quot;('&quot;;[.O115];&quot;','&quot;;[.P115];&quot;','&quot;;[.K115];&quot;',&quot;;[.J115];&quot;,&quot;;[.L115];&quot;,&quot;;[.M115];&quot;),&quot;)" table:style-name="ce1">
            <text:p>('2034-01-05 01:00:00','2035-03-09 07:00:00','analista',22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ba'</text:p>
          </table:table-cell>
          <table:table-cell office:value-type="string" table:style-name="ce3">
            <text:p>'Cortez'</text:p>
          </table:table-cell>
          <table:table-cell office:value-type="string" table:style-name="ce39">
            <text:p>2000-03-08</text:p>
          </table:table-cell>
          <table:table-cell office:value-type="string" table:style-name="ce3">
            <text:p>confidencial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4" table:style-name="ce42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4,6,2)," table:formula="of:=CONCATENATE(&quot;('&quot;;[.O116];&quot;','&quot;;[.P116];&quot;','&quot;;[.K116];&quot;',&quot;;[.J116];&quot;,&quot;;[.L116];&quot;,&quot;;[.M116];&quot;),&quot;)" table:style-name="ce1">
            <text:p>('2034-01-06 01:00:00','2035-03-12 07:00:00','analista',24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ana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1988-02-06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6" table:style-name="ce42">
            <text:p>26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6,7,3)," table:formula="of:=CONCATENATE(&quot;('&quot;;[.O117];&quot;','&quot;;[.P117];&quot;','&quot;;[.K117];&quot;',&quot;;[.J117];&quot;,&quot;;[.L117];&quot;,&quot;;[.M117];&quot;),&quot;)" table:style-name="ce1">
            <text:p>('2034-01-05 01:00:00','2035-03-09 07:00:00','analista',26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bina'</text:p>
          </table:table-cell>
          <table:table-cell office:value-type="string" table:style-name="ce3">
            <text:p>'Johnson'</text:p>
          </table:table-cell>
          <table:table-cell office:value-type="string" table:style-name="ce39">
            <text:p>1992-05-03</text:p>
          </table:table-cell>
          <table:table-cell office:value-type="string" table:style-name="ce3">
            <text:p>confidencial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8" table:style-name="ce42">
            <text:p>28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8,7,3)," table:formula="of:=CONCATENATE(&quot;('&quot;;[.O118];&quot;','&quot;;[.P118];&quot;','&quot;;[.K118];&quot;',&quot;;[.J118];&quot;,&quot;;[.L118];&quot;,&quot;;[.M118];&quot;),&quot;)" table:style-name="ce1">
            <text:p>('2034-01-06 01:00:00','2035-03-12 07:00:00','analista',28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das'</text:p>
          </table:table-cell>
          <table:table-cell office:value-type="string" table:style-name="ce3">
            <text:p>'Cerda'</text:p>
          </table:table-cell>
          <table:table-cell office:value-type="string" table:style-name="ce39">
            <text:p>1988-05-07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0" table:style-name="ce42">
            <text:p>30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0,8,3)," table:formula="of:=CONCATENATE(&quot;('&quot;;[.O119];&quot;','&quot;;[.P119];&quot;','&quot;;[.K119];&quot;',&quot;;[.J119];&quot;,&quot;;[.L119];&quot;,&quot;;[.M119];&quot;),&quot;)" table:style-name="ce1">
            <text:p>('2034-01-05 01:00:00','2035-03-09 07:00:00','analista',30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rge'</text:p>
          </table:table-cell>
          <table:table-cell office:value-type="string" table:style-name="ce3">
            <text:p>'Ocampo'</text:p>
          </table:table-cell>
          <table:table-cell office:value-type="string" table:style-name="ce39">
            <text:p>1992-05-30</text:p>
          </table:table-cell>
          <table:table-cell office:value-type="string" table:style-name="ce3">
            <text:p>confidencial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2" table:style-name="ce42">
            <text:p>3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2,8,3)," table:formula="of:=CONCATENATE(&quot;('&quot;;[.O120];&quot;','&quot;;[.P120];&quot;','&quot;;[.K120];&quot;',&quot;;[.J120];&quot;,&quot;;[.L120];&quot;,&quot;;[.M120];&quot;),&quot;)" table:style-name="ce1">
            <text:p>('2034-01-06 01:00:00','2035-03-12 07:00:00','analista',32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nocencia'</text:p>
          </table:table-cell>
          <table:table-cell office:value-type="string" table:style-name="ce3">
            <text:p>'Maldonado'</text:p>
          </table:table-cell>
          <table:table-cell office:value-type="string" table:style-name="ce39">
            <text:p>1988-06-13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4" table:style-name="ce42">
            <text:p>3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4,9,3)," table:formula="of:=CONCATENATE(&quot;('&quot;;[.O121];&quot;','&quot;;[.P121];&quot;','&quot;;[.K121];&quot;',&quot;;[.J121];&quot;,&quot;;[.L121];&quot;,&quot;;[.M121];&quot;),&quot;)" table:style-name="ce1">
            <text:p>('2034-01-05 01:00:00','2035-03-09 07:00:00','analista',34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illiam'</text:p>
          </table:table-cell>
          <table:table-cell office:value-type="string" table:style-name="ce3">
            <text:p>'Miranda'</text:p>
          </table:table-cell>
          <table:table-cell office:value-type="string" table:style-name="ce39">
            <text:p>1993-05-14</text:p>
          </table:table-cell>
          <table:table-cell office:value-type="string" table:style-name="ce3">
            <text:p>confidencial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6" table:style-name="ce42">
            <text:p>36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6,9,3)," table:formula="of:=CONCATENATE(&quot;('&quot;;[.O122];&quot;','&quot;;[.P122];&quot;','&quot;;[.K122];&quot;',&quot;;[.J122];&quot;,&quot;;[.L122];&quot;,&quot;;[.M122];&quot;),&quot;)" table:style-name="ce1">
            <text:p>('2034-01-06 01:00:00','2035-03-12 07:00:00','analista',36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trudis'</text:p>
          </table:table-cell>
          <table:table-cell office:value-type="string" table:style-name="ce3">
            <text:p>'Mandujano'</text:p>
          </table:table-cell>
          <table:table-cell office:value-type="string" table:style-name="ce39">
            <text:p>1989-01-03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8" table:style-name="ce42">
            <text:p>38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8,10,4)," table:formula="of:=CONCATENATE(&quot;('&quot;;[.O123];&quot;','&quot;;[.P123];&quot;','&quot;;[.K123];&quot;',&quot;;[.J123];&quot;,&quot;;[.L123];&quot;,&quot;;[.M123];&quot;),&quot;)" table:style-name="ce1">
            <text:p>('2034-01-05 01:00:00','2035-03-09 07:00:00','analista',38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ito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89-12-18</text:p>
          </table:table-cell>
          <table:table-cell office:value-type="string" table:style-name="ce3">
            <text:p>confidencial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0" table:style-name="ce42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0,10,4)," table:formula="of:=CONCATENATE(&quot;('&quot;;[.O124];&quot;','&quot;;[.P124];&quot;','&quot;;[.K124];&quot;',&quot;;[.J124];&quot;,&quot;;[.L124];&quot;,&quot;;[.M124];&quot;),&quot;)" table:style-name="ce1">
            <text:p>('2034-01-06 01:00:00','2035-03-12 07:00:00','analista',40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Quinones'</text:p>
          </table:table-cell>
          <table:table-cell office:value-type="string" table:style-name="ce39">
            <text:p>1989-12-16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2" table:style-name="ce42">
            <text:p>42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2,11,4)," table:formula="of:=CONCATENATE(&quot;('&quot;;[.O125];&quot;','&quot;;[.P125];&quot;','&quot;;[.K125];&quot;',&quot;;[.J125];&quot;,&quot;;[.L125];&quot;,&quot;;[.M125];&quot;),&quot;)" table:style-name="ce1">
            <text:p>('2034-01-05 01:00:00','2035-03-09 07:00:00','analista',42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ulcinea'</text:p>
          </table:table-cell>
          <table:table-cell office:value-type="string" table:style-name="ce3">
            <text:p>'Angeles'</text:p>
          </table:table-cell>
          <table:table-cell office:value-type="string" table:style-name="ce39">
            <text:p>1990-02-07</text:p>
          </table:table-cell>
          <table:table-cell office:value-type="string" table:style-name="ce3">
            <text:p>confidencial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4" table:style-name="ce42">
            <text:p>44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4,11,4)," table:formula="of:=CONCATENATE(&quot;('&quot;;[.O126];&quot;','&quot;;[.P126];&quot;','&quot;;[.K126];&quot;',&quot;;[.J126];&quot;,&quot;;[.L126];&quot;,&quot;;[.M126];&quot;),&quot;)" table:style-name="ce1">
            <text:p>('2034-01-06 01:00:00','2035-03-12 07:00:00','analista',44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cos'</text:p>
          </table:table-cell>
          <table:table-cell office:value-type="string" table:style-name="ce3">
            <text:p>'Solorio'</text:p>
          </table:table-cell>
          <table:table-cell office:value-type="string" table:style-name="ce39">
            <text:p>1990-02-05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6" table:style-name="ce42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6,12,4)," table:formula="of:=CONCATENATE(&quot;('&quot;;[.O127];&quot;','&quot;;[.P127];&quot;','&quot;;[.K127];&quot;',&quot;;[.J127];&quot;,&quot;;[.L127];&quot;,&quot;;[.M127];&quot;),&quot;)" table:style-name="ce1">
            <text:p>('2034-01-05 01:00:00','2035-03-09 07:00:00','analista',46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mara'</text:p>
          </table:table-cell>
          <table:table-cell office:value-type="string" table:style-name="ce3">
            <text:p>'Saldana'</text:p>
          </table:table-cell>
          <table:table-cell office:value-type="string" table:style-name="ce39">
            <text:p>1990-08-30</text:p>
          </table:table-cell>
          <table:table-cell office:value-type="string" table:style-name="ce3">
            <text:p>confidencial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8" table:style-name="ce42">
            <text:p>48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8,12,4)," table:formula="of:=CONCATENATE(&quot;('&quot;;[.O128];&quot;','&quot;;[.P128];&quot;','&quot;;[.K128];&quot;',&quot;;[.J128];&quot;,&quot;;[.L128];&quot;,&quot;;[.M128];&quot;),&quot;)" table:style-name="ce1">
            <text:p>('2034-01-06 01:00:00','2035-03-12 07:00:00','analista',48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igno'</text:p>
          </table:table-cell>
          <table:table-cell office:value-type="string" table:style-name="ce3">
            <text:p>'Lozano'</text:p>
          </table:table-cell>
          <table:table-cell office:value-type="string" table:style-name="ce39">
            <text:p>2000-04-30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0" table:style-name="ce42">
            <text:p>50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0,13,5)," table:formula="of:=CONCATENATE(&quot;('&quot;;[.O129];&quot;','&quot;;[.P129];&quot;','&quot;;[.K129];&quot;',&quot;;[.J129];&quot;,&quot;;[.L129];&quot;,&quot;;[.M129];&quot;),&quot;)" table:style-name="ce1">
            <text:p>('2034-01-05 01:00:00','2035-03-09 07:00:00','analista',50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iovani'</text:p>
          </table:table-cell>
          <table:table-cell office:value-type="string" table:style-name="ce3">
            <text:p>'Villeda'</text:p>
          </table:table-cell>
          <table:table-cell office:value-type="string" table:style-name="ce39">
            <text:p>2000-04-29</text:p>
          </table:table-cell>
          <table:table-cell office:value-type="string" table:style-name="ce3">
            <text:p>confidencial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2" table:style-name="ce42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2,13,5)," table:formula="of:=CONCATENATE(&quot;('&quot;;[.O130];&quot;','&quot;;[.P130];&quot;','&quot;;[.K130];&quot;',&quot;;[.J130];&quot;,&quot;;[.L130];&quot;,&quot;;[.M130];&quot;),&quot;)" table:style-name="ce1">
            <text:p>('2034-01-06 01:00:00','2035-03-12 07:00:00','analista',52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sabel'</text:p>
          </table:table-cell>
          <table:table-cell office:value-type="string" table:style-name="ce3">
            <text:p>'Rueda'</text:p>
          </table:table-cell>
          <table:table-cell office:value-type="string" table:style-name="ce39">
            <text:p>2000-05-30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4" table:style-name="ce42">
            <text:p>54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4,14,5)," table:formula="of:=CONCATENATE(&quot;('&quot;;[.O131];&quot;','&quot;;[.P131];&quot;','&quot;;[.K131];&quot;',&quot;;[.J131];&quot;,&quot;;[.L131];&quot;,&quot;;[.M131];&quot;),&quot;)" table:style-name="ce1">
            <text:p>('2034-01-05 01:00:00','2035-03-09 07:00:00','analista',54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da'</text:p>
          </table:table-cell>
          <table:table-cell office:value-type="string" table:style-name="ce3">
            <text:p>'Baltazar'</text:p>
          </table:table-cell>
          <table:table-cell office:value-type="string" table:style-name="ce39">
            <text:p>2000-05-31</text:p>
          </table:table-cell>
          <table:table-cell office:value-type="string" table:style-name="ce3">
            <text:p>confidencial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6" table:style-name="ce42">
            <text:p>56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6,14,5)," table:formula="of:=CONCATENATE(&quot;('&quot;;[.O132];&quot;','&quot;;[.P132];&quot;','&quot;;[.K132];&quot;',&quot;;[.J132];&quot;,&quot;;[.L132];&quot;,&quot;;[.M132];&quot;),&quot;)" table:style-name="ce1">
            <text:p>('2034-01-06 01:00:00','2035-03-12 07:00:00','analista',56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haron'</text:p>
          </table:table-cell>
          <table:table-cell office:value-type="string" table:style-name="ce3">
            <text:p>'Beltran'</text:p>
          </table:table-cell>
          <table:table-cell office:value-type="string" table:style-name="ce39">
            <text:p>2000-08-10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8" table:style-name="ce42">
            <text:p>58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8,15,5)," table:formula="of:=CONCATENATE(&quot;('&quot;;[.O133];&quot;','&quot;;[.P133];&quot;','&quot;;[.K133];&quot;',&quot;;[.J133];&quot;,&quot;;[.L133];&quot;,&quot;;[.M133];&quot;),&quot;)" table:style-name="ce1">
            <text:p>('2034-01-05 01:00:00','2035-03-09 07:00:00','analista',58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Castanon'</text:p>
          </table:table-cell>
          <table:table-cell office:value-type="string" table:style-name="ce39">
            <text:p>2000-08-09</text:p>
          </table:table-cell>
          <table:table-cell office:value-type="string" table:style-name="ce3">
            <text:p>confidencial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60" table:style-name="ce42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0,15,5)," table:formula="of:=CONCATENATE(&quot;('&quot;;[.O134];&quot;','&quot;;[.P134];&quot;','&quot;;[.K134];&quot;',&quot;;[.J134];&quot;,&quot;;[.L134];&quot;,&quot;;[.M134];&quot;),&quot;)" table:style-name="ce1">
            <text:p>('2034-01-06 01:00:00','2035-03-12 07:00:00','analista',60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larence'</text:p>
          </table:table-cell>
          <table:table-cell office:value-type="string" table:style-name="ce3">
            <text:p>'Angel'</text:p>
          </table:table-cell>
          <table:table-cell office:value-type="string" table:style-name="ce39">
            <text:p>2000-07-23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2" table:style-name="ce42">
            <text:p>62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2,16,6)," table:formula="of:=CONCATENATE(&quot;('&quot;;[.O135];&quot;','&quot;;[.P135];&quot;','&quot;;[.K135];&quot;',&quot;;[.J135];&quot;,&quot;;[.L135];&quot;,&quot;;[.M135];&quot;),&quot;)" table:style-name="ce1">
            <text:p>('2034-01-05 01:00:00','2035-03-09 07:00:00','analista',62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rika'</text:p>
          </table:table-cell>
          <table:table-cell office:value-type="string" table:style-name="ce3">
            <text:p>'Ordaz'</text:p>
          </table:table-cell>
          <table:table-cell office:value-type="string" table:style-name="ce39">
            <text:p>2000-07-22</text:p>
          </table:table-cell>
          <table:table-cell office:value-type="string" table:style-name="ce3">
            <text:p>confidencial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4" table:style-name="ce42">
            <text:p>64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4,16,6)," table:formula="of:=CONCATENATE(&quot;('&quot;;[.O136];&quot;','&quot;;[.P136];&quot;','&quot;;[.K136];&quot;',&quot;;[.J136];&quot;,&quot;;[.L136];&quot;,&quot;;[.M136];&quot;),&quot;)" table:style-name="ce1">
            <text:p>('2034-01-06 01:00:00','2035-03-12 07:00:00','analista',64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liana'</text:p>
          </table:table-cell>
          <table:table-cell office:value-type="string" table:style-name="ce3">
            <text:p>'Archuleta'</text:p>
          </table:table-cell>
          <table:table-cell office:value-type="string" table:style-name="ce39">
            <text:p>2000-08-28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6" table:style-name="ce42">
            <text:p>66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6,17,6)," table:formula="of:=CONCATENATE(&quot;('&quot;;[.O137];&quot;','&quot;;[.P137];&quot;','&quot;;[.K137];&quot;',&quot;;[.J137];&quot;,&quot;;[.L137];&quot;,&quot;;[.M137];&quot;),&quot;)" table:style-name="ce1">
            <text:p>('2034-01-05 01:00:00','2035-03-09 07:00:00','analista',66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la'</text:p>
          </table:table-cell>
          <table:table-cell office:value-type="string" table:style-name="ce3">
            <text:p>'Mojica'</text:p>
          </table:table-cell>
          <table:table-cell office:value-type="string" table:style-name="ce39">
            <text:p>2000-08-27</text:p>
          </table:table-cell>
          <table:table-cell office:value-type="string" table:style-name="ce3">
            <text:p>confidencial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8" table:style-name="ce42">
            <text:p>68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8,17,6)," table:formula="of:=CONCATENATE(&quot;('&quot;;[.O138];&quot;','&quot;;[.P138];&quot;','&quot;;[.K138];&quot;',&quot;;[.J138];&quot;,&quot;;[.L138];&quot;,&quot;;[.M138];&quot;),&quot;)" table:style-name="ce1">
            <text:p>('2034-01-06 01:00:00','2035-03-12 07:00:00','analista',68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amona'</text:p>
          </table:table-cell>
          <table:table-cell office:value-type="string" table:style-name="ce3">
            <text:p>'Viramontes'</text:p>
          </table:table-cell>
          <table:table-cell office:value-type="string" table:style-name="ce39">
            <text:p>1996-09-22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0" table:style-name="ce42">
            <text:p>70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0,18,6)," table:formula="of:=CONCATENATE(&quot;('&quot;;[.O139];&quot;','&quot;;[.P139];&quot;','&quot;;[.K139];&quot;',&quot;;[.J139];&quot;,&quot;;[.L139];&quot;,&quot;;[.M139];&quot;),&quot;)" table:style-name="ce1">
            <text:p>('2034-01-05 01:00:00','2035-03-09 07:00:00','analista',70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mona'</text:p>
          </table:table-cell>
          <table:table-cell office:value-type="string" table:style-name="ce3">
            <text:p>'Martinez'</text:p>
          </table:table-cell>
          <table:table-cell office:value-type="string" table:style-name="ce39">
            <text:p>1996-09-21</text:p>
          </table:table-cell>
          <table:table-cell office:value-type="string" table:style-name="ce3">
            <text:p>confidencial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2" table:style-name="ce42">
            <text:p>72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2,18,6)," table:formula="of:=CONCATENATE(&quot;('&quot;;[.O140];&quot;','&quot;;[.P140];&quot;','&quot;;[.K140];&quot;',&quot;;[.J140];&quot;,&quot;;[.L140];&quot;,&quot;;[.M140];&quot;),&quot;)" table:style-name="ce1">
            <text:p>('2034-01-06 01:00:00','2035-03-12 07:00:00','analista',72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ilio'</text:p>
          </table:table-cell>
          <table:table-cell office:value-type="string" table:style-name="ce3">
            <text:p>'Quiles'</text:p>
          </table:table-cell>
          <table:table-cell office:value-type="string" table:style-name="ce39">
            <text:p>1983-03-26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4" table:style-name="ce42">
            <text:p>74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4,19,7)," table:formula="of:=CONCATENATE(&quot;('&quot;;[.O141];&quot;','&quot;;[.P141];&quot;','&quot;;[.K141];&quot;',&quot;;[.J141];&quot;,&quot;;[.L141];&quot;,&quot;;[.M141];&quot;),&quot;)" table:style-name="ce1">
            <text:p>('2034-01-05 01:00:00','2035-03-09 07:00:00','analista',74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is'</text:p>
          </table:table-cell>
          <table:table-cell office:value-type="string" table:style-name="ce3">
            <text:p>'Wilson'</text:p>
          </table:table-cell>
          <table:table-cell office:value-type="string" table:style-name="ce39">
            <text:p>1993-10-09</text:p>
          </table:table-cell>
          <table:table-cell office:value-type="string" table:style-name="ce3">
            <text:p>confidencial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6" table:style-name="ce42">
            <text:p>76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6,19,7)," table:formula="of:=CONCATENATE(&quot;('&quot;;[.O142];&quot;','&quot;;[.P142];&quot;','&quot;;[.K142];&quot;',&quot;;[.J142];&quot;,&quot;;[.L142];&quot;,&quot;;[.M142];&quot;),&quot;)" table:style-name="ce1">
            <text:p>('2034-01-06 01:00:00','2035-03-12 07:00:00','analista',76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elfina'</text:p>
          </table:table-cell>
          <table:table-cell office:value-type="string" table:style-name="ce3">
            <text:p>'Carpio'</text:p>
          </table:table-cell>
          <table:table-cell office:value-type="string" table:style-name="ce39">
            <text:p>1984-01-23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8" table:style-name="ce42">
            <text:p>78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8,20,7)," table:formula="of:=CONCATENATE(&quot;('&quot;;[.O143];&quot;','&quot;;[.P143];&quot;','&quot;;[.K143];&quot;',&quot;;[.J143];&quot;,&quot;;[.L143];&quot;,&quot;;[.M143];&quot;),&quot;)" table:style-name="ce1">
            <text:p>('2034-01-05 01:00:00','2035-03-09 07:00:00','analista',78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Payan'</text:p>
          </table:table-cell>
          <table:table-cell office:value-type="string" table:style-name="ce39">
            <text:p>1995-01-09</text:p>
          </table:table-cell>
          <table:table-cell office:value-type="string" table:style-name="ce3">
            <text:p>confidencial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0" table:style-name="ce42">
            <text:p>80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0,20,7)," table:formula="of:=CONCATENATE(&quot;('&quot;;[.O144];&quot;','&quot;;[.P144];&quot;','&quot;;[.K144];&quot;',&quot;;[.J144];&quot;,&quot;;[.L144];&quot;,&quot;;[.M144];&quot;),&quot;)" table:style-name="ce1">
            <text:p>('2034-01-06 01:00:00','2035-03-12 07:00:00','analista',80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'</text:p>
          </table:table-cell>
          <table:table-cell office:value-type="string" table:style-name="ce3">
            <text:p>'Pacheco'</text:p>
          </table:table-cell>
          <table:table-cell office:value-type="string" table:style-name="ce39">
            <text:p>1986-03-28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2" table:style-name="ce42">
            <text:p>82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2,21,7)," table:formula="of:=CONCATENATE(&quot;('&quot;;[.O145];&quot;','&quot;;[.P145];&quot;','&quot;;[.K145];&quot;',&quot;;[.J145];&quot;,&quot;;[.L145];&quot;,&quot;;[.M145];&quot;),&quot;)" table:style-name="ce1">
            <text:p>('2034-01-05 01:00:00','2035-03-09 07:00:00','analista',82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cobo'</text:p>
          </table:table-cell>
          <table:table-cell office:value-type="string" table:style-name="ce3">
            <text:p>'Person'</text:p>
          </table:table-cell>
          <table:table-cell office:value-type="string" table:style-name="ce39">
            <text:p>1995-07-25</text:p>
          </table:table-cell>
          <table:table-cell office:value-type="string" table:style-name="ce3">
            <text:p>confidencial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4" table:style-name="ce42">
            <text:p>84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4,21,7)," table:formula="of:=CONCATENATE(&quot;('&quot;;[.O146];&quot;','&quot;;[.P146];&quot;','&quot;;[.K146];&quot;',&quot;;[.J146];&quot;,&quot;;[.L146];&quot;,&quot;;[.M146];&quot;),&quot;)" table:style-name="ce1">
            <text:p>('2034-01-06 01:00:00','2035-03-12 07:00:00','analista',84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Calderon'</text:p>
          </table:table-cell>
          <table:table-cell office:value-type="string" table:style-name="ce39">
            <text:p>1984-12-22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6" table:style-name="ce42">
            <text:p>86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6,22,8)," table:formula="of:=CONCATENATE(&quot;('&quot;;[.O147];&quot;','&quot;;[.P147];&quot;','&quot;;[.K147];&quot;',&quot;;[.J147];&quot;,&quot;;[.L147];&quot;,&quot;;[.M147];&quot;),&quot;)" table:style-name="ce1">
            <text:p>('2034-01-05 01:00:00','2035-03-09 07:00:00','analista',86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enancio'</text:p>
          </table:table-cell>
          <table:table-cell office:value-type="string" table:style-name="ce3">
            <text:p>'Miramontes'</text:p>
          </table:table-cell>
          <table:table-cell office:value-type="string" table:style-name="ce39">
            <text:p>1989-04-24</text:p>
          </table:table-cell>
          <table:table-cell office:value-type="string" table:style-name="ce3">
            <text:p>confidencial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8" table:style-name="ce42">
            <text:p>88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8,23,8)," table:formula="of:=CONCATENATE(&quot;('&quot;;[.O148];&quot;','&quot;;[.P148];&quot;','&quot;;[.K148];&quot;',&quot;;[.J148];&quot;,&quot;;[.L148];&quot;,&quot;;[.M148];&quot;),&quot;)" table:style-name="ce1">
            <text:p>('2034-01-06 01:00:00','2035-03-12 07:00:00','analista',88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italicio'</text:p>
          </table:table-cell>
          <table:table-cell office:value-type="string" table:style-name="ce3">
            <text:p>'Bennett'</text:p>
          </table:table-cell>
          <table:table-cell office:value-type="string" table:style-name="ce39">
            <text:p>1989-12-17</text:p>
          </table:table-cell>
          <table:table-cell office:value-type="string" table:style-name="ce3">
            <text:p>no_clasificado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0" table:style-name="ce42">
            <text:p>90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0,23,8)," table:formula="of:=CONCATENATE(&quot;('&quot;;[.O149];&quot;','&quot;;[.P149];&quot;','&quot;;[.K149];&quot;',&quot;;[.J149];&quot;,&quot;;[.L149];&quot;,&quot;;[.M149];&quot;),&quot;)" table:style-name="ce1">
            <text:p>('2034-01-05 01:00:00','2035-03-09 07:00:00','analista',90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Ulises'</text:p>
          </table:table-cell>
          <table:table-cell office:value-type="string" table:style-name="ce3">
            <text:p>'Delgadillo'</text:p>
          </table:table-cell>
          <table:table-cell office:value-type="string" table:style-name="ce39">
            <text:p>1988-12-01</text:p>
          </table:table-cell>
          <table:table-cell office:value-type="string" table:style-name="ce3">
            <text:p>confidencial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2" table:style-name="ce42">
            <text:p>92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2,24,8)," table:formula="of:=CONCATENATE(&quot;('&quot;;[.O150];&quot;','&quot;;[.P150];&quot;','&quot;;[.K150];&quot;',&quot;;[.J150];&quot;,&quot;;[.L150];&quot;,&quot;;[.M150];&quot;),&quot;)" table:style-name="ce1">
            <text:p>('2034-01-06 01:00:00','2035-03-12 07:00:00','analista',92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livo'</text:p>
          </table:table-cell>
          <table:table-cell office:value-type="string" table:style-name="ce39">
            <text:p>1990-08-28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4" table:style-name="ce42">
            <text:p>94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4,25,9)," table:formula="of:=CONCATENATE(&quot;('&quot;;[.O151];&quot;','&quot;;[.P151];&quot;','&quot;;[.K151];&quot;',&quot;;[.J151];&quot;,&quot;;[.L151];&quot;,&quot;;[.M151];&quot;),&quot;)" table:style-name="ce1">
            <text:p>('2034-01-05 01:00:00','2035-03-09 07:00:00','analista',94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Gabriela'</text:p>
          </table:table-cell>
          <table:table-cell office:value-type="string" table:style-name="ce3">
            <text:p>'Vallejo'</text:p>
          </table:table-cell>
          <table:table-cell office:value-type="string" table:style-name="ce39">
            <text:p>1983-09-16</text:p>
          </table:table-cell>
          <table:table-cell office:value-type="string" table:style-name="ce3">
            <text:p>confidencial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6" table:style-name="ce42">
            <text:p>96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6,25,9)," table:formula="of:=CONCATENATE(&quot;('&quot;;[.O152];&quot;','&quot;;[.P152];&quot;','&quot;;[.K152];&quot;',&quot;;[.J152];&quot;,&quot;;[.L152];&quot;,&quot;;[.M152];&quot;),&quot;)" table:style-name="ce1">
            <text:p>('2034-01-06 01:00:00','2035-03-12 07:00:00','analista',96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eidi'</text:p>
          </table:table-cell>
          <table:table-cell office:value-type="string" table:style-name="ce3">
            <text:p>'Luciano'</text:p>
          </table:table-cell>
          <table:table-cell office:value-type="string" table:style-name="ce39">
            <text:p>1999-09-15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8" table:style-name="ce42">
            <text:p>98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8,26,9)," table:formula="of:=CONCATENATE(&quot;('&quot;;[.O153];&quot;','&quot;;[.P153];&quot;','&quot;;[.K153];&quot;',&quot;;[.J153];&quot;,&quot;;[.L153];&quot;,&quot;;[.M153];&quot;),&quot;)" table:style-name="ce1">
            <text:p>('2034-01-05 01:00:00','2035-03-09 07:00:00','analista',98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aldetrudis'</text:p>
          </table:table-cell>
          <table:table-cell office:value-type="string" table:style-name="ce3">
            <text:p>'Angulo'</text:p>
          </table:table-cell>
          <table:table-cell office:value-type="string" table:style-name="ce39">
            <text:p>1991-05-25</text:p>
          </table:table-cell>
          <table:table-cell office:value-type="string" table:style-name="ce3">
            <text:p>confidencial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0" table:style-name="ce42">
            <text:p>100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00,27,9)," table:formula="of:=CONCATENATE(&quot;('&quot;;[.O154];&quot;','&quot;;[.P154];&quot;','&quot;;[.K154];&quot;',&quot;;[.J154];&quot;,&quot;;[.L154];&quot;,&quot;;[.M154];&quot;),&quot;)" table:style-name="ce1">
            <text:p>('2034-01-06 01:00:00','2035-03-12 07:00:00','analista',100,27,9),</text:p>
          </table:table-cell>
          <table:table-cell table:number-columns-repeated="16367"/>
        </table:table-row>
        <table:table-row table:style-name="ro7">
          <table:table-cell office:value-type="string" table:style-name="ce47">
            <text:p>'Marcelo'</text:p>
          </table:table-cell>
          <table:table-cell office:value-type="string" table:style-name="ce47">
            <text:p>'Parada'</text:p>
          </table:table-cell>
          <table:table-cell office:value-type="string" table:style-name="ce49">
            <text:p>1984-12-24</text:p>
          </table:table-cell>
          <table:table-cell office:value-type="string" table:style-name="ce47">
            <text:p>no_clasificado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table:style-name="ce47"/>
          <table:table-cell office:value-type="float" office:value="102" table:style-name="ce42">
            <text:p>102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2,27,9)," table:formula="of:=CONCATENATE(&quot;('&quot;;[.O155];&quot;','&quot;;[.P155];&quot;','&quot;;[.K155];&quot;',&quot;;[.J155];&quot;,&quot;;[.L155];&quot;,&quot;;[.M155];&quot;),&quot;)" table:style-name="ce1">
            <text:p>('2034-01-05 01:00:00','2035-03-09 07:00:00','analista',102,27,9),</text:p>
          </table:table-cell>
          <table:table-cell table:number-columns-repeated="16367"/>
        </table:table-row>
        <table:table-row table:style-name="ro7">
          <table:table-cell table:number-columns-repeated="4" table:style-name="ce50"/>
          <table:table-cell table:number-columns-repeated="3" table:style-name="ce28"/>
          <table:table-cell table:style-name="ce50"/>
          <table:table-cell office:value-type="float" office:value="103" table:style-name="ce51">
            <text:p>103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analista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1" table:style-name="ce52">
            <text:p>11</text:p>
          </table:table-cell>
          <table:table-cell office:value-type="string" table:style-name="ce46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,1,1)," table:formula="of:=CONCATENATE(&quot;('&quot;;[.O156];&quot;','&quot;;[.P156];&quot;','&quot;;[.K156];&quot;',&quot;;[.J156];&quot;,&quot;;[.L156];&quot;,&quot;;[.M156];&quot;),&quot;)" table:style-name="ce1">
            <text:p>('2035-03-09 07:00:00','null','analista',1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5" table:style-name="ce42">
            <text:p>1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,1,1)," table:formula="of:=CONCATENATE(&quot;('&quot;;[.O157];&quot;','&quot;;[.P157];&quot;','&quot;;[.K157];&quot;',&quot;;[.J157];&quot;,&quot;;[.L157];&quot;,&quot;;[.M157];&quot;),&quot;)" table:style-name="ce1">
            <text:p>('2035-03-12 07:00:00','null','analista',3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7" table:style-name="ce42">
            <text:p>1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,2,1)," table:formula="of:=CONCATENATE(&quot;('&quot;;[.O158];&quot;','&quot;;[.P158];&quot;','&quot;;[.K158];&quot;',&quot;;[.J158];&quot;,&quot;;[.L158];&quot;,&quot;;[.M158];&quot;),&quot;)" table:style-name="ce1">
            <text:p>('2035-03-09 07:00:00','null','analista',5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9" table:style-name="ce42">
            <text:p>1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,2,1)," table:formula="of:=CONCATENATE(&quot;('&quot;;[.O159];&quot;','&quot;;[.P159];&quot;','&quot;;[.K159];&quot;',&quot;;[.J159];&quot;,&quot;;[.L159];&quot;,&quot;;[.M159];&quot;),&quot;)" table:style-name="ce1">
            <text:p>('2035-03-12 07:00:00','null','analista',7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1" table:style-name="ce42">
            <text:p>1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,3,1)," table:formula="of:=CONCATENATE(&quot;('&quot;;[.O160];&quot;','&quot;;[.P160];&quot;','&quot;;[.K160];&quot;',&quot;;[.J160];&quot;,&quot;;[.L160];&quot;,&quot;;[.M160];&quot;),&quot;)" table:style-name="ce1">
            <text:p>('2035-03-09 07:00:00','null','analista',9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3" table:style-name="ce42">
            <text:p>1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1,3,1)," table:formula="of:=CONCATENATE(&quot;('&quot;;[.O161];&quot;','&quot;;[.P161];&quot;','&quot;;[.K161];&quot;',&quot;;[.J161];&quot;,&quot;;[.L161];&quot;,&quot;;[.M161];&quot;),&quot;)" table:style-name="ce1">
            <text:p>('2035-03-12 07:00:00','null','analista',11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5" table:style-name="ce42">
            <text:p>1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3,4,2)," table:formula="of:=CONCATENATE(&quot;('&quot;;[.O162];&quot;','&quot;;[.P162];&quot;','&quot;;[.K162];&quot;',&quot;;[.J162];&quot;,&quot;;[.L162];&quot;,&quot;;[.M162];&quot;),&quot;)" table:style-name="ce1">
            <text:p>('2035-03-09 07:00:00','null','analista',13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7" table:style-name="ce42">
            <text:p>1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5,4,2)," table:formula="of:=CONCATENATE(&quot;('&quot;;[.O163];&quot;','&quot;;[.P163];&quot;','&quot;;[.K163];&quot;',&quot;;[.J163];&quot;,&quot;;[.L163];&quot;,&quot;;[.M163];&quot;),&quot;)" table:style-name="ce1">
            <text:p>('2035-03-12 07:00:00','null','analista',15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9" table:style-name="ce42">
            <text:p>1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7,5,2)," table:formula="of:=CONCATENATE(&quot;('&quot;;[.O164];&quot;','&quot;;[.P164];&quot;','&quot;;[.K164];&quot;',&quot;;[.J164];&quot;,&quot;;[.L164];&quot;,&quot;;[.M164];&quot;),&quot;)" table:style-name="ce1">
            <text:p>('2035-03-09 07:00:00','null','analista',17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1" table:style-name="ce42">
            <text:p>1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9,5,2)," table:formula="of:=CONCATENATE(&quot;('&quot;;[.O165];&quot;','&quot;;[.P165];&quot;','&quot;;[.K165];&quot;',&quot;;[.J165];&quot;,&quot;;[.L165];&quot;,&quot;;[.M165];&quot;),&quot;)" table:style-name="ce1">
            <text:p>('2035-03-12 07:00:00','null','analista',19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3" table:style-name="ce42">
            <text:p>12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1,6,2)," table:formula="of:=CONCATENATE(&quot;('&quot;;[.O166];&quot;','&quot;;[.P166];&quot;','&quot;;[.K166];&quot;',&quot;;[.J166];&quot;,&quot;;[.L166];&quot;,&quot;;[.M166];&quot;),&quot;)" table:style-name="ce1">
            <text:p>('2035-03-09 07:00:00','null','analista',21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5" table:style-name="ce42">
            <text:p>12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3,6,2)," table:formula="of:=CONCATENATE(&quot;('&quot;;[.O167];&quot;','&quot;;[.P167];&quot;','&quot;;[.K167];&quot;',&quot;;[.J167];&quot;,&quot;;[.L167];&quot;,&quot;;[.M167];&quot;),&quot;)" table:style-name="ce1">
            <text:p>('2035-03-12 07:00:00','null','analista',23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7" table:style-name="ce42">
            <text:p>1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5,7,3)," table:formula="of:=CONCATENATE(&quot;('&quot;;[.O168];&quot;','&quot;;[.P168];&quot;','&quot;;[.K168];&quot;',&quot;;[.J168];&quot;,&quot;;[.L168];&quot;,&quot;;[.M168];&quot;),&quot;)" table:style-name="ce1">
            <text:p>('2035-03-09 07:00:00','null','analista',25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9" table:style-name="ce42">
            <text:p>1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7,7,3)," table:formula="of:=CONCATENATE(&quot;('&quot;;[.O169];&quot;','&quot;;[.P169];&quot;','&quot;;[.K169];&quot;',&quot;;[.J169];&quot;,&quot;;[.L169];&quot;,&quot;;[.M169];&quot;),&quot;)" table:style-name="ce1">
            <text:p>('2035-03-12 07:00:00','null','analista',27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1" table:style-name="ce42">
            <text:p>13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9,8,3)," table:formula="of:=CONCATENATE(&quot;('&quot;;[.O170];&quot;','&quot;;[.P170];&quot;','&quot;;[.K170];&quot;',&quot;;[.J170];&quot;,&quot;;[.L170];&quot;,&quot;;[.M170];&quot;),&quot;)" table:style-name="ce1">
            <text:p>('2035-03-09 07:00:00','null','analista',29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3" table:style-name="ce42">
            <text:p>13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1,8,3)," table:formula="of:=CONCATENATE(&quot;('&quot;;[.O171];&quot;','&quot;;[.P171];&quot;','&quot;;[.K171];&quot;',&quot;;[.J171];&quot;,&quot;;[.L171];&quot;,&quot;;[.M171];&quot;),&quot;)" table:style-name="ce1">
            <text:p>('2035-03-12 07:00:00','null','analista',31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5" table:style-name="ce42">
            <text:p>1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3,9,3)," table:formula="of:=CONCATENATE(&quot;('&quot;;[.O172];&quot;','&quot;;[.P172];&quot;','&quot;;[.K172];&quot;',&quot;;[.J172];&quot;,&quot;;[.L172];&quot;,&quot;;[.M172];&quot;),&quot;)" table:style-name="ce1">
            <text:p>('2035-03-09 07:00:00','null','analista',33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7" table:style-name="ce42">
            <text:p>13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5,9,3)," table:formula="of:=CONCATENATE(&quot;('&quot;;[.O173];&quot;','&quot;;[.P173];&quot;','&quot;;[.K173];&quot;',&quot;;[.J173];&quot;,&quot;;[.L173];&quot;,&quot;;[.M173];&quot;),&quot;)" table:style-name="ce1">
            <text:p>('2035-03-12 07:00:00','null','analista',35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9" table:style-name="ce42">
            <text:p>13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7,10,4)," table:formula="of:=CONCATENATE(&quot;('&quot;;[.O174];&quot;','&quot;;[.P174];&quot;','&quot;;[.K174];&quot;',&quot;;[.J174];&quot;,&quot;;[.L174];&quot;,&quot;;[.M174];&quot;),&quot;)" table:style-name="ce1">
            <text:p>('2035-03-09 07:00:00','null','analista',37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1" table:style-name="ce42">
            <text:p>14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9,10,4)," table:formula="of:=CONCATENATE(&quot;('&quot;;[.O175];&quot;','&quot;;[.P175];&quot;','&quot;;[.K175];&quot;',&quot;;[.J175];&quot;,&quot;;[.L175];&quot;,&quot;;[.M175];&quot;),&quot;)" table:style-name="ce1">
            <text:p>('2035-03-12 07:00:00','null','analista',39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3" table:style-name="ce42">
            <text:p>14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1,11,4)," table:formula="of:=CONCATENATE(&quot;('&quot;;[.O176];&quot;','&quot;;[.P176];&quot;','&quot;;[.K176];&quot;',&quot;;[.J176];&quot;,&quot;;[.L176];&quot;,&quot;;[.M176];&quot;),&quot;)" table:style-name="ce1">
            <text:p>('2035-03-09 07:00:00','null','analista',41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5" table:style-name="ce42">
            <text:p>14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3,11,4)," table:formula="of:=CONCATENATE(&quot;('&quot;;[.O177];&quot;','&quot;;[.P177];&quot;','&quot;;[.K177];&quot;',&quot;;[.J177];&quot;,&quot;;[.L177];&quot;,&quot;;[.M177];&quot;),&quot;)" table:style-name="ce1">
            <text:p>('2035-03-12 07:00:00','null','analista',43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7" table:style-name="ce42">
            <text:p>14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5,12,4)," table:formula="of:=CONCATENATE(&quot;('&quot;;[.O178];&quot;','&quot;;[.P178];&quot;','&quot;;[.K178];&quot;',&quot;;[.J178];&quot;,&quot;;[.L178];&quot;,&quot;;[.M178];&quot;),&quot;)" table:style-name="ce1">
            <text:p>('2035-03-09 07:00:00','null','analista',45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9" table:style-name="ce42">
            <text:p>14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7,12,4)," table:formula="of:=CONCATENATE(&quot;('&quot;;[.O179];&quot;','&quot;;[.P179];&quot;','&quot;;[.K179];&quot;',&quot;;[.J179];&quot;,&quot;;[.L179];&quot;,&quot;;[.M179];&quot;),&quot;)" table:style-name="ce1">
            <text:p>('2035-03-12 07:00:00','null','analista',47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1" table:style-name="ce42">
            <text:p>15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9,13,5)," table:formula="of:=CONCATENATE(&quot;('&quot;;[.O180];&quot;','&quot;;[.P180];&quot;','&quot;;[.K180];&quot;',&quot;;[.J180];&quot;,&quot;;[.L180];&quot;,&quot;;[.M180];&quot;),&quot;)" table:style-name="ce1">
            <text:p>('2035-03-09 07:00:00','null','analista',49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3" table:style-name="ce42">
            <text:p>15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1,13,5)," table:formula="of:=CONCATENATE(&quot;('&quot;;[.O181];&quot;','&quot;;[.P181];&quot;','&quot;;[.K181];&quot;',&quot;;[.J181];&quot;,&quot;;[.L181];&quot;,&quot;;[.M181];&quot;),&quot;)" table:style-name="ce1">
            <text:p>('2035-03-12 07:00:00','null','analista',51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5" table:style-name="ce42">
            <text:p>15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3,14,5)," table:formula="of:=CONCATENATE(&quot;('&quot;;[.O182];&quot;','&quot;;[.P182];&quot;','&quot;;[.K182];&quot;',&quot;;[.J182];&quot;,&quot;;[.L182];&quot;,&quot;;[.M182];&quot;),&quot;)" table:style-name="ce1">
            <text:p>('2035-03-09 07:00:00','null','analista',53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7" table:style-name="ce42">
            <text:p>15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5,14,5)," table:formula="of:=CONCATENATE(&quot;('&quot;;[.O183];&quot;','&quot;;[.P183];&quot;','&quot;;[.K183];&quot;',&quot;;[.J183];&quot;,&quot;;[.L183];&quot;,&quot;;[.M183];&quot;),&quot;)" table:style-name="ce1">
            <text:p>('2035-03-12 07:00:00','null','analista',55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9" table:style-name="ce42">
            <text:p>1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7,15,5)," table:formula="of:=CONCATENATE(&quot;('&quot;;[.O184];&quot;','&quot;;[.P184];&quot;','&quot;;[.K184];&quot;',&quot;;[.J184];&quot;,&quot;;[.L184];&quot;,&quot;;[.M184];&quot;),&quot;)" table:style-name="ce1">
            <text:p>('2035-03-09 07:00:00','null','analista',57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1" table:style-name="ce42">
            <text:p>16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9,15,5)," table:formula="of:=CONCATENATE(&quot;('&quot;;[.O185];&quot;','&quot;;[.P185];&quot;','&quot;;[.K185];&quot;',&quot;;[.J185];&quot;,&quot;;[.L185];&quot;,&quot;;[.M185];&quot;),&quot;)" table:style-name="ce1">
            <text:p>('2035-03-12 07:00:00','null','analista',59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3" table:style-name="ce42">
            <text:p>16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1,16,6)," table:formula="of:=CONCATENATE(&quot;('&quot;;[.O186];&quot;','&quot;;[.P186];&quot;','&quot;;[.K186];&quot;',&quot;;[.J186];&quot;,&quot;;[.L186];&quot;,&quot;;[.M186];&quot;),&quot;)" table:style-name="ce1">
            <text:p>('2035-03-09 07:00:00','null','analista',61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5" table:style-name="ce42">
            <text:p>16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3,16,6)," table:formula="of:=CONCATENATE(&quot;('&quot;;[.O187];&quot;','&quot;;[.P187];&quot;','&quot;;[.K187];&quot;',&quot;;[.J187];&quot;,&quot;;[.L187];&quot;,&quot;;[.M187];&quot;),&quot;)" table:style-name="ce1">
            <text:p>('2035-03-12 07:00:00','null','analista',63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7" table:style-name="ce42">
            <text:p>16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5,17,6)," table:formula="of:=CONCATENATE(&quot;('&quot;;[.O188];&quot;','&quot;;[.P188];&quot;','&quot;;[.K188];&quot;',&quot;;[.J188];&quot;,&quot;;[.L188];&quot;,&quot;;[.M188];&quot;),&quot;)" table:style-name="ce1">
            <text:p>('2035-03-09 07:00:00','null','analista',65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9" table:style-name="ce42">
            <text:p>16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7,17,6)," table:formula="of:=CONCATENATE(&quot;('&quot;;[.O189];&quot;','&quot;;[.P189];&quot;','&quot;;[.K189];&quot;',&quot;;[.J189];&quot;,&quot;;[.L189];&quot;,&quot;;[.M189];&quot;),&quot;)" table:style-name="ce1">
            <text:p>('2035-03-12 07:00:00','null','analista',67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1" table:style-name="ce42">
            <text:p>1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9,18,6)," table:formula="of:=CONCATENATE(&quot;('&quot;;[.O190];&quot;','&quot;;[.P190];&quot;','&quot;;[.K190];&quot;',&quot;;[.J190];&quot;,&quot;;[.L190];&quot;,&quot;;[.M190];&quot;),&quot;)" table:style-name="ce1">
            <text:p>('2035-03-09 07:00:00','null','analista',69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3" table:style-name="ce42">
            <text:p>17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1,18,6)," table:formula="of:=CONCATENATE(&quot;('&quot;;[.O191];&quot;','&quot;;[.P191];&quot;','&quot;;[.K191];&quot;',&quot;;[.J191];&quot;,&quot;;[.L191];&quot;,&quot;;[.M191];&quot;),&quot;)" table:style-name="ce1">
            <text:p>('2035-03-12 07:00:00','null','analista',71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5" table:style-name="ce42">
            <text:p>1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3,19,7)," table:formula="of:=CONCATENATE(&quot;('&quot;;[.O192];&quot;','&quot;;[.P192];&quot;','&quot;;[.K192];&quot;',&quot;;[.J192];&quot;,&quot;;[.L192];&quot;,&quot;;[.M192];&quot;),&quot;)" table:style-name="ce1">
            <text:p>('2035-03-09 07:00:00','null','analista',73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7" table:style-name="ce42">
            <text:p>17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5,19,7)," table:formula="of:=CONCATENATE(&quot;('&quot;;[.O193];&quot;','&quot;;[.P193];&quot;','&quot;;[.K193];&quot;',&quot;;[.J193];&quot;,&quot;;[.L193];&quot;,&quot;;[.M193];&quot;),&quot;)" table:style-name="ce1">
            <text:p>('2035-03-12 07:00:00','null','analista',75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9" table:style-name="ce42">
            <text:p>17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7,20,7)," table:formula="of:=CONCATENATE(&quot;('&quot;;[.O194];&quot;','&quot;;[.P194];&quot;','&quot;;[.K194];&quot;',&quot;;[.J194];&quot;,&quot;;[.L194];&quot;,&quot;;[.M194];&quot;),&quot;)" table:style-name="ce1">
            <text:p>('2035-03-09 07:00:00','null','analista',77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1" table:style-name="ce42">
            <text:p>18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9,20,7)," table:formula="of:=CONCATENATE(&quot;('&quot;;[.O195];&quot;','&quot;;[.P195];&quot;','&quot;;[.K195];&quot;',&quot;;[.J195];&quot;,&quot;;[.L195];&quot;,&quot;;[.M195];&quot;),&quot;)" table:style-name="ce1">
            <text:p>('2035-03-12 07:00:00','null','analista',79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3" table:style-name="ce42">
            <text:p>18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1,21,7)," table:formula="of:=CONCATENATE(&quot;('&quot;;[.O196];&quot;','&quot;;[.P196];&quot;','&quot;;[.K196];&quot;',&quot;;[.J196];&quot;,&quot;;[.L196];&quot;,&quot;;[.M196];&quot;),&quot;)" table:style-name="ce1">
            <text:p>('2035-03-09 07:00:00','null','analista',81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5" table:style-name="ce42">
            <text:p>18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3,21,7)," table:formula="of:=CONCATENATE(&quot;('&quot;;[.O197];&quot;','&quot;;[.P197];&quot;','&quot;;[.K197];&quot;',&quot;;[.J197];&quot;,&quot;;[.L197];&quot;,&quot;;[.M197];&quot;),&quot;)" table:style-name="ce1">
            <text:p>('2035-03-12 07:00:00','null','analista',83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7" table:style-name="ce42">
            <text:p>18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5,22,8)," table:formula="of:=CONCATENATE(&quot;('&quot;;[.O198];&quot;','&quot;;[.P198];&quot;','&quot;;[.K198];&quot;',&quot;;[.J198];&quot;,&quot;;[.L198];&quot;,&quot;;[.M198];&quot;),&quot;)" table:style-name="ce1">
            <text:p>('2035-03-09 07:00:00','null','analista',85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9" table:style-name="ce42">
            <text:p>18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7,22,8)," table:formula="of:=CONCATENATE(&quot;('&quot;;[.O199];&quot;','&quot;;[.P199];&quot;','&quot;;[.K199];&quot;',&quot;;[.J199];&quot;,&quot;;[.L199];&quot;,&quot;;[.M199];&quot;),&quot;)" table:style-name="ce1">
            <text:p>('2035-03-12 07:00:00','null','analista',87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1" table:style-name="ce42">
            <text:p>19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9,23,8)," table:formula="of:=CONCATENATE(&quot;('&quot;;[.O200];&quot;','&quot;;[.P200];&quot;','&quot;;[.K200];&quot;',&quot;;[.J200];&quot;,&quot;;[.L200];&quot;,&quot;;[.M200];&quot;),&quot;)" table:style-name="ce1">
            <text:p>('2035-03-09 07:00:00','null','analista',89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3" table:style-name="ce42">
            <text:p>19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1,24,8)," table:formula="of:=CONCATENATE(&quot;('&quot;;[.O201];&quot;','&quot;;[.P201];&quot;','&quot;;[.K201];&quot;',&quot;;[.J201];&quot;,&quot;;[.L201];&quot;,&quot;;[.M201];&quot;),&quot;)" table:style-name="ce1">
            <text:p>('2035-03-12 07:00:00','null','analista',91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5" table:style-name="ce42">
            <text:p>19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3,24,8)," table:formula="of:=CONCATENATE(&quot;('&quot;;[.O202];&quot;','&quot;;[.P202];&quot;','&quot;;[.K202];&quot;',&quot;;[.J202];&quot;,&quot;;[.L202];&quot;,&quot;;[.M202];&quot;),&quot;)" table:style-name="ce1">
            <text:p>('2035-03-09 07:00:00','null','analista',93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7" table:style-name="ce42">
            <text:p>19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5,25,9)," table:formula="of:=CONCATENATE(&quot;('&quot;;[.O203];&quot;','&quot;;[.P203];&quot;','&quot;;[.K203];&quot;',&quot;;[.J203];&quot;,&quot;;[.L203];&quot;,&quot;;[.M203];&quot;),&quot;)" table:style-name="ce1">
            <text:p>('2035-03-12 07:00:00','null','analista',95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9" table:style-name="ce42">
            <text:p>19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7,26,9)," table:formula="of:=CONCATENATE(&quot;('&quot;;[.O204];&quot;','&quot;;[.P204];&quot;','&quot;;[.K204];&quot;',&quot;;[.J204];&quot;,&quot;;[.L204];&quot;,&quot;;[.M204];&quot;),&quot;)" table:style-name="ce1">
            <text:p>('2035-03-09 07:00:00','null','analista',97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1" table:style-name="ce42">
            <text:p>20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9,26,9)," table:formula="of:=CONCATENATE(&quot;('&quot;;[.O205];&quot;','&quot;;[.P205];&quot;','&quot;;[.K205];&quot;',&quot;;[.J205];&quot;,&quot;;[.L205];&quot;,&quot;;[.M205];&quot;),&quot;)" table:style-name="ce1">
            <text:p>('2035-03-12 07:00:00','null','analista',99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3" table:style-name="ce42">
            <text:p>20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01,27,9)," table:formula="of:=CONCATENATE(&quot;('&quot;;[.O206];&quot;','&quot;;[.P206];&quot;','&quot;;[.K206];&quot;',&quot;;[.J206];&quot;,&quot;;[.L206];&quot;,&quot;;[.M206];&quot;),&quot;)" table:style-name="ce1">
            <text:p>('2035-03-09 07:00:00','null','analista',101,27,9),</text:p>
          </table:table-cell>
          <table:table-cell table:number-columns-repeated="16367" table:style-name="ce20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table:style-name="ce42"/>
          <table:table-cell table:number-columns-repeated="2" table:style-name="ce1"/>
          <table:table-cell table:style-name="ce48"/>
          <table:table-cell table:style-name="ce42"/>
          <table:table-cell table:style-name="ce4"/>
          <table:table-cell table:number-columns-repeated="16370" table:style-name="ce1"/>
        </table:table-row>
        <table:table-row table:number-rows-repeated="1048369" table:style-name="ro7">
          <table:table-cell table:number-columns-repeated="16384"/>
        </table:table-row>
      </table:table>
      <table:table table:name="Hoja1" table:style-name="ta4">
        <table:table-column table:style-name="co7" table:number-columns-repeated="3" table:default-cell-style-name="ce1"/>
        <table:table-column table:style-name="co50" table:default-cell-style-name="ce1"/>
        <table:table-column table:style-name="co2" table:default-cell-style-name="ce1"/>
        <table:table-column table:style-name="co7" table:number-columns-repeated="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67" table:default-cell-style-name="ce1"/>
        <table:table-column table:style-name="co7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id</text:p>
          </table:table-cell>
          <table:table-cell office:value-type="string" table:style-name="ce1">
            <text:p><text:s/>fecha_obtencion</text:p>
          </table:table-cell>
          <table:table-cell office:value-type="string" table:style-name="ce1">
            <text:p><text:s/>cant_analistas_verifican</text:p>
          </table:table-cell>
          <table:table-cell table:style-name="ce1"/>
          <table:table-cell office:value-type="string" table:style-name="ce1">
            <text:p><text:s/>nivel_confiabilidad_inicial</text:p>
          </table:table-cell>
          <table:table-cell table:number-columns-repeated="3" table:style-name="ce1"/>
          <table:table-cell office:value-type="string" table:style-name="ce1">
            <text:p>fecha_hora</text:p>
          </table:table-cell>
          <table:table-cell office:value-type="string" table:style-name="ce1">
            <text:p>nivel_confiabilidad</text:p>
          </table:table-cell>
          <table:table-cell office:value-type="string" table:style-name="ce1">
            <text:p>fk_crudo</text:p>
          </table:table-cell>
          <table:table-cell office:value-type="string" table:style-name="ce1">
            <text:p>fk_fecha_inicio_analista</text:p>
          </table:table-cell>
          <table:table-cell office:value-type="string" table:style-name="ce1">
            <text:p>fk_personal_inteligencia_analista</text:p>
          </table:table-cell>
          <table:table-cell office:value-type="string" table:style-name="ce1">
            <text:p>fk_estacion_analista</text:p>
          </table:table-cell>
          <table:table-cell office:value-type="string" table:style-name="ce1">
            <text:p>fk_oficina_principal_analista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string" table:style-name="ce11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string" table:style-name="ce11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-5" table:formula="of:=---5" table:style-name="ce1">
            <text:p>-5</text:p>
          </table:table-cell>
          <table:table-cell office:value-type="string" table:style-name="ce11">
            <text:p>2034-01-1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6" table:style-name="ce1">
            <text:p>6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7" table:style-name="ce1">
            <text:p>7</text:p>
          </table:table-cell>
          <table:table-cell office:value-type="string" table:style-name="ce11">
            <text:p>2034-0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8" table:style-name="ce1">
            <text:p>8</text:p>
          </table:table-cell>
          <table:table-cell office:value-type="string" table:style-name="ce11">
            <text:p>2034-02-1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9" table:style-name="ce1">
            <text:p>9</text:p>
          </table:table-cell>
          <table:table-cell office:value-type="string" table:style-name="ce11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2034-01-05 01:00:0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0" table:style-name="ce1">
            <text:p>10</text:p>
          </table:table-cell>
          <table:table-cell office:value-type="string" table:style-name="ce11">
            <text:p>2034-05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1" table:style-name="ce1">
            <text:p>11</text:p>
          </table:table-cell>
          <table:table-cell office:value-type="string" table:style-name="ce11">
            <text:p>2034-06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2034-01-06 01:00:0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2" table:style-name="ce1">
            <text:p>12</text:p>
          </table:table-cell>
          <table:table-cell office:value-type="string" table:style-name="ce11">
            <text:p>2034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3" table:style-name="ce1">
            <text:p>13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1">
            <text:p>2034-01-2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-15" table:style-name="ce1">
            <text:p>-15</text:p>
          </table:table-cell>
          <table:table-cell office:value-type="string" table:style-name="ce11">
            <text:p>2034-02-14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102" table:style-name="ce1">
            <text:p>102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11">
            <text:p>2034-03-19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11">
            <text:p>2034-03-12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1">
            <text:p>2035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11">
            <text:p>2035-02-1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1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11">
            <text:p>2035-01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string" table:style-name="ce11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11">
            <text:p>2034-12-2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2034-01-05 01:00:0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1">
            <text:p>2034-1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2034-01-06 01:00:0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1">
            <text:p>2035-01-3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2034-01-06 01:00:0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11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2034-01-05 01:00:00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office:value-type="string" table:number-columns-spanned="2" table:number-rows-spanned="1" table:style-name="ce54">
            <text:p>CRUDOS</text:p>
          </table:table-cell>
          <table:covered-table-cell/>
          <table:table-cell table:number-columns-repeated="9" table:style-name="ce1"/>
          <table:table-cell office:value-type="string" table:style-name="ce11">
            <text:p>2034-01-06 01:00:00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2034-01-06 01:00:00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string" table:style-name="ce53">
            <text:p>2034-01-05 01:00:00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2034-01-05 01:00:00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1">
            <text:p>ID CRUDO</text:p>
          </table:table-cell>
          <table:table-cell office:value-type="string" table:style-name="ce1">
            <text:p><text:s/>fk_estacion_pertenece</text:p>
          </table:table-cell>
          <table:table-cell office:value-type="string" table:style-name="ce1">
            <text:p><text:s/>fk_oficina_principal_pertenece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6 01:00:00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2" table:formula="of:=[.C34]+1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6 01:00:00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3" table:formula="of:=[.C35]+1" table:style-name="ce1">
            <text:p>3</text:p>
          </table:table-cell>
          <table:table-cell office:value-type="float" office:value="2" table:formula="of:=[.D35]+1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4" table:formula="of:=[.C36]+1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5" table:formula="of:=[.C37]+1" table:style-name="ce1">
            <text:p>5</text:p>
          </table:table-cell>
          <table:table-cell office:value-type="float" office:value="3" table:formula="of:=[.D37]+1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6" table:formula="of:=[.C38]+1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7" table:formula="of:=[.C39]+1" table:style-name="ce1">
            <text:p>7</text:p>
          </table:table-cell>
          <table:table-cell office:value-type="float" office:value="4" table:formula="of:=[.D39]+1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8" table:formula="of:=[.C40]+1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9" table:formula="of:=[.C41]+1" table:style-name="ce1">
            <text:p>9</text:p>
          </table:table-cell>
          <table:table-cell office:value-type="float" office:value="5" table:formula="of:=[.D41]+1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0" table:formula="of:=[.C42]+1" table:style-name="ce1">
            <text:p>10</text:p>
          </table:table-cell>
          <table:table-cell office:value-type="float" office:value="6" table:formula="of:=[.D42]+1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1" table:formula="of:=[.C43]+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2" table:formula="of:=[.C44]+1" table:style-name="ce1">
            <text:p>12</text:p>
          </table:table-cell>
          <table:table-cell office:value-type="float" office:value="7" table:formula="of:=[.D44]+1" table:style-name="ce1">
            <text:p>7</text:p>
          </table:table-cell>
          <table:table-cell office:value-type="float" office:value="3" table:formula="of:=[.E42]+1" table:style-name="ce1">
            <text:p>3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3" table:formula="of:=[.C45]+1" table:style-name="ce1">
            <text:p>13</text:p>
          </table:table-cell>
          <table:table-cell office:value-type="float" office:value="8" table:formula="of:=[.D45]+1" table:style-name="ce1">
            <text:p>8</text:p>
          </table:table-cell>
          <table:table-cell office:value-type="float" office:value="3" table:formula="of:=[.E43]+1" table:style-name="ce1">
            <text:p>3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2034-01-06 01:00:0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4" table:formula="of:=[.C46]+1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6 01:00:00</text:p>
          </table:table-cell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5" table:formula="of:=[.C47]+1" table:style-name="ce1">
            <text:p>15</text:p>
          </table:table-cell>
          <table:table-cell office:value-type="float" office:value="6" table:formula="of:=[.D47]+1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6" table:formula="of:=[.C48]+1" table:style-name="ce1">
            <text:p>16</text:p>
          </table:table-cell>
          <table:table-cell office:value-type="float" office:value="7" table:formula="of:=[.D48]+1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string" table:style-name="ce11">
            <text:p>2034-01-06 01:00:00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7" table:formula="of:=[.C49]+1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53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8" table:formula="of:=[.C50]+1" table:style-name="ce1">
            <text:p>18</text:p>
          </table:table-cell>
          <table:table-cell office:value-type="float" office:value="7" table:formula="of:=[.D50]+1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string" table:style-name="ce11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float" office:value="19" table:formula="of:=[.C51]+1" table:style-name="ce1">
            <text:p>19</text:p>
          </table:table-cell>
          <table:table-cell office:value-type="float" office:value="8" table:formula="of:=[.D51]+1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0" table:formula="of:=[.C52]+1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1" table:formula="of:=[.C53]+1" table:style-name="ce1">
            <text:p>21</text:p>
          </table:table-cell>
          <table:table-cell office:value-type="float" office:value="7" table:formula="of:=[.D53]+1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2" table:formula="of:=[.C54]+1" table:style-name="ce1">
            <text:p>22</text:p>
          </table:table-cell>
          <table:table-cell office:value-type="float" office:value="8" table:formula="of:=[.D54]+1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3" table:formula="of:=[.C55]+1" table:style-name="ce1">
            <text:p>23</text:p>
          </table:table-cell>
          <table:table-cell office:value-type="float" office:value="9" table:formula="of:=[.D55]+1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4" table:formula="of:=[.C56]+1" table:style-name="ce1">
            <text:p>24</text:p>
          </table:table-cell>
          <table:table-cell office:value-type="float" office:value="10" table:formula="of:=[.D56]+1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5" table:formula="of:=[.C57]+1" table:style-name="ce1">
            <text:p>25</text:p>
          </table:table-cell>
          <table:table-cell office:value-type="float" office:value="11" table:formula="of:=[.D57]+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6" table:formula="of:=[.C58]+1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7" table:formula="of:=[.C59]+1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8" table:formula="of:=[.C60]+1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9" table:formula="of:=[.C61]+1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number-rows-repeated="1048514" table:style-name="ro1">
          <table:table-cell table:number-columns-repeated="16384"/>
        </table:table-row>
      </table:table>
      <table:database-ranges>
        <table:database-range table:target-range-address="ALIASES.G1" table:name="__Anonymous_Sheet_DB__3" table:contains-header="false">
          <table:sort>
            <table:sort-by table:field-number="0" table:order="descending"/>
          </table:sort>
        </table:database-range>
        <table:database-range table:target-range-address="HIST_CARGO.A2:HIST_CARGO.Q206" table:name="__Anonymous_Sheet_DB__4" table:display-filter-buttons="tru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abriel</meta:initial-creator>
    <dc:creator>Gabriel</dc:creator>
    <meta:creation-date>2021-12-18T17:38:47Z</meta:creation-date>
    <dc:date>2022-01-10T05:07:29Z</dc:date>
    <meta:editing-cycles>16</meta:editing-cycles>
    <meta:editing-duration>PT7969S</meta:editing-duration>
    <meta:user-defined meta:name="AppVersion">15.0000</meta:user-defined>
  </office:meta>
</office:document-meta>
</file>